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38%" fo:margin-bottom="0.353cm" style:writing-mode="rl-tb"/>
    </style:style>
    <style:style style:name="T1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1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2" style:family="paragraph" style:parent-style-name="Standard">
      <style:paragraph-properties fo:text-align="left" fo:break-before="auto" fo:line-height="138%" style:writing-mode="rl-tb"/>
    </style:style>
    <style:style style:name="T2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2_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3" style:family="paragraph" style:parent-style-name="Standard">
      <style:paragraph-properties fo:break-before="auto"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4" style:family="paragraph" style:parent-style-name="Heading_20_1">
      <style:paragraph-properties fo:text-align="left" fo:break-before="auto" fo:line-height="138%" fo:margin-top="0.353cm" fo:margin-bottom="0cm" style:writing-mode="rl-tb"/>
    </style:style>
    <style:style style:name="T4_1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4_2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4_3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4_4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4_5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4_6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line-height="138%" style:writing-mode="rl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38%" style:writing-mode="lr-tb"/>
    </style:style>
    <style:style style:name="T7_1" style:family="text">
      <style:text-properties style:font-name="Courier New" style:font-name-asian="Courier New" style:font-name-complex="Courier New"/>
    </style:style>
    <style:style style:name="T7_2" style:family="text">
      <style:text-properties style:font-name="Courier New" style:font-name-asian="Courier New" style:font-name-complex="Courier New"/>
    </style:style>
    <style:style style:name="T7_3" style:family="text">
      <style:text-properties style:font-name="Courier New" style:font-name-asian="Courier New" style:font-name-complex="Courier New"/>
    </style:style>
    <style:style style:name="T7_4" style:family="text">
      <style:text-properties style:font-name="Courier New" style:font-name-asian="Courier New" style:font-name-complex="Courier New"/>
    </style:style>
    <style:style style:name="T7_5" style:family="text">
      <style:text-properties style:font-name="Courier New" style:font-name-asian="Courier New" style:font-name-complex="Courier New"/>
    </style:style>
    <style:style style:name="P8" style:family="paragraph" style:parent-style-name="Standard">
      <style:paragraph-properties fo:break-before="auto" fo:line-height="138%" style:writing-mode="lr-tb"/>
    </style:style>
    <style:style style:name="T8_1" style:family="text">
      <style:text-properties style:font-name="Courier New" style:font-name-asian="Courier New" style:font-name-complex="Courier New"/>
    </style:style>
    <style:style style:name="T8_2" style:family="text">
      <style:text-properties style:font-name="Courier New" style:font-name-asian="Courier New" style:font-name-complex="Courier New"/>
    </style:style>
    <style:style style:name="T8_3" style:family="text">
      <style:text-properties style:font-name="Courier New" style:font-name-asian="Courier New" style:font-name-complex="Courier New"/>
    </style:style>
    <style:style style:name="T8_4" style:family="text">
      <style:text-properties style:font-name="Courier New" style:font-name-asian="Courier New" style:font-name-complex="Courier New"/>
    </style:style>
    <style:style style:name="T8_5" style:family="text">
      <style:text-properties style:font-name="Courier New" style:font-name-asian="Courier New" style:font-name-complex="Courier New"/>
    </style:style>
    <style:style style:name="P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0" style:family="paragraph" style:parent-style-name="Standard">
      <style:paragraph-properties fo:text-align="left" fo:break-before="auto" fo:line-height="138%" style:writing-mode="rl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>
      <style:text-properties style:font-name="Courier New" style:font-name-asian="Courier New" style:font-name-complex="Courier New"/>
    </style:style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>
      <style:text-properties style:font-name="Courier New" style:font-name-asian="Courier New" style:font-name-complex="Courier New"/>
    </style:style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text-align="left" fo:break-before="auto" fo:line-height="138%" style:writing-mode="rl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text-align="left" fo:break-before="auto" fo:line-height="138%" style:writing-mode="rl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38%" style:writing-mode="lr-tb"/>
    </style:style>
    <style:style style:name="T16_1" style:family="text">
      <style:text-properties style:font-name="Courier New" style:font-name-asian="Courier New" style:font-name-complex="Courier New"/>
    </style:style>
    <style:style style:name="T16_2" style:family="text">
      <style:text-properties style:font-name="Courier New" style:font-name-asian="Courier New" style:font-name-complex="Courier New"/>
    </style:style>
    <style:style style:name="T16_3" style:family="text">
      <style:text-properties style:font-name="Courier New" style:font-name-asian="Courier New" style:font-name-complex="Courier New"/>
    </style:style>
    <style:style style:name="T16_4" style:family="text">
      <style:text-properties style:font-name="Courier New" style:font-name-asian="Courier New" style:font-name-complex="Courier New"/>
    </style:style>
    <style:style style:name="P17" style:family="paragraph" style:parent-style-name="Standard">
      <style:paragraph-properties fo:break-before="auto" fo:line-height="138%" style:writing-mode="lr-tb"/>
    </style:style>
    <style:style style:name="T17_1" style:family="text">
      <style:text-properties style:font-name="Courier New" style:font-name-asian="Courier New" style:font-name-complex="Courier New"/>
    </style:style>
    <style:style style:name="P18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9" style:family="paragraph" style:parent-style-name="Standard">
      <style:paragraph-properties fo:text-align="left" fo:break-before="auto" fo:line-height="138%" style:writing-mode="rl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>
      <style:text-properties style:font-name="Courier New" style:font-name-asian="Courier New" style:font-name-complex="Courier New"/>
    </style:style>
    <style:style style:name="T19_14" style:family="text">
      <style:text-properties style:font-name="Courier New" style:font-name-asian="Courier New" style:font-name-complex="Courier New"/>
    </style:style>
    <style:style style:name="T19_15" style:family="text">
      <style:text-properties style:font-name="Courier New" style:font-name-asian="Courier New" style:font-name-complex="Courier New"/>
    </style:style>
    <style:style style:name="T19_16" style:family="text"/>
    <style:style style:name="T19_17" style:family="text"/>
    <style:style style:name="T19_18" style:family="text"/>
    <style:style style:name="T19_19" style:family="text">
      <style:text-properties style:font-name="Courier New" style:font-name-asian="Courier New" style:font-name-complex="Courier New"/>
    </style:style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>
      <style:text-properties style:font-name="Courier New" style:font-name-asian="Courier New" style:font-name-complex="Courier New"/>
    </style:style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38%" style:writing-mode="lr-tb"/>
    </style:style>
    <style:style style:name="T21_1" style:family="text">
      <style:text-properties style:font-name="Courier New" style:font-name-asian="Courier New" style:font-name-complex="Courier New"/>
    </style:style>
    <style:style style:name="T21_2" style:family="text">
      <style:text-properties style:font-name="Courier New" style:font-name-asian="Courier New" style:font-name-complex="Courier New"/>
    </style:style>
    <style:style style:name="T21_3" style:family="text">
      <style:text-properties style:font-name="Courier New" style:font-name-asian="Courier New" style:font-name-complex="Courier New"/>
    </style:style>
    <style:style style:name="T21_4" style:family="text">
      <style:text-properties style:font-name="Courier New" style:font-name-asian="Courier New" style:font-name-complex="Courier New"/>
    </style:style>
    <style:style style:name="T21_5" style:family="text">
      <style:text-properties style:font-name="Courier New" style:font-name-asian="Courier New" style:font-name-complex="Courier New"/>
    </style:style>
    <style:style style:name="P22" style:family="paragraph" style:parent-style-name="Standard">
      <style:paragraph-properties fo:break-before="auto" fo:line-height="138%" style:writing-mode="lr-tb"/>
    </style:style>
    <style:style style:name="T22_1" style:family="text">
      <style:text-properties style:font-name="Courier New" style:font-name-asian="Courier New" style:font-name-complex="Courier New"/>
    </style:style>
    <style:style style:name="T22_2" style:family="text">
      <style:text-properties style:font-name="Courier New" style:font-name-asian="Courier New" style:font-name-complex="Courier New"/>
    </style:style>
    <style:style style:name="T22_3" style:family="text">
      <style:text-properties style:font-name="Courier New" style:font-name-asian="Courier New" style:font-name-complex="Courier New"/>
    </style:style>
    <style:style style:name="T22_4" style:family="text">
      <style:text-properties style:font-name="Courier New" style:font-name-asian="Courier New" style:font-name-complex="Courier New"/>
    </style:style>
    <style:style style:name="P23" style:family="paragraph" style:parent-style-name="Standard">
      <style:paragraph-properties fo:break-before="auto" fo:line-height="138%" style:writing-mode="lr-tb"/>
    </style:style>
    <style:style style:name="T23_1" style:family="text">
      <style:text-properties style:font-name="Courier New" style:font-name-asian="Courier New" style:font-name-complex="Courier New"/>
    </style:style>
    <style:style style:name="P24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25" style:family="paragraph" style:parent-style-name="Standard">
      <style:paragraph-properties fo:text-align="left" fo:break-before="auto" fo:line-height="138%" style:writing-mode="rl-tb"/>
    </style:style>
    <style:style style:name="T25_1" style:family="text"/>
    <style:style style:name="T25_2" style:family="text"/>
    <style:style style:name="T25_3" style:family="text">
      <style:text-properties style:font-name="Courier New" style:font-name-asian="Courier New" style:font-name-complex="Courier New"/>
    </style:style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>
      <style:text-properties style:font-name="Courier New" style:font-name-asian="Courier New" style:font-name-complex="Courier New"/>
    </style:style>
    <style:style style:name="T25_14" style:family="text">
      <style:text-properties style:font-name="Courier New" style:font-name-asian="Courier New" style:font-name-complex="Courier New"/>
    </style:style>
    <style:style style:name="T25_15" style:family="text">
      <style:text-properties style:font-name="Courier New" style:font-name-asian="Courier New" style:font-name-complex="Courier New"/>
    </style:style>
    <style:style style:name="T25_16" style:family="text"/>
    <style:style style:name="T25_17" style:family="text"/>
    <style:style style:name="T25_18" style:family="text"/>
    <style:style style:name="T25_19" style:family="text">
      <style:text-properties style:font-name="Courier New" style:font-name-asian="Courier New" style:font-name-complex="Courier New"/>
    </style:style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>
      <style:text-properties style:font-name="Courier New" style:font-name-asian="Courier New" style:font-name-complex="Courier New"/>
    </style:style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text-align="left" fo:break-before="auto" fo:line-height="138%" style:writing-mode="rl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38%" style:writing-mode="lr-tb"/>
    </style:style>
    <style:style style:name="T29_1" style:family="text">
      <style:text-properties style:font-name="Courier New" style:font-name-asian="Courier New" style:font-name-complex="Courier New"/>
    </style:style>
    <style:style style:name="T29_2" style:family="text">
      <style:text-properties style:font-name="Courier New" style:font-name-asian="Courier New" style:font-name-complex="Courier New"/>
    </style:style>
    <style:style style:name="T29_3" style:family="text">
      <style:text-properties style:font-name="Courier New" style:font-name-asian="Courier New" style:font-name-complex="Courier New"/>
    </style:style>
    <style:style style:name="T29_4" style:family="text">
      <style:text-properties style:font-name="Courier New" style:font-name-asian="Courier New" style:font-name-complex="Courier New"/>
    </style:style>
    <style:style style:name="T29_5" style:family="text">
      <style:text-properties style:font-name="Courier New" style:font-name-asian="Courier New" style:font-name-complex="Courier New"/>
    </style:style>
    <style:style style:name="P30" style:family="paragraph" style:parent-style-name="Standard">
      <style:paragraph-properties fo:break-before="auto" fo:line-height="138%" style:writing-mode="lr-tb"/>
    </style:style>
    <style:style style:name="T30_1" style:family="text">
      <style:text-properties style:font-name="Courier New" style:font-name-asian="Courier New" style:font-name-complex="Courier New"/>
    </style:style>
    <style:style style:name="T30_2" style:family="text">
      <style:text-properties style:font-name="Courier New" style:font-name-asian="Courier New" style:font-name-complex="Courier New"/>
    </style:style>
    <style:style style:name="T30_3" style:family="text">
      <style:text-properties style:font-name="Courier New" style:font-name-asian="Courier New" style:font-name-complex="Courier New"/>
    </style:style>
    <style:style style:name="T30_4" style:family="text">
      <style:text-properties style:font-name="Courier New" style:font-name-asian="Courier New" style:font-name-complex="Courier New"/>
    </style:style>
    <style:style style:name="T30_5" style:family="text">
      <style:text-properties style:font-name="Courier New" style:font-name-asian="Courier New" style:font-name-complex="Courier New"/>
    </style:style>
    <style:style style:name="T30_6" style:family="text">
      <style:text-properties style:font-name="Courier New" style:font-name-asian="Courier New" style:font-name-complex="Courier New"/>
    </style:style>
    <style:style style:name="T30_7" style:family="text">
      <style:text-properties style:font-name="Courier New" style:font-name-asian="Courier New" style:font-name-complex="Courier New"/>
    </style:style>
    <style:style style:name="T30_8" style:family="text">
      <style:text-properties style:font-name="Courier New" style:font-name-asian="Courier New" style:font-name-complex="Courier New"/>
    </style:style>
    <style:style style:name="T30_9" style:family="text">
      <style:text-properties style:font-name="Courier New" style:font-name-asian="Courier New" style:font-name-complex="Courier New"/>
    </style:style>
    <style:style style:name="T30_10" style:family="text">
      <style:text-properties style:font-name="Courier New" style:font-name-asian="Courier New" style:font-name-complex="Courier New"/>
    </style:style>
    <style:style style:name="T30_11" style:family="text">
      <style:text-properties style:font-name="Courier New" style:font-name-asian="Courier New" style:font-name-complex="Courier New"/>
    </style:style>
    <style:style style:name="P31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32" style:family="paragraph" style:parent-style-name="Heading_20_1">
      <style:paragraph-properties fo:text-align="left" fo:break-before="auto" fo:line-height="138%" fo:margin-top="0.353cm" fo:margin-bottom="0cm" style:writing-mode="rl-tb"/>
    </style:style>
    <style:style style:name="T32_1" style:family="text">
      <style:text-properties fo:font-size="16pt" style:font-size-asian="16pt" style:font-size-complex="16pt" fo:font-weight="bold" style:font-weight-asian="bold" style:font-weight-complex="bold"/>
    </style:style>
    <style:style style:name="T32_2" style:family="text">
      <style:text-properties style:font-name="Courier New" fo:font-size="16pt" style:font-name-asian="Courier New" style:font-size-asian="16pt" style:font-name-complex="Courier New" style:font-size-complex="16pt" fo:font-weight="bold" style:font-weight-asian="bold" style:font-weight-complex="bold"/>
    </style:style>
    <style:style style:name="P33" style:family="paragraph" style:parent-style-name="Standard">
      <style:paragraph-properties fo:text-align="left" fo:break-before="auto" fo:line-height="138%" style:writing-mode="rl-tb"/>
    </style:style>
    <style:style style:name="T33_1" style:family="text">
      <style:text-properties style:font-name="Courier New" style:font-name-asian="Courier New" style:font-name-complex="Courier New"/>
    </style:style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38%" style:writing-mode="lr-tb"/>
    </style:style>
    <style:style style:name="T35_1" style:family="text">
      <style:text-properties style:font-name="Courier New" style:font-name-asian="Courier New" style:font-name-complex="Courier New"/>
    </style:style>
    <style:style style:name="T35_2" style:family="text">
      <style:text-properties style:font-name="Courier New" style:font-name-asian="Courier New" style:font-name-complex="Courier New"/>
    </style:style>
    <style:style style:name="T35_3" style:family="text">
      <style:text-properties style:font-name="Courier New" style:font-name-asian="Courier New" style:font-name-complex="Courier New"/>
    </style:style>
    <style:style style:name="T35_4" style:family="text">
      <style:text-properties style:font-name="Courier New" style:font-name-asian="Courier New" style:font-name-complex="Courier New"/>
    </style:style>
    <style:style style:name="T35_5" style:family="text">
      <style:text-properties style:font-name="Courier New" style:font-name-asian="Courier New" style:font-name-complex="Courier New"/>
    </style:style>
    <style:style style:name="P36" style:family="paragraph" style:parent-style-name="Standard">
      <style:paragraph-properties fo:break-before="auto" fo:line-height="138%" style:writing-mode="lr-tb"/>
    </style:style>
    <style:style style:name="T36_1" style:family="text">
      <style:text-properties style:font-name="Courier New" style:font-name-asian="Courier New" style:font-name-complex="Courier New"/>
    </style:style>
    <style:style style:name="T36_2" style:family="text">
      <style:text-properties style:font-name="Courier New" style:font-name-asian="Courier New" style:font-name-complex="Courier New"/>
    </style:style>
    <style:style style:name="T36_3" style:family="text">
      <style:text-properties style:font-name="Courier New" style:font-name-asian="Courier New" style:font-name-complex="Courier New"/>
    </style:style>
    <style:style style:name="T36_4" style:family="text">
      <style:text-properties style:font-name="Courier New" style:font-name-asian="Courier New" style:font-name-complex="Courier New"/>
    </style:style>
    <style:style style:name="T36_5" style:family="text">
      <style:text-properties style:font-name="Courier New" style:font-name-asian="Courier New" style:font-name-complex="Courier New"/>
    </style:style>
    <style:style style:name="P37" style:family="paragraph" style:parent-style-name="Standard">
      <style:paragraph-properties fo:break-before="auto" fo:line-height="138%" style:writing-mode="lr-tb"/>
    </style:style>
    <style:style style:name="T37_1" style:family="text">
      <style:text-properties style:font-name="Courier New" style:font-name-asian="Courier New" style:font-name-complex="Courier New"/>
    </style:style>
    <style:style style:name="P38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39" style:family="paragraph" style:parent-style-name="Standard">
      <style:paragraph-properties fo:text-align="left" fo:break-before="auto" fo:line-height="138%" style:writing-mode="rl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38%" style:writing-mode="lr-tb"/>
    </style:style>
    <style:style style:name="T41_1" style:family="text">
      <style:text-properties style:font-name="Courier New" style:font-name-asian="Courier New" style:font-name-complex="Courier New"/>
    </style:style>
    <style:style style:name="T41_2" style:family="text">
      <style:text-properties style:font-name="Courier New" style:font-name-asian="Courier New" style:font-name-complex="Courier New"/>
    </style:style>
    <style:style style:name="T41_3" style:family="text">
      <style:text-properties style:font-name="Courier New" style:font-name-asian="Courier New" style:font-name-complex="Courier New"/>
    </style:style>
    <style:style style:name="T41_4" style:family="text">
      <style:text-properties style:font-name="Courier New" style:font-name-asian="Courier New" style:font-name-complex="Courier New"/>
    </style:style>
    <style:style style:name="T41_5" style:family="text">
      <style:text-properties style:font-name="Courier New" style:font-name-asian="Courier New" style:font-name-complex="Courier New"/>
    </style:style>
    <style:style style:name="T41_6" style:family="text">
      <style:text-properties style:font-name="Courier New" style:font-name-asian="Courier New" style:font-name-complex="Courier New"/>
    </style:style>
    <style:style style:name="T41_7" style:family="text">
      <style:text-properties style:font-name="Courier New" style:font-name-asian="Courier New" style:font-name-complex="Courier New"/>
    </style:style>
    <style:style style:name="P42" style:family="paragraph" style:parent-style-name="Standard">
      <style:paragraph-properties fo:break-before="auto" fo:line-height="138%" style:writing-mode="lr-tb"/>
    </style:style>
    <style:style style:name="T42_1" style:family="text">
      <style:text-properties style:font-name="Courier New" style:font-name-asian="Courier New" style:font-name-complex="Courier New"/>
    </style:style>
    <style:style style:name="T42_2" style:family="text">
      <style:text-properties style:font-name="Courier New" style:font-name-asian="Courier New" style:font-name-complex="Courier New"/>
    </style:style>
    <style:style style:name="T42_3" style:family="text">
      <style:text-properties style:font-name="Courier New" style:font-name-asian="Courier New" style:font-name-complex="Courier New"/>
    </style:style>
    <style:style style:name="T42_4" style:family="text">
      <style:text-properties style:font-name="Courier New" style:font-name-asian="Courier New" style:font-name-complex="Courier New"/>
    </style:style>
    <style:style style:name="T42_5" style:family="text">
      <style:text-properties style:font-name="Courier New" style:font-name-asian="Courier New" style:font-name-complex="Courier New"/>
    </style:style>
    <style:style style:name="T42_6" style:family="text">
      <style:text-properties style:font-name="Courier New" style:font-name-asian="Courier New" style:font-name-complex="Courier New"/>
    </style:style>
    <style:style style:name="T42_7" style:family="text">
      <style:text-properties style:font-name="Courier New" style:font-name-asian="Courier New" style:font-name-complex="Courier New"/>
    </style:style>
    <style:style style:name="P43" style:family="paragraph" style:parent-style-name="Standard">
      <style:paragraph-properties fo:break-before="auto" fo:line-height="138%" style:writing-mode="lr-tb"/>
    </style:style>
    <style:style style:name="T43_1" style:family="text">
      <style:text-properties style:font-name="Courier New" style:font-name-asian="Courier New" style:font-name-complex="Courier New"/>
    </style:style>
    <style:style style:name="T43_2" style:family="text">
      <style:text-properties style:font-name="Courier New" style:font-name-asian="Courier New" style:font-name-complex="Courier New"/>
    </style:style>
    <style:style style:name="T43_3" style:family="text">
      <style:text-properties style:font-name="Courier New" style:font-name-asian="Courier New" style:font-name-complex="Courier New"/>
    </style:style>
    <style:style style:name="T43_4" style:family="text">
      <style:text-properties style:font-name="Courier New" style:font-name-asian="Courier New" style:font-name-complex="Courier New"/>
    </style:style>
    <style:style style:name="T43_5" style:family="text">
      <style:text-properties style:font-name="Courier New" style:font-name-asian="Courier New" style:font-name-complex="Courier New"/>
    </style:style>
    <style:style style:name="T43_6" style:family="text">
      <style:text-properties style:font-name="Courier New" style:font-name-asian="Courier New" style:font-name-complex="Courier New"/>
    </style:style>
    <style:style style:name="T43_7" style:family="text">
      <style:text-properties style:font-name="Courier New" style:font-name-asian="Courier New" style:font-name-complex="Courier New"/>
    </style:style>
    <style:style style:name="T43_8" style:family="text">
      <style:text-properties style:font-name="Courier New" style:font-name-asian="Courier New" style:font-name-complex="Courier New"/>
    </style:style>
    <style:style style:name="T43_9" style:family="text">
      <style:text-properties style:font-name="Courier New" style:font-name-asian="Courier New" style:font-name-complex="Courier New"/>
    </style:style>
    <style:style style:name="T43_10" style:family="text">
      <style:text-properties style:font-name="Courier New" style:font-name-asian="Courier New" style:font-name-complex="Courier New"/>
    </style:style>
    <style:style style:name="T43_11" style:family="text">
      <style:text-properties style:font-name="Courier New" style:font-name-asian="Courier New" style:font-name-complex="Courier New"/>
    </style:style>
    <style:style style:name="P44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45" style:family="paragraph" style:parent-style-name="Standard">
      <style:paragraph-properties fo:text-align="left" fo:break-before="auto" fo:line-height="138%" style:writing-mode="rl-tb"/>
    </style:style>
    <style:style style:name="T45_1" style:family="text"/>
    <style:style style:name="T45_2" style:family="text"/>
    <style:style style:name="T45_3" style:family="text">
      <style:text-properties style:font-name="Courier New" style:font-name-asian="Courier New" style:font-name-complex="Courier New"/>
    </style:style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>
      <style:text-properties style:font-name="Courier New" style:font-name-asian="Courier New" style:font-name-complex="Courier New"/>
    </style:style>
    <style:style style:name="T45_18" style:family="text">
      <style:text-properties style:font-name="Courier New" style:font-name-asian="Courier New" style:font-name-complex="Courier New"/>
    </style:style>
    <style:style style:name="T45_19" style:family="text">
      <style:text-properties style:font-name="Courier New" style:font-name-asian="Courier New" style:font-name-complex="Courier New"/>
    </style:style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38%" style:writing-mode="lr-tb"/>
    </style:style>
    <style:style style:name="T47_1" style:family="text">
      <style:text-properties style:font-name="Courier New" style:font-name-asian="Courier New" style:font-name-complex="Courier New"/>
    </style:style>
    <style:style style:name="T47_2" style:family="text">
      <style:text-properties style:font-name="Courier New" style:font-name-asian="Courier New" style:font-name-complex="Courier New"/>
    </style:style>
    <style:style style:name="T47_3" style:family="text">
      <style:text-properties style:font-name="Courier New" style:font-name-asian="Courier New" style:font-name-complex="Courier New"/>
    </style:style>
    <style:style style:name="T47_4" style:family="text">
      <style:text-properties style:font-name="Courier New" style:font-name-asian="Courier New" style:font-name-complex="Courier New"/>
    </style:style>
    <style:style style:name="T47_5" style:family="text">
      <style:text-properties style:font-name="Courier New" style:font-name-asian="Courier New" style:font-name-complex="Courier New"/>
    </style:style>
    <style:style style:name="T47_6" style:family="text">
      <style:text-properties style:font-name="Courier New" style:font-name-asian="Courier New" style:font-name-complex="Courier New"/>
    </style:style>
    <style:style style:name="T47_7" style:family="text">
      <style:text-properties style:font-name="Courier New" style:font-name-asian="Courier New" style:font-name-complex="Courier New"/>
    </style:style>
    <style:style style:name="P48" style:family="paragraph" style:parent-style-name="Standard">
      <style:paragraph-properties fo:break-before="auto" fo:line-height="138%" style:writing-mode="lr-tb"/>
    </style:style>
    <style:style style:name="T48_1" style:family="text">
      <style:text-properties style:font-name="Courier New" style:font-name-asian="Courier New" style:font-name-complex="Courier New"/>
    </style:style>
    <style:style style:name="T48_2" style:family="text">
      <style:text-properties style:font-name="Courier New" style:font-name-asian="Courier New" style:font-name-complex="Courier New"/>
    </style:style>
    <style:style style:name="T48_3" style:family="text">
      <style:text-properties style:font-name="Courier New" style:font-name-asian="Courier New" style:font-name-complex="Courier New"/>
    </style:style>
    <style:style style:name="T48_4" style:family="text">
      <style:text-properties style:font-name="Courier New" style:font-name-asian="Courier New" style:font-name-complex="Courier New"/>
    </style:style>
    <style:style style:name="P49" style:family="paragraph" style:parent-style-name="Standard">
      <style:paragraph-properties fo:break-before="auto" fo:line-height="138%" style:writing-mode="lr-tb"/>
    </style:style>
    <style:style style:name="T49_1" style:family="text">
      <style:text-properties style:font-name="Courier New" style:font-name-asian="Courier New" style:font-name-complex="Courier New"/>
    </style:style>
    <style:style style:name="P50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51" style:family="paragraph" style:parent-style-name="Standard">
      <style:paragraph-properties fo:text-align="left" fo:break-before="auto" fo:line-height="138%" style:writing-mode="rl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>
      <style:text-properties style:font-name="Courier New" style:font-name-asian="Courier New" style:font-name-complex="Courier New"/>
    </style:style>
    <style:style style:name="T51_47" style:family="text">
      <style:text-properties style:font-name="Courier New" style:font-name-asian="Courier New" style:font-name-complex="Courier New"/>
    </style:style>
    <style:style style:name="T51_48" style:family="text">
      <style:text-properties style:font-name="Courier New" style:font-name-asian="Courier New" style:font-name-complex="Courier New"/>
    </style:style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>
      <style:text-properties style:font-name="Courier New" style:font-name-asian="Courier New" style:font-name-complex="Courier New"/>
    </style:style>
    <style:style style:name="T51_58" style:family="text">
      <style:text-properties style:font-name="Courier New" style:font-name-asian="Courier New" style:font-name-complex="Courier New"/>
    </style:style>
    <style:style style:name="T51_59" style:family="text">
      <style:text-properties style:font-name="Courier New" style:font-name-asian="Courier New" style:font-name-complex="Courier New"/>
    </style:style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Heading_20_1">
      <style:paragraph-properties fo:text-align="left" fo:break-before="auto" fo:line-height="138%" fo:margin-top="0.353cm" fo:margin-bottom="0cm" style:writing-mode="rl-tb"/>
    </style:style>
    <style:style style:name="T53_1" style:family="text">
      <style:text-properties fo:font-size="16pt" style:font-size-asian="16pt" style:font-size-complex="16pt" fo:font-weight="bold" style:font-weight-asian="bold" style:font-weight-complex="bold"/>
    </style:style>
    <style:style style:name="T53_2" style:family="text">
      <style:text-properties fo:font-size="16pt" style:font-size-asian="16pt" style:font-size-complex="16pt" fo:font-weight="bold" style:font-weight-asian="bold" style:font-weight-complex="bold"/>
    </style:style>
    <style:style style:name="T53_3" style:family="text">
      <style:text-properties fo:font-size="16pt" style:font-size-asian="16pt" style:font-size-complex="16pt" fo:font-weight="bold" style:font-weight-asian="bold" style:font-weight-complex="bold"/>
    </style:style>
    <style:style style:name="T53_4" style:family="text">
      <style:text-properties fo:font-size="16pt" style:font-size-asian="16pt" style:font-size-complex="16pt" fo:font-weight="bold" style:font-weight-asian="bold" style:font-weight-complex="bold"/>
    </style:style>
    <style:style style:name="T53_5" style:family="text">
      <style:text-properties fo:font-size="16pt" style:font-size-asian="16pt" style:font-size-complex="16pt" fo:font-weight="bold" style:font-weight-asian="bold" style:font-weight-complex="bold"/>
    </style:style>
    <style:style style:name="T53_6" style:family="text">
      <style:text-properties fo:font-size="16pt" style:font-size-asian="16pt" style:font-size-complex="16pt" fo:font-weight="bold" style:font-weight-asian="bold" style:font-weight-complex="bold"/>
    </style:style>
    <style:style style:name="T53_7" style:family="text">
      <style:text-properties fo:font-size="16pt" style:font-size-asian="16pt" style:font-size-complex="16pt" fo:font-weight="bold" style:font-weight-asian="bold" style:font-weight-complex="bold"/>
    </style:style>
    <style:style style:name="T53_8" style:family="text">
      <style:text-properties fo:font-size="16pt" style:font-size-asian="16pt" style:font-size-complex="16pt" fo:font-weight="bold" style:font-weight-asian="bold" style:font-weight-complex="bold"/>
    </style:style>
    <style:style style:name="T53_9" style:family="text">
      <style:text-properties fo:font-size="16pt" style:font-size-asian="16pt" style:font-size-complex="16pt" fo:font-weight="bold" style:font-weight-asian="bold" style:font-weight-complex="bold"/>
    </style:style>
    <style:style style:name="T53_10" style:family="text">
      <style:text-properties fo:font-size="16pt" style:font-size-asian="16pt" style:font-size-complex="16pt" fo:font-weight="bold" style:font-weight-asian="bold" style:font-weight-complex="bold"/>
    </style:style>
    <style:style style:name="T53_11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53_12" style:family="text">
      <style:text-properties style:font-name="Courier New" fo:font-size="16pt" style:font-name-asian="Courier New" style:font-size-asian="16pt" style:font-name-complex="Courier New" style:font-size-complex="16pt" fo:font-weight="bold" style:font-weight-asian="bold" style:font-weight-complex="bold"/>
    </style:style>
    <style:style style:name="P54" style:family="paragraph" style:parent-style-name="Standard">
      <style:paragraph-properties fo:text-align="left" fo:break-before="auto" fo:line-height="138%" style:writing-mode="rl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>
      <style:text-properties style:font-name="Courier New" style:font-name-asian="Courier New" style:font-name-complex="Courier New"/>
    </style:style>
    <style:style style:name="T54_106" style:family="text"/>
    <style:style style:name="T54_107" style:family="text"/>
    <style:style style:name="T54_108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38%" style:writing-mode="lr-tb"/>
    </style:style>
    <style:style style:name="T56_1" style:family="text">
      <style:text-properties style:font-name="Courier New" style:font-name-asian="Courier New" style:font-name-complex="Courier New"/>
    </style:style>
    <style:style style:name="T56_2" style:family="text">
      <style:text-properties style:font-name="Courier New" style:font-name-asian="Courier New" style:font-name-complex="Courier New"/>
    </style:style>
    <style:style style:name="P57" style:family="paragraph" style:parent-style-name="Standard">
      <style:paragraph-properties fo:break-before="auto" fo:line-height="138%" style:writing-mode="lr-tb"/>
    </style:style>
    <style:style style:name="T57_1" style:family="text">
      <style:text-properties style:font-name="Courier New" style:font-name-asian="Courier New" style:font-name-complex="Courier New"/>
    </style:style>
    <style:style style:name="T57_2" style:family="text">
      <style:text-properties style:font-name="Courier New" style:font-name-asian="Courier New" style:font-name-complex="Courier New"/>
    </style:style>
    <style:style style:name="T57_3" style:family="text">
      <style:text-properties style:font-name="Courier New" style:font-name-asian="Courier New" style:font-name-complex="Courier New"/>
    </style:style>
    <style:style style:name="T57_4" style:family="text">
      <style:text-properties style:font-name="Courier New" style:font-name-asian="Courier New" style:font-name-complex="Courier New"/>
    </style:style>
    <style:style style:name="T57_5" style:family="text">
      <style:text-properties style:font-name="Courier New" style:font-name-asian="Courier New" style:font-name-complex="Courier New"/>
    </style:style>
    <style:style style:name="T57_6" style:family="text">
      <style:text-properties style:font-name="Courier New" style:font-name-asian="Courier New" style:font-name-complex="Courier New"/>
    </style:style>
    <style:style style:name="T57_7" style:family="text">
      <style:text-properties style:font-name="Courier New" style:font-name-asian="Courier New" style:font-name-complex="Courier New"/>
    </style:style>
    <style:style style:name="T57_8" style:family="text">
      <style:text-properties style:font-name="Courier New" style:font-name-asian="Courier New" style:font-name-complex="Courier New"/>
    </style:style>
    <style:style style:name="P58" style:family="paragraph" style:parent-style-name="Standard">
      <style:paragraph-properties fo:break-before="auto" fo:line-height="138%" style:writing-mode="lr-tb"/>
    </style:style>
    <style:style style:name="T58_1" style:family="text">
      <style:text-properties style:font-name="Courier New" style:font-name-asian="Courier New" style:font-name-complex="Courier New"/>
    </style:style>
    <style:style style:name="T58_2" style:family="text">
      <style:text-properties style:font-name="Courier New" style:font-name-asian="Courier New" style:font-name-complex="Courier New"/>
    </style:style>
    <style:style style:name="T58_3" style:family="text">
      <style:text-properties style:font-name="Courier New" style:font-name-asian="Courier New" style:font-name-complex="Courier New"/>
    </style:style>
    <style:style style:name="T58_4" style:family="text">
      <style:text-properties style:font-name="Courier New" style:font-name-asian="Courier New" style:font-name-complex="Courier New"/>
    </style:style>
    <style:style style:name="T58_5" style:family="text">
      <style:text-properties style:font-name="Courier New" style:font-name-asian="Courier New" style:font-name-complex="Courier New"/>
    </style:style>
    <style:style style:name="T58_6" style:family="text">
      <style:text-properties style:font-name="Courier New" style:font-name-asian="Courier New" style:font-name-complex="Courier New"/>
    </style:style>
    <style:style style:name="T58_7" style:family="text">
      <style:text-properties style:font-name="Courier New" style:font-name-asian="Courier New" style:font-name-complex="Courier New"/>
    </style:style>
    <style:style style:name="P59" style:family="paragraph" style:parent-style-name="Standard">
      <style:paragraph-properties fo:break-before="auto" fo:line-height="138%" style:writing-mode="lr-tb"/>
    </style:style>
    <style:style style:name="T59_1" style:family="text">
      <style:text-properties style:font-name="Courier New" style:font-name-asian="Courier New" style:font-name-complex="Courier New"/>
    </style:style>
    <style:style style:name="T59_2" style:family="text">
      <style:text-properties style:font-name="Courier New" style:font-name-asian="Courier New" style:font-name-complex="Courier New"/>
    </style:style>
    <style:style style:name="T59_3" style:family="text">
      <style:text-properties style:font-name="Courier New" style:font-name-asian="Courier New" style:font-name-complex="Courier New"/>
    </style:style>
    <style:style style:name="T59_4" style:family="text">
      <style:text-properties style:font-name="Courier New" style:font-name-asian="Courier New" style:font-name-complex="Courier New"/>
    </style:style>
    <style:style style:name="P60" style:family="paragraph" style:parent-style-name="Standard">
      <style:paragraph-properties fo:break-before="auto" fo:line-height="138%" style:writing-mode="lr-tb"/>
    </style:style>
    <style:style style:name="T60_1" style:family="text">
      <style:text-properties style:font-name="Courier New" style:font-name-asian="Courier New" style:font-name-complex="Courier New"/>
    </style:style>
    <style:style style:name="T60_2" style:family="text">
      <style:text-properties style:font-name="Courier New" style:font-name-asian="Courier New" style:font-name-complex="Courier New"/>
    </style:style>
    <style:style style:name="T60_3" style:family="text">
      <style:text-properties style:font-name="Courier New" style:font-name-asian="Courier New" style:font-name-complex="Courier New"/>
    </style:style>
    <style:style style:name="T60_4" style:family="text">
      <style:text-properties style:font-name="Courier New" style:font-name-asian="Courier New" style:font-name-complex="Courier New"/>
    </style:style>
    <style:style style:name="T60_5" style:family="text">
      <style:text-properties style:font-name="Courier New" style:font-name-asian="Courier New" style:font-name-complex="Courier New"/>
    </style:style>
    <style:style style:name="P61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62" style:family="paragraph" style:parent-style-name="Standard">
      <style:paragraph-properties fo:text-align="left" fo:break-before="auto" fo:line-height="138%" style:writing-mode="rl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P63" style:family="paragraph" style:parent-style-name="Standard">
      <style:paragraph-properties fo:text-align="left" fo:break-before="auto" fo:line-height="138%" style:writing-mode="rl-tb"/>
    </style:style>
    <style:style style:name="T63_1" style:family="text">
      <style:text-properties style:font-name="Courier New" style:font-name-asian="Courier New" style:font-name-complex="Courier New"/>
    </style:style>
    <style:style style:name="T63_2" style:family="text">
      <style:text-properties style:font-name="Courier New" style:font-name-asian="Courier New" style:font-name-complex="Courier New"/>
    </style:style>
    <style:style style:name="T63_3" style:family="text">
      <style:text-properties style:font-name="Courier New" style:font-name-asian="Courier New" style:font-name-complex="Courier New"/>
    </style:style>
    <style:style style:name="T63_4" style:family="text">
      <style:text-properties style:font-name="Courier New" style:font-name-asian="Courier New" style:font-name-complex="Courier New"/>
    </style:style>
    <style:style style:name="T63_5" style:family="text">
      <style:text-properties style:font-name="Courier New" style:font-name-asian="Courier New" style:font-name-complex="Courier New"/>
    </style:style>
    <style:style style:name="T63_6" style:family="text">
      <style:text-properties style:font-name="Courier New" style:font-name-asian="Courier New" style:font-name-complex="Courier New"/>
    </style:style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>
      <style:text-properties style:font-name="Courier New" style:font-name-asian="Courier New" style:font-name-complex="Courier New"/>
    </style:style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>
      <style:text-properties style:font-name="Courier New" style:font-name-asian="Courier New" style:font-name-complex="Courier New"/>
    </style:style>
    <style:style style:name="T63_71" style:family="text">
      <style:text-properties style:font-name="Courier New" style:font-name-asian="Courier New" style:font-name-complex="Courier New"/>
    </style:style>
    <style:style style:name="T63_72" style:family="text">
      <style:text-properties style:font-name="Courier New" style:font-name-asian="Courier New" style:font-name-complex="Courier New"/>
    </style:style>
    <style:style style:name="T63_73" style:family="text">
      <style:text-properties style:font-name="Courier New" style:font-name-asian="Courier New" style:font-name-complex="Courier New"/>
    </style:style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text-align="left" fo:break-before="auto" fo:line-height="138%" style:writing-mode="rl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P66" style:family="paragraph" style:parent-style-name="Standard">
      <style:paragraph-properties fo:text-align="left" fo:break-before="auto" fo:line-height="138%" style:writing-mode="rl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>
      <style:text-properties style:font-name="Courier New" style:font-name-asian="Courier New" style:font-name-complex="Courier New"/>
    </style:style>
    <style:style style:name="T66_18" style:family="text"/>
    <style:style style:name="T66_19" style:family="text"/>
    <style:style style:name="T66_20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38%" style:writing-mode="lr-tb"/>
    </style:style>
    <style:style style:name="T68_1" style:family="text">
      <style:text-properties style:font-name="Courier New" style:font-name-asian="Courier New" style:font-name-complex="Courier New"/>
    </style:style>
    <style:style style:name="T68_2" style:family="text">
      <style:text-properties style:font-name="Courier New" style:font-name-asian="Courier New" style:font-name-complex="Courier New"/>
    </style:style>
    <style:style style:name="T68_3" style:family="text">
      <style:text-properties style:font-name="Courier New" style:font-name-asian="Courier New" style:font-name-complex="Courier New"/>
    </style:style>
    <style:style style:name="T68_4" style:family="text">
      <style:text-properties style:font-name="Courier New" style:font-name-asian="Courier New" style:font-name-complex="Courier New"/>
    </style:style>
    <style:style style:name="T68_5" style:family="text">
      <style:text-properties style:font-name="Courier New" style:font-name-asian="Courier New" style:font-name-complex="Courier New"/>
    </style:style>
    <style:style style:name="T68_6" style:family="text">
      <style:text-properties style:font-name="Courier New" style:font-name-asian="Courier New" style:font-name-complex="Courier New"/>
    </style:style>
    <style:style style:name="T68_7" style:family="text">
      <style:text-properties style:font-name="Courier New" style:font-name-asian="Courier New" style:font-name-complex="Courier New"/>
    </style:style>
    <style:style style:name="T68_8" style:family="text">
      <style:text-properties style:font-name="Courier New" style:font-name-asian="Courier New" style:font-name-complex="Courier New"/>
    </style:style>
    <style:style style:name="P69" style:family="paragraph" style:parent-style-name="Standard">
      <style:paragraph-properties fo:break-before="auto" fo:line-height="138%" style:writing-mode="lr-tb"/>
    </style:style>
    <style:style style:name="T69_1" style:family="text">
      <style:text-properties style:font-name="Courier New" style:font-name-asian="Courier New" style:font-name-complex="Courier New"/>
    </style:style>
    <style:style style:name="T69_2" style:family="text">
      <style:text-properties style:font-name="Courier New" style:font-name-asian="Courier New" style:font-name-complex="Courier New"/>
    </style:style>
    <style:style style:name="T69_3" style:family="text">
      <style:text-properties style:font-name="Courier New" style:font-name-asian="Courier New" style:font-name-complex="Courier New"/>
    </style:style>
    <style:style style:name="T69_4" style:family="text">
      <style:text-properties style:font-name="Courier New" style:font-name-asian="Courier New" style:font-name-complex="Courier New"/>
    </style:style>
    <style:style style:name="P70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71" style:family="paragraph" style:parent-style-name="Standard">
      <style:paragraph-properties fo:text-align="left" fo:break-before="auto" fo:line-height="138%" style:writing-mode="rl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>
      <style:text-properties style:font-name="Courier New" style:font-name-asian="Courier New" style:font-name-complex="Courier New"/>
    </style:style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P72" style:family="paragraph" style:parent-style-name="Standard">
      <style:paragraph-properties fo:text-align="left" fo:break-before="auto" fo:line-height="138%" style:writing-mode="rl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>
      <style:text-properties style:font-name="Courier New" style:font-name-asian="Courier New" style:font-name-complex="Courier New"/>
    </style:style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38%" style:writing-mode="lr-tb"/>
    </style:style>
    <style:style style:name="T74_1" style:family="text">
      <style:text-properties style:font-name="Courier New" style:font-name-asian="Courier New" style:font-name-complex="Courier New"/>
    </style:style>
    <style:style style:name="T74_2" style:family="text">
      <style:text-properties style:font-name="Courier New" style:font-name-asian="Courier New" style:font-name-complex="Courier New"/>
    </style:style>
    <style:style style:name="T74_3" style:family="text">
      <style:text-properties style:font-name="Courier New" style:font-name-asian="Courier New" style:font-name-complex="Courier New"/>
    </style:style>
    <style:style style:name="T74_4" style:family="text">
      <style:text-properties style:font-name="Courier New" style:font-name-asian="Courier New" style:font-name-complex="Courier New"/>
    </style:style>
    <style:style style:name="P75" style:family="paragraph" style:parent-style-name="Standard">
      <style:paragraph-properties fo:break-before="auto" fo:line-height="138%" style:writing-mode="lr-tb"/>
    </style:style>
    <style:style style:name="T75_1" style:family="text">
      <style:text-properties style:font-name="Courier New" style:font-name-asian="Courier New" style:font-name-complex="Courier New"/>
    </style:style>
    <style:style style:name="T75_2" style:family="text">
      <style:text-properties style:font-name="Courier New" style:font-name-asian="Courier New" style:font-name-complex="Courier New"/>
    </style:style>
    <style:style style:name="T75_3" style:family="text">
      <style:text-properties style:font-name="Courier New" style:font-name-asian="Courier New" style:font-name-complex="Courier New"/>
    </style:style>
    <style:style style:name="T75_4" style:family="text">
      <style:text-properties style:font-name="Courier New" style:font-name-asian="Courier New" style:font-name-complex="Courier New"/>
    </style:style>
    <style:style style:name="P76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77" style:family="paragraph" style:parent-style-name="Standard">
      <style:paragraph-properties fo:break-before="auto" fo:line-height="138%" style:writing-mode="lr-tb"/>
    </style:style>
    <style:style style:name="T77_1" style:family="text">
      <style:text-properties style:font-name="Courier New" style:font-name-asian="Courier New" style:font-name-complex="Courier New"/>
    </style:style>
    <style:style style:name="T77_2" style:family="text">
      <style:text-properties style:font-name="Courier New" style:font-name-asian="Courier New" style:font-name-complex="Courier New"/>
    </style:style>
    <style:style style:name="T77_3" style:family="text">
      <style:text-properties style:font-name="Courier New" style:font-name-asian="Courier New" style:font-name-complex="Courier New"/>
    </style:style>
    <style:style style:name="T77_4" style:family="text">
      <style:text-properties style:font-name="Courier New" style:font-name-asian="Courier New" style:font-name-complex="Courier New"/>
    </style:style>
    <style:style style:name="T77_5" style:family="text">
      <style:text-properties style:font-name="Courier New" style:font-name-asian="Courier New" style:font-name-complex="Courier New"/>
    </style:style>
    <style:style style:name="T77_6" style:family="text">
      <style:text-properties style:font-name="Courier New" style:font-name-asian="Courier New" style:font-name-complex="Courier New"/>
    </style:style>
    <style:style style:name="T77_7" style:family="text">
      <style:text-properties style:font-name="Courier New" style:font-name-asian="Courier New" style:font-name-complex="Courier New"/>
    </style:style>
    <style:style style:name="T77_8" style:family="text">
      <style:text-properties style:font-name="Courier New" style:font-name-asian="Courier New" style:font-name-complex="Courier New"/>
    </style:style>
    <style:style style:name="P78" style:family="paragraph" style:parent-style-name="Standard">
      <style:paragraph-properties fo:break-before="auto" fo:line-height="138%" style:writing-mode="lr-tb"/>
    </style:style>
    <style:style style:name="T78_1" style:family="text">
      <style:text-properties style:font-name="Courier New" style:font-name-asian="Courier New" style:font-name-complex="Courier New"/>
    </style:style>
    <style:style style:name="T78_2" style:family="text">
      <style:text-properties style:font-name="Courier New" style:font-name-asian="Courier New" style:font-name-complex="Courier New"/>
    </style:style>
    <style:style style:name="T78_3" style:family="text">
      <style:text-properties style:font-name="Courier New" style:font-name-asian="Courier New" style:font-name-complex="Courier New"/>
    </style:style>
    <style:style style:name="T78_4" style:family="text">
      <style:text-properties style:font-name="Courier New" style:font-name-asian="Courier New" style:font-name-complex="Courier New"/>
    </style:style>
    <style:style style:name="T78_5" style:family="text">
      <style:text-properties style:font-name="Courier New" style:font-name-asian="Courier New" style:font-name-complex="Courier New"/>
    </style:style>
    <style:style style:name="T78_6" style:family="text">
      <style:text-properties style:font-name="Courier New" style:font-name-asian="Courier New" style:font-name-complex="Courier New"/>
    </style:style>
    <style:style style:name="P7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80" style:family="paragraph" style:parent-style-name="Standard">
      <style:paragraph-properties fo:text-align="left" fo:break-before="auto" fo:line-height="138%" style:writing-mode="rl-tb"/>
    </style:style>
    <style:style style:name="T80_1" style:family="text"/>
    <style:style style:name="T80_2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38%" style:writing-mode="lr-tb"/>
    </style:style>
    <style:style style:name="T82_1" style:family="text">
      <style:text-properties style:font-name="Courier New" style:font-name-asian="Courier New" style:font-name-complex="Courier New"/>
    </style:style>
    <style:style style:name="P83" style:family="paragraph" style:parent-style-name="Standard">
      <style:paragraph-properties fo:break-before="auto" fo:line-height="138%" style:writing-mode="lr-tb"/>
    </style:style>
    <style:style style:name="T83_1" style:family="text">
      <style:text-properties style:font-name="Courier New" style:font-name-asian="Courier New" style:font-name-complex="Courier New"/>
    </style:style>
    <style:style style:name="P84" style:family="paragraph" style:parent-style-name="Standard">
      <style:paragraph-properties fo:break-before="auto" fo:line-height="138%" style:writing-mode="lr-tb"/>
    </style:style>
    <style:style style:name="T84_1" style:family="text">
      <style:text-properties style:font-name="Courier New" style:font-name-asian="Courier New" style:font-name-complex="Courier New"/>
    </style:style>
    <style:style style:name="P85" style:family="paragraph" style:parent-style-name="Standard">
      <style:paragraph-properties fo:break-before="auto" fo:line-height="138%" style:writing-mode="lr-tb"/>
    </style:style>
    <style:style style:name="T85_1" style:family="text">
      <style:text-properties style:font-name="Courier New" style:font-name-asian="Courier New" style:font-name-complex="Courier New"/>
    </style:style>
    <style:style style:name="P86" style:family="paragraph" style:parent-style-name="Standard">
      <style:paragraph-properties fo:break-before="auto" fo:line-height="138%" style:writing-mode="lr-tb"/>
    </style:style>
    <style:style style:name="T86_1" style:family="text">
      <style:text-properties style:font-name="Courier New" style:font-name-asian="Courier New" style:font-name-complex="Courier New"/>
    </style:style>
    <style:style style:name="P87" style:family="paragraph" style:parent-style-name="Standard">
      <style:paragraph-properties fo:break-before="auto" fo:line-height="138%" style:writing-mode="lr-tb"/>
    </style:style>
    <style:style style:name="T87_1" style:family="text">
      <style:text-properties style:font-name="Courier New" style:font-name-asian="Courier New" style:font-name-complex="Courier New"/>
    </style:style>
    <style:style style:name="P88" style:family="paragraph" style:parent-style-name="Standard">
      <style:paragraph-properties fo:break-before="auto" fo:line-height="138%" style:writing-mode="lr-tb"/>
    </style:style>
    <style:style style:name="T88_1" style:family="text">
      <style:text-properties style:font-name="Courier New" style:font-name-asian="Courier New" style:font-name-complex="Courier New"/>
    </style:style>
    <style:style style:name="P89" style:family="paragraph" style:parent-style-name="Standard">
      <style:paragraph-properties fo:break-before="auto" fo:line-height="138%" style:writing-mode="lr-tb"/>
    </style:style>
    <style:style style:name="T89_1" style:family="text">
      <style:text-properties style:font-name="Courier New" style:font-name-asian="Courier New" style:font-name-complex="Courier New"/>
    </style:style>
    <style:style style:name="P90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91" style:family="paragraph" style:parent-style-name="Standard">
      <style:paragraph-properties fo:text-align="left" fo:break-before="auto" fo:line-height="138%" style:writing-mode="rl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>
      <style:text-properties style:font-name="Courier New" style:font-name-asian="Courier New" style:font-name-complex="Courier New"/>
    </style:style>
    <style:style style:name="T91_20" style:family="text">
      <style:text-properties style:font-name="Courier New" style:font-name-asian="Courier New" style:font-name-complex="Courier New"/>
    </style:style>
    <style:style style:name="T91_21" style:family="text">
      <style:text-properties style:font-name="Courier New" style:font-name-asian="Courier New" style:font-name-complex="Courier New"/>
    </style:style>
    <style:style style:name="T91_22" style:family="text"/>
    <style:style style:name="T91_23" style:family="text"/>
    <style:style style:name="T91_24" style:family="text"/>
    <style:style style:name="T91_25" style:family="text">
      <style:text-properties style:font-name="Courier New" style:font-name-asian="Courier New" style:font-name-complex="Courier New"/>
    </style:style>
    <style:style style:name="T91_26" style:family="text">
      <style:text-properties style:font-name="Courier New" style:font-name-asian="Courier New" style:font-name-complex="Courier New"/>
    </style:style>
    <style:style style:name="T91_27" style:family="text">
      <style:text-properties style:font-name="Courier New" style:font-name-asian="Courier New" style:font-name-complex="Courier New"/>
    </style:style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>
      <style:text-properties style:font-name="Courier New" style:font-name-asian="Courier New" style:font-name-complex="Courier New"/>
    </style:style>
    <style:style style:name="T91_34" style:family="text">
      <style:text-properties style:font-name="Courier New" style:font-name-asian="Courier New" style:font-name-complex="Courier New"/>
    </style:style>
    <style:style style:name="T91_35" style:family="text">
      <style:text-properties style:font-name="Courier New" style:font-name-asian="Courier New" style:font-name-complex="Courier New"/>
    </style:style>
    <style:style style:name="T91_36" style:family="text"/>
    <style:style style:name="T91_37" style:family="text"/>
    <style:style style:name="T91_38" style:family="text"/>
    <style:style style:name="T91_39" style:family="text">
      <style:text-properties style:font-name="Courier New" style:font-name-asian="Courier New" style:font-name-complex="Courier New"/>
    </style:style>
    <style:style style:name="T91_40" style:family="text">
      <style:text-properties style:font-name="Courier New" style:font-name-asian="Courier New" style:font-name-complex="Courier New"/>
    </style:style>
    <style:style style:name="T91_41" style:family="text">
      <style:text-properties style:font-name="Courier New" style:font-name-asian="Courier New" style:font-name-complex="Courier New"/>
    </style:style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Heading_20_1">
      <style:paragraph-properties fo:text-align="left" fo:break-before="auto" fo:line-height="138%" fo:margin-top="0.353cm" fo:margin-bottom="0cm" style:writing-mode="rl-tb"/>
    </style:style>
    <style:style style:name="T93_1" style:family="text">
      <style:text-properties fo:font-size="16pt" style:font-size-asian="16pt" style:font-size-complex="16pt" fo:font-weight="bold" style:font-weight-asian="bold" style:font-weight-complex="bold"/>
    </style:style>
    <style:style style:name="T93_2" style:family="text">
      <style:text-properties fo:font-size="16pt" style:font-size-asian="16pt" style:font-size-complex="16pt" fo:font-weight="bold" style:font-weight-asian="bold" style:font-weight-complex="bold"/>
    </style:style>
    <style:style style:name="T93_3" style:family="text">
      <style:text-properties fo:font-size="16pt" style:font-size-asian="16pt" style:font-size-complex="16pt" fo:font-weight="bold" style:font-weight-asian="bold" style:font-weight-complex="bold"/>
    </style:style>
    <style:style style:name="T93_4" style:family="text">
      <style:text-properties fo:font-size="16pt" style:font-size-asian="16pt" style:font-size-complex="16pt" fo:font-weight="bold" style:font-weight-asian="bold" style:font-weight-complex="bold"/>
    </style:style>
    <style:style style:name="T93_5" style:family="text">
      <style:text-properties fo:font-size="16pt" style:font-size-asian="16pt" style:font-size-complex="16pt" fo:font-weight="bold" style:font-weight-asian="bold" style:font-weight-complex="bold"/>
    </style:style>
    <style:style style:name="T93_6" style:family="text">
      <style:text-properties fo:font-size="16pt" style:font-size-asian="16pt" style:font-size-complex="16pt" fo:font-weight="bold" style:font-weight-asian="bold" style:font-weight-complex="bold"/>
    </style:style>
    <style:style style:name="P94" style:family="paragraph" style:parent-style-name="Standard">
      <style:paragraph-properties fo:text-align="left" fo:break-before="auto" fo:line-height="138%" style:writing-mode="rl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38%" style:writing-mode="lr-tb"/>
    </style:style>
    <style:style style:name="T96_1" style:family="text">
      <style:text-properties style:font-name="Courier New" style:font-name-asian="Courier New" style:font-name-complex="Courier New"/>
    </style:style>
    <style:style style:name="T96_2" style:family="text">
      <style:text-properties style:font-name="Courier New" style:font-name-asian="Courier New" style:font-name-complex="Courier New"/>
    </style:style>
    <style:style style:name="T96_3" style:family="text">
      <style:text-properties style:font-name="Courier New" style:font-name-asian="Courier New" style:font-name-complex="Courier New"/>
    </style:style>
    <style:style style:name="T96_4" style:family="text">
      <style:text-properties style:font-name="Courier New" style:font-name-asian="Courier New" style:font-name-complex="Courier New"/>
    </style:style>
    <style:style style:name="T96_5" style:family="text">
      <style:text-properties style:font-name="Courier New" style:font-name-asian="Courier New" style:font-name-complex="Courier New"/>
    </style:style>
    <style:style style:name="T96_6" style:family="text">
      <style:text-properties style:font-name="Courier New" style:font-name-asian="Courier New" style:font-name-complex="Courier New"/>
    </style:style>
    <style:style style:name="T96_7" style:family="text">
      <style:text-properties style:font-name="Courier New" style:font-name-asian="Courier New" style:font-name-complex="Courier New"/>
    </style:style>
    <style:style style:name="P97" style:family="paragraph" style:parent-style-name="Standard">
      <style:paragraph-properties fo:break-before="auto" fo:line-height="138%" style:writing-mode="lr-tb"/>
    </style:style>
    <style:style style:name="T97_1" style:family="text">
      <style:text-properties style:font-name="Courier New" style:font-name-asian="Courier New" style:font-name-complex="Courier New"/>
    </style:style>
    <style:style style:name="T97_2" style:family="text">
      <style:text-properties style:font-name="Courier New" style:font-name-asian="Courier New" style:font-name-complex="Courier New"/>
    </style:style>
    <style:style style:name="T97_3" style:family="text">
      <style:text-properties style:font-name="Courier New" style:font-name-asian="Courier New" style:font-name-complex="Courier New"/>
    </style:style>
    <style:style style:name="T97_4" style:family="text">
      <style:text-properties style:font-name="Courier New" style:font-name-asian="Courier New" style:font-name-complex="Courier New"/>
    </style:style>
    <style:style style:name="T97_5" style:family="text">
      <style:text-properties style:font-name="Courier New" style:font-name-asian="Courier New" style:font-name-complex="Courier New"/>
    </style:style>
    <style:style style:name="P98" style:family="paragraph" style:parent-style-name="Standard">
      <style:paragraph-properties fo:break-before="auto" fo:line-height="138%" style:writing-mode="lr-tb"/>
    </style:style>
    <style:style style:name="T98_1" style:family="text">
      <style:text-properties style:font-name="Courier New" style:font-name-asian="Courier New" style:font-name-complex="Courier New"/>
    </style:style>
    <style:style style:name="P99" style:family="paragraph" style:parent-style-name="Standard">
      <style:paragraph-properties fo:break-before="auto" fo:line-height="138%" style:writing-mode="lr-tb"/>
    </style:style>
    <style:style style:name="T99_1" style:family="text">
      <style:text-properties style:font-name="Courier New" style:font-name-asian="Courier New" style:font-name-complex="Courier New"/>
    </style:style>
    <style:style style:name="T99_2" style:family="text">
      <style:text-properties style:font-name="Courier New" style:font-name-asian="Courier New" style:font-name-complex="Courier New"/>
    </style:style>
    <style:style style:name="T99_3" style:family="text">
      <style:text-properties style:font-name="Courier New" style:font-name-asian="Courier New" style:font-name-complex="Courier New"/>
    </style:style>
    <style:style style:name="T99_4" style:family="text">
      <style:text-properties style:font-name="Courier New" style:font-name-asian="Courier New" style:font-name-complex="Courier New"/>
    </style:style>
    <style:style style:name="T99_5" style:family="text">
      <style:text-properties style:font-name="Courier New" style:font-name-asian="Courier New" style:font-name-complex="Courier New"/>
    </style:style>
    <style:style style:name="P100" style:family="paragraph" style:parent-style-name="Standard">
      <style:paragraph-properties fo:break-before="auto" fo:line-height="138%" style:writing-mode="lr-tb"/>
    </style:style>
    <style:style style:name="T100_1" style:family="text">
      <style:text-properties style:font-name="Courier New" style:font-name-asian="Courier New" style:font-name-complex="Courier New"/>
    </style:style>
    <style:style style:name="P101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02" style:family="paragraph" style:parent-style-name="Standard">
      <style:paragraph-properties fo:text-align="left" fo:break-before="auto" fo:line-height="138%" style:writing-mode="rl-tb"/>
    </style:style>
    <style:style style:name="T102_1" style:family="text"/>
    <style:style style:name="T102_2" style:family="text"/>
    <style:style style:name="T102_3" style:family="text">
      <style:text-properties style:font-name="Courier New" style:font-name-asian="Courier New" style:font-name-complex="Courier New"/>
    </style:style>
    <style:style style:name="T102_4" style:family="text">
      <style:text-properties style:font-name="Courier New" style:font-name-asian="Courier New" style:font-name-complex="Courier New"/>
    </style:style>
    <style:style style:name="T102_5" style:family="text">
      <style:text-properties style:font-name="Courier New" style:font-name-asian="Courier New" style:font-name-complex="Courier New"/>
    </style:style>
    <style:style style:name="T102_6" style:family="text">
      <style:text-properties style:font-name="Courier New" style:font-name-asian="Courier New" style:font-name-complex="Courier New"/>
    </style:style>
    <style:style style:name="T102_7" style:family="text">
      <style:text-properties style:font-name="Courier New" style:font-name-asian="Courier New" style:font-name-complex="Courier New"/>
    </style:style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>
      <style:text-properties style:font-name="Courier New" style:font-name-asian="Courier New" style:font-name-complex="Courier New"/>
    </style:style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>
      <style:text-properties style:font-name="Courier New" style:font-name-asian="Courier New" style:font-name-complex="Courier New"/>
    </style:style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>
      <style:text-properties style:font-name="Courier New" style:font-name-asian="Courier New" style:font-name-complex="Courier New"/>
    </style:style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>
      <style:text-properties style:font-name="Courier New" style:font-name-asian="Courier New" style:font-name-complex="Courier New"/>
    </style:style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T102_71" style:family="text"/>
    <style:style style:name="T102_72" style:family="text"/>
    <style:style style:name="T102_73" style:family="text"/>
    <style:style style:name="T102_74" style:family="text"/>
    <style:style style:name="T102_75" style:family="text"/>
    <style:style style:name="T102_76" style:family="text"/>
    <style:style style:name="T102_77" style:family="text"/>
    <style:style style:name="T102_78" style:family="text"/>
    <style:style style:name="T102_79" style:family="text"/>
    <style:style style:name="T102_80" style:family="text"/>
    <style:style style:name="T102_81" style:family="text"/>
    <style:style style:name="T102_82" style:family="text"/>
    <style:style style:name="T102_83" style:family="text"/>
    <style:style style:name="T102_84" style:family="text"/>
    <style:style style:name="T102_85" style:family="text"/>
    <style:style style:name="T102_86" style:family="text"/>
    <style:style style:name="T102_87" style:family="text"/>
    <style:style style:name="T102_88" style:family="text"/>
    <style:style style:name="T102_89" style:family="text"/>
    <style:style style:name="T102_90" style:family="text"/>
    <style:style style:name="T102_91" style:family="text"/>
    <style:style style:name="T102_92" style:family="text"/>
    <style:style style:name="P103" style:family="paragraph" style:parent-style-name="Standard">
      <style:paragraph-properties fo:break-before="auto" fo:line-height="138%" style:writing-mode="lr-tb"/>
    </style:style>
    <style:style style:name="T103_1" style:family="text">
      <style:text-properties style:font-name="Courier New" style:font-name-asian="Courier New" style:font-name-complex="Courier New"/>
    </style:style>
    <style:style style:name="T103_2" style:family="text">
      <style:text-properties style:font-name="Courier New" style:font-name-asian="Courier New" style:font-name-complex="Courier New"/>
    </style:style>
    <style:style style:name="T103_3" style:family="text">
      <style:text-properties style:font-name="Courier New" style:font-name-asian="Courier New" style:font-name-complex="Courier New"/>
    </style:style>
    <style:style style:name="T103_4" style:family="text">
      <style:text-properties style:font-name="Courier New" style:font-name-asian="Courier New" style:font-name-complex="Courier New"/>
    </style:style>
    <style:style style:name="P104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05" style:family="paragraph" style:parent-style-name="Standard">
      <style:paragraph-properties fo:text-align="left" fo:break-before="auto" fo:line-height="138%" style:writing-mode="rl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>
      <style:text-properties style:font-name="Courier New" style:font-name-asian="Courier New" style:font-name-complex="Courier New"/>
    </style:style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>
      <style:text-properties style:font-name="Courier New" style:font-name-asian="Courier New" style:font-name-complex="Courier New"/>
    </style:style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38%" style:writing-mode="lr-tb"/>
    </style:style>
    <style:style style:name="T107_1" style:family="text">
      <style:text-properties style:font-name="Courier New" style:font-name-asian="Courier New" style:font-name-complex="Courier New"/>
    </style:style>
    <style:style style:name="T107_2" style:family="text">
      <style:text-properties style:font-name="Courier New" style:font-name-asian="Courier New" style:font-name-complex="Courier New"/>
    </style:style>
    <style:style style:name="T107_3" style:family="text">
      <style:text-properties style:font-name="Courier New" style:font-name-asian="Courier New" style:font-name-complex="Courier New"/>
    </style:style>
    <style:style style:name="T107_4" style:family="text">
      <style:text-properties style:font-name="Courier New" style:font-name-asian="Courier New" style:font-name-complex="Courier New"/>
    </style:style>
    <style:style style:name="T107_5" style:family="text">
      <style:text-properties style:font-name="Courier New" style:font-name-asian="Courier New" style:font-name-complex="Courier New"/>
    </style:style>
    <style:style style:name="P108" style:family="paragraph" style:parent-style-name="Standard">
      <style:paragraph-properties fo:break-before="auto" fo:line-height="138%" style:writing-mode="lr-tb"/>
    </style:style>
    <style:style style:name="T108_1" style:family="text">
      <style:text-properties style:font-name="Courier New" style:font-name-asian="Courier New" style:font-name-complex="Courier New"/>
    </style:style>
    <style:style style:name="T108_2" style:family="text">
      <style:text-properties style:font-name="Courier New" style:font-name-asian="Courier New" style:font-name-complex="Courier New"/>
    </style:style>
    <style:style style:name="T108_3" style:family="text">
      <style:text-properties style:font-name="Courier New" style:font-name-asian="Courier New" style:font-name-complex="Courier New"/>
    </style:style>
    <style:style style:name="P109" style:family="paragraph" style:parent-style-name="Standard">
      <style:paragraph-properties fo:break-before="auto" fo:line-height="138%" style:writing-mode="lr-tb"/>
    </style:style>
    <style:style style:name="T109_1" style:family="text">
      <style:text-properties style:font-name="Courier New" style:font-name-asian="Courier New" style:font-name-complex="Courier New"/>
    </style:style>
    <style:style style:name="P110" style:family="paragraph" style:parent-style-name="Standard">
      <style:paragraph-properties fo:break-before="auto" fo:line-height="138%" style:writing-mode="lr-tb"/>
    </style:style>
    <style:style style:name="T110_1" style:family="text">
      <style:text-properties style:font-name="Courier New" style:font-name-asian="Courier New" style:font-name-complex="Courier New"/>
    </style:style>
    <style:style style:name="T110_2" style:family="text">
      <style:text-properties style:font-name="Courier New" style:font-name-asian="Courier New" style:font-name-complex="Courier New"/>
    </style:style>
    <style:style style:name="T110_3" style:family="text">
      <style:text-properties style:font-name="Courier New" style:font-name-asian="Courier New" style:font-name-complex="Courier New"/>
    </style:style>
    <style:style style:name="P111" style:family="paragraph" style:parent-style-name="Standard">
      <style:paragraph-properties fo:break-before="auto" fo:line-height="138%" style:writing-mode="lr-tb"/>
    </style:style>
    <style:style style:name="T111_1" style:family="text">
      <style:text-properties style:font-name="Courier New" style:font-name-asian="Courier New" style:font-name-complex="Courier New"/>
    </style:style>
    <style:style style:name="P112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13" style:family="paragraph" style:parent-style-name="Standard">
      <style:paragraph-properties fo:text-align="left" fo:break-before="auto" fo:line-height="138%" style:writing-mode="rl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38%" style:writing-mode="lr-tb"/>
    </style:style>
    <style:style style:name="T115_1" style:family="text">
      <style:text-properties style:font-name="Courier New" style:font-name-asian="Courier New" style:font-name-complex="Courier New"/>
    </style:style>
    <style:style style:name="T115_2" style:family="text">
      <style:text-properties style:font-name="Courier New" style:font-name-asian="Courier New" style:font-name-complex="Courier New"/>
    </style:style>
    <style:style style:name="T115_3" style:family="text">
      <style:text-properties style:font-name="Courier New" style:font-name-asian="Courier New" style:font-name-complex="Courier New"/>
    </style:style>
    <style:style style:name="T115_4" style:family="text">
      <style:text-properties style:font-name="Courier New" style:font-name-asian="Courier New" style:font-name-complex="Courier New"/>
    </style:style>
    <style:style style:name="T115_5" style:family="text">
      <style:text-properties style:font-name="Courier New" style:font-name-asian="Courier New" style:font-name-complex="Courier New"/>
    </style:style>
    <style:style style:name="P116" style:family="paragraph" style:parent-style-name="Standard">
      <style:paragraph-properties fo:break-before="auto" fo:line-height="138%" style:writing-mode="lr-tb"/>
    </style:style>
    <style:style style:name="T116_1" style:family="text">
      <style:text-properties style:font-name="Courier New" style:font-name-asian="Courier New" style:font-name-complex="Courier New"/>
    </style:style>
    <style:style style:name="T116_2" style:family="text">
      <style:text-properties style:font-name="Courier New" style:font-name-asian="Courier New" style:font-name-complex="Courier New"/>
    </style:style>
    <style:style style:name="T116_3" style:family="text">
      <style:text-properties style:font-name="Courier New" style:font-name-asian="Courier New" style:font-name-complex="Courier New"/>
    </style:style>
    <style:style style:name="P117" style:family="paragraph" style:parent-style-name="Standard">
      <style:paragraph-properties fo:break-before="auto" fo:line-height="138%" style:writing-mode="lr-tb"/>
    </style:style>
    <style:style style:name="T117_1" style:family="text">
      <style:text-properties style:font-name="Courier New" style:font-name-asian="Courier New" style:font-name-complex="Courier New"/>
    </style:style>
    <style:style style:name="P118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19" style:family="paragraph" style:parent-style-name="Standard">
      <style:paragraph-properties fo:text-align="left" fo:break-before="auto" fo:line-height="138%" style:writing-mode="rl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text-align="left" fo:break-before="auto" fo:line-height="138%" style:writing-mode="rl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>
      <style:text-properties style:font-name="Courier New" style:font-name-asian="Courier New" style:font-name-complex="Courier New"/>
    </style:style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>
      <style:text-properties style:font-name="Courier New" style:font-name-asian="Courier New" style:font-name-complex="Courier New"/>
    </style:style>
    <style:style style:name="T121_22" style:family="text">
      <style:text-properties style:font-name="Courier New" style:font-name-asian="Courier New" style:font-name-complex="Courier New"/>
    </style:style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Heading_20_1">
      <style:paragraph-properties fo:text-align="left" fo:break-before="auto" fo:line-height="138%" fo:margin-top="0.353cm" fo:margin-bottom="0cm" style:writing-mode="rl-tb"/>
    </style:style>
    <style:style style:name="T123_1" style:family="text">
      <style:text-properties fo:font-size="16pt" style:font-size-asian="16pt" style:font-size-complex="16pt" fo:font-weight="bold" style:font-weight-asian="bold" style:font-weight-complex="bold"/>
    </style:style>
    <style:style style:name="T123_2" style:family="text">
      <style:text-properties fo:font-size="16pt" style:font-size-asian="16pt" style:font-size-complex="16pt" fo:font-weight="bold" style:font-weight-asian="bold" style:font-weight-complex="bold"/>
    </style:style>
    <style:style style:name="T123_3" style:family="text">
      <style:text-properties fo:font-size="16pt" style:font-size-asian="16pt" style:font-size-complex="16pt" fo:font-weight="bold" style:font-weight-asian="bold" style:font-weight-complex="bold"/>
    </style:style>
    <style:style style:name="T123_4" style:family="text">
      <style:text-properties fo:font-size="16pt" style:font-size-asian="16pt" style:font-size-complex="16pt" fo:font-weight="bold" style:font-weight-asian="bold" style:font-weight-complex="bold"/>
    </style:style>
    <style:style style:name="T123_5" style:family="text">
      <style:text-properties fo:font-size="16pt" style:font-size-asian="16pt" style:font-size-complex="16pt" fo:font-weight="bold" style:font-weight-asian="bold" style:font-weight-complex="bold"/>
    </style:style>
    <style:style style:name="T123_6" style:family="text">
      <style:text-properties fo:font-size="16pt" style:font-size-asian="16pt" style:font-size-complex="16pt" fo:font-weight="bold" style:font-weight-asian="bold" style:font-weight-complex="bold"/>
    </style:style>
    <style:style style:name="T123_7" style:family="text">
      <style:text-properties fo:font-size="16pt" style:font-size-asian="16pt" style:font-size-complex="16pt" fo:font-weight="bold" style:font-weight-asian="bold" style:font-weight-complex="bold"/>
    </style:style>
    <style:style style:name="T123_8" style:family="text">
      <style:text-properties fo:font-size="16pt" style:font-size-asian="16pt" style:font-size-complex="16pt" fo:font-weight="bold" style:font-weight-asian="bold" style:font-weight-complex="bold"/>
    </style:style>
    <style:style style:name="P124" style:family="paragraph" style:parent-style-name="Standard">
      <style:paragraph-properties fo:text-align="left" fo:break-before="auto" fo:line-height="138%" style:writing-mode="rl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>
      <style:text-properties style:font-name="Courier New" style:font-name-asian="Courier New" style:font-name-complex="Courier New"/>
    </style:style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38%" style:writing-mode="lr-tb"/>
    </style:style>
    <style:style style:name="T126_1" style:family="text">
      <style:text-properties style:font-name="Courier New" style:font-name-asian="Courier New" style:font-name-complex="Courier New"/>
    </style:style>
    <style:style style:name="T126_2" style:family="text">
      <style:text-properties style:font-name="Courier New" style:font-name-asian="Courier New" style:font-name-complex="Courier New"/>
    </style:style>
    <style:style style:name="T126_3" style:family="text">
      <style:text-properties style:font-name="Courier New" style:font-name-asian="Courier New" style:font-name-complex="Courier New"/>
    </style:style>
    <style:style style:name="T126_4" style:family="text">
      <style:text-properties style:font-name="Courier New" style:font-name-asian="Courier New" style:font-name-complex="Courier New"/>
    </style:style>
    <style:style style:name="T126_5" style:family="text">
      <style:text-properties style:font-name="Courier New" style:font-name-asian="Courier New" style:font-name-complex="Courier New"/>
    </style:style>
    <style:style style:name="T126_6" style:family="text">
      <style:text-properties style:font-name="Courier New" style:font-name-asian="Courier New" style:font-name-complex="Courier New"/>
    </style:style>
    <style:style style:name="T126_7" style:family="text">
      <style:text-properties style:font-name="Courier New" style:font-name-asian="Courier New" style:font-name-complex="Courier New"/>
    </style:style>
    <style:style style:name="P127" style:family="paragraph" style:parent-style-name="Standard">
      <style:paragraph-properties fo:break-before="auto" fo:line-height="138%" style:writing-mode="lr-tb"/>
    </style:style>
    <style:style style:name="T127_1" style:family="text">
      <style:text-properties style:font-name="Courier New" style:font-name-asian="Courier New" style:font-name-complex="Courier New"/>
    </style:style>
    <style:style style:name="T127_2" style:family="text">
      <style:text-properties style:font-name="Courier New" style:font-name-asian="Courier New" style:font-name-complex="Courier New"/>
    </style:style>
    <style:style style:name="T127_3" style:family="text">
      <style:text-properties style:font-name="Courier New" style:font-name-asian="Courier New" style:font-name-complex="Courier New"/>
    </style:style>
    <style:style style:name="T127_4" style:family="text">
      <style:text-properties style:font-name="Courier New" style:font-name-asian="Courier New" style:font-name-complex="Courier New"/>
    </style:style>
    <style:style style:name="T127_5" style:family="text">
      <style:text-properties style:font-name="Courier New" style:font-name-asian="Courier New" style:font-name-complex="Courier New"/>
    </style:style>
    <style:style style:name="P128" style:family="paragraph" style:parent-style-name="Standard">
      <style:paragraph-properties fo:break-before="auto" fo:line-height="138%" style:writing-mode="lr-tb"/>
    </style:style>
    <style:style style:name="T128_1" style:family="text">
      <style:text-properties style:font-name="Courier New" style:font-name-asian="Courier New" style:font-name-complex="Courier New"/>
    </style:style>
    <style:style style:name="T128_2" style:family="text">
      <style:text-properties style:font-name="Courier New" style:font-name-asian="Courier New" style:font-name-complex="Courier New"/>
    </style:style>
    <style:style style:name="T128_3" style:family="text">
      <style:text-properties style:font-name="Courier New" style:font-name-asian="Courier New" style:font-name-complex="Courier New"/>
    </style:style>
    <style:style style:name="T128_4" style:family="text">
      <style:text-properties style:font-name="Courier New" style:font-name-asian="Courier New" style:font-name-complex="Courier New"/>
    </style:style>
    <style:style style:name="T128_5" style:family="text">
      <style:text-properties style:font-name="Courier New" style:font-name-asian="Courier New" style:font-name-complex="Courier New"/>
    </style:style>
    <style:style style:name="T128_6" style:family="text">
      <style:text-properties style:font-name="Courier New" style:font-name-asian="Courier New" style:font-name-complex="Courier New"/>
    </style:style>
    <style:style style:name="T128_7" style:family="text">
      <style:text-properties style:font-name="Courier New" style:font-name-asian="Courier New" style:font-name-complex="Courier New"/>
    </style:style>
    <style:style style:name="T128_8" style:family="text">
      <style:text-properties style:font-name="Courier New" style:font-name-asian="Courier New" style:font-name-complex="Courier New"/>
    </style:style>
    <style:style style:name="T128_9" style:family="text">
      <style:text-properties style:font-name="Courier New" style:font-name-asian="Courier New" style:font-name-complex="Courier New"/>
    </style:style>
    <style:style style:name="T128_10" style:family="text">
      <style:text-properties style:font-name="Courier New" style:font-name-asian="Courier New" style:font-name-complex="Courier New"/>
    </style:style>
    <style:style style:name="T128_11" style:family="text">
      <style:text-properties style:font-name="Courier New" style:font-name-asian="Courier New" style:font-name-complex="Courier New"/>
    </style:style>
    <style:style style:name="T128_12" style:family="text">
      <style:text-properties style:font-name="Courier New" style:font-name-asian="Courier New" style:font-name-complex="Courier New"/>
    </style:style>
    <style:style style:name="T128_13" style:family="text">
      <style:text-properties style:font-name="Courier New" style:font-name-asian="Courier New" style:font-name-complex="Courier New"/>
    </style:style>
    <style:style style:name="P12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30" style:family="paragraph" style:parent-style-name="Standard">
      <style:paragraph-properties fo:text-align="left" fo:break-before="auto" fo:line-height="138%" style:writing-mode="rl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P131" style:family="paragraph" style:parent-style-name="Standard">
      <style:paragraph-properties fo:text-align="left" fo:break-before="auto" fo:line-height="138%" style:writing-mode="rl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38%" style:writing-mode="lr-tb"/>
    </style:style>
    <style:style style:name="T133_1" style:family="text">
      <style:text-properties style:font-name="Courier New" style:font-name-asian="Courier New" style:font-name-complex="Courier New"/>
    </style:style>
    <style:style style:name="T133_2" style:family="text">
      <style:text-properties style:font-name="Courier New" style:font-name-asian="Courier New" style:font-name-complex="Courier New"/>
    </style:style>
    <style:style style:name="T133_3" style:family="text">
      <style:text-properties style:font-name="Courier New" style:font-name-asian="Courier New" style:font-name-complex="Courier New"/>
    </style:style>
    <style:style style:name="T133_4" style:family="text">
      <style:text-properties style:font-name="Courier New" style:font-name-asian="Courier New" style:font-name-complex="Courier New"/>
    </style:style>
    <style:style style:name="T133_5" style:family="text">
      <style:text-properties style:font-name="Courier New" style:font-name-asian="Courier New" style:font-name-complex="Courier New"/>
    </style:style>
    <style:style style:name="T133_6" style:family="text">
      <style:text-properties style:font-name="Courier New" style:font-name-asian="Courier New" style:font-name-complex="Courier New"/>
    </style:style>
    <style:style style:name="T133_7" style:family="text">
      <style:text-properties style:font-name="Courier New" style:font-name-asian="Courier New" style:font-name-complex="Courier New"/>
    </style:style>
    <style:style style:name="P134" style:family="paragraph" style:parent-style-name="Standard">
      <style:paragraph-properties fo:break-before="auto" fo:line-height="138%" style:writing-mode="lr-tb"/>
    </style:style>
    <style:style style:name="T134_1" style:family="text">
      <style:text-properties style:font-name="Courier New" style:font-name-asian="Courier New" style:font-name-complex="Courier New"/>
    </style:style>
    <style:style style:name="T134_2" style:family="text">
      <style:text-properties style:font-name="Courier New" style:font-name-asian="Courier New" style:font-name-complex="Courier New"/>
    </style:style>
    <style:style style:name="T134_3" style:family="text">
      <style:text-properties style:font-name="Courier New" style:font-name-asian="Courier New" style:font-name-complex="Courier New"/>
    </style:style>
    <style:style style:name="T134_4" style:family="text">
      <style:text-properties style:font-name="Courier New" style:font-name-asian="Courier New" style:font-name-complex="Courier New"/>
    </style:style>
    <style:style style:name="T134_5" style:family="text">
      <style:text-properties style:font-name="Courier New" style:font-name-asian="Courier New" style:font-name-complex="Courier New"/>
    </style:style>
    <style:style style:name="T134_6" style:family="text">
      <style:text-properties style:font-name="Courier New" style:font-name-asian="Courier New" style:font-name-complex="Courier New"/>
    </style:style>
    <style:style style:name="T134_7" style:family="text">
      <style:text-properties style:font-name="Courier New" style:font-name-asian="Courier New" style:font-name-complex="Courier New"/>
    </style:style>
    <style:style style:name="T134_8" style:family="text">
      <style:text-properties style:font-name="Courier New" style:font-name-asian="Courier New" style:font-name-complex="Courier New"/>
    </style:style>
    <style:style style:name="T134_9" style:family="text">
      <style:text-properties style:font-name="Courier New" style:font-name-asian="Courier New" style:font-name-complex="Courier New"/>
    </style:style>
    <style:style style:name="P135" style:family="paragraph" style:parent-style-name="Standard">
      <style:paragraph-properties fo:break-before="auto" fo:line-height="138%" style:writing-mode="lr-tb"/>
    </style:style>
    <style:style style:name="T135_1" style:family="text">
      <style:text-properties style:font-name="Courier New" style:font-name-asian="Courier New" style:font-name-complex="Courier New"/>
    </style:style>
    <style:style style:name="T135_2" style:family="text">
      <style:text-properties style:font-name="Courier New" style:font-name-asian="Courier New" style:font-name-complex="Courier New"/>
    </style:style>
    <style:style style:name="T135_3" style:family="text">
      <style:text-properties style:font-name="Courier New" style:font-name-asian="Courier New" style:font-name-complex="Courier New"/>
    </style:style>
    <style:style style:name="T135_4" style:family="text">
      <style:text-properties style:font-name="Courier New" style:font-name-asian="Courier New" style:font-name-complex="Courier New"/>
    </style:style>
    <style:style style:name="T135_5" style:family="text">
      <style:text-properties style:font-name="Courier New" style:font-name-asian="Courier New" style:font-name-complex="Courier New"/>
    </style:style>
    <style:style style:name="T135_6" style:family="text">
      <style:text-properties style:font-name="Courier New" style:font-name-asian="Courier New" style:font-name-complex="Courier New"/>
    </style:style>
    <style:style style:name="P136" style:family="paragraph" style:parent-style-name="Standard">
      <style:paragraph-properties fo:break-before="auto" fo:line-height="138%" style:writing-mode="lr-tb"/>
    </style:style>
    <style:style style:name="T136_1" style:family="text">
      <style:text-properties style:font-name="Courier New" style:font-name-asian="Courier New" style:font-name-complex="Courier New"/>
    </style:style>
    <style:style style:name="T136_2" style:family="text">
      <style:text-properties style:font-name="Courier New" style:font-name-asian="Courier New" style:font-name-complex="Courier New"/>
    </style:style>
    <style:style style:name="T136_3" style:family="text">
      <style:text-properties style:font-name="Courier New" style:font-name-asian="Courier New" style:font-name-complex="Courier New"/>
    </style:style>
    <style:style style:name="T136_4" style:family="text">
      <style:text-properties style:font-name="Courier New" style:font-name-asian="Courier New" style:font-name-complex="Courier New"/>
    </style:style>
    <style:style style:name="P137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38" style:family="paragraph" style:parent-style-name="Standard">
      <style:paragraph-properties fo:text-align="left" fo:break-before="auto" fo:line-height="138%" style:writing-mode="rl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>
      <style:text-properties style:font-name="Courier New" style:font-name-asian="Courier New" style:font-name-complex="Courier New"/>
    </style:style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>
      <style:text-properties style:font-name="Courier New" style:font-name-asian="Courier New" style:font-name-complex="Courier New"/>
    </style:style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Heading_20_1">
      <style:paragraph-properties fo:text-align="left" fo:break-before="auto" fo:line-height="138%" fo:margin-top="0.353cm" fo:margin-bottom="0cm" style:writing-mode="rl-tb"/>
    </style:style>
    <style:style style:name="T140_1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T140_2" style:family="text"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P141" style:family="paragraph" style:parent-style-name="Standard">
      <style:paragraph-properties fo:text-align="left" fo:break-before="auto" fo:line-height="138%" style:writing-mode="rl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P142" style:family="paragraph" style:parent-style-name="Standard">
      <style:paragraph-properties fo:break-before="auto" fo:line-height="138%" style:writing-mode="lr-tb"/>
    </style:style>
    <style:style style:name="T142_1" style:family="text">
      <style:text-properties style:font-name="Courier New" style:font-name-asian="Courier New" style:font-name-complex="Courier New"/>
    </style:style>
    <style:style style:name="T142_2" style:family="text">
      <style:text-properties style:font-name="Courier New" style:font-name-asian="Courier New" style:font-name-complex="Courier New"/>
    </style:style>
    <style:style style:name="T142_3" style:family="text">
      <style:text-properties style:font-name="Courier New" style:font-name-asian="Courier New" style:font-name-complex="Courier New"/>
    </style:style>
    <style:style style:name="T142_4" style:family="text">
      <style:text-properties style:font-name="Courier New" style:font-name-asian="Courier New" style:font-name-complex="Courier New"/>
    </style:style>
    <style:style style:name="T142_5" style:family="text">
      <style:text-properties style:font-name="Courier New" style:font-name-asian="Courier New" style:font-name-complex="Courier New"/>
    </style:style>
    <style:style style:name="T142_6" style:family="text">
      <style:text-properties style:font-name="Courier New" style:font-name-asian="Courier New" style:font-name-complex="Courier New"/>
    </style:style>
    <style:style style:name="T142_7" style:family="text">
      <style:text-properties style:font-name="Courier New" style:font-name-asian="Courier New" style:font-name-complex="Courier New"/>
    </style:style>
    <style:style style:name="T142_8" style:family="text">
      <style:text-properties style:font-name="Courier New" style:font-name-asian="Courier New" style:font-name-complex="Courier New"/>
    </style:style>
    <style:style style:name="T142_9" style:family="text">
      <style:text-properties style:font-name="Courier New" style:font-name-asian="Courier New" style:font-name-complex="Courier New"/>
    </style:style>
    <style:style style:name="T142_10" style:family="text">
      <style:text-properties style:font-name="Courier New" style:font-name-asian="Courier New" style:font-name-complex="Courier New"/>
    </style:style>
    <style:style style:name="T142_11" style:family="text">
      <style:text-properties style:font-name="Courier New" style:font-name-asian="Courier New" style:font-name-complex="Courier New"/>
    </style:style>
    <style:style style:name="T142_12" style:family="text">
      <style:text-properties style:font-name="Courier New" style:font-name-asian="Courier New" style:font-name-complex="Courier New"/>
    </style:style>
    <style:style style:name="T142_13" style:family="text">
      <style:text-properties style:font-name="Courier New" style:font-name-asian="Courier New" style:font-name-complex="Courier New"/>
    </style:style>
    <style:style style:name="T142_14" style:family="text">
      <style:text-properties style:font-name="Courier New" style:font-name-asian="Courier New" style:font-name-complex="Courier New"/>
    </style:style>
    <style:style style:name="T142_15" style:family="text">
      <style:text-properties style:font-name="Courier New" style:font-name-asian="Courier New" style:font-name-complex="Courier New"/>
    </style:style>
    <style:style style:name="T142_16" style:family="text">
      <style:text-properties style:font-name="Courier New" style:font-name-asian="Courier New" style:font-name-complex="Courier New"/>
    </style:style>
    <style:style style:name="T142_17" style:family="text">
      <style:text-properties style:font-name="Courier New" style:font-name-asian="Courier New" style:font-name-complex="Courier New"/>
    </style:style>
    <style:style style:name="T142_18" style:family="text">
      <style:text-properties style:font-name="Courier New" style:font-name-asian="Courier New" style:font-name-complex="Courier New"/>
    </style:style>
    <style:style style:name="T142_19" style:family="text">
      <style:text-properties style:font-name="Courier New" style:font-name-asian="Courier New" style:font-name-complex="Courier New"/>
    </style:style>
    <style:style style:name="T142_20" style:family="text">
      <style:text-properties style:font-name="Courier New" style:font-name-asian="Courier New" style:font-name-complex="Courier New"/>
    </style:style>
    <style:style style:name="T142_21" style:family="text">
      <style:text-properties style:font-name="Courier New" style:font-name-asian="Courier New" style:font-name-complex="Courier New"/>
    </style:style>
    <style:style style:name="T142_22" style:family="text">
      <style:text-properties style:font-name="Courier New" style:font-name-asian="Courier New" style:font-name-complex="Courier New"/>
    </style:style>
    <style:style style:name="T142_23" style:family="text">
      <style:text-properties style:font-name="Courier New" style:font-name-asian="Courier New" style:font-name-complex="Courier New"/>
    </style:style>
    <style:style style:name="T142_24" style:family="text">
      <style:text-properties style:font-name="Courier New" style:font-name-asian="Courier New" style:font-name-complex="Courier New"/>
    </style:style>
    <style:style style:name="T142_25" style:family="text">
      <style:text-properties style:font-name="Courier New" style:font-name-asian="Courier New" style:font-name-complex="Courier New"/>
    </style:style>
    <style:style style:name="T142_26" style:family="text">
      <style:text-properties style:font-name="Courier New" style:font-name-asian="Courier New" style:font-name-complex="Courier New"/>
    </style:style>
    <style:style style:name="T142_27" style:family="text">
      <style:text-properties style:font-name="Courier New" style:font-name-asian="Courier New" style:font-name-complex="Courier New"/>
    </style:style>
    <style:style style:name="T142_28" style:family="text">
      <style:text-properties style:font-name="Courier New" style:font-name-asian="Courier New" style:font-name-complex="Courier New"/>
    </style:style>
    <style:style style:name="T142_29" style:family="text">
      <style:text-properties style:font-name="Courier New" style:font-name-asian="Courier New" style:font-name-complex="Courier New"/>
    </style:style>
    <style:style style:name="T142_30" style:family="text">
      <style:text-properties style:font-name="Courier New" style:font-name-asian="Courier New" style:font-name-complex="Courier New"/>
    </style:style>
    <style:style style:name="T142_31" style:family="text">
      <style:text-properties style:font-name="Courier New" style:font-name-asian="Courier New" style:font-name-complex="Courier New"/>
    </style:style>
    <style:style style:name="T142_32" style:family="text">
      <style:text-properties style:font-name="Courier New" style:font-name-asian="Courier New" style:font-name-complex="Courier New"/>
    </style:style>
    <style:style style:name="T142_33" style:family="text">
      <style:text-properties style:font-name="Courier New" style:font-name-asian="Courier New" style:font-name-complex="Courier New"/>
    </style:style>
    <style:style style:name="T142_34" style:family="text">
      <style:text-properties style:font-name="Courier New" style:font-name-asian="Courier New" style:font-name-complex="Courier New"/>
    </style:style>
    <style:style style:name="T142_35" style:family="text">
      <style:text-properties style:font-name="Courier New" style:font-name-asian="Courier New" style:font-name-complex="Courier New"/>
    </style:style>
    <style:style style:name="T142_36" style:family="text">
      <style:text-properties style:font-name="Courier New" style:font-name-asian="Courier New" style:font-name-complex="Courier New"/>
    </style:style>
    <style:style style:name="P143" style:family="paragraph" style:parent-style-name="Standard">
      <style:paragraph-properties fo:text-align="left" fo:break-before="auto" fo:line-height="138%" style:writing-mode="rl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P144" style:family="paragraph" style:parent-style-name="Standard">
      <style:paragraph-properties fo:text-align="left" fo:break-before="auto" fo:line-height="138%" style:writing-mode="rl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P145" style:family="paragraph" style:parent-style-name="Standard">
      <style:paragraph-properties fo:text-align="left" fo:break-before="auto" fo:line-height="138%" style:writing-mode="rl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P146" style:family="paragraph" style:parent-style-name="Standard">
      <style:paragraph-properties fo:text-align="left" fo:break-before="auto" fo:line-height="138%" style:writing-mode="rl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P147" style:family="paragraph" style:parent-style-name="Standard">
      <style:paragraph-properties fo:text-align="left" fo:break-before="auto" fo:line-height="138%" style:writing-mode="rl-tb"/>
    </style:style>
    <style:style style:name="T147_1" style:family="text"/>
    <style:style style:name="T147_2" style:family="text"/>
    <style:style style:name="P148" style:family="paragraph" style:parent-style-name="Standard">
      <style:paragraph-properties fo:text-align="left" fo:break-before="auto" fo:line-height="138%" style:writing-mode="rl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text-align="left" fo:break-before="auto" fo:line-height="138%" style:writing-mode="rl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P151" style:family="paragraph" style:parent-style-name="Standard">
      <style:paragraph-properties fo:text-align="left" fo:break-before="auto" fo:line-height="138%" style:writing-mode="rl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P152" style:family="paragraph" style:parent-style-name="Standard">
      <style:paragraph-properties fo:break-before="auto" fo:line-height="138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P153" style:family="paragraph" style:parent-style-name="Standard">
      <style:paragraph-properties fo:text-align="left" fo:break-before="auto" fo:line-height="138%" style:writing-mode="rl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P154" style:family="paragraph" style:parent-style-name="Standard">
      <style:paragraph-properties fo:text-align="left" fo:break-before="auto" fo:line-height="138%" style:writing-mode="rl-tb"/>
    </style:style>
    <style:style style:name="T154_1" style:family="text"/>
    <style:style style:name="T154_2" style:family="text"/>
    <style:style style:name="P155" style:family="paragraph" style:parent-style-name="Standard">
      <style:paragraph-properties fo:text-align="left" fo:break-before="auto" fo:line-height="138%" style:writing-mode="rl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P156" style:family="paragraph" style:parent-style-name="Standard">
      <style:paragraph-properties fo:text-align="left" fo:break-before="auto" fo:line-height="138%" style:writing-mode="rl-tb"/>
    </style:style>
    <style:style style:name="T156_1" style:family="text"/>
    <style:style style:name="T156_2" style:family="text"/>
    <style:style style:name="P157" style:family="paragraph" style:parent-style-name="Standard">
      <style:paragraph-properties fo:text-align="left" fo:break-before="auto" fo:line-height="138%" style:writing-mode="rl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Standard">
      <style:paragraph-properties fo:text-align="left" fo:break-before="auto" fo:line-height="138%" style:writing-mode="rl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P160" style:family="paragraph" style:parent-style-name="Standard">
      <style:paragraph-properties fo:text-align="left" fo:break-before="auto" fo:line-height="138%" style:writing-mode="rl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P161" style:family="paragraph" style:parent-style-name="Standard">
      <style:paragraph-properties fo:text-align="left" fo:break-before="auto" fo:line-height="138%" style:writing-mode="rl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P162" style:family="paragraph" style:parent-style-name="Standard">
      <style:paragraph-properties fo:break-before="auto" fo:line-height="138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P163" style:family="paragraph" style:parent-style-name="Standard">
      <style:paragraph-properties fo:break-before="auto" fo:line-height="138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P164" style:family="paragraph" style:parent-style-name="Standard">
      <style:paragraph-properties fo:break-before="auto" fo:line-height="138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P165" style:family="paragraph" style:parent-style-name="Standard">
      <style:paragraph-properties fo:break-before="auto" fo:line-height="138%" style:writing-mode="lr-tb"/>
    </style:style>
    <style:style style:name="T165_1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text-align="left" fo:break-before="auto" fo:line-height="138%" style:writing-mode="rl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P168" style:family="paragraph" style:parent-style-name="Standard">
      <style:paragraph-properties fo:text-align="left" fo:break-before="auto" fo:line-height="138%" style:writing-mode="rl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P169" style:family="paragraph" style:parent-style-name="Standard">
      <style:paragraph-properties fo:text-align="left" fo:break-before="auto" fo:line-height="138%" style:writing-mode="rl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38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P172" style:family="paragraph" style:parent-style-name="Standard">
      <style:paragraph-properties fo:break-before="auto" fo:line-height="138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P173" style:family="paragraph" style:parent-style-name="Standard">
      <style:paragraph-properties fo:break-before="auto" fo:line-height="138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P174" style:family="paragraph" style:parent-style-name="Standard">
      <style:paragraph-properties fo:break-before="auto" fo:line-height="138%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text-align="left" fo:break-before="auto" fo:line-height="138%" style:writing-mode="rl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P177" style:family="paragraph" style:parent-style-name="Standard">
      <style:paragraph-properties fo:text-align="left" fo:break-before="auto" fo:line-height="138%" style:writing-mode="rl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38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P180" style:family="paragraph" style:parent-style-name="Standard">
      <style:paragraph-properties fo:break-before="auto" fo:line-height="138%" style:writing-mode="lr-tb"/>
    </style:style>
    <style:style style:name="T180_1" style:family="text"/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Standard">
      <style:paragraph-properties fo:text-align="left" fo:break-before="auto" fo:line-height="138%" style:writing-mode="rl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38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P185" style:family="paragraph" style:parent-style-name="Standard">
      <style:paragraph-properties fo:break-before="auto" fo:line-height="138%" style:writing-mode="lr-tb"/>
    </style:style>
    <style:style style:name="T185_1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text-align="left" fo:break-before="auto" fo:line-height="138%" style:writing-mode="rl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38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P190" style:family="paragraph" style:parent-style-name="Standard">
      <style:paragraph-properties fo:break-before="auto" fo:line-height="138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P191" style:family="paragraph" style:parent-style-name="Standard">
      <style:paragraph-properties fo:break-before="auto" fo:line-height="138%" style:writing-mode="lr-tb"/>
    </style:style>
    <style:style style:name="T191_1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text-align="left" fo:break-before="auto" fo:line-height="138%" style:writing-mode="rl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P194" style:family="paragraph" style:parent-style-name="Standard">
      <style:paragraph-properties fo:text-align="left" fo:break-before="auto" fo:line-height="138%" style:writing-mode="rl-tb"/>
    </style:style>
    <style:style style:name="T194_1" style:family="text"/>
    <style:style style:name="T194_2" style:family="text"/>
    <style:style style:name="P195" style:family="paragraph" style:parent-style-name="Standard">
      <style:paragraph-properties fo:text-align="left" fo:break-before="auto" fo:line-height="138%" style:writing-mode="rl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T195_43" style:family="text"/>
    <style:style style:name="T195_44" style:family="text"/>
    <style:style style:name="T195_45" style:family="text"/>
    <style:style style:name="T195_46" style:family="text"/>
    <style:style style:name="T195_47" style:family="text"/>
    <style:style style:name="T195_48" style:family="text"/>
    <style:style style:name="T195_49" style:family="text"/>
    <style:style style:name="T195_50" style:family="text"/>
    <style:style style:name="T195_51" style:family="text"/>
    <style:style style:name="T195_52" style:family="text"/>
    <style:style style:name="T195_53" style:family="text"/>
    <style:style style:name="T195_54" style:family="text"/>
    <style:style style:name="T195_55" style:family="text"/>
    <style:style style:name="T195_56" style:family="text"/>
    <style:style style:name="T195_57" style:family="text"/>
    <style:style style:name="T195_58" style:family="text"/>
    <style:style style:name="T195_59" style:family="text"/>
    <style:style style:name="T195_60" style:family="text"/>
    <style:style style:name="T195_61" style:family="text"/>
    <style:style style:name="T195_62" style:family="text"/>
    <style:style style:name="T195_63" style:family="text"/>
    <style:style style:name="T195_64" style:family="text"/>
    <style:style style:name="T195_65" style:family="text"/>
    <style:style style:name="T195_66" style:family="text"/>
    <style:style style:name="T195_67" style:family="text"/>
    <style:style style:name="T195_68" style:family="text"/>
    <style:style style:name="T195_69" style:family="text"/>
    <style:style style:name="T195_70" style:family="text"/>
    <style:style style:name="T195_71" style:family="text"/>
    <style:style style:name="T195_72" style:family="text"/>
    <style:style style:name="T195_73" style:family="text"/>
    <style:style style:name="T195_74" style:family="text"/>
    <style:style style:name="T195_75" style:family="text"/>
    <style:style style:name="T195_76" style:family="text"/>
    <style:style style:name="T195_77" style:family="text"/>
    <style:style style:name="T195_78" style:family="text"/>
    <style:style style:name="T195_79" style:family="text"/>
    <style:style style:name="T195_80" style:family="text"/>
    <style:style style:name="T195_81" style:family="text"/>
    <style:style style:name="T195_82" style:family="text"/>
    <style:style style:name="P196" style:family="paragraph" style:parent-style-name="Standard">
      <style:paragraph-properties fo:text-align="left" fo:break-before="auto" fo:line-height="138%" style:writing-mode="rl-tb"/>
    </style:style>
    <style:style style:name="T196_1" style:family="text"/>
    <style:style style:name="T196_2" style:family="text"/>
    <style:style style:name="P197" style:family="paragraph" style:parent-style-name="Standard">
      <style:paragraph-properties fo:text-align="left" fo:break-before="auto" fo:line-height="138%" style:writing-mode="rl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>
      <style:text-properties fo:color="#1155cc" style:text-underline-style="solid" style:text-underline-color="font-color"/>
    </style:style>
    <style:style style:name="T197_20" style:family="text"/>
    <style:style style:name="T197_21" style:family="text">
      <style:text-properties fo:color="#1155cc" style:text-underline-style="solid" style:text-underline-color="font-color"/>
    </style:style>
    <style:style style:name="T197_22" style:family="text"/>
    <style:style style:name="T197_23" style:family="text">
      <style:text-properties fo:color="#1155cc" style:text-underline-style="solid" style:text-underline-color="font-color"/>
    </style:style>
    <style:style style:name="T197_24" style:family="text"/>
    <style:style style:name="T197_25" style:family="text">
      <style:text-properties fo:color="#1155cc" style:text-underline-style="solid" style:text-underline-color="font-color"/>
    </style:style>
    <style:style style:name="T197_26" style:family="text"/>
    <style:style style:name="T197_27" style:family="text">
      <style:text-properties fo:color="#1155cc" style:text-underline-style="solid" style:text-underline-color="font-color"/>
    </style:style>
    <style:style style:name="T197_28" style:family="text"/>
    <style:style style:name="T197_29" style:family="text">
      <style:text-properties fo:color="#1155cc" style:text-underline-style="solid" style:text-underline-color="font-color"/>
    </style:style>
    <style:style style:name="T197_30" style:family="text"/>
    <style:style style:name="T197_31" style:family="text">
      <style:text-properties fo:color="#1155cc" style:text-underline-style="solid" style:text-underline-color="font-color"/>
    </style:style>
    <style:style style:name="T197_32" style:family="text"/>
    <style:style style:name="T197_33" style:family="text">
      <style:text-properties fo:color="#1155cc" style:text-underline-style="solid" style:text-underline-color="font-color"/>
    </style:style>
    <style:style style:name="T197_34" style:family="text"/>
    <style:style style:name="T197_35" style:family="text">
      <style:text-properties fo:color="#1155cc" style:text-underline-style="solid" style:text-underline-color="font-color"/>
    </style:style>
    <style:style style:name="T197_36" style:family="text"/>
    <style:style style:name="T197_37" style:family="text">
      <style:text-properties fo:color="#1155cc" style:text-underline-style="solid" style:text-underline-color="font-color"/>
    </style:style>
    <style:style style:name="T197_38" style:family="text"/>
    <style:style style:name="T197_39" style:family="text">
      <style:text-properties fo:color="#1155cc" style:text-underline-style="solid" style:text-underline-color="font-color"/>
    </style:style>
    <style:style style:name="T197_40" style:family="text"/>
    <style:style style:name="T197_41" style:family="text">
      <style:text-properties fo:color="#1155cc" style:text-underline-style="solid" style:text-underline-color="font-color"/>
    </style:style>
    <style:style style:name="T197_42" style:family="text"/>
    <style:style style:name="T197_43" style:family="text">
      <style:text-properties fo:color="#1155cc" style:text-underline-style="solid" style:text-underline-color="font-color"/>
    </style:style>
    <style:style style:name="T197_44" style:family="text"/>
    <style:style style:name="T197_45" style:family="text">
      <style:text-properties fo:color="#1155cc" style:text-underline-style="solid" style:text-underline-color="font-color"/>
    </style:style>
    <style:style style:name="T197_46" style:family="text"/>
    <style:style style:name="T197_47" style:family="text">
      <style:text-properties fo:color="#1155cc" style:text-underline-style="solid" style:text-underline-color="font-color"/>
    </style:style>
    <style:style style:name="T197_48" style:family="text"/>
    <style:style style:name="T197_49" style:family="text">
      <style:text-properties fo:color="#1155cc" style:text-underline-style="solid" style:text-underline-color="font-color"/>
    </style:style>
    <style:style style:name="T197_50" style:family="text"/>
    <style:style style:name="T197_51" style:family="text">
      <style:text-properties fo:color="#1155cc" style:text-underline-style="solid" style:text-underline-color="font-color"/>
    </style:style>
    <style:style style:name="T197_52" style:family="text"/>
    <style:style style:name="T197_53" style:family="text"/>
    <style:style style:name="T197_54" style:family="text"/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T197_71" style:family="text"/>
    <style:style style:name="T197_72" style:family="text"/>
    <style:style style:name="T197_73" style:family="text"/>
    <style:style style:name="T197_74" style:family="text"/>
    <style:style style:name="T197_75" style:family="text"/>
    <style:style style:name="T197_76" style:family="text"/>
    <style:style style:name="T197_77" style:family="text"/>
    <style:style style:name="T197_78" style:family="text"/>
    <style:style style:name="T197_79" style:family="text"/>
    <style:style style:name="T197_80" style:family="text"/>
    <style:style style:name="T197_81" style:family="text"/>
    <style:style style:name="T197_82" style:family="text"/>
    <style:style style:name="T197_83" style:family="text"/>
    <style:style style:name="T197_84" style:family="text"/>
    <style:style style:name="T197_85" style:family="text"/>
    <style:style style:name="T197_86" style:family="text"/>
    <style:style style:name="T197_87" style:family="text"/>
    <style:style style:name="T197_88" style:family="text"/>
    <style:style style:name="T197_89" style:family="text"/>
    <style:style style:name="T197_90" style:family="text"/>
    <style:style style:name="T197_91" style:family="text"/>
    <style:style style:name="T197_92" style:family="text"/>
    <style:style style:name="T197_93" style:family="text"/>
    <style:style style:name="T197_94" style:family="text"/>
    <style:style style:name="T197_95" style:family="text"/>
    <style:style style:name="T197_96" style:family="text"/>
    <style:style style:name="T197_97" style:family="text"/>
    <style:style style:name="T197_98" style:family="text"/>
    <style:style style:name="T197_99" style:family="text"/>
    <style:style style:name="T197_100" style:family="text"/>
    <style:style style:name="T197_101" style:family="text"/>
    <style:style style:name="T197_102" style:family="text"/>
    <style:style style:name="T197_103" style:family="text"/>
    <style:style style:name="T197_104" style:family="text"/>
    <style:style style:name="T197_105" style:family="text"/>
    <style:style style:name="T197_106" style:family="text"/>
    <style:style style:name="P198" style:family="paragraph" style:parent-style-name="Standard">
      <style:paragraph-properties fo:text-align="left" fo:break-before="auto" fo:line-height="138%" style:writing-mode="rl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T198_71" style:family="text"/>
    <style:style style:name="T198_72" style:family="text"/>
    <style:style style:name="T198_73" style:family="text"/>
    <style:style style:name="T198_74" style:family="text"/>
    <style:style style:name="T198_75" style:family="text"/>
    <style:style style:name="T198_76" style:family="text"/>
    <style:style style:name="T198_77" style:family="text"/>
    <style:style style:name="T198_78" style:family="text"/>
    <style:style style:name="T198_79" style:family="text"/>
    <style:style style:name="T198_80" style:family="text"/>
    <style:style style:name="T198_81" style:family="text"/>
    <style:style style:name="T198_82" style:family="text"/>
    <style:style style:name="T198_83" style:family="text"/>
    <style:style style:name="T198_84" style:family="text"/>
    <style:style style:name="T198_85" style:family="text"/>
    <style:style style:name="T198_86" style:family="text"/>
    <style:style style:name="T198_87" style:family="text"/>
    <style:style style:name="T198_88" style:family="text"/>
    <style:style style:name="T198_89" style:family="text"/>
    <style:style style:name="T198_90" style:family="text"/>
    <style:style style:name="T198_91" style:family="text"/>
    <style:style style:name="T198_92" style:family="text"/>
    <style:style style:name="T198_93" style:family="text"/>
    <style:style style:name="T198_94" style:family="text"/>
    <style:style style:name="T198_95" style:family="text"/>
    <style:style style:name="T198_96" style:family="text"/>
    <style:style style:name="T198_97" style:family="text"/>
    <style:style style:name="T198_98" style:family="text"/>
    <style:style style:name="T198_99" style:family="text"/>
    <style:style style:name="T198_100" style:family="text"/>
    <style:style style:name="T198_101" style:family="text"/>
    <style:style style:name="T198_102" style:family="text"/>
    <style:style style:name="T198_103" style:family="text"/>
    <style:style style:name="T198_104" style:family="text"/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text-align="left" fo:break-before="auto" fo:line-height="138%" style:writing-mode="rl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P201" style:family="paragraph" style:parent-style-name="Standard">
      <style:paragraph-properties fo:text-align="left" fo:break-before="auto" fo:line-height="138%" style:writing-mode="rl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T201_41" style:family="text"/>
    <style:style style:name="T201_42" style:family="text"/>
    <style:style style:name="T201_43" style:family="text"/>
    <style:style style:name="T201_44" style:family="text"/>
    <style:style style:name="T201_45" style:family="text"/>
    <style:style style:name="T201_46" style:family="text"/>
    <style:style style:name="T201_47" style:family="text"/>
    <style:style style:name="T201_48" style:family="text"/>
    <style:style style:name="T201_49" style:family="text"/>
    <style:style style:name="T201_50" style:family="text"/>
    <style:style style:name="T201_51" style:family="text"/>
    <style:style style:name="T201_52" style:family="text"/>
    <style:style style:name="P202" style:family="paragraph" style:parent-style-name="Standard">
      <style:paragraph-properties fo:break-before="auto" fo:line-height="115%" style:writing-mode="lr-tb"/>
    </style:style>
    <style:style style:name="P203" style:family="paragraph" style:parent-style-name="Standard">
      <style:paragraph-properties fo:break-before="auto" fo:line-height="138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P204" style:family="paragraph" style:parent-style-name="Standard">
      <style:paragraph-properties fo:break-before="auto" fo:line-height="138%" style:writing-mode="lr-tb"/>
    </style:style>
    <style:style style:name="T204_1" style:family="text"/>
    <style:style style:name="P205" style:family="paragraph" style:parent-style-name="Standard">
      <style:paragraph-properties fo:break-before="auto" fo:line-height="138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P206" style:family="paragraph" style:parent-style-name="Standard">
      <style:paragraph-properties fo:break-before="auto" fo:line-height="138%" style:writing-mode="lr-tb"/>
    </style:style>
    <style:style style:name="T206_1" style:family="text"/>
    <style:style style:name="P207" style:family="paragraph" style:parent-style-name="Standard">
      <style:paragraph-properties fo:break-before="auto" fo:line-height="115%" style:writing-mode="lr-tb"/>
    </style:style>
    <style:style style:name="P208" style:family="paragraph" style:parent-style-name="Standard">
      <style:paragraph-properties fo:text-align="left" fo:break-before="auto" fo:line-height="138%" style:writing-mode="rl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38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P211" style:family="paragraph" style:parent-style-name="Standard">
      <style:paragraph-properties fo:break-before="auto" fo:line-height="138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P212" style:family="paragraph" style:parent-style-name="Standard">
      <style:paragraph-properties fo:break-before="auto" fo:line-height="138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P213" style:family="paragraph" style:parent-style-name="Standard">
      <style:paragraph-properties fo:break-before="auto" fo:line-height="138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text-align="left" fo:break-before="auto" fo:line-height="138%" style:writing-mode="rl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/>
    <style:style style:name="P216" style:family="paragraph" style:parent-style-name="Standard">
      <style:paragraph-properties fo:break-before="auto" fo:line-height="138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P217" style:family="paragraph" style:parent-style-name="Standard">
      <style:paragraph-properties fo:text-align="left" fo:break-before="auto" fo:line-height="138%" style:writing-mode="rl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P218" style:family="paragraph" style:parent-style-name="Standard">
      <style:paragraph-properties fo:break-before="auto" fo:line-height="138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P219" style:family="paragraph" style:parent-style-name="Standard">
      <style:paragraph-properties fo:break-before="auto" fo:line-height="138%" style:writing-mode="lr-tb"/>
    </style:style>
    <style:style style:name="T219_1" style:family="text"/>
    <style:style style:name="P220" style:family="paragraph" style:parent-style-name="Standard">
      <style:paragraph-properties fo:break-before="auto" fo:line-height="138%" style:writing-mode="lr-tb"/>
    </style:style>
    <style:style style:name="T220_1" style:family="text"/>
    <style:style style:name="P221" style:family="paragraph" style:parent-style-name="Standard">
      <style:paragraph-properties fo:break-before="auto" fo:line-height="138%" style:writing-mode="lr-tb"/>
    </style:style>
    <style:style style:name="T221_1" style:family="text"/>
    <style:style style:name="P222" style:family="paragraph" style:parent-style-name="Standard">
      <style:paragraph-properties fo:text-align="left" fo:break-before="auto" fo:line-height="138%" style:writing-mode="rl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P223" style:family="paragraph" style:parent-style-name="Standard">
      <style:paragraph-properties fo:text-align="left" fo:break-before="auto" fo:line-height="138%" style:writing-mode="rl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38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P226" style:family="paragraph" style:parent-style-name="Standard">
      <style:paragraph-properties fo:break-before="auto" fo:line-height="138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text-align="left" fo:break-before="auto" fo:line-height="138%" style:writing-mode="rl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P229" style:family="paragraph" style:parent-style-name="Standard">
      <style:paragraph-properties fo:break-before="auto" fo:line-height="115%" style:writing-mode="lr-tb"/>
    </style:style>
    <style:style style:name="P230" style:family="paragraph" style:parent-style-name="Standard">
      <style:paragraph-properties fo:break-before="auto" fo:line-height="138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P231" style:family="paragraph" style:parent-style-name="Standard">
      <style:paragraph-properties fo:break-before="auto" fo:line-height="138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P232" style:family="paragraph" style:parent-style-name="Standard">
      <style:paragraph-properties fo:break-before="auto" fo:line-height="138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P233" style:family="paragraph" style:parent-style-name="Standard">
      <style:paragraph-properties fo:break-before="auto" fo:line-height="138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P234" style:family="paragraph" style:parent-style-name="Standard">
      <style:paragraph-properties fo:break-before="auto" fo:line-height="138%" style:writing-mode="lr-tb"/>
    </style:style>
    <style:style style:name="T234_1" style:family="text"/>
    <style:style style:name="T234_2" style:family="text"/>
    <style:style style:name="P235" style:family="paragraph" style:parent-style-name="Standard">
      <style:paragraph-properties fo:break-before="auto" fo:line-height="138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text-align="left" fo:break-before="auto" fo:line-height="138%" style:writing-mode="rl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T237_37" style:family="text"/>
    <style:style style:name="T237_38" style:family="text"/>
    <style:style style:name="T237_39" style:family="text"/>
    <style:style style:name="T237_40" style:family="text"/>
    <style:style style:name="T237_41" style:family="text"/>
    <style:style style:name="T237_42" style:family="text"/>
    <style:style style:name="T237_43" style:family="text"/>
    <style:style style:name="T237_44" style:family="text"/>
    <style:style style:name="P238" style:family="paragraph" style:parent-style-name="Standard">
      <style:paragraph-properties fo:break-before="auto" fo:line-height="138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Standard">
      <style:paragraph-properties fo:text-align="left" fo:break-before="auto" fo:line-height="138%" style:writing-mode="rl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P241" style:family="paragraph" style:parent-style-name="Standard">
      <style:paragraph-properties fo:text-align="left" fo:break-before="auto" fo:line-height="138%" style:writing-mode="rl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P242" style:family="paragraph" style:parent-style-name="Standard">
      <style:paragraph-properties fo:text-align="left" fo:break-before="auto" fo:line-height="138%" style:writing-mode="rl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/>
    <style:style style:name="T242_60" style:family="text"/>
    <style:style style:name="T242_61" style:family="text"/>
    <style:style style:name="T242_62" style:family="text"/>
    <style:style style:name="T242_63" style:family="text"/>
    <style:style style:name="T242_64" style:family="text"/>
    <style:style style:name="T242_65" style:family="text"/>
    <style:style style:name="T242_66" style:family="text"/>
    <style:style style:name="T242_67" style:family="text"/>
    <style:style style:name="T242_68" style:family="text"/>
    <style:style style:name="T242_69" style:family="text"/>
    <style:style style:name="T242_70" style:family="text"/>
    <style:style style:name="T242_71" style:family="text"/>
    <style:style style:name="T242_72" style:family="text"/>
    <style:style style:name="T242_73" style:family="text"/>
    <style:style style:name="T242_74" style:family="text"/>
    <style:style style:name="T242_75" style:family="text"/>
    <style:style style:name="T242_76" style:family="text"/>
    <style:style style:name="T242_77" style:family="text"/>
    <style:style style:name="T242_78" style:family="text"/>
    <style:style style:name="T242_79" style:family="text"/>
    <style:style style:name="T242_80" style:family="text"/>
    <style:style style:name="T242_81" style:family="text"/>
    <style:style style:name="T242_82" style:family="text"/>
    <style:style style:name="T242_83" style:family="text"/>
    <style:style style:name="T242_84" style:family="text"/>
    <style:style style:name="T242_85" style:family="text"/>
    <style:style style:name="T242_86" style:family="text"/>
    <style:style style:name="T242_87" style:family="text"/>
    <style:style style:name="T242_88" style:family="text"/>
    <style:style style:name="T242_89" style:family="text"/>
    <style:style style:name="T242_90" style:family="text"/>
    <style:style style:name="T242_91" style:family="text"/>
    <style:style style:name="T242_92" style:family="text"/>
    <style:style style:name="T242_93" style:family="text"/>
    <style:style style:name="T242_94" style:family="text"/>
    <style:style style:name="T242_95" style:family="text"/>
    <style:style style:name="T242_96" style:family="text"/>
    <style:style style:name="T242_97" style:family="text"/>
    <style:style style:name="T242_98" style:family="text"/>
    <style:style style:name="T242_99" style:family="text"/>
    <style:style style:name="T242_100" style:family="text"/>
    <style:style style:name="T242_101" style:family="text"/>
    <style:style style:name="T242_102" style:family="text"/>
    <style:style style:name="T242_103" style:family="text"/>
    <style:style style:name="T242_104" style:family="text"/>
    <style:style style:name="T242_105" style:family="text"/>
    <style:style style:name="T242_106" style:family="text"/>
    <style:style style:name="T242_107" style:family="text"/>
    <style:style style:name="T242_108" style:family="text"/>
    <style:style style:name="T242_109" style:family="text"/>
    <style:style style:name="T242_110" style:family="text"/>
    <style:style style:name="T242_111" style:family="text"/>
    <style:style style:name="T242_112" style:family="text"/>
    <style:style style:name="T242_113" style:family="text"/>
    <style:style style:name="T242_114" style:family="text"/>
    <style:style style:name="T242_115" style:family="text"/>
    <style:style style:name="T242_116" style:family="text"/>
    <style:style style:name="T242_117" style:family="text"/>
    <style:style style:name="T242_118" style:family="text"/>
    <style:style style:name="T242_119" style:family="text"/>
    <style:style style:name="T242_120" style:family="text"/>
    <style:style style:name="T242_121" style:family="text"/>
    <style:style style:name="T242_122" style:family="text"/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38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P245" style:family="paragraph" style:parent-style-name="Standard">
      <style:paragraph-properties fo:break-before="auto" fo:line-height="138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P246" style:family="paragraph" style:parent-style-name="Standard">
      <style:paragraph-properties fo:break-before="auto" fo:line-height="138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P247" style:family="paragraph" style:parent-style-name="Standard">
      <style:paragraph-properties fo:break-before="auto" fo:line-height="138%" style:writing-mode="lr-tb"/>
    </style:style>
    <style:style style:name="T247_1" style:family="text"/>
    <style:style style:name="P248" style:family="paragraph" style:parent-style-name="Standard">
      <style:paragraph-properties fo:break-before="auto" fo:line-height="138%" style:writing-mode="lr-tb"/>
    </style:style>
    <style:style style:name="T248_1" style:family="text"/>
    <style:style style:name="T248_2" style:family="text"/>
    <style:style style:name="T248_3" style:family="text"/>
    <style:style style:name="P249" style:family="paragraph" style:parent-style-name="Standard">
      <style:paragraph-properties fo:break-before="auto" fo:line-height="138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38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P252" style:family="paragraph" style:parent-style-name="Standard">
      <style:paragraph-properties fo:break-before="auto" fo:line-height="138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P253" style:family="paragraph" style:parent-style-name="Standard">
      <style:paragraph-properties fo:break-before="auto" fo:line-height="138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P254" style:family="paragraph" style:parent-style-name="Standard">
      <style:paragraph-properties fo:break-before="auto" fo:line-height="138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P255" style:family="paragraph" style:parent-style-name="Standard">
      <style:paragraph-properties fo:break-before="auto" fo:line-height="138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text-align="left" fo:break-before="auto" fo:line-height="138%" style:writing-mode="rl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T257_59" style:family="text"/>
    <style:style style:name="T257_60" style:family="text"/>
    <style:style style:name="T257_61" style:family="text"/>
    <style:style style:name="T257_62" style:family="text"/>
    <style:style style:name="T257_63" style:family="text"/>
    <style:style style:name="T257_64" style:family="text"/>
    <style:style style:name="T257_65" style:family="text"/>
    <style:style style:name="T257_66" style:family="text"/>
    <style:style style:name="T257_67" style:family="text"/>
    <style:style style:name="T257_68" style:family="text"/>
    <style:style style:name="T257_69" style:family="text"/>
    <style:style style:name="T257_70" style:family="text"/>
    <style:style style:name="T257_71" style:family="text"/>
    <style:style style:name="T257_72" style:family="text"/>
    <style:style style:name="T257_73" style:family="text"/>
    <style:style style:name="T257_74" style:family="text"/>
    <style:style style:name="T257_75" style:family="text"/>
    <style:style style:name="T257_76" style:family="text"/>
    <style:style style:name="T257_77" style:family="text"/>
    <style:style style:name="T257_78" style:family="text"/>
    <style:style style:name="T257_79" style:family="text"/>
    <style:style style:name="T257_80" style:family="text"/>
    <style:style style:name="T257_81" style:family="text"/>
    <style:style style:name="T257_82" style:family="text"/>
    <style:style style:name="T257_83" style:family="text"/>
    <style:style style:name="T257_84" style:family="text"/>
    <style:style style:name="P258" style:family="paragraph" style:parent-style-name="Standard">
      <style:paragraph-properties fo:text-align="left" fo:break-before="auto" fo:line-height="138%" style:writing-mode="rl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/>
    <style:style style:name="T258_40" style:family="text"/>
    <style:style style:name="T258_41" style:family="text"/>
    <style:style style:name="T258_42" style:family="text"/>
    <style:style style:name="T258_43" style:family="text"/>
    <style:style style:name="T258_44" style:family="text"/>
    <style:style style:name="T258_45" style:family="text"/>
    <style:style style:name="T258_46" style:family="text"/>
    <style:style style:name="T258_47" style:family="text"/>
    <style:style style:name="T258_48" style:family="text"/>
    <style:style style:name="T258_49" style:family="text"/>
    <style:style style:name="T258_50" style:family="text"/>
    <style:style style:name="T258_51" style:family="text"/>
    <style:style style:name="T258_52" style:family="text"/>
    <style:style style:name="T258_53" style:family="text"/>
    <style:style style:name="T258_54" style:family="text"/>
    <style:style style:name="T258_55" style:family="text"/>
    <style:style style:name="T258_56" style:family="text"/>
    <style:style style:name="T258_57" style:family="text"/>
    <style:style style:name="T258_58" style:family="text"/>
    <style:style style:name="T258_59" style:family="text"/>
    <style:style style:name="T258_60" style:family="text"/>
    <style:style style:name="T258_61" style:family="text"/>
    <style:style style:name="T258_62" style:family="text"/>
    <style:style style:name="T258_63" style:family="text"/>
    <style:style style:name="T258_64" style:family="text"/>
    <style:style style:name="T258_65" style:family="text"/>
    <style:style style:name="T258_66" style:family="text"/>
    <style:style style:name="T258_67" style:family="text"/>
    <style:style style:name="T258_68" style:family="text"/>
    <style:style style:name="T258_69" style:family="text"/>
    <style:style style:name="T258_70" style:family="text"/>
    <style:style style:name="T258_71" style:family="text"/>
    <style:style style:name="T258_72" style:family="text"/>
    <style:style style:name="T258_73" style:family="text"/>
    <style:style style:name="T258_74" style:family="text"/>
    <style:style style:name="T258_75" style:family="text"/>
    <style:style style:name="T258_76" style:family="text"/>
    <style:style style:name="T258_77" style:family="text"/>
    <style:style style:name="T258_78" style:family="text"/>
    <style:style style:name="T258_79" style:family="text"/>
    <style:style style:name="T258_80" style:family="text"/>
    <style:style style:name="T258_81" style:family="text"/>
    <style:style style:name="T258_82" style:family="text"/>
    <style:style style:name="T258_83" style:family="text"/>
    <style:style style:name="T258_84" style:family="text"/>
    <style:style style:name="T258_85" style:family="text"/>
    <style:style style:name="T258_86" style:family="text"/>
    <style:style style:name="T258_87" style:family="text"/>
    <style:style style:name="T258_88" style:family="text"/>
    <style:style style:name="T258_89" style:family="text"/>
    <style:style style:name="T258_90" style:family="text"/>
    <style:style style:name="T258_91" style:family="text"/>
    <style:style style:name="T258_92" style:family="text"/>
    <style:style style:name="T258_93" style:family="text"/>
    <style:style style:name="T258_94" style:family="text"/>
    <style:style style:name="T258_95" style:family="text"/>
    <style:style style:name="T258_96" style:family="text"/>
    <style:style style:name="T258_97" style:family="text"/>
    <style:style style:name="T258_98" style:family="text"/>
    <style:style style:name="T258_99" style:family="text"/>
    <style:style style:name="T258_100" style:family="text"/>
    <style:style style:name="T258_101" style:family="text"/>
    <style:style style:name="T258_102" style:family="text"/>
    <style:style style:name="P259" style:family="paragraph" style:parent-style-name="Standard">
      <style:paragraph-properties fo:text-align="left" fo:break-before="auto" fo:line-height="138%" style:writing-mode="rl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T259_34" style:family="text"/>
    <style:style style:name="T259_35" style:family="text"/>
    <style:style style:name="T259_36" style:family="text"/>
    <style:style style:name="T259_37" style:family="text"/>
    <style:style style:name="T259_38" style:family="text"/>
    <style:style style:name="T259_39" style:family="text"/>
    <style:style style:name="T259_40" style:family="text"/>
    <style:style style:name="T259_41" style:family="text"/>
    <style:style style:name="T259_42" style:family="text"/>
    <style:style style:name="T259_43" style:family="text"/>
    <style:style style:name="T259_44" style:family="text"/>
    <style:style style:name="T259_45" style:family="text"/>
    <style:style style:name="T259_46" style:family="text"/>
    <style:style style:name="T259_47" style:family="text"/>
    <style:style style:name="T259_48" style:family="text"/>
    <style:style style:name="T259_49" style:family="text"/>
    <style:style style:name="T259_50" style:family="text"/>
    <style:style style:name="P260" style:family="paragraph" style:parent-style-name="Standard">
      <style:paragraph-properties fo:break-before="auto" fo:line-height="115%" style:writing-mode="lr-tb"/>
    </style:style>
    <style:style style:name="P261" style:family="paragraph" style:parent-style-name="Standard">
      <style:paragraph-properties fo:break-before="auto" fo:line-height="138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/>
    <style:style style:name="T261_44" style:family="text"/>
    <style:style style:name="P262" style:family="paragraph" style:parent-style-name="Standard">
      <style:paragraph-properties fo:break-before="auto" fo:line-height="115%" style:writing-mode="lr-tb"/>
    </style:style>
    <style:style style:name="P263" style:family="paragraph" style:parent-style-name="Standard">
      <style:paragraph-properties fo:text-align="left" fo:break-before="auto" fo:line-height="138%" style:writing-mode="rl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T263_35" style:family="text"/>
    <style:style style:name="T263_36" style:family="text"/>
    <style:style style:name="T263_37" style:family="text"/>
    <style:style style:name="T263_38" style:family="text"/>
    <style:style style:name="T263_39" style:family="text"/>
    <style:style style:name="T263_40" style:family="text"/>
    <style:style style:name="T263_41" style:family="text"/>
    <style:style style:name="T263_42" style:family="text"/>
    <style:style style:name="T263_43" style:family="text"/>
    <style:style style:name="T263_44" style:family="text"/>
    <style:style style:name="T263_45" style:family="text"/>
    <style:style style:name="T263_46" style:family="text"/>
    <style:style style:name="T263_47" style:family="text"/>
    <style:style style:name="T263_48" style:family="text"/>
    <style:style style:name="T263_49" style:family="text"/>
    <style:style style:name="T263_50" style:family="text"/>
    <style:style style:name="T263_51" style:family="text"/>
    <style:style style:name="T263_52" style:family="text"/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38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P266" style:family="paragraph" style:parent-style-name="Standard">
      <style:paragraph-properties fo:break-before="auto" fo:line-height="115%" style:writing-mode="lr-tb"/>
    </style:style>
    <style:style style:name="P267" style:family="paragraph" style:parent-style-name="Standard">
      <style:paragraph-properties fo:text-align="left" fo:break-before="auto" fo:line-height="138%" style:writing-mode="rl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P268" style:family="paragraph" style:parent-style-name="Standard">
      <style:paragraph-properties fo:break-before="auto" fo:line-height="138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P269" style:family="paragraph" style:parent-style-name="Standard">
      <style:paragraph-properties fo:break-before="auto" fo:line-height="138%" style:writing-mode="lr-tb"/>
    </style:style>
    <style:style style:name="T269_1" style:family="text"/>
    <style:style style:name="P270" style:family="paragraph" style:parent-style-name="Standard">
      <style:paragraph-properties fo:break-before="auto" fo:line-height="138%" style:writing-mode="lr-tb"/>
    </style:style>
    <style:style style:name="T270_1" style:family="text"/>
    <style:style style:name="P271" style:family="paragraph" style:parent-style-name="Standard">
      <style:paragraph-properties fo:break-before="auto" fo:line-height="138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text-align="left" fo:break-before="auto" fo:line-height="138%" style:writing-mode="rl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T273_58" style:family="text"/>
    <style:style style:name="T273_59" style:family="text"/>
    <style:style style:name="T273_60" style:family="text"/>
    <style:style style:name="P274" style:family="paragraph" style:parent-style-name="Standard">
      <style:paragraph-properties fo:text-align="left" fo:break-before="auto" fo:line-height="138%" style:writing-mode="rl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38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P277" style:family="paragraph" style:parent-style-name="Standard">
      <style:paragraph-properties fo:break-before="auto" fo:line-height="115%" style:writing-mode="lr-tb"/>
    </style:style>
    <style:style style:name="P278" style:family="paragraph" style:parent-style-name="Standard">
      <style:paragraph-properties fo:text-align="left" fo:break-before="auto" fo:line-height="138%" style:writing-mode="rl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T278_58" style:family="text"/>
    <style:style style:name="T278_59" style:family="text"/>
    <style:style style:name="T278_60" style:family="text"/>
    <style:style style:name="T278_61" style:family="text"/>
    <style:style style:name="T278_62" style:family="text"/>
    <style:style style:name="T278_63" style:family="text"/>
    <style:style style:name="T278_64" style:family="text"/>
    <style:style style:name="T278_65" style:family="text"/>
    <style:style style:name="T278_66" style:family="text"/>
    <style:style style:name="T278_67" style:family="text"/>
    <style:style style:name="T278_68" style:family="text"/>
    <style:style style:name="T278_69" style:family="text"/>
    <style:style style:name="T278_70" style:family="text"/>
    <style:style style:name="T278_71" style:family="text"/>
    <style:style style:name="T278_72" style:family="text"/>
    <style:style style:name="T278_73" style:family="text"/>
    <style:style style:name="T278_74" style:family="text"/>
    <style:style style:name="T278_75" style:family="text"/>
    <style:style style:name="T278_76" style:family="text"/>
    <style:style style:name="T278_77" style:family="text"/>
    <style:style style:name="T278_78" style:family="text"/>
    <style:style style:name="T278_79" style:family="text"/>
    <style:style style:name="T278_80" style:family="text"/>
    <style:style style:name="T278_81" style:family="text"/>
    <style:style style:name="T278_82" style:family="text"/>
    <style:style style:name="T278_83" style:family="text"/>
    <style:style style:name="T278_84" style:family="text"/>
    <style:style style:name="T278_85" style:family="text"/>
    <style:style style:name="T278_86" style:family="text"/>
    <style:style style:name="T278_87" style:family="text"/>
    <style:style style:name="T278_88" style:family="text"/>
    <style:style style:name="T278_89" style:family="text"/>
    <style:style style:name="T278_90" style:family="text"/>
    <style:style style:name="T278_91" style:family="text"/>
    <style:style style:name="T278_92" style:family="text"/>
    <style:style style:name="T278_93" style:family="text"/>
    <style:style style:name="T278_94" style:family="text"/>
    <style:style style:name="T278_95" style:family="text"/>
    <style:style style:name="T278_96" style:family="text"/>
    <style:style style:name="T278_97" style:family="text"/>
    <style:style style:name="T278_98" style:family="text"/>
    <style:style style:name="T278_99" style:family="text"/>
    <style:style style:name="T278_100" style:family="text"/>
    <style:style style:name="T278_101" style:family="text"/>
    <style:style style:name="T278_102" style:family="text"/>
    <style:style style:name="T278_103" style:family="text"/>
    <style:style style:name="T278_104" style:family="text"/>
    <style:style style:name="P279" style:family="paragraph" style:parent-style-name="Standard">
      <style:paragraph-properties fo:break-before="auto" fo:line-height="115%" style:writing-mode="lr-tb"/>
    </style:style>
    <style:style style:name="P280" style:family="paragraph" style:parent-style-name="Standard">
      <style:paragraph-properties fo:text-align="left" fo:break-before="auto" fo:line-height="138%" style:writing-mode="rl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T280_45" style:family="text"/>
    <style:style style:name="T280_46" style:family="text"/>
    <style:style style:name="T280_47" style:family="text"/>
    <style:style style:name="T280_48" style:family="text"/>
    <style:style style:name="T280_49" style:family="text"/>
    <style:style style:name="T280_50" style:family="text"/>
    <style:style style:name="T280_51" style:family="text"/>
    <style:style style:name="T280_52" style:family="text"/>
    <style:style style:name="T280_53" style:family="text"/>
    <style:style style:name="T280_54" style:family="text"/>
    <style:style style:name="P281" style:family="paragraph" style:parent-style-name="Standard">
      <style:paragraph-properties fo:text-align="left" fo:break-before="auto" fo:line-height="138%" style:writing-mode="rl-tb"/>
    </style:style>
    <style:style style:name="T281_1" style:family="text"/>
    <style:style style:name="T281_2" style:family="text"/>
    <style:style style:name="P282" style:family="paragraph" style:parent-style-name="Standard">
      <style:paragraph-properties fo:text-align="left" fo:break-before="auto" fo:line-height="138%" style:writing-mode="rl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T282_49" style:family="text"/>
    <style:style style:name="T282_50" style:family="text"/>
    <style:style style:name="T282_51" style:family="text"/>
    <style:style style:name="T282_52" style:family="text"/>
    <style:style style:name="T282_53" style:family="text"/>
    <style:style style:name="T282_54" style:family="text"/>
    <style:style style:name="T282_55" style:family="text"/>
    <style:style style:name="T282_56" style:family="text"/>
    <style:style style:name="T282_57" style:family="text"/>
    <style:style style:name="T282_58" style:family="text"/>
    <style:style style:name="T282_59" style:family="text"/>
    <style:style style:name="T282_60" style:family="text"/>
    <style:style style:name="T282_61" style:family="text"/>
    <style:style style:name="T282_62" style:family="text"/>
    <style:style style:name="T282_63" style:family="text"/>
    <style:style style:name="T282_64" style:family="text"/>
    <style:style style:name="P283" style:family="paragraph" style:parent-style-name="Standard">
      <style:paragraph-properties fo:break-before="auto" fo:line-height="115%" style:writing-mode="lr-tb"/>
    </style:style>
    <style:style style:name="P284" style:family="paragraph" style:parent-style-name="Standard">
      <style:paragraph-properties fo:text-align="left" fo:break-before="auto" fo:line-height="138%" style:writing-mode="rl-tb"/>
    </style:style>
    <style:style style:name="T284_1" style:family="text"/>
    <style:style style:name="T284_2" style:family="text"/>
    <style:style style:name="P285" style:family="paragraph" style:parent-style-name="Standard">
      <style:paragraph-properties fo:break-before="auto" fo:line-height="138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P286" style:family="paragraph" style:parent-style-name="Standard">
      <style:paragraph-properties fo:text-align="left" fo:break-before="auto" fo:line-height="138%" style:writing-mode="rl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P287" style:family="paragraph" style:parent-style-name="Standard">
      <style:paragraph-properties fo:break-before="auto" fo:line-height="138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P288" style:family="paragraph" style:parent-style-name="Standard">
      <style:paragraph-properties fo:text-align="left" fo:break-before="auto" fo:line-height="138%" style:writing-mode="rl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T288_35" style:family="text"/>
    <style:style style:name="T288_36" style:family="text"/>
    <style:style style:name="T288_37" style:family="text"/>
    <style:style style:name="T288_38" style:family="text"/>
    <style:style style:name="T288_39" style:family="text"/>
    <style:style style:name="T288_40" style:family="text"/>
    <style:style style:name="T288_41" style:family="text"/>
    <style:style style:name="T288_42" style:family="text"/>
    <style:style style:name="T288_43" style:family="text"/>
    <style:style style:name="T288_44" style:family="text"/>
    <style:style style:name="P289" style:family="paragraph" style:parent-style-name="Standard">
      <style:paragraph-properties fo:break-before="auto" fo:line-height="138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P290" style:family="paragraph" style:parent-style-name="Standard">
      <style:paragraph-properties fo:text-align="left" fo:break-before="auto" fo:line-height="138%" style:writing-mode="rl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P291" style:family="paragraph" style:parent-style-name="Standard">
      <style:paragraph-properties fo:break-before="auto" fo:line-height="138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P292" style:family="paragraph" style:parent-style-name="Standard">
      <style:paragraph-properties fo:text-align="left" fo:break-before="auto" fo:line-height="138%" style:writing-mode="rl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P293" style:family="paragraph" style:parent-style-name="Standard">
      <style:paragraph-properties fo:break-before="auto" fo:line-height="138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P294" style:family="paragraph" style:parent-style-name="Standard">
      <style:paragraph-properties fo:text-align="left" fo:break-before="auto" fo:line-height="138%" style:writing-mode="rl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P295" style:family="paragraph" style:parent-style-name="Standard">
      <style:paragraph-properties fo:break-before="auto" fo:line-height="138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P296" style:family="paragraph" style:parent-style-name="Standard">
      <style:paragraph-properties fo:text-align="left" fo:break-before="auto" fo:line-height="138%" style:writing-mode="rl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T296_21" style:family="text"/>
    <style:style style:name="T296_22" style:family="text"/>
    <style:style style:name="T296_23" style:family="text"/>
    <style:style style:name="T296_24" style:family="text"/>
    <style:style style:name="T296_25" style:family="text"/>
    <style:style style:name="T296_26" style:family="text"/>
    <style:style style:name="T296_27" style:family="text"/>
    <style:style style:name="T296_28" style:family="text"/>
    <style:style style:name="P297" style:family="paragraph" style:parent-style-name="Standard">
      <style:paragraph-properties fo:break-before="auto" fo:line-height="138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P298" style:family="paragraph" style:parent-style-name="Standard">
      <style:paragraph-properties fo:text-align="left" fo:break-before="auto" fo:line-height="138%" style:writing-mode="rl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P299" style:family="paragraph" style:parent-style-name="Standard">
      <style:paragraph-properties fo:break-before="auto" fo:line-height="138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P300" style:family="paragraph" style:parent-style-name="Standard">
      <style:paragraph-properties fo:text-align="left" fo:break-before="auto" fo:line-height="138%" style:writing-mode="rl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P301" style:family="paragraph" style:parent-style-name="Standard">
      <style:paragraph-properties fo:break-before="auto" fo:line-height="138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P302" style:family="paragraph" style:parent-style-name="Standard">
      <style:paragraph-properties fo:text-align="left" fo:break-before="auto" fo:line-height="138%" style:writing-mode="rl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T302_29" style:family="text"/>
    <style:style style:name="T302_30" style:family="text"/>
    <style:style style:name="P303" style:family="paragraph" style:parent-style-name="Standard">
      <style:paragraph-properties fo:break-before="auto" fo:line-height="138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P304" style:family="paragraph" style:parent-style-name="Standard">
      <style:paragraph-properties fo:text-align="left" fo:break-before="auto" fo:line-height="138%" style:writing-mode="rl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P305" style:family="paragraph" style:parent-style-name="Standard">
      <style:paragraph-properties fo:break-before="auto" fo:line-height="138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P306" style:family="paragraph" style:parent-style-name="Standard">
      <style:paragraph-properties fo:text-align="left" fo:break-before="auto" fo:line-height="138%" style:writing-mode="rl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P307" style:family="paragraph" style:parent-style-name="Standard">
      <style:paragraph-properties fo:break-before="auto" fo:line-height="138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P308" style:family="paragraph" style:parent-style-name="Standard">
      <style:paragraph-properties fo:text-align="left" fo:break-before="auto" fo:line-height="138%" style:writing-mode="rl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P309" style:family="paragraph" style:parent-style-name="Standard">
      <style:paragraph-properties fo:break-before="auto" fo:line-height="115%" style:writing-mode="lr-tb"/>
    </style:style>
    <style:style style:name="P310" style:family="paragraph" style:parent-style-name="Standard">
      <style:paragraph-properties fo:text-align="left" fo:break-before="auto" fo:line-height="138%" style:writing-mode="rl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P311" style:family="paragraph" style:parent-style-name="Standard">
      <style:paragraph-properties fo:text-align="left" fo:break-before="auto" fo:line-height="138%" style:writing-mode="rl-tb"/>
    </style:style>
    <style:style style:name="T311_1" style:family="text"/>
    <style:style style:name="T311_2" style:family="text"/>
    <style:style style:name="P312" style:family="paragraph" style:parent-style-name="Standard">
      <style:paragraph-properties fo:text-align="left" fo:break-before="auto" fo:line-height="138%" style:writing-mode="rl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T312_41" style:family="text"/>
    <style:style style:name="T312_42" style:family="text"/>
    <style:style style:name="T312_43" style:family="text"/>
    <style:style style:name="T312_44" style:family="text"/>
    <style:style style:name="T312_45" style:family="text"/>
    <style:style style:name="T312_46" style:family="text"/>
    <style:style style:name="T312_47" style:family="text"/>
    <style:style style:name="T312_48" style:family="text"/>
    <style:style style:name="T312_49" style:family="text"/>
    <style:style style:name="T312_50" style:family="text"/>
    <style:style style:name="T312_51" style:family="text"/>
    <style:style style:name="T312_52" style:family="text"/>
    <style:style style:name="T312_53" style:family="text"/>
    <style:style style:name="T312_54" style:family="text"/>
    <style:style style:name="T312_55" style:family="text"/>
    <style:style style:name="T312_56" style:family="text"/>
    <style:style style:name="T312_57" style:family="text"/>
    <style:style style:name="T312_58" style:family="text"/>
    <style:style style:name="T312_59" style:family="text"/>
    <style:style style:name="T312_60" style:family="text"/>
    <style:style style:name="T312_61" style:family="text"/>
    <style:style style:name="T312_62" style:family="text"/>
    <style:style style:name="T312_63" style:family="text"/>
    <style:style style:name="T312_64" style:family="text"/>
    <style:style style:name="T312_65" style:family="text"/>
    <style:style style:name="T312_66" style:family="text"/>
    <style:style style:name="T312_67" style:family="text"/>
    <style:style style:name="T312_68" style:family="text"/>
    <style:style style:name="T312_69" style:family="text"/>
    <style:style style:name="T312_70" style:family="text"/>
    <style:style style:name="T312_71" style:family="text"/>
    <style:style style:name="T312_72" style:family="text"/>
    <style:style style:name="T312_73" style:family="text"/>
    <style:style style:name="T312_74" style:family="text"/>
    <style:style style:name="T312_75" style:family="text"/>
    <style:style style:name="T312_76" style:family="text"/>
    <style:style style:name="T312_77" style:family="text"/>
    <style:style style:name="T312_78" style:family="text"/>
    <style:style style:name="T312_79" style:family="text"/>
    <style:style style:name="T312_80" style:family="text"/>
    <style:style style:name="T312_81" style:family="text"/>
    <style:style style:name="T312_82" style:family="text"/>
    <style:style style:name="T312_83" style:family="text"/>
    <style:style style:name="T312_84" style:family="text"/>
    <style:style style:name="T312_85" style:family="text"/>
    <style:style style:name="T312_86" style:family="text"/>
    <style:style style:name="T312_87" style:family="text"/>
    <style:style style:name="T312_88" style:family="text"/>
    <style:style style:name="T312_89" style:family="text"/>
    <style:style style:name="T312_90" style:family="text"/>
    <style:style style:name="T312_91" style:family="text"/>
    <style:style style:name="T312_92" style:family="text"/>
    <style:style style:name="T312_93" style:family="text"/>
    <style:style style:name="T312_94" style:family="text"/>
    <style:style style:name="T312_95" style:family="text"/>
    <style:style style:name="T312_96" style:family="text"/>
    <style:style style:name="T312_97" style:family="text"/>
    <style:style style:name="T312_98" style:family="text"/>
    <style:style style:name="P313" style:family="paragraph" style:parent-style-name="Standard">
      <style:paragraph-properties fo:break-before="auto" fo:line-height="138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P314" style:family="paragraph" style:parent-style-name="Standard">
      <style:paragraph-properties fo:break-before="auto" fo:line-height="138%" style:writing-mode="lr-tb"/>
    </style:style>
    <style:style style:name="T314_1" style:family="text"/>
    <style:style style:name="T314_2" style:family="text"/>
    <style:style style:name="T314_3" style:family="text"/>
    <style:style style:name="P315" style:family="paragraph" style:parent-style-name="Standard">
      <style:paragraph-properties fo:break-before="auto" fo:line-height="138%" style:writing-mode="lr-tb"/>
    </style:style>
    <style:style style:name="T315_1" style:family="text"/>
    <style:style style:name="T315_2" style:family="text"/>
    <style:style style:name="T315_3" style:family="text"/>
    <style:style style:name="P316" style:family="paragraph" style:parent-style-name="Standard">
      <style:paragraph-properties fo:break-before="auto" fo:line-height="115%" style:writing-mode="lr-tb"/>
    </style:style>
    <style:style style:name="P317" style:family="paragraph" style:parent-style-name="Standard">
      <style:paragraph-properties fo:text-align="left" fo:break-before="auto" fo:line-height="138%" style:writing-mode="rl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T317_29" style:family="text"/>
    <style:style style:name="T317_30" style:family="text"/>
    <style:style style:name="T317_31" style:family="text"/>
    <style:style style:name="T317_32" style:family="text"/>
    <style:style style:name="T317_33" style:family="text"/>
    <style:style style:name="T317_34" style:family="text"/>
    <style:style style:name="T317_35" style:family="text"/>
    <style:style style:name="T317_36" style:family="text"/>
    <style:style style:name="T317_37" style:family="text"/>
    <style:style style:name="T317_38" style:family="text"/>
    <style:style style:name="T317_39" style:family="text"/>
    <style:style style:name="T317_40" style:family="text"/>
    <style:style style:name="P318" style:family="paragraph" style:parent-style-name="Standard">
      <style:paragraph-properties fo:text-align="left" fo:break-before="auto" fo:line-height="138%" style:writing-mode="rl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T318_29" style:family="text"/>
    <style:style style:name="T318_30" style:family="text"/>
    <style:style style:name="T318_31" style:family="text"/>
    <style:style style:name="T318_32" style:family="text"/>
    <style:style style:name="T318_33" style:family="text"/>
    <style:style style:name="T318_34" style:family="text"/>
    <style:style style:name="T318_35" style:family="text"/>
    <style:style style:name="T318_36" style:family="text"/>
    <style:style style:name="T318_37" style:family="text"/>
    <style:style style:name="T318_38" style:family="text"/>
    <style:style style:name="P319" style:family="paragraph" style:parent-style-name="Standard">
      <style:paragraph-properties fo:break-before="auto" fo:line-height="115%" style:writing-mode="lr-tb"/>
    </style:style>
    <style:style style:name="P320" style:family="paragraph" style:parent-style-name="Standard">
      <style:paragraph-properties fo:text-align="left" fo:break-before="auto" fo:line-height="138%" style:writing-mode="rl-tb"/>
    </style:style>
    <style:style style:name="T320_1" style:family="text"/>
    <style:style style:name="T320_2" style:family="text"/>
    <style:style style:name="P321" style:family="paragraph" style:parent-style-name="Standard">
      <style:paragraph-properties fo:text-align="left" fo:break-before="auto" fo:line-height="138%" style:writing-mode="rl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P322" style:family="paragraph" style:parent-style-name="Standard">
      <style:paragraph-properties fo:text-align="left" fo:break-before="auto" fo:line-height="138%" style:writing-mode="rl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T322_33" style:family="text"/>
    <style:style style:name="T322_34" style:family="text"/>
    <style:style style:name="T322_35" style:family="text"/>
    <style:style style:name="T322_36" style:family="text"/>
    <style:style style:name="T322_37" style:family="text"/>
    <style:style style:name="T322_38" style:family="text"/>
    <style:style style:name="P323" style:family="paragraph" style:parent-style-name="Standard">
      <style:paragraph-properties fo:break-before="auto" fo:line-height="138%" style:writing-mode="lr-tb"/>
    </style:style>
    <style:style style:name="T323_1" style:family="text">
      <style:text-properties fo:font-style="italic" style:font-style-asian="italic" style:font-style-complex="italic"/>
    </style:style>
    <style:style style:name="T323_2" style:family="text">
      <style:text-properties fo:font-style="italic" style:font-style-asian="italic" style:font-style-complex="italic"/>
    </style:style>
    <style:style style:name="T323_3" style:family="text">
      <style:text-properties fo:font-style="italic" style:font-style-asian="italic" style:font-style-complex="italic"/>
    </style:style>
    <style:style style:name="T323_4" style:family="text">
      <style:text-properties fo:font-style="italic" style:font-style-asian="italic" style:font-style-complex="italic"/>
    </style:style>
    <style:style style:name="T323_5" style:family="text">
      <style:text-properties fo:font-style="italic" style:font-style-asian="italic" style:font-style-complex="italic"/>
    </style:style>
    <style:style style:name="T323_6" style:family="text">
      <style:text-properties fo:font-style="italic" style:font-style-asian="italic" style:font-style-complex="italic"/>
    </style:style>
    <style:style style:name="T323_7" style:family="text">
      <style:text-properties fo:font-style="italic" style:font-style-asian="italic" style:font-style-complex="italic"/>
    </style:style>
    <style:style style:name="T323_8" style:family="text">
      <style:text-properties fo:font-style="italic" style:font-style-asian="italic" style:font-style-complex="italic"/>
    </style:style>
    <style:style style:name="T323_9" style:family="text">
      <style:text-properties fo:font-style="italic" style:font-style-asian="italic" style:font-style-complex="italic"/>
    </style:style>
    <style:style style:name="T323_10" style:family="text">
      <style:text-properties fo:font-style="italic" style:font-style-asian="italic" style:font-style-complex="italic"/>
    </style:style>
    <style:style style:name="T323_11" style:family="text">
      <style:text-properties fo:font-style="italic" style:font-style-asian="italic" style:font-style-complex="italic"/>
    </style:style>
    <style:style style:name="T323_12" style:family="text">
      <style:text-properties fo:font-style="italic" style:font-style-asian="italic" style:font-style-complex="italic"/>
    </style:style>
    <style:style style:name="T323_13" style:family="text">
      <style:text-properties fo:font-style="italic" style:font-style-asian="italic" style:font-style-complex="italic"/>
    </style:style>
    <style:style style:name="T323_14" style:family="text">
      <style:text-properties fo:font-style="italic" style:font-style-asian="italic" style:font-style-complex="italic"/>
    </style:style>
    <style:style style:name="T323_15" style:family="text">
      <style:text-properties fo:font-style="italic" style:font-style-asian="italic" style:font-style-complex="italic"/>
    </style:style>
    <style:style style:name="T323_16" style:family="text">
      <style:text-properties fo:font-style="italic" style:font-style-asian="italic" style:font-style-complex="italic"/>
    </style:style>
    <style:style style:name="T323_17" style:family="text">
      <style:text-properties fo:font-style="italic" style:font-style-asian="italic" style:font-style-complex="italic"/>
    </style:style>
    <style:style style:name="T323_18" style:family="text">
      <style:text-properties fo:font-style="italic" style:font-style-asian="italic" style:font-style-complex="italic"/>
    </style:style>
    <style:style style:name="T323_19" style:family="text">
      <style:text-properties fo:font-style="italic" style:font-style-asian="italic" style:font-style-complex="italic"/>
    </style:style>
    <style:style style:name="T323_20" style:family="text">
      <style:text-properties fo:font-style="italic" style:font-style-asian="italic" style:font-style-complex="italic"/>
    </style:style>
    <style:style style:name="T323_21" style:family="text">
      <style:text-properties fo:font-style="italic" style:font-style-asian="italic" style:font-style-complex="italic"/>
    </style:style>
    <style:style style:name="T323_22" style:family="text">
      <style:text-properties fo:font-style="italic" style:font-style-asian="italic" style:font-style-complex="italic"/>
    </style:style>
    <style:style style:name="T323_23" style:family="text">
      <style:text-properties fo:font-style="italic" style:font-style-asian="italic" style:font-style-complex="italic"/>
    </style:style>
    <style:style style:name="T323_24" style:family="text">
      <style:text-properties fo:font-style="italic" style:font-style-asian="italic" style:font-style-complex="italic"/>
    </style:style>
    <style:style style:name="T323_25" style:family="text">
      <style:text-properties fo:font-style="italic" style:font-style-asian="italic" style:font-style-complex="italic"/>
    </style:style>
    <style:style style:name="T323_26" style:family="text">
      <style:text-properties fo:font-style="italic" style:font-style-asian="italic" style:font-style-complex="italic"/>
    </style:style>
    <style:style style:name="T323_27" style:family="text">
      <style:text-properties fo:font-style="italic" style:font-style-asian="italic" style:font-style-complex="italic"/>
    </style:style>
    <style:style style:name="T323_28" style:family="text">
      <style:text-properties fo:font-style="italic" style:font-style-asian="italic" style:font-style-complex="italic"/>
    </style:style>
    <style:style style:name="T323_29" style:family="text">
      <style:text-properties fo:font-style="italic" style:font-style-asian="italic" style:font-style-complex="italic"/>
    </style:style>
    <style:style style:name="T323_30" style:family="text">
      <style:text-properties fo:font-style="italic" style:font-style-asian="italic" style:font-style-complex="italic"/>
    </style:style>
    <style:style style:name="T323_31" style:family="text">
      <style:text-properties fo:font-style="italic" style:font-style-asian="italic" style:font-style-complex="italic"/>
    </style:style>
    <style:style style:name="T323_32" style:family="text">
      <style:text-properties fo:font-style="italic" style:font-style-asian="italic" style:font-style-complex="italic"/>
    </style:style>
    <style:style style:name="T323_33" style:family="text">
      <style:text-properties fo:font-style="italic" style:font-style-asian="italic" style:font-style-complex="italic"/>
    </style:style>
    <style:style style:name="T323_34" style:family="text">
      <style:text-properties fo:font-style="italic" style:font-style-asian="italic" style:font-style-complex="italic"/>
    </style:style>
    <style:style style:name="T323_35" style:family="text">
      <style:text-properties fo:font-style="italic" style:font-style-asian="italic" style:font-style-complex="italic"/>
    </style:style>
    <style:style style:name="T323_36" style:family="text">
      <style:text-properties fo:font-style="italic" style:font-style-asian="italic" style:font-style-complex="italic"/>
    </style:style>
    <style:style style:name="T323_37" style:family="text">
      <style:text-properties fo:font-style="italic" style:font-style-asian="italic" style:font-style-complex="italic"/>
    </style:style>
    <style:style style:name="T323_38" style:family="text">
      <style:text-properties fo:font-style="italic" style:font-style-asian="italic" style:font-style-complex="italic"/>
    </style:style>
    <style:style style:name="T323_39" style:family="text">
      <style:text-properties fo:font-style="italic" style:font-style-asian="italic" style:font-style-complex="italic"/>
    </style:style>
    <style:style style:name="T323_40" style:family="text">
      <style:text-properties fo:font-style="italic" style:font-style-asian="italic" style:font-style-complex="italic"/>
    </style:style>
    <style:style style:name="T323_41" style:family="text">
      <style:text-properties fo:font-style="italic" style:font-style-asian="italic" style:font-style-complex="italic"/>
    </style:style>
    <style:style style:name="T323_42" style:family="text">
      <style:text-properties fo:font-style="italic" style:font-style-asian="italic" style:font-style-complex="italic"/>
    </style:style>
    <style:style style:name="T323_43" style:family="text">
      <style:text-properties fo:font-style="italic" style:font-style-asian="italic" style:font-style-complex="italic"/>
    </style:style>
    <style:style style:name="T323_44" style:family="text">
      <style:text-properties fo:font-style="italic" style:font-style-asian="italic" style:font-style-complex="italic"/>
    </style:style>
    <style:style style:name="T323_45" style:family="text">
      <style:text-properties fo:font-style="italic" style:font-style-asian="italic" style:font-style-complex="italic"/>
    </style:style>
    <style:style style:name="T323_46" style:family="text">
      <style:text-properties fo:font-style="italic" style:font-style-asian="italic" style:font-style-complex="italic"/>
    </style:style>
    <style:style style:name="T323_47" style:family="text">
      <style:text-properties fo:font-style="italic" style:font-style-asian="italic" style:font-style-complex="italic"/>
    </style:style>
    <style:style style:name="T323_48" style:family="text">
      <style:text-properties fo:font-style="italic" style:font-style-asian="italic" style:font-style-complex="italic"/>
    </style:style>
    <style:style style:name="T323_49" style:family="text">
      <style:text-properties fo:font-style="italic" style:font-style-asian="italic" style:font-style-complex="italic"/>
    </style:style>
    <style:style style:name="T323_50" style:family="text">
      <style:text-properties fo:font-style="italic" style:font-style-asian="italic" style:font-style-complex="italic"/>
    </style:style>
    <style:style style:name="T323_51" style:family="text">
      <style:text-properties fo:font-style="italic" style:font-style-asian="italic" style:font-style-complex="italic"/>
    </style:style>
    <style:style style:name="T323_52" style:family="text">
      <style:text-properties fo:font-style="italic" style:font-style-asian="italic" style:font-style-complex="italic"/>
    </style:style>
    <style:style style:name="T323_53" style:family="text">
      <style:text-properties fo:font-style="italic" style:font-style-asian="italic" style:font-style-complex="italic"/>
    </style:style>
    <style:style style:name="T323_54" style:family="text">
      <style:text-properties fo:font-style="italic" style:font-style-asian="italic" style:font-style-complex="italic"/>
    </style:style>
    <style:style style:name="T323_55" style:family="text">
      <style:text-properties fo:font-style="italic" style:font-style-asian="italic" style:font-style-complex="italic"/>
    </style:style>
    <style:style style:name="T323_56" style:family="text">
      <style:text-properties fo:font-style="italic" style:font-style-asian="italic" style:font-style-complex="italic"/>
    </style:style>
    <style:style style:name="T323_57" style:family="text">
      <style:text-properties fo:font-style="italic" style:font-style-asian="italic" style:font-style-complex="italic"/>
    </style:style>
    <style:style style:name="T323_58" style:family="text">
      <style:text-properties fo:font-style="italic" style:font-style-asian="italic" style:font-style-complex="italic"/>
    </style:style>
    <style:style style:name="T323_59" style:family="text">
      <style:text-properties fo:font-style="italic" style:font-style-asian="italic" style:font-style-complex="italic"/>
    </style:style>
    <style:style style:name="T323_60" style:family="text">
      <style:text-properties fo:font-style="italic" style:font-style-asian="italic" style:font-style-complex="italic"/>
    </style:style>
    <style:style style:name="T323_61" style:family="text">
      <style:text-properties fo:font-style="italic" style:font-style-asian="italic" style:font-style-complex="italic"/>
    </style:style>
    <style:style style:name="T323_62" style:family="text">
      <style:text-properties fo:font-style="italic" style:font-style-asian="italic" style:font-style-complex="italic"/>
    </style:style>
    <style:style style:name="T323_63" style:family="text">
      <style:text-properties fo:font-style="italic" style:font-style-asian="italic" style:font-style-complex="italic"/>
    </style:style>
    <style:style style:name="T323_64" style:family="text">
      <style:text-properties fo:font-style="italic" style:font-style-asian="italic" style:font-style-complex="italic"/>
    </style:style>
    <style:style style:name="T323_65" style:family="text">
      <style:text-properties fo:font-style="italic" style:font-style-asian="italic" style:font-style-complex="italic"/>
    </style:style>
    <style:style style:name="T323_66" style:family="text">
      <style:text-properties fo:font-style="italic" style:font-style-asian="italic" style:font-style-complex="italic"/>
    </style:style>
    <style:style style:name="T323_67" style:family="text">
      <style:text-properties fo:font-style="italic" style:font-style-asian="italic" style:font-style-complex="italic"/>
    </style:style>
    <style:style style:name="T323_68" style:family="text">
      <style:text-properties fo:font-style="italic" style:font-style-asian="italic" style:font-style-complex="italic"/>
    </style:style>
    <style:style style:name="T323_69" style:family="text">
      <style:text-properties fo:font-style="italic" style:font-style-asian="italic" style:font-style-complex="italic"/>
    </style:style>
    <style:style style:name="T323_70" style:family="text">
      <style:text-properties fo:font-style="italic" style:font-style-asian="italic" style:font-style-complex="italic"/>
    </style:style>
    <style:style style:name="T323_71" style:family="text">
      <style:text-properties fo:font-style="italic" style:font-style-asian="italic" style:font-style-complex="italic"/>
    </style:style>
    <style:style style:name="T323_72" style:family="text">
      <style:text-properties fo:font-style="italic" style:font-style-asian="italic" style:font-style-complex="italic"/>
    </style:style>
    <style:style style:name="T323_73" style:family="text">
      <style:text-properties fo:font-style="italic" style:font-style-asian="italic" style:font-style-complex="italic"/>
    </style:style>
    <style:style style:name="T323_74" style:family="text">
      <style:text-properties fo:font-style="italic" style:font-style-asian="italic" style:font-style-complex="italic"/>
    </style:style>
    <style:style style:name="T323_75" style:family="text">
      <style:text-properties fo:font-style="italic" style:font-style-asian="italic" style:font-style-complex="italic"/>
    </style:style>
    <style:style style:name="T323_76" style:family="text">
      <style:text-properties fo:font-style="italic" style:font-style-asian="italic" style:font-style-complex="italic"/>
    </style:style>
    <style:style style:name="T323_77" style:family="text">
      <style:text-properties fo:font-style="italic" style:font-style-asian="italic" style:font-style-complex="italic"/>
    </style:style>
    <style:style style:name="T323_78" style:family="text">
      <style:text-properties fo:font-style="italic" style:font-style-asian="italic" style:font-style-complex="italic"/>
    </style:style>
    <style:style style:name="T323_79" style:family="text">
      <style:text-properties fo:font-style="italic" style:font-style-asian="italic" style:font-style-complex="italic"/>
    </style:style>
    <style:style style:name="T323_80" style:family="text">
      <style:text-properties fo:font-style="italic" style:font-style-asian="italic" style:font-style-complex="italic"/>
    </style:style>
    <style:style style:name="T323_81" style:family="text">
      <style:text-properties fo:font-style="italic" style:font-style-asian="italic" style:font-style-complex="italic"/>
    </style:style>
    <style:style style:name="T323_82" style:family="text">
      <style:text-properties fo:font-style="italic" style:font-style-asian="italic" style:font-style-complex="italic"/>
    </style:style>
    <style:style style:name="T323_83" style:family="text">
      <style:text-properties fo:font-style="italic" style:font-style-asian="italic" style:font-style-complex="italic"/>
    </style:style>
    <style:style style:name="T323_84" style:family="text">
      <style:text-properties fo:font-style="italic" style:font-style-asian="italic" style:font-style-complex="italic"/>
    </style:style>
    <style:style style:name="T323_85" style:family="text">
      <style:text-properties fo:font-style="italic" style:font-style-asian="italic" style:font-style-complex="italic"/>
    </style:style>
    <style:style style:name="T323_86" style:family="text">
      <style:text-properties fo:font-style="italic" style:font-style-asian="italic" style:font-style-complex="italic"/>
    </style:style>
    <style:style style:name="T323_87" style:family="text">
      <style:text-properties fo:font-style="italic" style:font-style-asian="italic" style:font-style-complex="italic"/>
    </style:style>
    <style:style style:name="T323_88" style:family="text">
      <style:text-properties fo:font-style="italic" style:font-style-asian="italic" style:font-style-complex="italic"/>
    </style:style>
    <style:style style:name="T323_89" style:family="text">
      <style:text-properties fo:font-style="italic" style:font-style-asian="italic" style:font-style-complex="italic"/>
    </style:style>
    <style:style style:name="T323_90" style:family="text">
      <style:text-properties fo:font-style="italic" style:font-style-asian="italic" style:font-style-complex="italic"/>
    </style:style>
    <style:style style:name="T323_91" style:family="text">
      <style:text-properties fo:font-style="italic" style:font-style-asian="italic" style:font-style-complex="italic"/>
    </style:style>
    <style:style style:name="T323_92" style:family="text">
      <style:text-properties fo:font-style="italic" style:font-style-asian="italic" style:font-style-complex="italic"/>
    </style:style>
    <style:style style:name="T323_93" style:family="text">
      <style:text-properties fo:font-style="italic" style:font-style-asian="italic" style:font-style-complex="italic"/>
    </style:style>
    <style:style style:name="T323_94" style:family="text">
      <style:text-properties fo:font-style="italic" style:font-style-asian="italic" style:font-style-complex="italic"/>
    </style:style>
    <style:style style:name="T323_95" style:family="text">
      <style:text-properties fo:font-style="italic" style:font-style-asian="italic" style:font-style-complex="italic"/>
    </style:style>
    <style:style style:name="T323_96" style:family="text">
      <style:text-properties fo:font-style="italic" style:font-style-asian="italic" style:font-style-complex="italic"/>
    </style:style>
    <style:style style:name="T323_97" style:family="text">
      <style:text-properties fo:font-style="italic" style:font-style-asian="italic" style:font-style-complex="italic"/>
    </style:style>
    <style:style style:name="T323_98" style:family="text">
      <style:text-properties fo:font-style="italic" style:font-style-asian="italic" style:font-style-complex="italic"/>
    </style:style>
    <style:style style:name="T323_99" style:family="text">
      <style:text-properties fo:font-style="italic" style:font-style-asian="italic" style:font-style-complex="italic"/>
    </style:style>
    <style:style style:name="T323_100" style:family="text">
      <style:text-properties fo:font-style="italic" style:font-style-asian="italic" style:font-style-complex="italic"/>
    </style:style>
    <style:style style:name="T323_101" style:family="text">
      <style:text-properties fo:font-style="italic" style:font-style-asian="italic" style:font-style-complex="italic"/>
    </style:style>
    <style:style style:name="T323_102" style:family="text">
      <style:text-properties fo:font-style="italic" style:font-style-asian="italic" style:font-style-complex="italic"/>
    </style:style>
    <style:style style:name="T323_103" style:family="text">
      <style:text-properties fo:font-style="italic" style:font-style-asian="italic" style:font-style-complex="italic"/>
    </style:style>
    <style:style style:name="T323_104" style:family="text">
      <style:text-properties fo:font-style="italic" style:font-style-asian="italic" style:font-style-complex="italic"/>
    </style:style>
    <style:style style:name="T323_105" style:family="text">
      <style:text-properties fo:font-style="italic" style:font-style-asian="italic" style:font-style-complex="italic"/>
    </style:style>
    <style:style style:name="T323_106" style:family="text">
      <style:text-properties fo:font-style="italic" style:font-style-asian="italic" style:font-style-complex="italic"/>
    </style:style>
    <style:style style:name="T323_107" style:family="text">
      <style:text-properties fo:font-style="italic" style:font-style-asian="italic" style:font-style-complex="italic"/>
    </style:style>
    <style:style style:name="T323_108" style:family="text">
      <style:text-properties fo:font-style="italic" style:font-style-asian="italic" style:font-style-complex="italic"/>
    </style:style>
    <style:style style:name="T323_109" style:family="text">
      <style:text-properties fo:font-style="italic" style:font-style-asian="italic" style:font-style-complex="italic"/>
    </style:style>
    <style:style style:name="T323_110" style:family="text">
      <style:text-properties fo:font-style="italic" style:font-style-asian="italic" style:font-style-complex="italic"/>
    </style:style>
    <style:style style:name="T323_111" style:family="text">
      <style:text-properties fo:font-style="italic" style:font-style-asian="italic" style:font-style-complex="italic"/>
    </style:style>
    <style:style style:name="T323_112" style:family="text">
      <style:text-properties fo:font-style="italic" style:font-style-asian="italic" style:font-style-complex="italic"/>
    </style:style>
    <style:style style:name="T323_113" style:family="text">
      <style:text-properties fo:font-style="italic" style:font-style-asian="italic" style:font-style-complex="italic"/>
    </style:style>
    <style:style style:name="T323_114" style:family="text">
      <style:text-properties fo:font-style="italic" style:font-style-asian="italic" style:font-style-complex="italic"/>
    </style:style>
    <style:style style:name="T323_115" style:family="text">
      <style:text-properties fo:font-style="italic" style:font-style-asian="italic" style:font-style-complex="italic"/>
    </style:style>
    <style:style style:name="T323_116" style:family="text">
      <style:text-properties fo:font-style="italic" style:font-style-asian="italic" style:font-style-complex="italic"/>
    </style:style>
    <style:style style:name="T323_117" style:family="text">
      <style:text-properties fo:font-style="italic" style:font-style-asian="italic" style:font-style-complex="italic"/>
    </style:style>
    <style:style style:name="T323_118" style:family="text">
      <style:text-properties fo:font-style="italic" style:font-style-asian="italic" style:font-style-complex="italic"/>
    </style:style>
    <style:style style:name="T323_119" style:family="text">
      <style:text-properties fo:font-style="italic" style:font-style-asian="italic" style:font-style-complex="italic"/>
    </style:style>
    <style:style style:name="T323_120" style:family="text">
      <style:text-properties fo:font-style="italic" style:font-style-asian="italic" style:font-style-complex="italic"/>
    </style:style>
    <style:style style:name="T323_121" style:family="text">
      <style:text-properties fo:font-style="italic" style:font-style-asian="italic" style:font-style-complex="italic"/>
    </style:style>
    <style:style style:name="T323_122" style:family="text">
      <style:text-properties fo:font-style="italic" style:font-style-asian="italic" style:font-style-complex="italic"/>
    </style:style>
    <style:style style:name="T323_123" style:family="text">
      <style:text-properties fo:font-style="italic" style:font-style-asian="italic" style:font-style-complex="italic"/>
    </style:style>
    <style:style style:name="T323_124" style:family="text">
      <style:text-properties fo:font-style="italic" style:font-style-asian="italic" style:font-style-complex="italic"/>
    </style:style>
    <style:style style:name="T323_125" style:family="text">
      <style:text-properties fo:font-style="italic" style:font-style-asian="italic" style:font-style-complex="italic"/>
    </style:style>
    <style:style style:name="T323_126" style:family="text">
      <style:text-properties fo:font-style="italic" style:font-style-asian="italic" style:font-style-complex="italic"/>
    </style:style>
    <style:style style:name="T323_127" style:family="text">
      <style:text-properties fo:font-style="italic" style:font-style-asian="italic" style:font-style-complex="italic"/>
    </style:style>
    <style:style style:name="T323_128" style:family="text">
      <style:text-properties fo:font-style="italic" style:font-style-asian="italic" style:font-style-complex="italic"/>
    </style:style>
    <style:style style:name="T323_129" style:family="text">
      <style:text-properties fo:font-style="italic" style:font-style-asian="italic" style:font-style-complex="italic"/>
    </style:style>
    <style:style style:name="T323_130" style:family="text">
      <style:text-properties fo:font-style="italic" style:font-style-asian="italic" style:font-style-complex="italic"/>
    </style:style>
    <style:style style:name="T323_131" style:family="text">
      <style:text-properties fo:font-style="italic" style:font-style-asian="italic" style:font-style-complex="italic"/>
    </style:style>
    <style:style style:name="T323_132" style:family="text">
      <style:text-properties fo:font-style="italic" style:font-style-asian="italic" style:font-style-complex="italic"/>
    </style:style>
    <style:style style:name="T323_133" style:family="text">
      <style:text-properties fo:font-style="italic" style:font-style-asian="italic" style:font-style-complex="italic"/>
    </style:style>
    <style:style style:name="T323_134" style:family="text">
      <style:text-properties fo:font-style="italic" style:font-style-asian="italic" style:font-style-complex="italic"/>
    </style:style>
    <style:style style:name="T323_135" style:family="text">
      <style:text-properties fo:font-style="italic" style:font-style-asian="italic" style:font-style-complex="italic"/>
    </style:style>
    <style:style style:name="T323_136" style:family="text">
      <style:text-properties fo:font-style="italic" style:font-style-asian="italic" style:font-style-complex="italic"/>
    </style:style>
    <style:style style:name="T323_137" style:family="text">
      <style:text-properties fo:font-style="italic" style:font-style-asian="italic" style:font-style-complex="italic"/>
    </style:style>
    <style:style style:name="T323_138" style:family="text">
      <style:text-properties fo:font-style="italic" style:font-style-asian="italic" style:font-style-complex="italic"/>
    </style:style>
    <style:style style:name="T323_139" style:family="text">
      <style:text-properties fo:font-style="italic" style:font-style-asian="italic" style:font-style-complex="italic"/>
    </style:style>
    <style:style style:name="T323_140" style:family="text">
      <style:text-properties fo:font-style="italic" style:font-style-asian="italic" style:font-style-complex="italic"/>
    </style:style>
    <style:style style:name="T323_141" style:family="text">
      <style:text-properties fo:font-style="italic" style:font-style-asian="italic" style:font-style-complex="italic"/>
    </style:style>
    <style:style style:name="T323_142" style:family="text">
      <style:text-properties fo:font-style="italic" style:font-style-asian="italic" style:font-style-complex="italic"/>
    </style:style>
    <style:style style:name="T323_143" style:family="text">
      <style:text-properties fo:font-style="italic" style:font-style-asian="italic" style:font-style-complex="italic"/>
    </style:style>
    <style:style style:name="T323_144" style:family="text">
      <style:text-properties fo:font-style="italic" style:font-style-asian="italic" style:font-style-complex="italic"/>
    </style:style>
    <style:style style:name="T323_145" style:family="text">
      <style:text-properties fo:font-style="italic" style:font-style-asian="italic" style:font-style-complex="italic"/>
    </style:style>
    <style:style style:name="T323_146" style:family="text">
      <style:text-properties fo:font-style="italic" style:font-style-asian="italic" style:font-style-complex="italic"/>
    </style:style>
    <style:style style:name="T323_147" style:family="text">
      <style:text-properties fo:font-style="italic" style:font-style-asian="italic" style:font-style-complex="italic"/>
    </style:style>
    <style:style style:name="T323_148" style:family="text">
      <style:text-properties fo:font-style="italic" style:font-style-asian="italic" style:font-style-complex="italic"/>
    </style:style>
    <style:style style:name="T323_149" style:family="text">
      <style:text-properties fo:font-style="italic" style:font-style-asian="italic" style:font-style-complex="italic"/>
    </style:style>
    <style:style style:name="T323_150" style:family="text">
      <style:text-properties fo:font-style="italic" style:font-style-asian="italic" style:font-style-complex="italic"/>
    </style:style>
    <style:style style:name="T323_151" style:family="text">
      <style:text-properties fo:font-style="italic" style:font-style-asian="italic" style:font-style-complex="italic"/>
    </style:style>
    <style:style style:name="T323_152" style:family="text">
      <style:text-properties fo:font-style="italic" style:font-style-asian="italic" style:font-style-complex="italic"/>
    </style:style>
    <style:style style:name="T323_153" style:family="text">
      <style:text-properties fo:font-style="italic" style:font-style-asian="italic" style:font-style-complex="italic"/>
    </style:style>
    <style:style style:name="T323_154" style:family="text">
      <style:text-properties fo:font-style="italic" style:font-style-asian="italic" style:font-style-complex="italic"/>
    </style:style>
    <style:style style:name="T323_155" style:family="text">
      <style:text-properties fo:font-style="italic" style:font-style-asian="italic" style:font-style-complex="italic"/>
    </style:style>
    <style:style style:name="P324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25" style:family="paragraph" style:parent-style-name="Standard">
      <style:paragraph-properties fo:text-align="left" fo:break-before="auto" fo:line-height="138%" style:writing-mode="rl-tb"/>
    </style:style>
    <style:style style:name="T325_1" style:family="text"/>
    <style:style style:name="T325_2" style:family="text"/>
    <style:style style:name="P326" style:family="paragraph" style:parent-style-name="Standard">
      <style:paragraph-properties fo:text-align="left" fo:break-before="auto" fo:line-height="138%" style:writing-mode="rl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T326_33" style:family="text"/>
    <style:style style:name="T326_34" style:family="text"/>
    <style:style style:name="T326_35" style:family="text"/>
    <style:style style:name="T326_36" style:family="text"/>
    <style:style style:name="T326_37" style:family="text"/>
    <style:style style:name="T326_38" style:family="text"/>
    <style:style style:name="T326_39" style:family="text"/>
    <style:style style:name="T326_40" style:family="text"/>
    <style:style style:name="T326_41" style:family="text"/>
    <style:style style:name="T326_42" style:family="text"/>
    <style:style style:name="T326_43" style:family="text"/>
    <style:style style:name="T326_44" style:family="text"/>
    <style:style style:name="T326_45" style:family="text"/>
    <style:style style:name="T326_46" style:family="text"/>
    <style:style style:name="T326_47" style:family="text"/>
    <style:style style:name="T326_48" style:family="text"/>
    <style:style style:name="T326_49" style:family="text"/>
    <style:style style:name="T326_50" style:family="text"/>
    <style:style style:name="T326_51" style:family="text"/>
    <style:style style:name="T326_52" style:family="text"/>
    <style:style style:name="T326_53" style:family="text"/>
    <style:style style:name="T326_54" style:family="text"/>
    <style:style style:name="T326_55" style:family="text"/>
    <style:style style:name="T326_56" style:family="text"/>
    <style:style style:name="T326_57" style:family="text"/>
    <style:style style:name="T326_58" style:family="text"/>
    <style:style style:name="T326_59" style:family="text"/>
    <style:style style:name="T326_60" style:family="text"/>
    <style:style style:name="T326_61" style:family="text"/>
    <style:style style:name="T326_62" style:family="text"/>
    <style:style style:name="T326_63" style:family="text"/>
    <style:style style:name="T326_64" style:family="text"/>
    <style:style style:name="T326_65" style:family="text"/>
    <style:style style:name="T326_66" style:family="text"/>
    <style:style style:name="T326_67" style:family="text"/>
    <style:style style:name="T326_68" style:family="text"/>
    <style:style style:name="T326_69" style:family="text"/>
    <style:style style:name="T326_70" style:family="text"/>
    <style:style style:name="T326_71" style:family="text"/>
    <style:style style:name="T326_72" style:family="text"/>
    <style:style style:name="T326_73" style:family="text"/>
    <style:style style:name="T326_74" style:family="text"/>
    <style:style style:name="T326_75" style:family="text"/>
    <style:style style:name="T326_76" style:family="text"/>
    <style:style style:name="T326_77" style:family="text"/>
    <style:style style:name="T326_78" style:family="text"/>
    <style:style style:name="T326_79" style:family="text"/>
    <style:style style:name="T326_80" style:family="text"/>
    <style:style style:name="T326_81" style:family="text"/>
    <style:style style:name="T326_82" style:family="text"/>
    <style:style style:name="T326_83" style:family="text"/>
    <style:style style:name="T326_84" style:family="text"/>
    <style:style style:name="T326_85" style:family="text"/>
    <style:style style:name="T326_86" style:family="text"/>
    <style:style style:name="T326_87" style:family="text"/>
    <style:style style:name="T326_88" style:family="text"/>
    <style:style style:name="T326_89" style:family="text"/>
    <style:style style:name="T326_90" style:family="text"/>
    <style:style style:name="T326_91" style:family="text"/>
    <style:style style:name="T326_92" style:family="text"/>
    <style:style style:name="T326_93" style:family="text"/>
    <style:style style:name="T326_94" style:family="text"/>
    <style:style style:name="T326_95" style:family="text"/>
    <style:style style:name="T326_96" style:family="text"/>
    <style:style style:name="T326_97" style:family="text"/>
    <style:style style:name="T326_98" style:family="text"/>
    <style:style style:name="T326_99" style:family="text"/>
    <style:style style:name="T326_100" style:family="text"/>
    <style:style style:name="T326_101" style:family="text"/>
    <style:style style:name="T326_102" style:family="text"/>
    <style:style style:name="T326_103" style:family="text"/>
    <style:style style:name="T326_104" style:family="text"/>
    <style:style style:name="T326_105" style:family="text"/>
    <style:style style:name="T326_106" style:family="text"/>
    <style:style style:name="T326_107" style:family="text"/>
    <style:style style:name="T326_108" style:family="text"/>
    <style:style style:name="P327" style:family="paragraph" style:parent-style-name="Standard">
      <style:paragraph-properties fo:text-align="left" fo:break-before="auto" fo:line-height="138%" style:writing-mode="rl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T327_31" style:family="text"/>
    <style:style style:name="T327_32" style:family="text"/>
    <style:style style:name="T327_33" style:family="text"/>
    <style:style style:name="T327_34" style:family="text"/>
    <style:style style:name="T327_35" style:family="text"/>
    <style:style style:name="T327_36" style:family="text"/>
    <style:style style:name="T327_37" style:family="text"/>
    <style:style style:name="T327_38" style:family="text"/>
    <style:style style:name="T327_39" style:family="text"/>
    <style:style style:name="T327_40" style:family="text"/>
    <style:style style:name="T327_41" style:family="text"/>
    <style:style style:name="T327_42" style:family="text"/>
    <style:style style:name="T327_43" style:family="text"/>
    <style:style style:name="T327_44" style:family="text"/>
    <style:style style:name="T327_45" style:family="text"/>
    <style:style style:name="T327_46" style:family="text"/>
    <style:style style:name="T327_47" style:family="text"/>
    <style:style style:name="T327_48" style:family="text"/>
    <style:style style:name="T327_49" style:family="text"/>
    <style:style style:name="T327_50" style:family="text"/>
    <style:style style:name="T327_51" style:family="text"/>
    <style:style style:name="T327_52" style:family="text"/>
    <style:style style:name="T327_53" style:family="text"/>
    <style:style style:name="T327_54" style:family="text"/>
    <style:style style:name="T327_55" style:family="text"/>
    <style:style style:name="T327_56" style:family="text"/>
    <style:style style:name="T327_57" style:family="text"/>
    <style:style style:name="T327_58" style:family="text"/>
    <style:style style:name="T327_59" style:family="text"/>
    <style:style style:name="T327_60" style:family="text"/>
    <style:style style:name="T327_61" style:family="text"/>
    <style:style style:name="T327_62" style:family="text"/>
    <style:style style:name="T327_63" style:family="text"/>
    <style:style style:name="T327_64" style:family="text"/>
    <style:style style:name="T327_65" style:family="text"/>
    <style:style style:name="T327_66" style:family="text"/>
    <style:style style:name="T327_67" style:family="text"/>
    <style:style style:name="T327_68" style:family="text"/>
    <style:style style:name="T327_69" style:family="text"/>
    <style:style style:name="T327_70" style:family="text"/>
    <style:style style:name="T327_71" style:family="text"/>
    <style:style style:name="T327_72" style:family="text"/>
    <style:style style:name="T327_73" style:family="text"/>
    <style:style style:name="T327_74" style:family="text"/>
    <style:style style:name="T327_75" style:family="text"/>
    <style:style style:name="T327_76" style:family="text"/>
    <style:style style:name="P328" style:family="paragraph" style:parent-style-name="Standard">
      <style:paragraph-properties fo:text-align="left" fo:break-before="auto" fo:line-height="138%" style:writing-mode="rl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T328_34" style:family="text"/>
    <style:style style:name="T328_35" style:family="text"/>
    <style:style style:name="T328_36" style:family="text"/>
    <style:style style:name="T328_37" style:family="text"/>
    <style:style style:name="T328_38" style:family="text"/>
    <style:style style:name="T328_39" style:family="text"/>
    <style:style style:name="T328_40" style:family="text"/>
    <style:style style:name="P329" style:family="paragraph" style:parent-style-name="Standard">
      <style:paragraph-properties fo:text-align="left" fo:break-before="auto" fo:line-height="138%" style:writing-mode="rl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T329_29" style:family="text"/>
    <style:style style:name="T329_30" style:family="text"/>
    <style:style style:name="T329_31" style:family="text"/>
    <style:style style:name="T329_32" style:family="text"/>
    <style:style style:name="T329_33" style:family="text"/>
    <style:style style:name="T329_34" style:family="text"/>
    <style:style style:name="T329_35" style:family="text"/>
    <style:style style:name="T329_36" style:family="text"/>
    <style:style style:name="T329_37" style:family="text"/>
    <style:style style:name="T329_38" style:family="text"/>
    <style:style style:name="T329_39" style:family="text"/>
    <style:style style:name="T329_40" style:family="text"/>
    <style:style style:name="T329_41" style:family="text"/>
    <style:style style:name="T329_42" style:family="text"/>
    <style:style style:name="T329_43" style:family="text"/>
    <style:style style:name="T329_44" style:family="text"/>
    <style:style style:name="T329_45" style:family="text"/>
    <style:style style:name="T329_46" style:family="text"/>
    <style:style style:name="T329_47" style:family="text"/>
    <style:style style:name="T329_48" style:family="text"/>
    <style:style style:name="T329_49" style:family="text"/>
    <style:style style:name="T329_50" style:family="text"/>
    <style:style style:name="T329_51" style:family="text"/>
    <style:style style:name="T329_52" style:family="text"/>
    <style:style style:name="T329_53" style:family="text"/>
    <style:style style:name="T329_54" style:family="text"/>
    <style:style style:name="T329_55" style:family="text"/>
    <style:style style:name="T329_56" style:family="text"/>
    <style:style style:name="T329_57" style:family="text"/>
    <style:style style:name="T329_58" style:family="text"/>
    <style:style style:name="P330" style:family="paragraph" style:parent-style-name="Standard">
      <style:paragraph-properties fo:text-align="left" fo:break-before="auto" fo:line-height="138%" style:writing-mode="rl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T330_33" style:family="text"/>
    <style:style style:name="T330_34" style:family="text"/>
    <style:style style:name="T330_35" style:family="text"/>
    <style:style style:name="T330_36" style:family="text"/>
    <style:style style:name="T330_37" style:family="text"/>
    <style:style style:name="T330_38" style:family="text"/>
    <style:style style:name="T330_39" style:family="text"/>
    <style:style style:name="T330_40" style:family="text"/>
    <style:style style:name="T330_41" style:family="text"/>
    <style:style style:name="T330_42" style:family="text"/>
    <style:style style:name="T330_43" style:family="text"/>
    <style:style style:name="T330_44" style:family="text"/>
    <style:style style:name="T330_45" style:family="text"/>
    <style:style style:name="T330_46" style:family="text"/>
    <style:style style:name="T330_47" style:family="text"/>
    <style:style style:name="T330_48" style:family="text"/>
    <style:style style:name="T330_49" style:family="text"/>
    <style:style style:name="T330_50" style:family="text"/>
    <style:style style:name="T330_51" style:family="text"/>
    <style:style style:name="T330_52" style:family="text"/>
    <style:style style:name="T330_53" style:family="text"/>
    <style:style style:name="T330_54" style:family="text"/>
    <style:style style:name="T330_55" style:family="text"/>
    <style:style style:name="T330_56" style:family="text"/>
    <style:style style:name="T330_57" style:family="text"/>
    <style:style style:name="T330_58" style:family="text"/>
    <style:style style:name="T330_59" style:family="text"/>
    <style:style style:name="T330_60" style:family="text"/>
    <style:style style:name="T330_61" style:family="text"/>
    <style:style style:name="T330_62" style:family="text"/>
    <style:style style:name="T330_63" style:family="text"/>
    <style:style style:name="T330_64" style:family="text"/>
    <style:style style:name="T330_65" style:family="text"/>
    <style:style style:name="T330_66" style:family="text"/>
    <style:style style:name="T330_67" style:family="text"/>
    <style:style style:name="T330_68" style:family="text"/>
    <style:style style:name="T330_69" style:family="text"/>
    <style:style style:name="T330_70" style:family="text"/>
    <style:style style:name="T330_71" style:family="text"/>
    <style:style style:name="T330_72" style:family="text"/>
    <style:style style:name="T330_73" style:family="text"/>
    <style:style style:name="T330_74" style:family="text"/>
    <style:style style:name="T330_75" style:family="text"/>
    <style:style style:name="P33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فصل</text:span><text:span text:style-name="T1_2"><text:s/>۸</text:span></text:p>
      <text:p text:style-name="P2"><text:span text:style-name="T2_1">رشته</text:span><text:span text:style-name="T2_2"><text:s/></text:span><text:span text:style-name="T2_3">ها</text:span></text:p>
      <text:p text:style-name="P3"/>
      <text:h text:style-name="P4" text:outline-level="10"><text:bookmark-start text:name="h.k70kuneeujna"/><text:bookmark-end text:name="h.k70kuneeujna"/><text:span text:style-name="T4_1">۸.۱<text:s/></text:span><text:span text:style-name="T4_2">رشته</text:span><text:span text:style-name="T4_3"><text:s/></text:span><text:span text:style-name="T4_4">یعنی</text:span><text:span text:style-name="T4_5"><text:s/></text:span><text:span text:style-name="T4_6">دنباله</text:span></text:h>
      <text:p text:style-name="P5"><text:span text:style-name="T5_1">هر</text:span><text:span text:style-name="T5_2"><text:s/></text:span><text:span text:style-name="T5_3">رشته</text:span><text:span text:style-name="T5_4"><text:s/></text:span><text:span text:style-name="T5_5">یک</text:span><text:span text:style-name="T5_6"><text:s/></text:span><text:span text:style-name="T5_7">دنباله</text:span><text:span text:style-name="T5_8"><text:s/></text:span><text:span text:style-name="T5_9">از</text:span><text:span text:style-name="T5_10"><text:s/></text:span><text:span text:style-name="T5_11">کاراکتر</text:span><text:span text:style-name="T5_12"><text:s/></text:span><text:span text:style-name="T5_13">هاست</text:span><text:span text:style-name="T5_14">.<text:s/></text:span><text:span text:style-name="T5_15">شما</text:span><text:span text:style-name="T5_16"><text:s/></text:span><text:span text:style-name="T5_17">میتوانید</text:span><text:span text:style-name="T5_18"><text:s/></text:span><text:span text:style-name="T5_19">هر</text:span><text:span text:style-name="T5_20"><text:s/></text:span><text:span text:style-name="T5_21">بار</text:span><text:span text:style-name="T5_22"><text:s/></text:span><text:span text:style-name="T5_23">به</text:span><text:span text:style-name="T5_24"><text:s/></text:span><text:span text:style-name="T5_25">یکی</text:span><text:span text:style-name="T5_26"><text:s/></text:span><text:span text:style-name="T5_27">از</text:span><text:span text:style-name="T5_28"><text:s/></text:span><text:span text:style-name="T5_29">کاراکتر</text:span><text:span text:style-name="T5_30"><text:s/></text:span><text:span text:style-name="T5_31">ها</text:span><text:span text:style-name="T5_32"><text:s/></text:span><text:span text:style-name="T5_33">با</text:span><text:span text:style-name="T5_34"><text:s/></text:span><text:span text:style-name="T5_35">استفاده</text:span><text:span text:style-name="T5_36"><text:s/></text:span><text:span text:style-name="T5_37">از</text:span><text:span text:style-name="T5_38"><text:s/></text:span><text:span text:style-name="T5_39">عملگر</text:span><text:span text:style-name="T5_40"><text:s/></text:span><text:span text:style-name="T5_41">براکت</text:span><text:span text:style-name="T5_42"><text:s/></text:span><text:span text:style-name="T5_43">دسترسی</text:span><text:span text:style-name="T5_44"><text:s/></text:span><text:span text:style-name="T5_45">پیدا</text:span><text:span text:style-name="T5_46"><text:s/></text:span><text:span text:style-name="T5_47">کنید</text:span><text:span text:style-name="T5_48">.</text:span></text:p>
      <text:p text:style-name="P6"/>
      <text:p text:style-name="P7"><text:span text:style-name="T7_1">&gt;&gt;&gt;<text:s/></text:span><text:span text:style-name="T7_2">fruit</text:span><text:span text:style-name="T7_3"><text:s/>=<text:s/>‘</text:span><text:span text:style-name="T7_4">banana</text:span><text:span text:style-name="T7_5">’</text:span></text:p>
      <text:p text:style-name="P8"><text:span text:style-name="T8_1">&gt;&gt;&gt;<text:s/></text:span><text:span text:style-name="T8_2">letter</text:span><text:span text:style-name="T8_3"><text:s/>=<text:s/></text:span><text:span text:style-name="T8_4">fruit</text:span><text:span text:style-name="T8_5">[1]</text:span></text:p>
      <text:p text:style-name="P9"/>
      <text:p text:style-name="P10"><text:span text:style-name="T10_1">دستور</text:span><text:span text:style-name="T10_2"><text:s/></text:span><text:span text:style-name="T10_3">دوم</text:span><text:span text:style-name="T10_4"><text:s/></text:span><text:span text:style-name="T10_5">کاراکتر</text:span><text:span text:style-name="T10_6"><text:s/></text:span><text:span text:style-name="T10_7">شماره</text:span><text:span text:style-name="T10_8"><text:s/>۱<text:s/></text:span><text:span text:style-name="T10_9">را</text:span><text:span text:style-name="T10_10"><text:s/></text:span><text:span text:style-name="T10_11">از</text:span><text:span text:style-name="T10_12"><text:s/></text:span><text:span text:style-name="T10_13">متغیر</text:span><text:span text:style-name="T10_14"><text:s/></text:span><text:span text:style-name="T10_15">fruit</text:span><text:span text:style-name="T10_16"><text:s/></text:span><text:span text:style-name="T10_17">انتخاب</text:span><text:span text:style-name="T10_18"><text:s/></text:span><text:span text:style-name="T10_19">کرده</text:span><text:span text:style-name="T10_20"><text:s/></text:span><text:span text:style-name="T10_21">و</text:span><text:span text:style-name="T10_22"><text:s/></text:span><text:span text:style-name="T10_23">در</text:span><text:span text:style-name="T10_24"><text:s/></text:span><text:span text:style-name="T10_25">متغیر</text:span><text:span text:style-name="T10_26"><text:s/></text:span><text:span text:style-name="T10_27">letter</text:span><text:span text:style-name="T10_28"><text:s/></text:span><text:span text:style-name="T10_29">قرار</text:span><text:span text:style-name="T10_30"><text:s/></text:span><text:span text:style-name="T10_31">میدهد</text:span><text:span text:style-name="T10_32">.</text:span></text:p>
      <text:p text:style-name="P11"/>
      <text:p text:style-name="P12"><text:span text:style-name="T12_1">عبارت</text:span><text:span text:style-name="T12_2"><text:s/></text:span><text:span text:style-name="T12_3">داخل</text:span><text:span text:style-name="T12_4"><text:s/></text:span><text:span text:style-name="T12_5">براکت</text:span><text:span text:style-name="T12_6"><text:s/></text:span><text:span text:style-name="T12_7">اندیس</text:span><text:span text:style-name="T12_8"><text:s/></text:span><text:span text:style-name="T12_9">نامیده</text:span><text:span text:style-name="T12_10"><text:s/></text:span><text:span text:style-name="T12_11">میشود</text:span><text:span text:style-name="T12_12">.<text:s/></text:span><text:span text:style-name="T12_13">اندیس</text:span><text:span text:style-name="T12_14"><text:s/></text:span><text:span text:style-name="T12_15">نشان</text:span><text:span text:style-name="T12_16"><text:s/></text:span><text:span text:style-name="T12_17">میدهد</text:span><text:span text:style-name="T12_18"><text:s/></text:span><text:span text:style-name="T12_19">که</text:span><text:span text:style-name="T12_20"><text:s/></text:span><text:span text:style-name="T12_21">شما</text:span><text:span text:style-name="T12_22"><text:s/></text:span><text:span text:style-name="T12_23">کدام</text:span><text:span text:style-name="T12_24"><text:s/></text:span><text:span text:style-name="T12_25">کاراکتر</text:span><text:span text:style-name="T12_26"><text:s/></text:span><text:span text:style-name="T12_27">داخل</text:span><text:span text:style-name="T12_28"><text:s/></text:span><text:span text:style-name="T12_29">دنباله</text:span><text:span text:style-name="T12_30"><text:s/></text:span><text:span text:style-name="T12_31">را</text:span><text:span text:style-name="T12_32"><text:s/></text:span><text:span text:style-name="T12_33">میخواهید</text:span><text:span text:style-name="T12_34">.</text:span></text:p>
      <text:p text:style-name="P13"/>
      <text:p text:style-name="P14"><text:span text:style-name="T14_1">البته</text:span><text:span text:style-name="T14_2"><text:s/></text:span><text:span text:style-name="T14_3">ممکن</text:span><text:span text:style-name="T14_4"><text:s/></text:span><text:span text:style-name="T14_5">است</text:span><text:span text:style-name="T14_6"><text:s/></text:span><text:span text:style-name="T14_7">نتیجه</text:span><text:span text:style-name="T14_8"><text:s/></text:span><text:span text:style-name="T14_9">مطابق</text:span><text:span text:style-name="T14_10"><text:s/></text:span><text:span text:style-name="T14_11">میل</text:span><text:span text:style-name="T14_12"><text:s/></text:span><text:span text:style-name="T14_13">شما</text:span><text:span text:style-name="T14_14"><text:s/></text:span><text:span text:style-name="T14_15">نباشد</text:span><text:span text:style-name="T14_16">:</text:span></text:p>
      <text:p text:style-name="P15"/>
      <text:p text:style-name="P16"><text:span text:style-name="T16_1">&gt;&gt;&gt;<text:s/></text:span><text:span text:style-name="T16_2">print</text:span><text:span text:style-name="T16_3"><text:s/></text:span><text:span text:style-name="T16_4">letter</text:span></text:p>
      <text:p text:style-name="P17"><text:span text:style-name="T17_1">a</text:span></text:p>
      <text:p text:style-name="P18"/>
      <text:p text:style-name="P19"><text:span text:style-name="T19_1">برای</text:span><text:span text:style-name="T19_2"><text:s/></text:span><text:span text:style-name="T19_3">بیشتر</text:span><text:span text:style-name="T19_4"><text:s/></text:span><text:span text:style-name="T19_5">افراد</text:span><text:span text:style-name="T19_6">،<text:s/></text:span><text:span text:style-name="T19_7">اولین</text:span><text:span text:style-name="T19_8"><text:s/></text:span><text:span text:style-name="T19_9">کاراکتر</text:span><text:span text:style-name="T19_10"><text:s/></text:span><text:span text:style-name="T19_11">در</text:span><text:span text:style-name="T19_12"><text:s/></text:span><text:span text:style-name="T19_13">'</text:span><text:span text:style-name="T19_14">banana</text:span><text:span text:style-name="T19_15">'</text:span><text:span text:style-name="T19_16"><text:s/></text:span><text:span text:style-name="T19_17">کاراکتر</text:span><text:span text:style-name="T19_18"><text:s/></text:span><text:span text:style-name="T19_19">b</text:span><text:span text:style-name="T19_20"><text:s/></text:span><text:span text:style-name="T19_21">است</text:span><text:span text:style-name="T19_22">،<text:s/></text:span><text:span text:style-name="T19_23">نه</text:span><text:span text:style-name="T19_24"><text:s/></text:span><text:span text:style-name="T19_25">a</text:span><text:span text:style-name="T19_26">.<text:s/></text:span><text:span text:style-name="T19_27">ولی</text:span><text:span text:style-name="T19_28"><text:s/></text:span><text:span text:style-name="T19_29">برای</text:span><text:span text:style-name="T19_30"><text:s/></text:span><text:span text:style-name="T19_31">متخصصان</text:span><text:span text:style-name="T19_32"><text:s/></text:span><text:span text:style-name="T19_33">کامپیوتر</text:span><text:span text:style-name="T19_34">،<text:s/></text:span><text:span text:style-name="T19_35">اندیس</text:span><text:span text:style-name="T19_36"><text:s/></text:span><text:span text:style-name="T19_37">فاصله</text:span><text:span text:style-name="T19_38"><text:s/></text:span><text:span text:style-name="T19_39">هر</text:span><text:span text:style-name="T19_40"><text:s/></text:span><text:span text:style-name="T19_41">کاراکتر</text:span><text:span text:style-name="T19_42"><text:s/></text:span><text:span text:style-name="T19_43">از</text:span><text:span text:style-name="T19_44"><text:s/></text:span><text:span text:style-name="T19_45">ابتدای</text:span><text:span text:style-name="T19_46"><text:s/></text:span><text:span text:style-name="T19_47">رشته</text:span><text:span text:style-name="T19_48"><text:s/></text:span><text:span text:style-name="T19_49">است</text:span><text:span text:style-name="T19_50">،<text:s/></text:span><text:span text:style-name="T19_51">و</text:span><text:span text:style-name="T19_52"><text:s/></text:span><text:span text:style-name="T19_53">فاصله</text:span><text:span text:style-name="T19_54"><text:s/></text:span><text:span text:style-name="T19_55">اولین</text:span><text:span text:style-name="T19_56"><text:s/></text:span><text:span text:style-name="T19_57">کاراکتر</text:span><text:span text:style-name="T19_58"><text:s/></text:span><text:span text:style-name="T19_59">از</text:span><text:span text:style-name="T19_60"><text:s/></text:span><text:span text:style-name="T19_61">ابتدای</text:span><text:span text:style-name="T19_62"><text:s/></text:span><text:span text:style-name="T19_63">رشته</text:span><text:span text:style-name="T19_64"><text:s/></text:span><text:span text:style-name="T19_65">صفر</text:span><text:span text:style-name="T19_66"><text:s/></text:span><text:span text:style-name="T19_67">است</text:span><text:span text:style-name="T19_68">.</text:span></text:p>
      <text:p text:style-name="P20"/>
      <text:p text:style-name="P21"><text:span text:style-name="T21_1">&gt;&gt;&gt;<text:s/></text:span><text:span text:style-name="T21_2">letter</text:span><text:span text:style-name="T21_3"><text:s/>=<text:s/></text:span><text:span text:style-name="T21_4">fruit</text:span><text:span text:style-name="T21_5">[0]</text:span></text:p>
      <text:p text:style-name="P22"><text:span text:style-name="T22_1">&gt;&gt;&gt;<text:s/></text:span><text:span text:style-name="T22_2">print</text:span><text:span text:style-name="T22_3"><text:s/></text:span><text:span text:style-name="T22_4">letter</text:span></text:p>
      <text:p text:style-name="P23"><text:span text:style-name="T23_1">b</text:span></text:p>
      <text:p text:style-name="P24"/>
      <text:p text:style-name="P25"><text:span text:style-name="T25_1">پس</text:span><text:span text:style-name="T25_2"><text:s/></text:span><text:span text:style-name="T25_3">b</text:span><text:span text:style-name="T25_4"><text:s/></text:span><text:span text:style-name="T25_5">صفرمین</text:span><text:span text:style-name="T25_6"><text:s/></text:span><text:span text:style-name="T25_7">کاراکتر</text:span><text:span text:style-name="T25_8"><text:s/></text:span><text:span text:style-name="T25_9">در</text:span><text:span text:style-name="T25_10"><text:s/></text:span><text:span text:style-name="T25_11">رشته</text:span><text:span text:style-name="T25_12"><text:s/></text:span><text:span text:style-name="T25_13">'</text:span><text:span text:style-name="T25_14">banana</text:span><text:span text:style-name="T25_15">'</text:span><text:span text:style-name="T25_16"><text:s/></text:span><text:span text:style-name="T25_17">است</text:span><text:span text:style-name="T25_18">،<text:s/></text:span><text:span text:style-name="T25_19">a</text:span><text:span text:style-name="T25_20"><text:s/></text:span><text:span text:style-name="T25_21">اولین</text:span><text:span text:style-name="T25_22"><text:s/></text:span><text:span text:style-name="T25_23">کاراکتر</text:span><text:span text:style-name="T25_24"><text:s/></text:span><text:span text:style-name="T25_25">و</text:span><text:span text:style-name="T25_26"><text:s/></text:span><text:span text:style-name="T25_27">n</text:span><text:span text:style-name="T25_28"><text:s/></text:span><text:span text:style-name="T25_29">دومین</text:span><text:span text:style-name="T25_30"><text:s/></text:span><text:span text:style-name="T25_31">کاراکتر</text:span><text:span text:style-name="T25_32"><text:s/></text:span><text:span text:style-name="T25_33">است</text:span><text:span text:style-name="T25_34">.</text:span></text:p>
      <text:p text:style-name="P26"/>
      <text:p text:style-name="P27"><text:span text:style-name="T27_1">شما</text:span><text:span text:style-name="T27_2"><text:s/></text:span><text:span text:style-name="T27_3">میتوانید</text:span><text:span text:style-name="T27_4"><text:s/></text:span><text:span text:style-name="T27_5">از</text:span><text:span text:style-name="T27_6"><text:s/></text:span><text:span text:style-name="T27_7">هر</text:span><text:span text:style-name="T27_8"><text:s/></text:span><text:span text:style-name="T27_9">عبارتی</text:span><text:span text:style-name="T27_10"><text:s/></text:span><text:span text:style-name="T27_11">داخل</text:span><text:span text:style-name="T27_12"><text:s/></text:span><text:span text:style-name="T27_13">براکت</text:span><text:span text:style-name="T27_14"><text:s/></text:span><text:span text:style-name="T27_15">به</text:span><text:span text:style-name="T27_16"><text:s/></text:span><text:span text:style-name="T27_17">عنوان</text:span><text:span text:style-name="T27_18"><text:s/></text:span><text:span text:style-name="T27_19">اندیس</text:span><text:span text:style-name="T27_20"><text:s/></text:span><text:span text:style-name="T27_21">استفاده</text:span><text:span text:style-name="T27_22"><text:s/></text:span><text:span text:style-name="T27_23">کنید</text:span><text:span text:style-name="T27_24">،<text:s/></text:span><text:span text:style-name="T27_25">از</text:span><text:span text:style-name="T27_26"><text:s/></text:span><text:span text:style-name="T27_27">جمله</text:span><text:span text:style-name="T27_28"><text:s/></text:span><text:span text:style-name="T27_29">متغیرها</text:span><text:span text:style-name="T27_30"><text:s/></text:span><text:span text:style-name="T27_31">و</text:span><text:span text:style-name="T27_32"><text:s/></text:span><text:span text:style-name="T27_33">عملگرها</text:span><text:span text:style-name="T27_34">،<text:s/></text:span><text:span text:style-name="T27_35">ولی</text:span><text:span text:style-name="T27_36"><text:s/></text:span><text:span text:style-name="T27_37">اندیس</text:span><text:span text:style-name="T27_38"><text:s/></text:span><text:span text:style-name="T27_39">همیشه</text:span><text:span text:style-name="T27_40"><text:s/></text:span><text:span text:style-name="T27_41">باید</text:span><text:span text:style-name="T27_42"><text:s/></text:span><text:span text:style-name="T27_43">عدد</text:span><text:span text:style-name="T27_44"><text:s/></text:span><text:span text:style-name="T27_45">صحیح</text:span><text:span text:style-name="T27_46"><text:s/></text:span><text:span text:style-name="T27_47">باشد</text:span><text:span text:style-name="T27_48">.<text:s/></text:span><text:span text:style-name="T27_49">در</text:span><text:span text:style-name="T27_50"><text:s/></text:span><text:span text:style-name="T27_51">غیر</text:span><text:span text:style-name="T27_52"><text:s/></text:span><text:span text:style-name="T27_53">اینصورت</text:span><text:span text:style-name="T27_54"><text:s/></text:span><text:span text:style-name="T27_55">با</text:span><text:span text:style-name="T27_56"><text:s/></text:span><text:span text:style-name="T27_57">این</text:span><text:span text:style-name="T27_58"><text:s/></text:span><text:span text:style-name="T27_59">خطا</text:span><text:span text:style-name="T27_60"><text:s/></text:span><text:span text:style-name="T27_61">مواجه</text:span><text:span text:style-name="T27_62"><text:s/></text:span><text:span text:style-name="T27_63">میشوید</text:span><text:span text:style-name="T27_64">.</text:span></text:p>
      <text:p text:style-name="P28"/>
      <text:p text:style-name="P29"><text:span text:style-name="T29_1">&gt;&gt;&gt;<text:s/></text:span><text:span text:style-name="T29_2">letter</text:span><text:span text:style-name="T29_3"><text:s/>=<text:s/></text:span><text:span text:style-name="T29_4">fruit</text:span><text:span text:style-name="T29_5">[1.5]</text:span></text:p>
      <text:p text:style-name="P30"><text:span text:style-name="T30_1">TypeError</text:span><text:span text:style-name="T30_2">:<text:s/></text:span><text:span text:style-name="T30_3">string</text:span><text:span text:style-name="T30_4"><text:s/></text:span><text:span text:style-name="T30_5">indices</text:span><text:span text:style-name="T30_6"><text:s/></text:span><text:span text:style-name="T30_7">must</text:span><text:span text:style-name="T30_8"><text:s/></text:span><text:span text:style-name="T30_9">be</text:span><text:span text:style-name="T30_10"><text:s/></text:span><text:span text:style-name="T30_11">integers</text:span></text:p>
      <text:p text:style-name="P31"/>
      <text:h text:style-name="P32" text:outline-level="10"><text:bookmark-start text:name="h.omeip4b6tt2d"/><text:bookmark-end text:name="h.omeip4b6tt2d"/><text:span text:style-name="T32_1">۸.۲<text:s/></text:span><text:span text:style-name="T32_2">len</text:span></text:h>
      <text:p text:style-name="P33"><text:span text:style-name="T33_1">len</text:span><text:span text:style-name="T33_2"><text:s/></text:span><text:span text:style-name="T33_3">یک</text:span><text:span text:style-name="T33_4"><text:s/></text:span><text:span text:style-name="T33_5">تابع</text:span><text:span text:style-name="T33_6"><text:s/></text:span><text:span text:style-name="T33_7">داخلی</text:span><text:span text:style-name="T33_8"><text:s/></text:span><text:span text:style-name="T33_9">است</text:span><text:span text:style-name="T33_10"><text:s/></text:span><text:span text:style-name="T33_11">که</text:span><text:span text:style-name="T33_12"><text:s/></text:span><text:span text:style-name="T33_13">تعداد</text:span><text:span text:style-name="T33_14"><text:s/></text:span><text:span text:style-name="T33_15">کاراکتر</text:span><text:span text:style-name="T33_16"><text:s/></text:span><text:span text:style-name="T33_17">های</text:span><text:span text:style-name="T33_18"><text:s/></text:span><text:span text:style-name="T33_19">داخل</text:span><text:span text:style-name="T33_20"><text:s/></text:span><text:span text:style-name="T33_21">یک</text:span><text:span text:style-name="T33_22"><text:s/></text:span><text:span text:style-name="T33_23">رشته</text:span><text:span text:style-name="T33_24"><text:s/></text:span><text:span text:style-name="T33_25">را</text:span><text:span text:style-name="T33_26"><text:s/></text:span><text:span text:style-name="T33_27">بر</text:span><text:span text:style-name="T33_28"><text:s/></text:span><text:span text:style-name="T33_29">میگرداند</text:span><text:span text:style-name="T33_30">.</text:span></text:p>
      <text:p text:style-name="P34"/>
      <text:p text:style-name="P35"><text:span text:style-name="T35_1">&gt;&gt;&gt;<text:s/></text:span><text:span text:style-name="T35_2">fruit</text:span><text:span text:style-name="T35_3"><text:s/>=<text:s/>‘</text:span><text:span text:style-name="T35_4">banana</text:span><text:span text:style-name="T35_5">’</text:span></text:p>
      <text:p text:style-name="P36"><text:span text:style-name="T36_1">&gt;&gt;&gt;<text:s/></text:span><text:span text:style-name="T36_2">len</text:span><text:span text:style-name="T36_3">(</text:span><text:span text:style-name="T36_4">fruit</text:span><text:span text:style-name="T36_5">)</text:span></text:p>
      <text:p text:style-name="P37"><text:span text:style-name="T37_1">6</text:span></text:p>
      <text:p text:style-name="P38"/>
      <text:p text:style-name="P39"><text:span text:style-name="T39_1">شاید</text:span><text:span text:style-name="T39_2"><text:s/></text:span><text:span text:style-name="T39_3">بخواهید</text:span><text:span text:style-name="T39_4"><text:s/></text:span><text:span text:style-name="T39_5">برای</text:span><text:span text:style-name="T39_6"><text:s/></text:span><text:span text:style-name="T39_7">گرفتن</text:span><text:span text:style-name="T39_8"><text:s/></text:span><text:span text:style-name="T39_9">آخرین</text:span><text:span text:style-name="T39_10"><text:s/></text:span><text:span text:style-name="T39_11">کاراکتر</text:span><text:span text:style-name="T39_12"><text:s/></text:span><text:span text:style-name="T39_13">یک</text:span><text:span text:style-name="T39_14"><text:s/></text:span><text:span text:style-name="T39_15">رشته</text:span><text:span text:style-name="T39_16"><text:s/></text:span><text:span text:style-name="T39_17">به</text:span><text:span text:style-name="T39_18"><text:s/></text:span><text:span text:style-name="T39_19">این</text:span><text:span text:style-name="T39_20"><text:s/></text:span><text:span text:style-name="T39_21">شکل</text:span><text:span text:style-name="T39_22"><text:s/></text:span><text:span text:style-name="T39_23">عمل</text:span><text:span text:style-name="T39_24"><text:s/></text:span><text:span text:style-name="T39_25">کنید</text:span><text:span text:style-name="T39_26">:</text:span></text:p>
      <text:p text:style-name="P40"/>
      <text:p text:style-name="P41"><text:span text:style-name="T41_1">&gt;&gt;&gt;<text:s/></text:span><text:span text:style-name="T41_2">length</text:span><text:span text:style-name="T41_3"><text:s/>=<text:s/></text:span><text:span text:style-name="T41_4">len</text:span><text:span text:style-name="T41_5">(</text:span><text:span text:style-name="T41_6">fruit</text:span><text:span text:style-name="T41_7">)</text:span></text:p>
      <text:p text:style-name="P42"><text:span text:style-name="T42_1">&gt;&gt;&gt;<text:s/></text:span><text:span text:style-name="T42_2">last</text:span><text:span text:style-name="T42_3"><text:s/>=<text:s/></text:span><text:span text:style-name="T42_4">fruit</text:span><text:span text:style-name="T42_5">[</text:span><text:span text:style-name="T42_6">length</text:span><text:span text:style-name="T42_7">]</text:span></text:p>
      <text:p text:style-name="P43"><text:span text:style-name="T43_1">IndexError</text:span><text:span text:style-name="T43_2">:<text:s/></text:span><text:span text:style-name="T43_3">string</text:span><text:span text:style-name="T43_4"><text:s/></text:span><text:span text:style-name="T43_5">index</text:span><text:span text:style-name="T43_6"><text:s/></text:span><text:span text:style-name="T43_7">out</text:span><text:span text:style-name="T43_8"><text:s/></text:span><text:span text:style-name="T43_9">of</text:span><text:span text:style-name="T43_10"><text:s/></text:span><text:span text:style-name="T43_11">range</text:span></text:p>
      <text:p text:style-name="P44"/>
      <text:p text:style-name="P45"><text:span text:style-name="T45_1">دلیل</text:span><text:span text:style-name="T45_2"><text:s/></text:span><text:span text:style-name="T45_3">IndexError</text:span><text:span text:style-name="T45_4"><text:s/></text:span><text:span text:style-name="T45_5">این</text:span><text:span text:style-name="T45_6"><text:s/></text:span><text:span text:style-name="T45_7">است</text:span><text:span text:style-name="T45_8"><text:s/></text:span><text:span text:style-name="T45_9">که</text:span><text:span text:style-name="T45_10"><text:s/></text:span><text:span text:style-name="T45_11">هیچ</text:span><text:span text:style-name="T45_12"><text:s/></text:span><text:span text:style-name="T45_13">کاراکتری</text:span><text:span text:style-name="T45_14"><text:s/></text:span><text:span text:style-name="T45_15">در</text:span><text:span text:style-name="T45_16"><text:s/></text:span><text:span text:style-name="T45_17">'</text:span><text:span text:style-name="T45_18">banana</text:span><text:span text:style-name="T45_19">'</text:span><text:span text:style-name="T45_20"><text:s/></text:span><text:span text:style-name="T45_21">با</text:span><text:span text:style-name="T45_22"><text:s/></text:span><text:span text:style-name="T45_23">اندیس</text:span><text:span text:style-name="T45_24"><text:s/>۶<text:s/></text:span><text:span text:style-name="T45_25">وجود</text:span><text:span text:style-name="T45_26"><text:s/></text:span><text:span text:style-name="T45_27">ندارد</text:span><text:span text:style-name="T45_28">.<text:s/></text:span><text:span text:style-name="T45_29">از</text:span><text:span text:style-name="T45_30"><text:s/></text:span><text:span text:style-name="T45_31">آنجا</text:span><text:span text:style-name="T45_32"><text:s/></text:span><text:span text:style-name="T45_33">که</text:span><text:span text:style-name="T45_34"><text:s/></text:span><text:span text:style-name="T45_35">ما</text:span><text:span text:style-name="T45_36"><text:s/></text:span><text:span text:style-name="T45_37">برای</text:span><text:span text:style-name="T45_38"><text:s/></text:span><text:span text:style-name="T45_39">شمردن</text:span><text:span text:style-name="T45_40"><text:s/></text:span><text:span text:style-name="T45_41">از</text:span><text:span text:style-name="T45_42"><text:s/></text:span><text:span text:style-name="T45_43">صفر</text:span><text:span text:style-name="T45_44"><text:s/></text:span><text:span text:style-name="T45_45">شروع</text:span><text:span text:style-name="T45_46"><text:s/></text:span><text:span text:style-name="T45_47">میکنیم</text:span><text:span text:style-name="T45_48">،<text:s/>۶<text:s/></text:span><text:span text:style-name="T45_49">کاراکتر</text:span><text:span text:style-name="T45_50"><text:s/></text:span><text:span text:style-name="T45_51">دارای</text:span><text:span text:style-name="T45_52"><text:s/></text:span><text:span text:style-name="T45_53">اندیس</text:span><text:span text:style-name="T45_54"><text:s/></text:span><text:span text:style-name="T45_55">هایی</text:span><text:span text:style-name="T45_56"><text:s/></text:span><text:span text:style-name="T45_57">بین</text:span><text:span text:style-name="T45_58"><text:s/></text:span><text:span text:style-name="T45_59">صفر</text:span><text:span text:style-name="T45_60"><text:s/></text:span><text:span text:style-name="T45_61">تا</text:span><text:span text:style-name="T45_62"><text:s/>۵<text:s/></text:span><text:span text:style-name="T45_63">هستند</text:span><text:span text:style-name="T45_64">.</text:span></text:p>
      <text:p text:style-name="P46"/>
      <text:p text:style-name="P47"><text:span text:style-name="T47_1">&gt;&gt;&gt;<text:s/></text:span><text:span text:style-name="T47_2">last</text:span><text:span text:style-name="T47_3"><text:s/>=<text:s/></text:span><text:span text:style-name="T47_4">fruit</text:span><text:span text:style-name="T47_5">[</text:span><text:span text:style-name="T47_6">length</text:span><text:span text:style-name="T47_7">-1]</text:span></text:p>
      <text:p text:style-name="P48"><text:span text:style-name="T48_1">&gt;&gt;&gt;<text:s/></text:span><text:span text:style-name="T48_2">print</text:span><text:span text:style-name="T48_3"><text:s/></text:span><text:span text:style-name="T48_4">last</text:span></text:p>
      <text:p text:style-name="P49"><text:span text:style-name="T49_1">a</text:span></text:p>
      <text:p text:style-name="P50"/>
      <text:p text:style-name="P51"><text:span text:style-name="T51_1">همچنین</text:span><text:span text:style-name="T51_2"><text:s/></text:span><text:span text:style-name="T51_3">میتوانید</text:span><text:span text:style-name="T51_4"><text:s/></text:span><text:span text:style-name="T51_5">از</text:span><text:span text:style-name="T51_6"><text:s/></text:span><text:span text:style-name="T51_7">اندیس</text:span><text:span text:style-name="T51_8"><text:s/></text:span><text:span text:style-name="T51_9">های</text:span><text:span text:style-name="T51_10"><text:s/></text:span><text:span text:style-name="T51_11">منفی</text:span><text:span text:style-name="T51_12"><text:s/></text:span><text:span text:style-name="T51_13">استفاده</text:span><text:span text:style-name="T51_14"><text:s/></text:span><text:span text:style-name="T51_15">کنید</text:span><text:span text:style-name="T51_16">،<text:s/></text:span><text:span text:style-name="T51_17">که</text:span><text:span text:style-name="T51_18"><text:s/></text:span><text:span text:style-name="T51_19">به</text:span><text:span text:style-name="T51_20"><text:s/></text:span><text:span text:style-name="T51_21">این</text:span><text:span text:style-name="T51_22"><text:s/></text:span><text:span text:style-name="T51_23">شکل</text:span><text:span text:style-name="T51_24"><text:s/></text:span><text:span text:style-name="T51_25">برعکس</text:span><text:span text:style-name="T51_26"><text:s/></text:span><text:span text:style-name="T51_27">از</text:span><text:span text:style-name="T51_28"><text:s/></text:span><text:span text:style-name="T51_29">انتهای</text:span><text:span text:style-name="T51_30"><text:s/></text:span><text:span text:style-name="T51_31">رشته</text:span><text:span text:style-name="T51_32"><text:s/></text:span><text:span text:style-name="T51_33">شمرده</text:span><text:span text:style-name="T51_34"><text:s/></text:span><text:span text:style-name="T51_35">میشود</text:span><text:span text:style-name="T51_36">.<text:s/></text:span><text:span text:style-name="T51_37">به</text:span><text:span text:style-name="T51_38"><text:s/></text:span><text:span text:style-name="T51_39">این</text:span><text:span text:style-name="T51_40"><text:s/></text:span><text:span text:style-name="T51_41">شکل</text:span><text:span text:style-name="T51_42"><text:s/></text:span><text:span text:style-name="T51_43">که</text:span><text:span text:style-name="T51_44"><text:s/></text:span><text:span text:style-name="T51_45">عبارت</text:span><text:span text:style-name="T51_46"><text:s/>[</text:span><text:span text:style-name="T51_47">fruit</text:span><text:span text:style-name="T51_48">[-1<text:s/></text:span><text:span text:style-name="T51_49">نشان</text:span><text:span text:style-name="T51_50"><text:s/></text:span><text:span text:style-name="T51_51">دهنده</text:span><text:span text:style-name="T51_52"><text:s/></text:span><text:span text:style-name="T51_53">آخرین</text:span><text:span text:style-name="T51_54"><text:s/></text:span><text:span text:style-name="T51_55">کاراکتر</text:span><text:span text:style-name="T51_56">،</text:span><text:span text:style-name="T51_57"><text:s/>[</text:span><text:span text:style-name="T51_58">fruit</text:span><text:span text:style-name="T51_59">[-2<text:s/></text:span><text:span text:style-name="T51_60">نشان</text:span><text:span text:style-name="T51_61"><text:s/></text:span><text:span text:style-name="T51_62">دهنده</text:span><text:span text:style-name="T51_63"><text:s/></text:span><text:span text:style-name="T51_64">کاراکتر</text:span><text:span text:style-name="T51_65"><text:s/></text:span><text:span text:style-name="T51_66">یکی</text:span><text:span text:style-name="T51_67"><text:s/></text:span><text:span text:style-name="T51_68">مانده</text:span><text:span text:style-name="T51_69"><text:s/></text:span><text:span text:style-name="T51_70">به</text:span><text:span text:style-name="T51_71"><text:s/></text:span><text:span text:style-name="T51_72">آخر</text:span><text:span text:style-name="T51_73"><text:s/></text:span><text:span text:style-name="T51_74">است</text:span><text:span text:style-name="T51_75">.</text:span></text:p>
      <text:p text:style-name="P52"/>
      <text:h text:style-name="P53" text:outline-level="10"><text:bookmark-start text:name="h.3dguk7w0kg6r"/><text:bookmark-end text:name="h.3dguk7w0kg6r"/><text:span text:style-name="T53_1">۸.۳<text:s/></text:span><text:span text:style-name="T53_2">گردش</text:span><text:span text:style-name="T53_3"><text:s/></text:span><text:span text:style-name="T53_4">با</text:span><text:span text:style-name="T53_5"><text:s/></text:span><text:span text:style-name="T53_6">استفاده</text:span><text:span text:style-name="T53_7"><text:s/></text:span><text:span text:style-name="T53_8">از</text:span><text:span text:style-name="T53_9"><text:s/></text:span><text:span text:style-name="T53_10">حلقه</text:span><text:span text:style-name="T53_11"><text:s/></text:span><text:span text:style-name="T53_12">for</text:span></text:h>
      <text:p text:style-name="P54"><text:span text:style-name="T54_1">بیشتر</text:span><text:span text:style-name="T54_2"><text:s/></text:span><text:span text:style-name="T54_3">محاسبات</text:span><text:span text:style-name="T54_4"><text:s/></text:span><text:span text:style-name="T54_5">شامل</text:span><text:span text:style-name="T54_6"><text:s/></text:span><text:span text:style-name="T54_7">پردازش</text:span><text:span text:style-name="T54_8"><text:s/></text:span><text:span text:style-name="T54_9">یک</text:span><text:span text:style-name="T54_10"><text:s/></text:span><text:span text:style-name="T54_11">کاراکتر</text:span><text:span text:style-name="T54_12"><text:s/></text:span><text:span text:style-name="T54_13">در</text:span><text:span text:style-name="T54_14"><text:s/></text:span><text:span text:style-name="T54_15">هر</text:span><text:span text:style-name="T54_16"><text:s/></text:span><text:span text:style-name="T54_17">لحظه</text:span><text:span text:style-name="T54_18"><text:s/></text:span><text:span text:style-name="T54_19">است</text:span><text:span text:style-name="T54_20">.<text:s/></text:span><text:span text:style-name="T54_21">معمولا</text:span><text:span text:style-name="T54_22"><text:s/></text:span><text:span text:style-name="T54_23">در</text:span><text:span text:style-name="T54_24"><text:s/></text:span><text:span text:style-name="T54_25">این</text:span><text:span text:style-name="T54_26"><text:s/></text:span><text:span text:style-name="T54_27">محاسبات</text:span><text:span text:style-name="T54_28"><text:s/></text:span><text:span text:style-name="T54_29">از</text:span><text:span text:style-name="T54_30"><text:s/></text:span><text:span text:style-name="T54_31">ابتدای</text:span><text:span text:style-name="T54_32"><text:s/></text:span><text:span text:style-name="T54_33">رشته</text:span><text:span text:style-name="T54_34"><text:s/></text:span><text:span text:style-name="T54_35">شروع</text:span><text:span text:style-name="T54_36"><text:s/></text:span><text:span text:style-name="T54_37">میکنند</text:span><text:span text:style-name="T54_38">،<text:s/></text:span><text:span text:style-name="T54_39">هر</text:span><text:span text:style-name="T54_40"><text:s/></text:span><text:span text:style-name="T54_41">کاراکتر</text:span><text:span text:style-name="T54_42"><text:s/></text:span><text:span text:style-name="T54_43">را</text:span><text:span text:style-name="T54_44"><text:s/></text:span><text:span text:style-name="T54_45">در</text:span><text:span text:style-name="T54_46"><text:s/></text:span><text:span text:style-name="T54_47">هر</text:span><text:span text:style-name="T54_48"><text:s/></text:span><text:span text:style-name="T54_49">مرتبه</text:span><text:span text:style-name="T54_50"><text:s/></text:span><text:span text:style-name="T54_51">انتخاب</text:span><text:span text:style-name="T54_52"><text:s/></text:span><text:span text:style-name="T54_53">میکنند</text:span><text:span text:style-name="T54_54"><text:s/></text:span><text:span text:style-name="T54_55">و</text:span><text:span text:style-name="T54_56"><text:s/></text:span><text:span text:style-name="T54_57">پس</text:span><text:span text:style-name="T54_58"><text:s/></text:span><text:span text:style-name="T54_59">از</text:span><text:span text:style-name="T54_60"><text:s/></text:span><text:span text:style-name="T54_61">انجام</text:span><text:span text:style-name="T54_62"><text:s/></text:span><text:span text:style-name="T54_63">یک</text:span><text:span text:style-name="T54_64"><text:s/></text:span><text:span text:style-name="T54_65">سری</text:span><text:span text:style-name="T54_66"><text:s/></text:span><text:span text:style-name="T54_67">عملیات</text:span><text:span text:style-name="T54_68">،<text:s/></text:span><text:span text:style-name="T54_69">به</text:span><text:span text:style-name="T54_70"><text:s/></text:span><text:span text:style-name="T54_71">کاراکتر</text:span><text:span text:style-name="T54_72"><text:s/></text:span><text:span text:style-name="T54_73">بعدی</text:span><text:span text:style-name="T54_74"><text:s/></text:span><text:span text:style-name="T54_75">میروند</text:span><text:span text:style-name="T54_76">.<text:s/></text:span><text:span text:style-name="T54_77">به</text:span><text:span text:style-name="T54_78"><text:s/></text:span><text:span text:style-name="T54_79">این</text:span><text:span text:style-name="T54_80"><text:s/></text:span><text:span text:style-name="T54_81">شیوه</text:span><text:span text:style-name="T54_82"><text:s/></text:span><text:span text:style-name="T54_83">پردازش</text:span><text:span text:style-name="T54_84"><text:s/></text:span><text:span text:style-name="T54_85">گردش</text:span><text:span text:style-name="T54_86"><text:s/></text:span><text:span text:style-name="T54_87">میگویند</text:span><text:span text:style-name="T54_88">.<text:s/></text:span><text:span text:style-name="T54_89">یک</text:span><text:span text:style-name="T54_90"><text:s/></text:span><text:span text:style-name="T54_91">راه</text:span><text:span text:style-name="T54_92"><text:s/></text:span><text:span text:style-name="T54_93">نوشتن</text:span><text:span text:style-name="T54_94"><text:s/></text:span><text:span text:style-name="T54_95">یک</text:span><text:span text:style-name="T54_96"><text:s/></text:span><text:span text:style-name="T54_97">گردش</text:span><text:span text:style-name="T54_98">،<text:s/></text:span><text:span text:style-name="T54_99">استفاده</text:span><text:span text:style-name="T54_100"><text:s/></text:span><text:span text:style-name="T54_101">از</text:span><text:span text:style-name="T54_102"><text:s/></text:span><text:span text:style-name="T54_103">حلقه</text:span><text:span text:style-name="T54_104"><text:s/></text:span><text:span text:style-name="T54_105">while</text:span><text:span text:style-name="T54_106"><text:s/></text:span><text:span text:style-name="T54_107">است</text:span><text:span text:style-name="T54_108">:</text:span></text:p>
      <text:p text:style-name="P55"/>
      <text:p text:style-name="P56"><text:span text:style-name="T56_1">index</text:span><text:span text:style-name="T56_2"><text:s/>=<text:s/>0</text:span></text:p>
      <text:p text:style-name="P57"><text:span text:style-name="T57_1">while</text:span><text:span text:style-name="T57_2"><text:s/></text:span><text:span text:style-name="T57_3">index</text:span><text:span text:style-name="T57_4"><text:s/>&lt;<text:s/></text:span><text:span text:style-name="T57_5">len</text:span><text:span text:style-name="T57_6">(</text:span><text:span text:style-name="T57_7">fruit</text:span><text:span text:style-name="T57_8">):</text:span></text:p>
      <text:p text:style-name="P58"><text:span text:style-name="T58_1"><text:s text:c="5"/></text:span><text:span text:style-name="T58_2">letter</text:span><text:span text:style-name="T58_3"><text:s/>=<text:s/></text:span><text:span text:style-name="T58_4">fruit</text:span><text:span text:style-name="T58_5">[</text:span><text:span text:style-name="T58_6">index</text:span><text:span text:style-name="T58_7">]</text:span></text:p>
      <text:p text:style-name="P59"><text:span text:style-name="T59_1"><text:s text:c="5"/></text:span><text:span text:style-name="T59_2">print</text:span><text:span text:style-name="T59_3"><text:s/></text:span><text:span text:style-name="T59_4">letter</text:span></text:p>
      <text:p text:style-name="P60"><text:span text:style-name="T60_1"><text:s text:c="5"/></text:span><text:span text:style-name="T60_2">index</text:span><text:span text:style-name="T60_3"><text:s/>=<text:s/></text:span><text:span text:style-name="T60_4">index</text:span><text:span text:style-name="T60_5"><text:s/>+<text:s/>1</text:span></text:p>
      <text:p text:style-name="P61"/>
      <text:p text:style-name="P62"><text:span text:style-name="T62_1">این</text:span><text:span text:style-name="T62_2"><text:s/></text:span><text:span text:style-name="T62_3">حلقه</text:span><text:span text:style-name="T62_4"><text:s/></text:span><text:span text:style-name="T62_5">در</text:span><text:span text:style-name="T62_6"><text:s/></text:span><text:span text:style-name="T62_7">رشته</text:span><text:span text:style-name="T62_8"><text:s/></text:span><text:span text:style-name="T62_9">میچرخد</text:span><text:span text:style-name="T62_10"><text:s/></text:span><text:span text:style-name="T62_11">و</text:span><text:span text:style-name="T62_12"><text:s/></text:span><text:span text:style-name="T62_13">هر</text:span><text:span text:style-name="T62_14"><text:s/></text:span><text:span text:style-name="T62_15">کاراکتر</text:span><text:span text:style-name="T62_16"><text:s/></text:span><text:span text:style-name="T62_17">را</text:span><text:span text:style-name="T62_18"><text:s/></text:span><text:span text:style-name="T62_19">در</text:span><text:span text:style-name="T62_20"><text:s/></text:span><text:span text:style-name="T62_21">یک</text:span><text:span text:style-name="T62_22"><text:s/></text:span><text:span text:style-name="T62_23">خط</text:span><text:span text:style-name="T62_24"><text:s/></text:span><text:span text:style-name="T62_25">جداگانه</text:span><text:span text:style-name="T62_26"><text:s/></text:span><text:span text:style-name="T62_27">نمایش</text:span><text:span text:style-name="T62_28"><text:s/></text:span><text:span text:style-name="T62_29">میدهد</text:span><text:span text:style-name="T62_30">.<text:s/></text:span><text:span text:style-name="T62_31">شرط</text:span><text:span text:style-name="T62_32"><text:s/></text:span><text:span text:style-name="T62_33">حلقه</text:span></text:p>
      <text:p text:style-name="P63"><text:span text:style-name="T63_1">(</text:span><text:span text:style-name="T63_2">index</text:span><text:span text:style-name="T63_3"><text:s/>&lt;<text:s/></text:span><text:span text:style-name="T63_4">len</text:span><text:span text:style-name="T63_5">(</text:span><text:span text:style-name="T63_6">fruit</text:span><text:span text:style-name="T63_7"><text:s/></text:span><text:span text:style-name="T63_8">است</text:span><text:span text:style-name="T63_9">،<text:s/></text:span><text:span text:style-name="T63_10">پس</text:span><text:span text:style-name="T63_11"><text:s/></text:span><text:span text:style-name="T63_12">وقتی</text:span><text:span text:style-name="T63_13"><text:s/></text:span><text:span text:style-name="T63_14">index</text:span><text:span text:style-name="T63_15"><text:s/></text:span><text:span text:style-name="T63_16">برابر</text:span><text:span text:style-name="T63_17"><text:s/></text:span><text:span text:style-name="T63_18">با</text:span><text:span text:style-name="T63_19"><text:s/></text:span><text:span text:style-name="T63_20">طول</text:span><text:span text:style-name="T63_21"><text:s/></text:span><text:span text:style-name="T63_22">رشته</text:span><text:span text:style-name="T63_23"><text:s/></text:span><text:span text:style-name="T63_24">شود</text:span><text:span text:style-name="T63_25">،<text:s/></text:span><text:span text:style-name="T63_26">شرط</text:span><text:span text:style-name="T63_27"><text:s/></text:span><text:span text:style-name="T63_28">دیگر</text:span><text:span text:style-name="T63_29"><text:s/></text:span><text:span text:style-name="T63_30">برقرار</text:span><text:span text:style-name="T63_31"><text:s/></text:span><text:span text:style-name="T63_32">نیست</text:span><text:span text:style-name="T63_33"><text:s/></text:span><text:span text:style-name="T63_34">و</text:span><text:span text:style-name="T63_35"><text:s/></text:span><text:span text:style-name="T63_36">باعث</text:span><text:span text:style-name="T63_37"><text:s/></text:span><text:span text:style-name="T63_38">میشود</text:span><text:span text:style-name="T63_39"><text:s/></text:span><text:span text:style-name="T63_40">که</text:span><text:span text:style-name="T63_41"><text:s/></text:span><text:span text:style-name="T63_42">بدنه</text:span><text:span text:style-name="T63_43"><text:s/></text:span><text:span text:style-name="T63_44">حلقه</text:span><text:span text:style-name="T63_45"><text:s/></text:span><text:span text:style-name="T63_46">اجرا</text:span><text:span text:style-name="T63_47"><text:s/></text:span><text:span text:style-name="T63_48">نشود</text:span><text:span text:style-name="T63_49">.<text:s/></text:span><text:span text:style-name="T63_50">آخرین</text:span><text:span text:style-name="T63_51"><text:s/></text:span><text:span text:style-name="T63_52">کاراکتری</text:span><text:span text:style-name="T63_53"><text:s/></text:span><text:span text:style-name="T63_54">که</text:span><text:span text:style-name="T63_55"><text:s/></text:span><text:span text:style-name="T63_56">به</text:span><text:span text:style-name="T63_57"><text:s/></text:span><text:span text:style-name="T63_58">عنوان</text:span><text:span text:style-name="T63_59"><text:s/></text:span><text:span text:style-name="T63_60">دسترسی</text:span><text:span text:style-name="T63_61"><text:s/></text:span><text:span text:style-name="T63_62">پیدا</text:span><text:span text:style-name="T63_63"><text:s/></text:span><text:span text:style-name="T63_64">میشود</text:span><text:span text:style-name="T63_65"><text:s/></text:span><text:span text:style-name="T63_66">دارای</text:span><text:span text:style-name="T63_67"><text:s/></text:span><text:span text:style-name="T63_68">اندیس</text:span><text:span text:style-name="T63_69"><text:s/></text:span><text:span text:style-name="T63_70">len</text:span><text:span text:style-name="T63_71">(</text:span><text:span text:style-name="T63_72">fruit</text:span><text:span text:style-name="T63_73">)<text:s/>-<text:s/>1</text:span><text:span text:style-name="T63_74"><text:s/></text:span><text:span text:style-name="T63_75">است</text:span><text:span text:style-name="T63_76">،<text:s/></text:span><text:span text:style-name="T63_77">که</text:span><text:span text:style-name="T63_78"><text:s/></text:span><text:span text:style-name="T63_79">آخرین</text:span><text:span text:style-name="T63_80"><text:s/></text:span><text:span text:style-name="T63_81">کاراکتر</text:span><text:span text:style-name="T63_82"><text:s/></text:span><text:span text:style-name="T63_83">رشته</text:span><text:span text:style-name="T63_84"><text:s/></text:span><text:span text:style-name="T63_85">است</text:span><text:span text:style-name="T63_86">.</text:span></text:p>
      <text:p text:style-name="P64"/>
      <text:p text:style-name="P65"><text:span text:style-name="T65_1">تمرین</text:span><text:span text:style-name="T65_2"><text:s/>۸.۱<text:s/></text:span><text:span text:style-name="T65_3">تابعی</text:span><text:span text:style-name="T65_4"><text:s/></text:span><text:span text:style-name="T65_5">بنویسید</text:span><text:span text:style-name="T65_6"><text:s/></text:span><text:span text:style-name="T65_7">که</text:span><text:span text:style-name="T65_8"><text:s/></text:span><text:span text:style-name="T65_9">یک</text:span><text:span text:style-name="T65_10"><text:s/></text:span><text:span text:style-name="T65_11">رشته</text:span><text:span text:style-name="T65_12"><text:s/></text:span><text:span text:style-name="T65_13">را</text:span><text:span text:style-name="T65_14"><text:s/></text:span><text:span text:style-name="T65_15">به</text:span><text:span text:style-name="T65_16"><text:s/></text:span><text:span text:style-name="T65_17">عنوان</text:span><text:span text:style-name="T65_18"><text:s/></text:span><text:span text:style-name="T65_19">آرگومان</text:span><text:span text:style-name="T65_20"><text:s/></text:span><text:span text:style-name="T65_21">دریافت</text:span><text:span text:style-name="T65_22"><text:s/></text:span><text:span text:style-name="T65_23">کند</text:span><text:span text:style-name="T65_24"><text:s/></text:span><text:span text:style-name="T65_25">و</text:span><text:span text:style-name="T65_26"><text:s/></text:span><text:span text:style-name="T65_27">از</text:span><text:span text:style-name="T65_28"><text:s/></text:span><text:span text:style-name="T65_29">انتها</text:span><text:span text:style-name="T65_30">،<text:s/></text:span><text:span text:style-name="T65_31">شروع</text:span><text:span text:style-name="T65_32"><text:s/></text:span><text:span text:style-name="T65_33">به</text:span><text:span text:style-name="T65_34"><text:s/></text:span><text:span text:style-name="T65_35">نمایش</text:span><text:span text:style-name="T65_36"><text:s/></text:span><text:span text:style-name="T65_37">کاراکتر</text:span><text:span text:style-name="T65_38"><text:s/></text:span><text:span text:style-name="T65_39">ها</text:span><text:span text:style-name="T65_40"><text:s/></text:span><text:span text:style-name="T65_41">در</text:span><text:span text:style-name="T65_42"><text:s/></text:span><text:span text:style-name="T65_43">هر</text:span><text:span text:style-name="T65_44"><text:s/></text:span><text:span text:style-name="T65_45">خط</text:span><text:span text:style-name="T65_46"><text:s/></text:span><text:span text:style-name="T65_47">کند</text:span><text:span text:style-name="T65_48">.</text:span></text:p>
      <text:p text:style-name="P66"><text:span text:style-name="T66_1">یک</text:span><text:span text:style-name="T66_2"><text:s/></text:span><text:span text:style-name="T66_3">راه</text:span><text:span text:style-name="T66_4"><text:s/></text:span><text:span text:style-name="T66_5">دیگر</text:span><text:span text:style-name="T66_6"><text:s/></text:span><text:span text:style-name="T66_7">نوشتن</text:span><text:span text:style-name="T66_8"><text:s/></text:span><text:span text:style-name="T66_9">گردش</text:span><text:span text:style-name="T66_10"><text:s/></text:span><text:span text:style-name="T66_11">استفاده</text:span><text:span text:style-name="T66_12"><text:s/></text:span><text:span text:style-name="T66_13">از</text:span><text:span text:style-name="T66_14"><text:s/></text:span><text:span text:style-name="T66_15">حلقه</text:span><text:span text:style-name="T66_16"><text:s/></text:span><text:span text:style-name="T66_17">for</text:span><text:span text:style-name="T66_18"><text:s/></text:span><text:span text:style-name="T66_19">است</text:span><text:span text:style-name="T66_20">:</text:span></text:p>
      <text:p text:style-name="P67"/>
      <text:p text:style-name="P68"><text:span text:style-name="T68_1">for</text:span><text:span text:style-name="T68_2"><text:s/></text:span><text:span text:style-name="T68_3">char</text:span><text:span text:style-name="T68_4"><text:s/></text:span><text:span text:style-name="T68_5">in</text:span><text:span text:style-name="T68_6"><text:s/></text:span><text:span text:style-name="T68_7">fruit</text:span><text:span text:style-name="T68_8">:</text:span></text:p>
      <text:p text:style-name="P69"><text:span text:style-name="T69_1"><text:s text:c="5"/></text:span><text:span text:style-name="T69_2">print</text:span><text:span text:style-name="T69_3"><text:s/></text:span><text:span text:style-name="T69_4">char</text:span></text:p>
      <text:p text:style-name="P70"/>
      <text:p text:style-name="P71"><text:span text:style-name="T71_1">هر</text:span><text:span text:style-name="T71_2"><text:s/></text:span><text:span text:style-name="T71_3">بار</text:span><text:span text:style-name="T71_4"><text:s/></text:span><text:span text:style-name="T71_5">در</text:span><text:span text:style-name="T71_6"><text:s/></text:span><text:span text:style-name="T71_7">حلقه</text:span><text:span text:style-name="T71_8">،<text:s/></text:span><text:span text:style-name="T71_9">کاراکتر</text:span><text:span text:style-name="T71_10"><text:s/></text:span><text:span text:style-name="T71_11">جدید</text:span><text:span text:style-name="T71_12"><text:s/></text:span><text:span text:style-name="T71_13">به</text:span><text:span text:style-name="T71_14"><text:s/></text:span><text:span text:style-name="T71_15">متغیر</text:span><text:span text:style-name="T71_16"><text:s/></text:span><text:span text:style-name="T71_17">char</text:span><text:span text:style-name="T71_18"><text:s/></text:span><text:span text:style-name="T71_19">نسبت</text:span><text:span text:style-name="T71_20"><text:s/></text:span><text:span text:style-name="T71_21">داده</text:span><text:span text:style-name="T71_22"><text:s/></text:span><text:span text:style-name="T71_23">میشود</text:span><text:span text:style-name="T71_24">.<text:s/></text:span><text:span text:style-name="T71_25">حلقه</text:span><text:span text:style-name="T71_26"><text:s/></text:span><text:span text:style-name="T71_27">تا</text:span><text:span text:style-name="T71_28"><text:s/></text:span><text:span text:style-name="T71_29">جایی</text:span><text:span text:style-name="T71_30"><text:s/></text:span><text:span text:style-name="T71_31">که</text:span><text:span text:style-name="T71_32"><text:s/></text:span><text:span text:style-name="T71_33">کاراکتری</text:span><text:span text:style-name="T71_34"><text:s/></text:span><text:span text:style-name="T71_35">باقی</text:span><text:span text:style-name="T71_36"><text:s/></text:span><text:span text:style-name="T71_37">نماند</text:span><text:span text:style-name="T71_38"><text:s/></text:span><text:span text:style-name="T71_39">ادامه</text:span><text:span text:style-name="T71_40"><text:s/></text:span><text:span text:style-name="T71_41">پیدا</text:span><text:span text:style-name="T71_42"><text:s/></text:span><text:span text:style-name="T71_43">میکند</text:span><text:span text:style-name="T71_44">.</text:span></text:p>
      <text:p text:style-name="P72"><text:span text:style-name="T72_1">مثال</text:span><text:span text:style-name="T72_2"><text:s/></text:span><text:span text:style-name="T72_3">بعد</text:span><text:span text:style-name="T72_4"><text:s/></text:span><text:span text:style-name="T72_5">نشان</text:span><text:span text:style-name="T72_6"><text:s/></text:span><text:span text:style-name="T72_7">می</text:span><text:span text:style-name="T72_8"><text:s/></text:span><text:span text:style-name="T72_9">دهد</text:span><text:span text:style-name="T72_10"><text:s/></text:span><text:span text:style-name="T72_11">که</text:span><text:span text:style-name="T72_12"><text:s/></text:span><text:span text:style-name="T72_13">چطور</text:span><text:span text:style-name="T72_14"><text:s/></text:span><text:span text:style-name="T72_15">میتوان</text:span><text:span text:style-name="T72_16"><text:s/></text:span><text:span text:style-name="T72_17">از</text:span><text:span text:style-name="T72_18"><text:s/></text:span><text:span text:style-name="T72_19">عملگر</text:span><text:span text:style-name="T72_20"><text:s/></text:span><text:span text:style-name="T72_21">جمع</text:span><text:span text:style-name="T72_22"><text:s/></text:span><text:span text:style-name="T72_23">برای</text:span><text:span text:style-name="T72_24"><text:s/></text:span><text:span text:style-name="T72_25">الحاق</text:span><text:span text:style-name="T72_26"><text:s/></text:span><text:span text:style-name="T72_27">دو</text:span><text:span text:style-name="T72_28"><text:s/></text:span><text:span text:style-name="T72_29">رشته</text:span><text:span text:style-name="T72_30"><text:s/></text:span><text:span text:style-name="T72_31">با</text:span><text:span text:style-name="T72_32"><text:s/></text:span><text:span text:style-name="T72_33">استفاده</text:span><text:span text:style-name="T72_34"><text:s/></text:span><text:span text:style-name="T72_35">از</text:span><text:span text:style-name="T72_36"><text:s/></text:span><text:span text:style-name="T72_37">حلقه</text:span><text:span text:style-name="T72_38"><text:s/></text:span><text:span text:style-name="T72_39">for</text:span><text:span text:style-name="T72_40"><text:s/></text:span><text:span text:style-name="T72_41">کلمات</text:span><text:span text:style-name="T72_42"><text:s/></text:span><text:span text:style-name="T72_43">مختلف</text:span><text:span text:style-name="T72_44"><text:s/></text:span><text:span text:style-name="T72_45">ایجاد</text:span><text:span text:style-name="T72_46"><text:s/></text:span><text:span text:style-name="T72_47">کرد</text:span><text:span text:style-name="T72_48">.</text:span></text:p>
      <text:p text:style-name="P73"/>
      <text:p text:style-name="P74"><text:span text:style-name="T74_1">prefixes</text:span><text:span text:style-name="T74_2"><text:s/>=<text:s/>‘</text:span><text:span text:style-name="T74_3">JKLMNOPQ</text:span><text:span text:style-name="T74_4">’</text:span></text:p>
      <text:p text:style-name="P75"><text:span text:style-name="T75_1">suffix</text:span><text:span text:style-name="T75_2"><text:s/>=<text:s/>‘</text:span><text:span text:style-name="T75_3">ack</text:span><text:span text:style-name="T75_4">’</text:span></text:p>
      <text:p text:style-name="P76"/>
      <text:p text:style-name="P77"><text:span text:style-name="T77_1">for</text:span><text:span text:style-name="T77_2"><text:s/></text:span><text:span text:style-name="T77_3">letter</text:span><text:span text:style-name="T77_4"><text:s/></text:span><text:span text:style-name="T77_5">in</text:span><text:span text:style-name="T77_6"><text:s/></text:span><text:span text:style-name="T77_7">prefixes</text:span><text:span text:style-name="T77_8">:</text:span></text:p>
      <text:p text:style-name="P78"><text:span text:style-name="T78_1"><text:s text:c="5"/></text:span><text:span text:style-name="T78_2">print</text:span><text:span text:style-name="T78_3"><text:s/></text:span><text:span text:style-name="T78_4">letter</text:span><text:span text:style-name="T78_5"><text:s/>+<text:s/></text:span><text:span text:style-name="T78_6">suffix</text:span></text:p>
      <text:p text:style-name="P79"/>
      <text:p text:style-name="P80"><text:span text:style-name="T80_1">خروجی</text:span><text:span text:style-name="T80_2">:</text:span></text:p>
      <text:p text:style-name="P81"/>
      <text:p text:style-name="P82"><text:span text:style-name="T82_1">Jack</text:span></text:p>
      <text:p text:style-name="P83"><text:span text:style-name="T83_1">Kack</text:span></text:p>
      <text:p text:style-name="P84"><text:span text:style-name="T84_1">Lack</text:span></text:p>
      <text:p text:style-name="P85"><text:span text:style-name="T85_1">Mack</text:span></text:p>
      <text:p text:style-name="P86"><text:span text:style-name="T86_1">Nack</text:span></text:p>
      <text:p text:style-name="P87"><text:span text:style-name="T87_1">Oack</text:span></text:p>
      <text:p text:style-name="P88"><text:span text:style-name="T88_1">Pack</text:span></text:p>
      <text:p text:style-name="P89"><text:span text:style-name="T89_1">Qack</text:span></text:p>
      <text:p text:style-name="P90"/>
      <text:p text:style-name="P91"><text:span text:style-name="T91_1">تمرین</text:span><text:span text:style-name="T91_2"><text:s/>۸.۲<text:s/></text:span><text:span text:style-name="T91_3">مثال</text:span><text:span text:style-name="T91_4"><text:s/></text:span><text:span text:style-name="T91_5">رو</text:span><text:span text:style-name="T91_6"><text:s/></text:span><text:span text:style-name="T91_7">طوری</text:span><text:span text:style-name="T91_8"><text:s/></text:span><text:span text:style-name="T91_9">اصلاح</text:span><text:span text:style-name="T91_10"><text:s/></text:span><text:span text:style-name="T91_11">کنید</text:span><text:span text:style-name="T91_12"><text:s/></text:span><text:span text:style-name="T91_13">که</text:span><text:span text:style-name="T91_14"><text:s/></text:span><text:span text:style-name="T91_15">به</text:span><text:span text:style-name="T91_16"><text:s/></text:span><text:span text:style-name="T91_17">جای</text:span><text:span text:style-name="T91_18"><text:s/></text:span><text:span text:style-name="T91_19">'</text:span><text:span text:style-name="T91_20">Oack</text:span><text:span text:style-name="T91_21">'</text:span><text:span text:style-name="T91_22"><text:s/></text:span><text:span text:style-name="T91_23">و</text:span><text:span text:style-name="T91_24"><text:s/></text:span><text:span text:style-name="T91_25">'</text:span><text:span text:style-name="T91_26">Qack</text:span><text:span text:style-name="T91_27">'</text:span><text:span text:style-name="T91_28"><text:s/></text:span><text:span text:style-name="T91_29">کلمه</text:span><text:span text:style-name="T91_30"><text:s/></text:span><text:span text:style-name="T91_31">های</text:span><text:span text:style-name="T91_32"><text:s/></text:span><text:span text:style-name="T91_33">'</text:span><text:span text:style-name="T91_34">Ouack</text:span><text:span text:style-name="T91_35">'</text:span><text:span text:style-name="T91_36"><text:s/></text:span><text:span text:style-name="T91_37">و</text:span><text:span text:style-name="T91_38"><text:s/></text:span><text:span text:style-name="T91_39">'</text:span><text:span text:style-name="T91_40">Quack</text:span><text:span text:style-name="T91_41">'</text:span><text:span text:style-name="T91_42"><text:s/></text:span><text:span text:style-name="T91_43">نمایش</text:span><text:span text:style-name="T91_44"><text:s/></text:span><text:span text:style-name="T91_45">داده</text:span><text:span text:style-name="T91_46"><text:s/></text:span><text:span text:style-name="T91_47">شود</text:span><text:span text:style-name="T91_48">.</text:span></text:p>
      <text:p text:style-name="P92"/>
      <text:h text:style-name="P93" text:outline-level="10"><text:bookmark-start text:name="h.vs7hexeyojz"/><text:bookmark-end text:name="h.vs7hexeyojz"/><text:span text:style-name="T93_1">۸.۴<text:s/></text:span><text:span text:style-name="T93_2">تکه</text:span><text:span text:style-name="T93_3"><text:s/></text:span><text:span text:style-name="T93_4">های</text:span><text:span text:style-name="T93_5"><text:s/></text:span><text:span text:style-name="T93_6">رشته</text:span></text:h>
      <text:p text:style-name="P94"><text:span text:style-name="T94_1">هر</text:span><text:span text:style-name="T94_2"><text:s/></text:span><text:span text:style-name="T94_3">قطعه</text:span><text:span text:style-name="T94_4"><text:s/></text:span><text:span text:style-name="T94_5">از</text:span><text:span text:style-name="T94_6"><text:s/></text:span><text:span text:style-name="T94_7">یک</text:span><text:span text:style-name="T94_8"><text:s/></text:span><text:span text:style-name="T94_9">رشته</text:span><text:span text:style-name="T94_10"><text:s/></text:span><text:span text:style-name="T94_11">تکه</text:span><text:span text:style-name="T94_12"><text:s/></text:span><text:span text:style-name="T94_13">نام</text:span><text:span text:style-name="T94_14"><text:s/></text:span><text:span text:style-name="T94_15">دارد</text:span><text:span text:style-name="T94_16">.<text:s/></text:span><text:span text:style-name="T94_17">انتخاب</text:span><text:span text:style-name="T94_18"><text:s/></text:span><text:span text:style-name="T94_19">یک</text:span><text:span text:style-name="T94_20"><text:s/></text:span><text:span text:style-name="T94_21">تکه</text:span><text:span text:style-name="T94_22"><text:s/></text:span><text:span text:style-name="T94_23">مانند</text:span><text:span text:style-name="T94_24"><text:s/></text:span><text:span text:style-name="T94_25">انتخاب</text:span><text:span text:style-name="T94_26"><text:s/></text:span><text:span text:style-name="T94_27">یک</text:span><text:span text:style-name="T94_28"><text:s/></text:span><text:span text:style-name="T94_29">کاراکتر</text:span><text:span text:style-name="T94_30"><text:s/></text:span><text:span text:style-name="T94_31">است</text:span><text:span text:style-name="T94_32">:</text:span></text:p>
      <text:p text:style-name="P95"/>
      <text:p text:style-name="P96"><text:span text:style-name="T96_1">&gt;&gt;&gt;<text:s/></text:span><text:span text:style-name="T96_2">s</text:span><text:span text:style-name="T96_3"><text:s/>=<text:s/>‘</text:span><text:span text:style-name="T96_4">Monty</text:span><text:span text:style-name="T96_5"><text:s/></text:span><text:span text:style-name="T96_6">Python</text:span><text:span text:style-name="T96_7">’</text:span></text:p>
      <text:p text:style-name="P97"><text:span text:style-name="T97_1">&gt;&gt;&gt;<text:s/></text:span><text:span text:style-name="T97_2">print</text:span><text:span text:style-name="T97_3"><text:s/></text:span><text:span text:style-name="T97_4">s</text:span><text:span text:style-name="T97_5">[0:5]</text:span></text:p>
      <text:p text:style-name="P98"><text:span text:style-name="T98_1">Monty</text:span></text:p>
      <text:p text:style-name="P99"><text:span text:style-name="T99_1">&gt;&gt;&gt;<text:s/></text:span><text:span text:style-name="T99_2">print</text:span><text:span text:style-name="T99_3"><text:s/></text:span><text:span text:style-name="T99_4">s</text:span><text:span text:style-name="T99_5">[6:13]</text:span></text:p>
      <text:p text:style-name="P100"><text:span text:style-name="T100_1">Python</text:span></text:p>
      <text:p text:style-name="P101"/>
      <text:p text:style-name="P102"><text:span text:style-name="T102_1">عملگر</text:span><text:span text:style-name="T102_2"><text:s/></text:span><text:span text:style-name="T102_3">[</text:span><text:span text:style-name="T102_4">n</text:span><text:span text:style-name="T102_5">:</text:span><text:span text:style-name="T102_6">m</text:span><text:span text:style-name="T102_7">]</text:span><text:span text:style-name="T102_8"><text:s/></text:span><text:span text:style-name="T102_9">مقدار</text:span><text:span text:style-name="T102_10"><text:s/></text:span><text:span text:style-name="T102_11">تکه</text:span><text:span text:style-name="T102_12"><text:s/></text:span><text:span text:style-name="T102_13">ای</text:span><text:span text:style-name="T102_14"><text:s/></text:span><text:span text:style-name="T102_15">از</text:span><text:span text:style-name="T102_16"><text:s/></text:span><text:span text:style-name="T102_17">رشته</text:span><text:span text:style-name="T102_18"><text:s/></text:span><text:span text:style-name="T102_19">از</text:span><text:span text:style-name="T102_20"><text:s/></text:span><text:span text:style-name="T102_21">n</text:span><text:span text:style-name="T102_22">مین</text:span><text:span text:style-name="T102_23"><text:s/></text:span><text:span text:style-name="T102_24">کاراکتر</text:span><text:span text:style-name="T102_25"><text:s/></text:span><text:span text:style-name="T102_26">تا</text:span><text:span text:style-name="T102_27"><text:s/></text:span><text:span text:style-name="T102_28">m</text:span><text:span text:style-name="T102_29">مین</text:span><text:span text:style-name="T102_30"><text:s/></text:span><text:span text:style-name="T102_31">کاراکتر</text:span><text:span text:style-name="T102_32"><text:s/></text:span><text:span text:style-name="T102_33">را</text:span><text:span text:style-name="T102_34"><text:s/></text:span><text:span text:style-name="T102_35">برمیگرداند</text:span><text:span text:style-name="T102_36"><text:s/></text:span><text:span text:style-name="T102_37">که</text:span><text:span text:style-name="T102_38"><text:s/></text:span><text:span text:style-name="T102_39">شامل</text:span><text:span text:style-name="T102_40"><text:s/></text:span><text:span text:style-name="T102_41">کاراکتر</text:span><text:span text:style-name="T102_42"><text:s/></text:span><text:span text:style-name="T102_43">شماره</text:span><text:span text:style-name="T102_44"><text:s/></text:span><text:span text:style-name="T102_45">n</text:span><text:span text:style-name="T102_46"><text:s/></text:span><text:span text:style-name="T102_47">میشود</text:span><text:span text:style-name="T102_48"><text:s/></text:span><text:span text:style-name="T102_49">ولی</text:span><text:span text:style-name="T102_50"><text:s/></text:span><text:span text:style-name="T102_51">شامل</text:span><text:span text:style-name="T102_52"><text:s/></text:span><text:span text:style-name="T102_53">کاراکتر</text:span><text:span text:style-name="T102_54"><text:s/></text:span><text:span text:style-name="T102_55">شماره</text:span><text:span text:style-name="T102_56"><text:s/></text:span><text:span text:style-name="T102_57">m</text:span><text:span text:style-name="T102_58"><text:s/></text:span><text:span text:style-name="T102_59">نمیشود</text:span><text:span text:style-name="T102_60">.<text:s/></text:span><text:span text:style-name="T102_61">این</text:span><text:span text:style-name="T102_62"><text:s/></text:span><text:span text:style-name="T102_63">رفتار</text:span><text:span text:style-name="T102_64"><text:s/></text:span><text:span text:style-name="T102_65">شاید</text:span><text:span text:style-name="T102_66"><text:s/></text:span><text:span text:style-name="T102_67">غیرمنطقی</text:span><text:span text:style-name="T102_68"><text:s/></text:span><text:span text:style-name="T102_69">به</text:span><text:span text:style-name="T102_70"><text:s/></text:span><text:span text:style-name="T102_71">نظر</text:span><text:span text:style-name="T102_72"><text:s/></text:span><text:span text:style-name="T102_73">برسد</text:span><text:span text:style-name="T102_74"><text:s/></text:span><text:span text:style-name="T102_75">ولی</text:span><text:span text:style-name="T102_76"><text:s/></text:span><text:span text:style-name="T102_77">ممکن</text:span><text:span text:style-name="T102_78"><text:s/></text:span><text:span text:style-name="T102_79">است</text:span><text:span text:style-name="T102_80"><text:s/></text:span><text:span text:style-name="T102_81">این</text:span><text:span text:style-name="T102_82"><text:s/></text:span><text:span text:style-name="T102_83">تصویر</text:span><text:span text:style-name="T102_84"><text:s/></text:span><text:span text:style-name="T102_85">به</text:span><text:span text:style-name="T102_86"><text:s/></text:span><text:span text:style-name="T102_87">شما</text:span><text:span text:style-name="T102_88"><text:s/></text:span><text:span text:style-name="T102_89">کمک</text:span><text:span text:style-name="T102_90"><text:s/></text:span><text:span text:style-name="T102_91">کند</text:span><text:span text:style-name="T102_92">.</text:span></text:p>
      <text:p text:style-name="P103"><text:span text:style-name="T103_1">fruit</text:span><text:span text:style-name="T103_2">-&gt;’</text:span><text:span text:style-name="T103_3">banana</text:span><text:span text:style-name="T103_4">’</text:span></text:p>
      <text:p text:style-name="P104"/>
      <text:p text:style-name="P105"><text:span text:style-name="T105_1">اگر</text:span><text:span text:style-name="T105_2"><text:s/></text:span><text:span text:style-name="T105_3">عدد</text:span><text:span text:style-name="T105_4"><text:s/></text:span><text:span text:style-name="T105_5">قبل</text:span><text:span text:style-name="T105_6"><text:s/></text:span><text:span text:style-name="T105_7">از</text:span><text:span text:style-name="T105_8"><text:s/>'</text:span><text:span text:style-name="T105_9">دو</text:span><text:span text:style-name="T105_10"><text:s/></text:span><text:span text:style-name="T105_11">نقطه</text:span><text:span text:style-name="T105_12">'<text:s/></text:span><text:span text:style-name="T105_13">رو</text:span><text:span text:style-name="T105_14"><text:s/></text:span><text:span text:style-name="T105_15">پاک</text:span><text:span text:style-name="T105_16"><text:s/></text:span><text:span text:style-name="T105_17">کنید</text:span><text:span text:style-name="T105_18"><text:s/>(<text:s/></text:span><text:span text:style-name="T105_19">[5:]</text:span><text:span text:style-name="T105_20"><text:s/>)<text:s/></text:span><text:span text:style-name="T105_21">باعث</text:span><text:span text:style-name="T105_22"><text:s/></text:span><text:span text:style-name="T105_23">میشود</text:span><text:span text:style-name="T105_24"><text:s/></text:span><text:span text:style-name="T105_25">که</text:span><text:span text:style-name="T105_26"><text:s/></text:span><text:span text:style-name="T105_27">تکه</text:span><text:span text:style-name="T105_28"><text:s/></text:span><text:span text:style-name="T105_29">از</text:span><text:span text:style-name="T105_30"><text:s/></text:span><text:span text:style-name="T105_31">اولین</text:span><text:span text:style-name="T105_32"><text:s/></text:span><text:span text:style-name="T105_33">کاراکتر</text:span><text:span text:style-name="T105_34"><text:s/></text:span><text:span text:style-name="T105_35">شروع</text:span><text:span text:style-name="T105_36"><text:s/></text:span><text:span text:style-name="T105_37">شود</text:span><text:span text:style-name="T105_38"><text:s/></text:span><text:span text:style-name="T105_39">و</text:span><text:span text:style-name="T105_40"><text:s/></text:span><text:span text:style-name="T105_41">اگر</text:span><text:span text:style-name="T105_42"><text:s/></text:span><text:span text:style-name="T105_43">عدد</text:span><text:span text:style-name="T105_44"><text:s/></text:span><text:span text:style-name="T105_45">بعد</text:span><text:span text:style-name="T105_46"><text:s/></text:span><text:span text:style-name="T105_47">از</text:span><text:span text:style-name="T105_48"><text:s/></text:span><text:span text:style-name="T105_49">دو</text:span><text:span text:style-name="T105_50"><text:s/></text:span><text:span text:style-name="T105_51">نقطه</text:span><text:span text:style-name="T105_52"><text:s/></text:span><text:span text:style-name="T105_53">را</text:span><text:span text:style-name="T105_54"><text:s/></text:span><text:span text:style-name="T105_55">پاک</text:span><text:span text:style-name="T105_56"><text:s/></text:span><text:span text:style-name="T105_57">کنید</text:span><text:span text:style-name="T105_58"><text:s/>(<text:s/></text:span><text:span text:style-name="T105_59">[:6]</text:span><text:span text:style-name="T105_60"><text:s/>)<text:s/></text:span><text:span text:style-name="T105_61">تکه</text:span><text:span text:style-name="T105_62"><text:s/></text:span><text:span text:style-name="T105_63">تا</text:span><text:span text:style-name="T105_64"><text:s/></text:span><text:span text:style-name="T105_65">آخرین</text:span><text:span text:style-name="T105_66"><text:s/></text:span><text:span text:style-name="T105_67">کاراکتر</text:span><text:span text:style-name="T105_68"><text:s/></text:span><text:span text:style-name="T105_69">ادامه</text:span><text:span text:style-name="T105_70"><text:s/></text:span><text:span text:style-name="T105_71">پیدا</text:span><text:span text:style-name="T105_72"><text:s/></text:span><text:span text:style-name="T105_73">میکند</text:span><text:span text:style-name="T105_74">.</text:span></text:p>
      <text:p text:style-name="P106"/>
      <text:p text:style-name="P107"><text:span text:style-name="T107_1">&gt;&gt;&gt;<text:s/></text:span><text:span text:style-name="T107_2">fruit</text:span><text:span text:style-name="T107_3"><text:s/>=<text:s/>‘</text:span><text:span text:style-name="T107_4">banana</text:span><text:span text:style-name="T107_5">’</text:span></text:p>
      <text:p text:style-name="P108"><text:span text:style-name="T108_1">&gt;&gt;&gt;<text:s/></text:span><text:span text:style-name="T108_2">fruit</text:span><text:span text:style-name="T108_3">[:3]</text:span></text:p>
      <text:p text:style-name="P109"><text:span text:style-name="T109_1">ban</text:span></text:p>
      <text:p text:style-name="P110"><text:span text:style-name="T110_1">&gt;&gt;&gt;<text:s/></text:span><text:span text:style-name="T110_2">fruit</text:span><text:span text:style-name="T110_3">[3:]</text:span></text:p>
      <text:p text:style-name="P111"><text:span text:style-name="T111_1">ana</text:span></text:p>
      <text:p text:style-name="P112"/>
      <text:p text:style-name="P113"><text:span text:style-name="T113_1">اگر</text:span><text:span text:style-name="T113_2"><text:s/></text:span><text:span text:style-name="T113_3">اندیس</text:span><text:span text:style-name="T113_4"><text:s/></text:span><text:span text:style-name="T113_5">اول</text:span><text:span text:style-name="T113_6"><text:s/></text:span><text:span text:style-name="T113_7">برابر</text:span><text:span text:style-name="T113_8"><text:s/></text:span><text:span text:style-name="T113_9">با</text:span><text:span text:style-name="T113_10"><text:s/></text:span><text:span text:style-name="T113_11">اندیس</text:span><text:span text:style-name="T113_12"><text:s/></text:span><text:span text:style-name="T113_13">دوم</text:span><text:span text:style-name="T113_14"><text:s/></text:span><text:span text:style-name="T113_15">باشد</text:span><text:span text:style-name="T113_16"><text:s/></text:span><text:span text:style-name="T113_17">باعث</text:span><text:span text:style-name="T113_18"><text:s/></text:span><text:span text:style-name="T113_19">میشود</text:span><text:span text:style-name="T113_20"><text:s/></text:span><text:span text:style-name="T113_21">یک</text:span><text:span text:style-name="T113_22"><text:s/></text:span><text:span text:style-name="T113_23">رشته</text:span><text:span text:style-name="T113_24"><text:s/></text:span><text:span text:style-name="T113_25">خالی</text:span><text:span text:style-name="T113_26"><text:s/></text:span><text:span text:style-name="T113_27">برگردانده</text:span><text:span text:style-name="T113_28"><text:s/></text:span><text:span text:style-name="T113_29">شود</text:span><text:span text:style-name="T113_30">،<text:s/></text:span><text:span text:style-name="T113_31">که</text:span><text:span text:style-name="T113_32"><text:s/></text:span><text:span text:style-name="T113_33">به</text:span><text:span text:style-name="T113_34"><text:s/></text:span><text:span text:style-name="T113_35">این</text:span><text:span text:style-name="T113_36"><text:s/></text:span><text:span text:style-name="T113_37">شکل</text:span><text:span text:style-name="T113_38"><text:s/></text:span><text:span text:style-name="T113_39">نمایش</text:span><text:span text:style-name="T113_40"><text:s/></text:span><text:span text:style-name="T113_41">داده</text:span><text:span text:style-name="T113_42"><text:s/></text:span><text:span text:style-name="T113_43">میشود</text:span><text:span text:style-name="T113_44">.</text:span></text:p>
      <text:p text:style-name="P114"/>
      <text:p text:style-name="P115"><text:span text:style-name="T115_1">&gt;&gt;&gt;<text:s/></text:span><text:span text:style-name="T115_2">fruit</text:span><text:span text:style-name="T115_3"><text:s/>=<text:s/>‘</text:span><text:span text:style-name="T115_4">banana</text:span><text:span text:style-name="T115_5">’</text:span></text:p>
      <text:p text:style-name="P116"><text:span text:style-name="T116_1">&gt;&gt;&gt;<text:s/></text:span><text:span text:style-name="T116_2">fruit</text:span><text:span text:style-name="T116_3">[3:3]</text:span></text:p>
      <text:p text:style-name="P117"><text:span text:style-name="T117_1">‘’</text:span></text:p>
      <text:p text:style-name="P118"/>
      <text:p text:style-name="P119"><text:span text:style-name="T119_1">رشته</text:span><text:span text:style-name="T119_2"><text:s/></text:span><text:span text:style-name="T119_3">خالی</text:span><text:span text:style-name="T119_4"><text:s/></text:span><text:span text:style-name="T119_5">هیچ</text:span><text:span text:style-name="T119_6"><text:s/></text:span><text:span text:style-name="T119_7">کاراکتری</text:span><text:span text:style-name="T119_8"><text:s/></text:span><text:span text:style-name="T119_9">ندارد</text:span><text:span text:style-name="T119_10"><text:s/></text:span><text:span text:style-name="T119_11">و</text:span><text:span text:style-name="T119_12"><text:s/></text:span><text:span text:style-name="T119_13">دارای</text:span><text:span text:style-name="T119_14"><text:s/></text:span><text:span text:style-name="T119_15">طول</text:span><text:span text:style-name="T119_16"><text:s/></text:span><text:span text:style-name="T119_17">صفر</text:span><text:span text:style-name="T119_18"><text:s/></text:span><text:span text:style-name="T119_19">است</text:span><text:span text:style-name="T119_20">.<text:s/></text:span><text:span text:style-name="T119_21">به</text:span><text:span text:style-name="T119_22"><text:s/></text:span><text:span text:style-name="T119_23">جز</text:span><text:span text:style-name="T119_24"><text:s/></text:span><text:span text:style-name="T119_25">این</text:span><text:span text:style-name="T119_26"><text:s/></text:span><text:span text:style-name="T119_27">تمام</text:span><text:span text:style-name="T119_28"><text:s/></text:span><text:span text:style-name="T119_29">خصوصیات</text:span><text:span text:style-name="T119_30"><text:s/></text:span><text:span text:style-name="T119_31">یک</text:span><text:span text:style-name="T119_32"><text:s/></text:span><text:span text:style-name="T119_33">رشته</text:span><text:span text:style-name="T119_34"><text:s/></text:span><text:span text:style-name="T119_35">خالی</text:span><text:span text:style-name="T119_36"><text:s/></text:span><text:span text:style-name="T119_37">مانند</text:span><text:span text:style-name="T119_38"><text:s/></text:span><text:span text:style-name="T119_39">یک</text:span><text:span text:style-name="T119_40"><text:s/></text:span><text:span text:style-name="T119_41">رشته</text:span><text:span text:style-name="T119_42"><text:s/></text:span><text:span text:style-name="T119_43">معمولی</text:span><text:span text:style-name="T119_44"><text:s/></text:span><text:span text:style-name="T119_45">است</text:span><text:span text:style-name="T119_46">.</text:span></text:p>
      <text:p text:style-name="P120"/>
      <text:p text:style-name="P121"><text:span text:style-name="T121_1">تمرین</text:span><text:span text:style-name="T121_2"><text:s/>۸.۳<text:s/></text:span><text:span text:style-name="T121_3">با</text:span><text:span text:style-name="T121_4"><text:s/></text:span><text:span text:style-name="T121_5">توجه</text:span><text:span text:style-name="T121_6"><text:s/></text:span><text:span text:style-name="T121_7">به</text:span><text:span text:style-name="T121_8"><text:s/></text:span><text:span text:style-name="T121_9">اینکه</text:span><text:span text:style-name="T121_10"><text:s/></text:span><text:span text:style-name="T121_11">متغیر</text:span><text:span text:style-name="T121_12"><text:s/></text:span><text:span text:style-name="T121_13">fruit</text:span><text:span text:style-name="T121_14"><text:s/></text:span><text:span text:style-name="T121_15">یک</text:span><text:span text:style-name="T121_16"><text:s/></text:span><text:span text:style-name="T121_17">رشته</text:span><text:span text:style-name="T121_18"><text:s/></text:span><text:span text:style-name="T121_19">است</text:span><text:span text:style-name="T121_20">،</text:span><text:span text:style-name="T121_21">[:]</text:span><text:span text:style-name="T121_22">fruit</text:span><text:span text:style-name="T121_23"><text:s/></text:span><text:span text:style-name="T121_24">چه</text:span><text:span text:style-name="T121_25"><text:s/></text:span><text:span text:style-name="T121_26">معنی</text:span><text:span text:style-name="T121_27"><text:s/></text:span><text:span text:style-name="T121_28">ای</text:span><text:span text:style-name="T121_29"><text:s/></text:span><text:span text:style-name="T121_30">دارد</text:span><text:span text:style-name="T121_31">؟</text:span></text:p>
      <text:p text:style-name="P122"/>
      <text:h text:style-name="P123" text:outline-level="10"><text:bookmark-start text:name="h.hyo5qulg1le"/><text:bookmark-end text:name="h.hyo5qulg1le"/><text:span text:style-name="T123_1">۸.۵<text:s/></text:span><text:span text:style-name="T123_2">رشته</text:span><text:span text:style-name="T123_3"><text:s/></text:span><text:span text:style-name="T123_4">ها</text:span><text:span text:style-name="T123_5"><text:s/></text:span><text:span text:style-name="T123_6">تغییر</text:span><text:span text:style-name="T123_7"><text:s/></text:span><text:span text:style-name="T123_8">ناپذیرند</text:span></text:h>
      <text:p text:style-name="P124"><text:span text:style-name="T124_1">ممکن</text:span><text:span text:style-name="T124_2"><text:s/></text:span><text:span text:style-name="T124_3">است</text:span><text:span text:style-name="T124_4"><text:s/></text:span><text:span text:style-name="T124_5">بخواهید</text:span><text:span text:style-name="T124_6"><text:s/></text:span><text:span text:style-name="T124_7">از</text:span><text:span text:style-name="T124_8"><text:s/></text:span><text:span text:style-name="T124_9">عملگر</text:span><text:span text:style-name="T124_10"><text:s/>[<text:s/>]<text:s/></text:span><text:span text:style-name="T124_11">در</text:span><text:span text:style-name="T124_12"><text:s/></text:span><text:span text:style-name="T124_13">سمت</text:span><text:span text:style-name="T124_14"><text:s/></text:span><text:span text:style-name="T124_15">چپ</text:span><text:span text:style-name="T124_16"><text:s/></text:span><text:span text:style-name="T124_17">یک</text:span><text:span text:style-name="T124_18"><text:s/></text:span><text:span text:style-name="T124_19">تساوی</text:span><text:span text:style-name="T124_20"><text:s/></text:span><text:span text:style-name="T124_21">استفاده</text:span><text:span text:style-name="T124_22"><text:s/></text:span><text:span text:style-name="T124_23">کنید</text:span><text:span text:style-name="T124_24"><text:s/></text:span><text:span text:style-name="T124_25">تا</text:span><text:span text:style-name="T124_26"><text:s/></text:span><text:span text:style-name="T124_27">یک</text:span><text:span text:style-name="T124_28"><text:s/></text:span><text:span text:style-name="T124_29">تکه</text:span><text:span text:style-name="T124_30"><text:s/></text:span><text:span text:style-name="T124_31">از</text:span><text:span text:style-name="T124_32"><text:s/></text:span><text:span text:style-name="T124_33">رشته</text:span><text:span text:style-name="T124_34"><text:s/></text:span><text:span text:style-name="T124_35">را</text:span><text:span text:style-name="T124_36"><text:s/></text:span><text:span text:style-name="T124_37">تغییر</text:span><text:span text:style-name="T124_38"><text:s/></text:span><text:span text:style-name="T124_39">دهید</text:span><text:span text:style-name="T124_40">.<text:s/></text:span><text:span text:style-name="T124_41">به</text:span><text:span text:style-name="T124_42"><text:s/></text:span><text:span text:style-name="T124_43">طور</text:span><text:span text:style-name="T124_44"><text:s/></text:span><text:span text:style-name="T124_45">مثال</text:span><text:span text:style-name="T124_46">:</text:span></text:p>
      <text:p text:style-name="P125"/>
      <text:p text:style-name="P126"><text:span text:style-name="T126_1">&gt;&gt;&gt;<text:s/></text:span><text:span text:style-name="T126_2">greeting</text:span><text:span text:style-name="T126_3"><text:s/>=<text:s/>‘</text:span><text:span text:style-name="T126_4">Hello</text:span><text:span text:style-name="T126_5">,<text:s/></text:span><text:span text:style-name="T126_6">world</text:span><text:span text:style-name="T126_7">!’</text:span></text:p>
      <text:p text:style-name="P127"><text:span text:style-name="T127_1">&gt;&gt;&gt;<text:s/></text:span><text:span text:style-name="T127_2">greeting</text:span><text:span text:style-name="T127_3">[0]<text:s/>=<text:s/>‘</text:span><text:span text:style-name="T127_4">J</text:span><text:span text:style-name="T127_5">’</text:span></text:p>
      <text:p text:style-name="P128"><text:span text:style-name="T128_1">TypeError</text:span><text:span text:style-name="T128_2">:<text:s/></text:span><text:span text:style-name="T128_3">object</text:span><text:span text:style-name="T128_4"><text:s/></text:span><text:span text:style-name="T128_5">does</text:span><text:span text:style-name="T128_6"><text:s/></text:span><text:span text:style-name="T128_7">not</text:span><text:span text:style-name="T128_8"><text:s/></text:span><text:span text:style-name="T128_9">support</text:span><text:span text:style-name="T128_10"><text:s/></text:span><text:span text:style-name="T128_11">item</text:span><text:span text:style-name="T128_12"><text:s/></text:span><text:span text:style-name="T128_13">assignment</text:span></text:p>
      <text:p text:style-name="P129"/>
      <text:p text:style-name="P130"><text:span text:style-name="T130_1">در</text:span><text:span text:style-name="T130_2"><text:s/></text:span><text:span text:style-name="T130_3">اینجا</text:span><text:span text:style-name="T130_4"><text:s/></text:span><text:span text:style-name="T130_5">شئ</text:span><text:span text:style-name="T130_6"><text:s/></text:span><text:span text:style-name="T130_7">همان</text:span><text:span text:style-name="T130_8"><text:s/></text:span><text:span text:style-name="T130_9">رشته</text:span><text:span text:style-name="T130_10"><text:s/></text:span><text:span text:style-name="T130_11">و</text:span><text:span text:style-name="T130_12"><text:s/></text:span><text:span text:style-name="T130_13">آیتم</text:span><text:span text:style-name="T130_14"><text:s/></text:span><text:span text:style-name="T130_15">هم</text:span><text:span text:style-name="T130_16"><text:s/></text:span><text:span text:style-name="T130_17">کاراکتری</text:span><text:span text:style-name="T130_18"><text:s/></text:span><text:span text:style-name="T130_19">است</text:span><text:span text:style-name="T130_20"><text:s/></text:span><text:span text:style-name="T130_21">که</text:span><text:span text:style-name="T130_22"><text:s/></text:span><text:span text:style-name="T130_23">سعی</text:span><text:span text:style-name="T130_24"><text:s/></text:span><text:span text:style-name="T130_25">کردیم</text:span><text:span text:style-name="T130_26"><text:s/></text:span><text:span text:style-name="T130_27">تغییر</text:span><text:span text:style-name="T130_28"><text:s/></text:span><text:span text:style-name="T130_29">دهیم</text:span><text:span text:style-name="T130_30">.<text:s/></text:span><text:span text:style-name="T130_31">در</text:span><text:span text:style-name="T130_32"><text:s/></text:span><text:span text:style-name="T130_33">حال</text:span><text:span text:style-name="T130_34"><text:s/></text:span><text:span text:style-name="T130_35">حاضر</text:span><text:span text:style-name="T130_36"><text:s/></text:span><text:span text:style-name="T130_37">هر</text:span><text:span text:style-name="T130_38"><text:s/></text:span><text:span text:style-name="T130_39">شئ</text:span><text:span text:style-name="T130_40"><text:s/></text:span><text:span text:style-name="T130_41">را</text:span><text:span text:style-name="T130_42"><text:s/></text:span><text:span text:style-name="T130_43">همان</text:span><text:span text:style-name="T130_44"><text:s/>'</text:span><text:span text:style-name="T130_45">مقدار</text:span><text:span text:style-name="T130_46">'<text:s/></text:span><text:span text:style-name="T130_47">تصور</text:span><text:span text:style-name="T130_48"><text:s/></text:span><text:span text:style-name="T130_49">کنید</text:span><text:span text:style-name="T130_50">،<text:s/></text:span><text:span text:style-name="T130_51">ولی</text:span><text:span text:style-name="T130_52"><text:s/></text:span><text:span text:style-name="T130_53">بعدا</text:span><text:span text:style-name="T130_54"><text:s/></text:span><text:span text:style-name="T130_55">این</text:span><text:span text:style-name="T130_56"><text:s/></text:span><text:span text:style-name="T130_57">مفهوم</text:span><text:span text:style-name="T130_58"><text:s/></text:span><text:span text:style-name="T130_59">را</text:span><text:span text:style-name="T130_60"><text:s/></text:span><text:span text:style-name="T130_61">تعریف</text:span><text:span text:style-name="T130_62"><text:s/></text:span><text:span text:style-name="T130_63">میکنیم</text:span><text:span text:style-name="T130_64">.<text:s/></text:span><text:span text:style-name="T130_65">یک</text:span><text:span text:style-name="T130_66"><text:s/></text:span><text:span text:style-name="T130_67">آیتم</text:span><text:span text:style-name="T130_68"><text:s/></text:span><text:span text:style-name="T130_69">یک</text:span><text:span text:style-name="T130_70"><text:s/></text:span><text:span text:style-name="T130_71">کاراکتر</text:span><text:span text:style-name="T130_72"><text:s/></text:span><text:span text:style-name="T130_73">در</text:span><text:span text:style-name="T130_74"><text:s/></text:span><text:span text:style-name="T130_75">یک</text:span><text:span text:style-name="T130_76"><text:s/></text:span><text:span text:style-name="T130_77">دنباله</text:span><text:span text:style-name="T130_78"><text:s/></text:span><text:span text:style-name="T130_79">است</text:span><text:span text:style-name="T130_80">.</text:span></text:p>
      <text:p text:style-name="P131"><text:span text:style-name="T131_1">دلیل</text:span><text:span text:style-name="T131_2"><text:s/></text:span><text:span text:style-name="T131_3">نمایش</text:span><text:span text:style-name="T131_4"><text:s/></text:span><text:span text:style-name="T131_5">این</text:span><text:span text:style-name="T131_6"><text:s/></text:span><text:span text:style-name="T131_7">خطا</text:span><text:span text:style-name="T131_8"><text:s/></text:span><text:span text:style-name="T131_9">این</text:span><text:span text:style-name="T131_10"><text:s/></text:span><text:span text:style-name="T131_11">است</text:span><text:span text:style-name="T131_12"><text:s/></text:span><text:span text:style-name="T131_13">که</text:span><text:span text:style-name="T131_14"><text:s/></text:span><text:span text:style-name="T131_15">رشته</text:span><text:span text:style-name="T131_16"><text:s/></text:span><text:span text:style-name="T131_17">ها</text:span><text:span text:style-name="T131_18"><text:s/></text:span><text:span text:style-name="T131_19">تغییر</text:span><text:span text:style-name="T131_20"><text:s/></text:span><text:span text:style-name="T131_21">ناپذیرند</text:span><text:span text:style-name="T131_22">،<text:s/></text:span><text:span text:style-name="T131_23">به</text:span><text:span text:style-name="T131_24"><text:s/></text:span><text:span text:style-name="T131_25">این</text:span><text:span text:style-name="T131_26"><text:s/></text:span><text:span text:style-name="T131_27">معنی</text:span><text:span text:style-name="T131_28"><text:s/></text:span><text:span text:style-name="T131_29">که</text:span><text:span text:style-name="T131_30"><text:s/></text:span><text:span text:style-name="T131_31">شما</text:span><text:span text:style-name="T131_32"><text:s/></text:span><text:span text:style-name="T131_33">نمیتوانید</text:span><text:span text:style-name="T131_34"><text:s/></text:span><text:span text:style-name="T131_35">یک</text:span><text:span text:style-name="T131_36"><text:s/></text:span><text:span text:style-name="T131_37">رشته</text:span><text:span text:style-name="T131_38"><text:s/></text:span><text:span text:style-name="T131_39">تعریف</text:span><text:span text:style-name="T131_40"><text:s/></text:span><text:span text:style-name="T131_41">شده</text:span><text:span text:style-name="T131_42"><text:s/></text:span><text:span text:style-name="T131_43">را</text:span><text:span text:style-name="T131_44"><text:s/></text:span><text:span text:style-name="T131_45">تغییر</text:span><text:span text:style-name="T131_46"><text:s/></text:span><text:span text:style-name="T131_47">دهید</text:span><text:span text:style-name="T131_48">.<text:s/></text:span><text:span text:style-name="T131_49">بهترین</text:span><text:span text:style-name="T131_50"><text:s/></text:span><text:span text:style-name="T131_51">کاری</text:span><text:span text:style-name="T131_52"><text:s/></text:span><text:span text:style-name="T131_53">که</text:span><text:span text:style-name="T131_54"><text:s/></text:span><text:span text:style-name="T131_55">میتوان</text:span><text:span text:style-name="T131_56"><text:s/></text:span><text:span text:style-name="T131_57">کرد</text:span><text:span text:style-name="T131_58"><text:s/></text:span><text:span text:style-name="T131_59">این</text:span><text:span text:style-name="T131_60"><text:s/></text:span><text:span text:style-name="T131_61">است</text:span><text:span text:style-name="T131_62"><text:s/></text:span><text:span text:style-name="T131_63">که</text:span><text:span text:style-name="T131_64"><text:s/></text:span><text:span text:style-name="T131_65">یک</text:span><text:span text:style-name="T131_66"><text:s/></text:span><text:span text:style-name="T131_67">رشته</text:span><text:span text:style-name="T131_68"><text:s/></text:span><text:span text:style-name="T131_69">دیگر</text:span><text:span text:style-name="T131_70"><text:s/></text:span><text:span text:style-name="T131_71">تعریف</text:span><text:span text:style-name="T131_72"><text:s/></text:span><text:span text:style-name="T131_73">کنید</text:span><text:span text:style-name="T131_74"><text:s/></text:span><text:span text:style-name="T131_75">که</text:span><text:span text:style-name="T131_76"><text:s/></text:span><text:span text:style-name="T131_77">شامل</text:span><text:span text:style-name="T131_78"><text:s/></text:span><text:span text:style-name="T131_79">بخشی</text:span><text:span text:style-name="T131_80"><text:s/></text:span><text:span text:style-name="T131_81">از</text:span><text:span text:style-name="T131_82"><text:s/></text:span><text:span text:style-name="T131_83">رشته</text:span><text:span text:style-name="T131_84"><text:s/></text:span><text:span text:style-name="T131_85">اصلی</text:span><text:span text:style-name="T131_86"><text:s/></text:span><text:span text:style-name="T131_87">است</text:span><text:span text:style-name="T131_88">:</text:span></text:p>
      <text:p text:style-name="P132"/>
      <text:p text:style-name="P133"><text:span text:style-name="T133_1">&gt;&gt;&gt;<text:s/></text:span><text:span text:style-name="T133_2">greeting</text:span><text:span text:style-name="T133_3"><text:s/>=<text:s/>‘</text:span><text:span text:style-name="T133_4">Hello</text:span><text:span text:style-name="T133_5">,<text:s/></text:span><text:span text:style-name="T133_6">world</text:span><text:span text:style-name="T133_7">!’</text:span></text:p>
      <text:p text:style-name="P134"><text:span text:style-name="T134_1">&gt;&gt;&gt;<text:s/></text:span><text:span text:style-name="T134_2">new</text:span><text:span text:style-name="T134_3">_</text:span><text:span text:style-name="T134_4">greeting</text:span><text:span text:style-name="T134_5"><text:s/>=<text:s/>‘</text:span><text:span text:style-name="T134_6">J</text:span><text:span text:style-name="T134_7">’<text:s/>+<text:s/></text:span><text:span text:style-name="T134_8">greeting</text:span><text:span text:style-name="T134_9">[1:]</text:span></text:p>
      <text:p text:style-name="P135"><text:span text:style-name="T135_1">&gt;&gt;&gt;<text:s/></text:span><text:span text:style-name="T135_2">print</text:span><text:span text:style-name="T135_3"><text:s/></text:span><text:span text:style-name="T135_4">new</text:span><text:span text:style-name="T135_5">_</text:span><text:span text:style-name="T135_6">greeting</text:span></text:p>
      <text:p text:style-name="P136"><text:span text:style-name="T136_1">Jello</text:span><text:span text:style-name="T136_2">,<text:s/></text:span><text:span text:style-name="T136_3">world</text:span><text:span text:style-name="T136_4">!</text:span></text:p>
      <text:p text:style-name="P137"/>
      <text:p text:style-name="P138"><text:span text:style-name="T138_1">با</text:span><text:span text:style-name="T138_2"><text:s/></text:span><text:span text:style-name="T138_3">اینکار</text:span><text:span text:style-name="T138_4"><text:s/></text:span><text:span text:style-name="T138_5">یک</text:span><text:span text:style-name="T138_6"><text:s/></text:span><text:span text:style-name="T138_7">کاراکتر</text:span><text:span text:style-name="T138_8"><text:s/></text:span><text:span text:style-name="T138_9">به</text:span><text:span text:style-name="T138_10"><text:s/></text:span><text:span text:style-name="T138_11">تکه</text:span><text:span text:style-name="T138_12"><text:s/></text:span><text:span text:style-name="T138_13">ای</text:span><text:span text:style-name="T138_14"><text:s/></text:span><text:span text:style-name="T138_15">از</text:span><text:span text:style-name="T138_16"><text:s/></text:span><text:span text:style-name="T138_17">greeting</text:span><text:span text:style-name="T138_18"><text:s/></text:span><text:span text:style-name="T138_19">اضافه</text:span><text:span text:style-name="T138_20"><text:s/></text:span><text:span text:style-name="T138_21">خواهد</text:span><text:span text:style-name="T138_22"><text:s/></text:span><text:span text:style-name="T138_23">کرد</text:span><text:span text:style-name="T138_24"><text:s/></text:span><text:span text:style-name="T138_25">و</text:span><text:span text:style-name="T138_26"><text:s/></text:span><text:span text:style-name="T138_27">هیچ</text:span><text:span text:style-name="T138_28"><text:s/></text:span><text:span text:style-name="T138_29">تغییری</text:span><text:span text:style-name="T138_30"><text:s/></text:span><text:span text:style-name="T138_31">روی</text:span><text:span text:style-name="T138_32"><text:s/></text:span><text:span text:style-name="T138_33">متغیر</text:span><text:span text:style-name="T138_34"><text:s/></text:span><text:span text:style-name="T138_35">greeting</text:span><text:span text:style-name="T138_36"><text:s/></text:span><text:span text:style-name="T138_37">ایجاد</text:span><text:span text:style-name="T138_38"><text:s/></text:span><text:span text:style-name="T138_39">نمیکند</text:span><text:span text:style-name="T138_40">.</text:span></text:p>
      <text:p text:style-name="P139"/>
      <text:h text:style-name="P140" text:outline-level="10"><text:bookmark-start text:name="h.d0nkr5nejuj0"/><text:bookmark-end text:name="h.d0nkr5nejuj0"/><text:span text:style-name="T140_1">۸.۶<text:s/></text:span><text:span text:style-name="T140_2">جستجو</text:span></text:h>
      <text:p text:style-name="P141"><text:span text:style-name="T141_1">تابع</text:span><text:span text:style-name="T141_2"><text:s/></text:span><text:span text:style-name="T141_3">زیر</text:span><text:span text:style-name="T141_4"><text:s/></text:span><text:span text:style-name="T141_5">چه</text:span><text:span text:style-name="T141_6"><text:s/></text:span><text:span text:style-name="T141_7">کاری</text:span><text:span text:style-name="T141_8"><text:s/></text:span><text:span text:style-name="T141_9">انجام</text:span><text:span text:style-name="T141_10"><text:s/></text:span><text:span text:style-name="T141_11">میدهد</text:span><text:span text:style-name="T141_12">؟</text:span></text:p>
      <text:p text:style-name="P142"><text:span text:style-name="T142_1">def</text:span><text:span text:style-name="T142_2"><text:s/></text:span><text:span text:style-name="T142_3">find</text:span><text:span text:style-name="T142_4">(</text:span><text:span text:style-name="T142_5">word</text:span><text:span text:style-name="T142_6">,<text:s/></text:span><text:span text:style-name="T142_7">letter</text:span><text:span text:style-name="T142_8">):<text:line-break/><text:s text:c="4"/></text:span><text:span text:style-name="T142_9">index</text:span><text:span text:style-name="T142_10"><text:s/>=<text:s/>0<text:line-break/><text:s text:c="4"/></text:span><text:span text:style-name="T142_11">while</text:span><text:span text:style-name="T142_12"><text:s/></text:span><text:span text:style-name="T142_13">index</text:span><text:span text:style-name="T142_14"><text:s/>&lt;<text:s/></text:span><text:span text:style-name="T142_15">len</text:span><text:span text:style-name="T142_16">(</text:span><text:span text:style-name="T142_17">word</text:span><text:span text:style-name="T142_18">):<text:line-break/><text:s text:c="8"/></text:span><text:span text:style-name="T142_19">if</text:span><text:span text:style-name="T142_20"><text:s/></text:span><text:span text:style-name="T142_21">word</text:span><text:span text:style-name="T142_22">[</text:span><text:span text:style-name="T142_23">index</text:span><text:span text:style-name="T142_24">]<text:s/>==<text:s/></text:span><text:span text:style-name="T142_25">letter</text:span><text:span text:style-name="T142_26">:<text:line-break/><text:s text:c="12"/></text:span><text:span text:style-name="T142_27">return</text:span><text:span text:style-name="T142_28"><text:s/></text:span><text:span text:style-name="T142_29">index</text:span><text:span text:style-name="T142_30"><text:line-break/><text:s text:c="8"/></text:span><text:span text:style-name="T142_31">index</text:span><text:span text:style-name="T142_32"><text:s/>=<text:s/></text:span><text:span text:style-name="T142_33">index</text:span><text:span text:style-name="T142_34"><text:s/>+<text:s/>1<text:line-break/><text:s text:c="4"/></text:span><text:span text:style-name="T142_35">return</text:span><text:span text:style-name="T142_36"><text:s/>-1</text:span></text:p>
      <text:p text:style-name="P143"><text:span text:style-name="T143_1">شاید</text:span><text:span text:style-name="T143_2"><text:s/></text:span><text:span text:style-name="T143_3">بتوان</text:span><text:span text:style-name="T143_4"><text:s/></text:span><text:span text:style-name="T143_5">گفت</text:span><text:span text:style-name="T143_6"><text:s/></text:span><text:span text:style-name="T143_7">که</text:span><text:span text:style-name="T143_8"><text:s/></text:span><text:span text:style-name="T143_9">تابع</text:span><text:span text:style-name="T143_10"><text:s text:c="2"/></text:span><text:span text:style-name="T143_11">find</text:span><text:span text:style-name="T143_12"><text:s/></text:span><text:span text:style-name="T143_13">متضاد</text:span><text:span text:style-name="T143_14"><text:s/></text:span><text:span text:style-name="T143_15">عملگر</text:span><text:span text:style-name="T143_16"><text:s/>[<text:s/>]<text:s/></text:span><text:span text:style-name="T143_17">می</text:span><text:span text:style-name="T143_18">‌</text:span><text:span text:style-name="T143_19">باشد</text:span><text:span text:style-name="T143_20">.<text:s/></text:span><text:span text:style-name="T143_21">به</text:span><text:span text:style-name="T143_22"><text:s/></text:span><text:span text:style-name="T143_23">جای</text:span><text:span text:style-name="T143_24"><text:s/></text:span><text:span text:style-name="T143_25">گرفتن</text:span><text:span text:style-name="T143_26"><text:s/></text:span><text:span text:style-name="T143_27">اندیس</text:span><text:span text:style-name="T143_28"><text:s/></text:span><text:span text:style-name="T143_29">و</text:span><text:span text:style-name="T143_30"><text:s/></text:span><text:span text:style-name="T143_31">دریافت</text:span><text:span text:style-name="T143_32"><text:s/></text:span><text:span text:style-name="T143_33">کاراکتر</text:span><text:span text:style-name="T143_34"><text:s/></text:span><text:span text:style-name="T143_35">متناسب</text:span><text:span text:style-name="T143_36">،<text:s/></text:span><text:span text:style-name="T143_37">این</text:span><text:span text:style-name="T143_38"><text:s/></text:span><text:span text:style-name="T143_39">تابع</text:span><text:span text:style-name="T143_40"><text:s/></text:span><text:span text:style-name="T143_41">کاراکتر</text:span><text:span text:style-name="T143_42"><text:s/></text:span><text:span text:style-name="T143_43">را</text:span><text:span text:style-name="T143_44"><text:s/></text:span><text:span text:style-name="T143_45">به</text:span><text:span text:style-name="T143_46"><text:s/></text:span><text:span text:style-name="T143_47">عنوان</text:span><text:span text:style-name="T143_48"><text:s/></text:span><text:span text:style-name="T143_49">ورودی</text:span><text:span text:style-name="T143_50"><text:s/></text:span><text:span text:style-name="T143_51">می</text:span><text:span text:style-name="T143_52">‌</text:span><text:span text:style-name="T143_53">پذیرد</text:span><text:span text:style-name="T143_54"><text:s/></text:span><text:span text:style-name="T143_55">و</text:span><text:span text:style-name="T143_56"><text:s/></text:span><text:span text:style-name="T143_57">اندیس</text:span><text:span text:style-name="T143_58"><text:s/></text:span><text:span text:style-name="T143_59">آن</text:span><text:span text:style-name="T143_60"><text:s/></text:span><text:span text:style-name="T143_61">کاراکتر</text:span><text:span text:style-name="T143_62"><text:s/></text:span><text:span text:style-name="T143_63">را</text:span><text:span text:style-name="T143_64"><text:s/></text:span><text:span text:style-name="T143_65">به</text:span><text:span text:style-name="T143_66"><text:s/></text:span><text:span text:style-name="T143_67">عنوان</text:span><text:span text:style-name="T143_68"><text:s/></text:span><text:span text:style-name="T143_69">خروجی</text:span><text:span text:style-name="T143_70"><text:s/></text:span><text:span text:style-name="T143_71">می</text:span><text:span text:style-name="T143_72">‌</text:span><text:span text:style-name="T143_73">دهد</text:span><text:span text:style-name="T143_74">.<text:s/></text:span><text:span text:style-name="T143_75">اگر</text:span><text:span text:style-name="T143_76"><text:s/></text:span><text:span text:style-name="T143_77">کاراکتر</text:span><text:span text:style-name="T143_78"><text:s/></text:span><text:span text:style-name="T143_79">پیدا</text:span><text:span text:style-name="T143_80"><text:s/></text:span><text:span text:style-name="T143_81">نشد</text:span><text:span text:style-name="T143_82"><text:s/></text:span><text:span text:style-name="T143_83">تابع</text:span><text:span text:style-name="T143_84"><text:s/></text:span><text:span text:style-name="T143_85">مقدار</text:span><text:span text:style-name="T143_86"><text:s/>-۱<text:s/></text:span><text:span text:style-name="T143_87">را</text:span><text:span text:style-name="T143_88"><text:s/></text:span><text:span text:style-name="T143_89">برمیگرداند</text:span><text:span text:style-name="T143_90">.</text:span></text:p>
      <text:p text:style-name="P144"><text:span text:style-name="T144_1">این</text:span><text:span text:style-name="T144_2"><text:s/></text:span><text:span text:style-name="T144_3">اولین</text:span><text:span text:style-name="T144_4"><text:s/></text:span><text:span text:style-name="T144_5">باریست</text:span><text:span text:style-name="T144_6"><text:s/></text:span><text:span text:style-name="T144_7">که</text:span><text:span text:style-name="T144_8"><text:s/></text:span><text:span text:style-name="T144_9">از</text:span><text:span text:style-name="T144_10"><text:s/></text:span><text:span text:style-name="T144_11">return</text:span><text:span text:style-name="T144_12"><text:s/></text:span><text:span text:style-name="T144_13">استفاده</text:span><text:span text:style-name="T144_14"><text:s/></text:span><text:span text:style-name="T144_15">میکنیم</text:span><text:span text:style-name="T144_16">.<text:s/></text:span><text:span text:style-name="T144_17">اگر</text:span><text:span text:style-name="T144_18"><text:s/></text:span><text:span text:style-name="T144_19">word</text:span><text:span text:style-name="T144_20">[</text:span><text:span text:style-name="T144_21">index</text:span><text:span text:style-name="T144_22">]<text:s/>==<text:s/></text:span><text:span text:style-name="T144_23">letter</text:span><text:span text:style-name="T144_24">،<text:s/></text:span><text:span text:style-name="T144_25">تابع</text:span><text:span text:style-name="T144_26"><text:s/></text:span><text:span text:style-name="T144_27">بلافاصله</text:span><text:span text:style-name="T144_28"><text:s/></text:span><text:span text:style-name="T144_29">از</text:span><text:span text:style-name="T144_30"><text:s/></text:span><text:span text:style-name="T144_31">حلقه</text:span><text:span text:style-name="T144_32"><text:s/></text:span><text:span text:style-name="T144_33">خارج</text:span><text:span text:style-name="T144_34"><text:s/></text:span><text:span text:style-name="T144_35">میشود</text:span><text:span text:style-name="T144_36"><text:s/></text:span><text:span text:style-name="T144_37">و</text:span><text:span text:style-name="T144_38"><text:s/></text:span><text:span text:style-name="T144_39">خروجی</text:span><text:span text:style-name="T144_40"><text:s/></text:span><text:span text:style-name="T144_41">را</text:span><text:span text:style-name="T144_42"><text:s/></text:span><text:span text:style-name="T144_43">برمیگرداند</text:span><text:span text:style-name="T144_44">.</text:span></text:p>
      <text:p text:style-name="P145"><text:span text:style-name="T145_1">اگر</text:span><text:span text:style-name="T145_2"><text:s/></text:span><text:span text:style-name="T145_3">کاراکتر</text:span><text:span text:style-name="T145_4"><text:s/></text:span><text:span text:style-name="T145_5">در</text:span><text:span text:style-name="T145_6"><text:s/></text:span><text:span text:style-name="T145_7">رشته</text:span><text:span text:style-name="T145_8"><text:s/></text:span><text:span text:style-name="T145_9">وجود</text:span><text:span text:style-name="T145_10"><text:s/></text:span><text:span text:style-name="T145_11">نداشته</text:span><text:span text:style-name="T145_12"><text:s/></text:span><text:span text:style-name="T145_13">باشد</text:span><text:span text:style-name="T145_14">،<text:s/></text:span><text:span text:style-name="T145_15">برنامه</text:span><text:span text:style-name="T145_16"><text:s/></text:span><text:span text:style-name="T145_17">به</text:span><text:span text:style-name="T145_18"><text:s/></text:span><text:span text:style-name="T145_19">شکل</text:span><text:span text:style-name="T145_20"><text:s/></text:span><text:span text:style-name="T145_21">قابل</text:span><text:span text:style-name="T145_22"><text:s/></text:span><text:span text:style-name="T145_23">پیش</text:span><text:span text:style-name="T145_24"><text:s/></text:span><text:span text:style-name="T145_25">بینی</text:span><text:span text:style-name="T145_26"><text:s/></text:span><text:span text:style-name="T145_27">از</text:span><text:span text:style-name="T145_28"><text:s/></text:span><text:span text:style-name="T145_29">حلقه</text:span><text:span text:style-name="T145_30"><text:s/></text:span><text:span text:style-name="T145_31">خارجی</text:span><text:span text:style-name="T145_32"><text:s/></text:span><text:span text:style-name="T145_33">میشود</text:span><text:span text:style-name="T145_34"><text:s/></text:span><text:span text:style-name="T145_35">و</text:span><text:span text:style-name="T145_36"><text:s/></text:span><text:span text:style-name="T145_37">مقدار</text:span><text:span text:style-name="T145_38"><text:s/>-۱<text:s/></text:span><text:span text:style-name="T145_39">را</text:span><text:span text:style-name="T145_40"><text:s/></text:span><text:span text:style-name="T145_41">برمیگرداند</text:span><text:span text:style-name="T145_42">.</text:span></text:p>
      <text:p text:style-name="P146"><text:span text:style-name="T146_1">این</text:span><text:span text:style-name="T146_2"><text:s/></text:span><text:span text:style-name="T146_3">پترن</text:span><text:span text:style-name="T146_4"><text:s/></text:span><text:span text:style-name="T146_5">محاسبه</text:span><text:span text:style-name="T146_6">،<text:s/></text:span><text:span text:style-name="T146_7">گردش</text:span><text:span text:style-name="T146_8"><text:s/></text:span><text:span text:style-name="T146_9">در</text:span><text:span text:style-name="T146_10"><text:s/></text:span><text:span text:style-name="T146_11">یک</text:span><text:span text:style-name="T146_12"><text:s/></text:span><text:span text:style-name="T146_13">رشته</text:span><text:span text:style-name="T146_14"><text:s/></text:span><text:span text:style-name="T146_15">و</text:span><text:span text:style-name="T146_16"><text:s/></text:span><text:span text:style-name="T146_17">برگرداندن</text:span><text:span text:style-name="T146_18"><text:s/></text:span><text:span text:style-name="T146_19">هنگامی</text:span><text:span text:style-name="T146_20"><text:s/></text:span><text:span text:style-name="T146_21">که</text:span><text:span text:style-name="T146_22"><text:s/></text:span><text:span text:style-name="T146_23">چیزی</text:span><text:span text:style-name="T146_24"><text:s/></text:span><text:span text:style-name="T146_25">که</text:span><text:span text:style-name="T146_26"><text:s/></text:span><text:span text:style-name="T146_27">به</text:span><text:span text:style-name="T146_28"><text:s/></text:span><text:span text:style-name="T146_29">دنبالش</text:span><text:span text:style-name="T146_30"><text:s/></text:span><text:span text:style-name="T146_31">هستیم</text:span><text:span text:style-name="T146_32"><text:s/></text:span><text:span text:style-name="T146_33">پیدا</text:span><text:span text:style-name="T146_34"><text:s/></text:span><text:span text:style-name="T146_35">شد</text:span><text:span text:style-name="T146_36">،<text:s/></text:span><text:span text:style-name="T146_37">جستجو</text:span><text:span text:style-name="T146_38"><text:s/></text:span><text:span text:style-name="T146_39">نامیده</text:span><text:span text:style-name="T146_40"><text:s/></text:span><text:span text:style-name="T146_41">میشود</text:span><text:span text:style-name="T146_42">.</text:span></text:p>
      <text:p text:style-name="P147"><text:span text:style-name="T147_1">تمرین</text:span><text:span text:style-name="T147_2"><text:s/>۴</text:span></text:p>
      <text:p text:style-name="P148"><text:span text:style-name="T148_1">تابع</text:span><text:span text:style-name="T148_2"><text:s/></text:span><text:span text:style-name="T148_3">find</text:span><text:span text:style-name="T148_4"><text:s/></text:span><text:span text:style-name="T148_5">را</text:span><text:span text:style-name="T148_6"><text:s/></text:span><text:span text:style-name="T148_7">ویرایش</text:span><text:span text:style-name="T148_8"><text:s/></text:span><text:span text:style-name="T148_9">کنید</text:span><text:span text:style-name="T148_10"><text:s/></text:span><text:span text:style-name="T148_11">که</text:span><text:span text:style-name="T148_12"><text:s/></text:span><text:span text:style-name="T148_13">پارامتر</text:span><text:span text:style-name="T148_14"><text:s/></text:span><text:span text:style-name="T148_15">سومی</text:span><text:span text:style-name="T148_16"><text:s/></text:span><text:span text:style-name="T148_17">هم</text:span><text:span text:style-name="T148_18"><text:s/></text:span><text:span text:style-name="T148_19">بگیرد</text:span><text:span text:style-name="T148_20">،<text:s/></text:span><text:span text:style-name="T148_21">اندیسی</text:span><text:span text:style-name="T148_22"><text:s/></text:span><text:span text:style-name="T148_23">در</text:span><text:span text:style-name="T148_24"><text:s/></text:span><text:span text:style-name="T148_25">رشته</text:span><text:span text:style-name="T148_26"><text:s/></text:span><text:span text:style-name="T148_27">که</text:span><text:span text:style-name="T148_28"><text:s/></text:span><text:span text:style-name="T148_29">جستجو</text:span><text:span text:style-name="T148_30"><text:s/></text:span><text:span text:style-name="T148_31">از</text:span><text:span text:style-name="T148_32"><text:s/></text:span><text:span text:style-name="T148_33">آنجا</text:span><text:span text:style-name="T148_34"><text:s/></text:span><text:span text:style-name="T148_35">شروع</text:span><text:span text:style-name="T148_36"><text:s/></text:span><text:span text:style-name="T148_37">شود</text:span><text:span text:style-name="T148_38">.</text:span></text:p>
      <text:p text:style-name="P149"/>
      <text:p text:style-name="P150"><text:span text:style-name="T150_1">۸.۷<text:s/></text:span><text:span text:style-name="T150_2">حلقه</text:span><text:span text:style-name="T150_3"><text:s/></text:span><text:span text:style-name="T150_4">و</text:span><text:span text:style-name="T150_5"><text:s/></text:span><text:span text:style-name="T150_6">شمارش</text:span></text:p>
      <text:p text:style-name="P151"><text:span text:style-name="T151_1">برنامه</text:span><text:span text:style-name="T151_2"><text:s/></text:span><text:span text:style-name="T151_3">زیر</text:span><text:span text:style-name="T151_4"><text:s/></text:span><text:span text:style-name="T151_5">تعداد</text:span><text:span text:style-name="T151_6"><text:s/></text:span><text:span text:style-name="T151_7">دفعاتی</text:span><text:span text:style-name="T151_8"><text:s/></text:span><text:span text:style-name="T151_9">که</text:span><text:span text:style-name="T151_10"><text:s/></text:span><text:span text:style-name="T151_11">حرف</text:span><text:span text:style-name="T151_12"><text:s/></text:span><text:span text:style-name="T151_13">a</text:span><text:span text:style-name="T151_14"><text:s/></text:span><text:span text:style-name="T151_15">در</text:span><text:span text:style-name="T151_16"><text:s/></text:span><text:span text:style-name="T151_17">یک</text:span><text:span text:style-name="T151_18"><text:s/></text:span><text:span text:style-name="T151_19">رشته</text:span><text:span text:style-name="T151_20"><text:s/></text:span><text:span text:style-name="T151_21">دیده</text:span><text:span text:style-name="T151_22"><text:s/></text:span><text:span text:style-name="T151_23">میشود</text:span><text:span text:style-name="T151_24"><text:s/></text:span><text:span text:style-name="T151_25">را</text:span><text:span text:style-name="T151_26"><text:s/></text:span><text:span text:style-name="T151_27">می</text:span><text:span text:style-name="T151_28">‌</text:span><text:span text:style-name="T151_29">شمارد</text:span><text:span text:style-name="T151_30">:</text:span></text:p>
      <text:p text:style-name="P152"><text:span text:style-name="T152_1">word</text:span><text:span text:style-name="T152_2"><text:s/>=<text:s/>'</text:span><text:span text:style-name="T152_3">banana</text:span><text:span text:style-name="T152_4">'<text:line-break/></text:span><text:span text:style-name="T152_5">count</text:span><text:span text:style-name="T152_6"><text:s/>=<text:s/>0<text:line-break/></text:span><text:span text:style-name="T152_7">for</text:span><text:span text:style-name="T152_8"><text:s/></text:span><text:span text:style-name="T152_9">letter</text:span><text:span text:style-name="T152_10"><text:s/></text:span><text:span text:style-name="T152_11">in</text:span><text:span text:style-name="T152_12"><text:s/></text:span><text:span text:style-name="T152_13">word</text:span><text:span text:style-name="T152_14">:<text:line-break/><text:s text:c="4"/></text:span><text:span text:style-name="T152_15">if</text:span><text:span text:style-name="T152_16"><text:s/></text:span><text:span text:style-name="T152_17">letter</text:span><text:span text:style-name="T152_18"><text:s/>==<text:s/>'</text:span><text:span text:style-name="T152_19">a</text:span><text:span text:style-name="T152_20">':<text:line-break/><text:s text:c="8"/></text:span><text:span text:style-name="T152_21">count</text:span><text:span text:style-name="T152_22"><text:s/>=<text:s/></text:span><text:span text:style-name="T152_23">count</text:span><text:span text:style-name="T152_24"><text:s/>+<text:s/>1<text:line-break/></text:span><text:span text:style-name="T152_25">print</text:span><text:span text:style-name="T152_26"><text:s/></text:span><text:span text:style-name="T152_27">count</text:span></text:p>
      <text:p text:style-name="P153"><text:span text:style-name="T153_1">این</text:span><text:span text:style-name="T153_2"><text:s/></text:span><text:span text:style-name="T153_3">برنامه</text:span><text:span text:style-name="T153_4"><text:s/></text:span><text:span text:style-name="T153_5">پترن</text:span><text:span text:style-name="T153_6"><text:s/></text:span><text:span text:style-name="T153_7">دیگری</text:span><text:span text:style-name="T153_8"><text:s/></text:span><text:span text:style-name="T153_9">از</text:span><text:span text:style-name="T153_10"><text:s/></text:span><text:span text:style-name="T153_11">محاسبه</text:span><text:span text:style-name="T153_12"><text:s/></text:span><text:span text:style-name="T153_13">به</text:span><text:span text:style-name="T153_14"><text:s/></text:span><text:span text:style-name="T153_15">نام</text:span><text:span text:style-name="T153_16"><text:s/></text:span><text:span text:style-name="T153_17">شمارشگر</text:span><text:span text:style-name="T153_18"><text:s/>(</text:span><text:span text:style-name="T153_19">Counter</text:span><text:span text:style-name="T153_20">)<text:s/></text:span><text:span text:style-name="T153_21">را</text:span><text:span text:style-name="T153_22"><text:s/></text:span><text:span text:style-name="T153_23">معرفی</text:span><text:span text:style-name="T153_24"><text:s/></text:span><text:span text:style-name="T153_25">میکند</text:span><text:span text:style-name="T153_26">.<text:s/></text:span><text:span text:style-name="T153_27">متغیر</text:span><text:span text:style-name="T153_28"><text:s/></text:span><text:span text:style-name="T153_29">count</text:span><text:span text:style-name="T153_30"><text:s/></text:span><text:span text:style-name="T153_31">با</text:span><text:span text:style-name="T153_32"><text:s/></text:span><text:span text:style-name="T153_33">مقدار</text:span><text:span text:style-name="T153_34"><text:s/>۰<text:s/></text:span><text:span text:style-name="T153_35">ایجاد</text:span><text:span text:style-name="T153_36"><text:s/></text:span><text:span text:style-name="T153_37">میشود</text:span><text:span text:style-name="T153_38"><text:s/></text:span><text:span text:style-name="T153_39">و</text:span><text:span text:style-name="T153_40"><text:s/></text:span><text:span text:style-name="T153_41">هربار</text:span><text:span text:style-name="T153_42"><text:s/></text:span><text:span text:style-name="T153_43">که</text:span><text:span text:style-name="T153_44"><text:s/></text:span><text:span text:style-name="T153_45">a</text:span><text:span text:style-name="T153_46"><text:s/></text:span><text:span text:style-name="T153_47">پیدا</text:span><text:span text:style-name="T153_48"><text:s/></text:span><text:span text:style-name="T153_49">شد</text:span><text:span text:style-name="T153_50"><text:s/></text:span><text:span text:style-name="T153_51">یکی</text:span><text:span text:style-name="T153_52"><text:s/></text:span><text:span text:style-name="T153_53">به</text:span><text:span text:style-name="T153_54"><text:s/></text:span><text:span text:style-name="T153_55">آن</text:span><text:span text:style-name="T153_56"><text:s/></text:span><text:span text:style-name="T153_57">اضافه</text:span><text:span text:style-name="T153_58"><text:s/></text:span><text:span text:style-name="T153_59">میشود</text:span><text:span text:style-name="T153_60">.<text:s/></text:span><text:span text:style-name="T153_61">وقتی</text:span><text:span text:style-name="T153_62"><text:s/></text:span><text:span text:style-name="T153_63">حلقه</text:span><text:span text:style-name="T153_64"><text:s/></text:span><text:span text:style-name="T153_65">تمام</text:span><text:span text:style-name="T153_66"><text:s/></text:span><text:span text:style-name="T153_67">میشود</text:span><text:span text:style-name="T153_68">،<text:s/></text:span><text:span text:style-name="T153_69">count</text:span><text:span text:style-name="T153_70"><text:s/></text:span><text:span text:style-name="T153_71">مقدار</text:span><text:span text:style-name="T153_72"><text:s/></text:span><text:span text:style-name="T153_73">نهایی</text:span><text:span text:style-name="T153_74"><text:s/></text:span><text:span text:style-name="T153_75">را</text:span><text:span text:style-name="T153_76"><text:s/></text:span><text:span text:style-name="T153_77">در</text:span><text:span text:style-name="T153_78"><text:s/></text:span><text:span text:style-name="T153_79">خود</text:span><text:span text:style-name="T153_80"><text:s/></text:span><text:span text:style-name="T153_81">دارد</text:span><text:span text:style-name="T153_82">،<text:s/></text:span><text:span text:style-name="T153_83">تعداد</text:span><text:span text:style-name="T153_84"><text:s/></text:span><text:span text:style-name="T153_85">a</text:span><text:span text:style-name="T153_86">ها</text:span><text:span text:style-name="T153_87">.</text:span></text:p>
      <text:p text:style-name="P154"><text:span text:style-name="T154_1">تمرین</text:span><text:span text:style-name="T154_2"><text:s/>۵</text:span></text:p>
      <text:p text:style-name="P155"><text:span text:style-name="T155_1">این</text:span><text:span text:style-name="T155_2"><text:s/></text:span><text:span text:style-name="T155_3">کد</text:span><text:span text:style-name="T155_4"><text:s/></text:span><text:span text:style-name="T155_5">را</text:span><text:span text:style-name="T155_6"><text:s/></text:span><text:span text:style-name="T155_7">در</text:span><text:span text:style-name="T155_8"><text:s/></text:span><text:span text:style-name="T155_9">یک</text:span><text:span text:style-name="T155_10"><text:s/></text:span><text:span text:style-name="T155_11">تابع</text:span><text:span text:style-name="T155_12"><text:s/></text:span><text:span text:style-name="T155_13">قرار</text:span><text:span text:style-name="T155_14"><text:s/></text:span><text:span text:style-name="T155_15">دهید</text:span><text:span text:style-name="T155_16"><text:s/>(</text:span><text:span text:style-name="T155_17">Encapsulate</text:span><text:span text:style-name="T155_18">)<text:s/></text:span><text:span text:style-name="T155_19">و</text:span><text:span text:style-name="T155_20"><text:s/></text:span><text:span text:style-name="T155_21">آن</text:span><text:span text:style-name="T155_22"><text:s/></text:span><text:span text:style-name="T155_23">را</text:span><text:span text:style-name="T155_24"><text:s/></text:span><text:span text:style-name="T155_25">عمومی</text:span><text:span text:style-name="T155_26"><text:s/></text:span><text:span text:style-name="T155_27">سازی</text:span><text:span text:style-name="T155_28"><text:s/></text:span><text:span text:style-name="T155_29">کنید</text:span><text:span text:style-name="T155_30">،<text:s/></text:span><text:span text:style-name="T155_31">یعنی</text:span><text:span text:style-name="T155_32"><text:s/></text:span><text:span text:style-name="T155_33">به</text:span><text:span text:style-name="T155_34"><text:s/></text:span><text:span text:style-name="T155_35">a</text:span><text:span text:style-name="T155_36"><text:s/></text:span><text:span text:style-name="T155_37">هر</text:span><text:span text:style-name="T155_38"><text:s/></text:span><text:span text:style-name="T155_39">رشته</text:span><text:span text:style-name="T155_40"><text:s/></text:span><text:span text:style-name="T155_41">دیگری</text:span><text:span text:style-name="T155_42"><text:s/></text:span><text:span text:style-name="T155_43">بتوان</text:span><text:span text:style-name="T155_44"><text:s/></text:span><text:span text:style-name="T155_45">به</text:span><text:span text:style-name="T155_46"><text:s/></text:span><text:span text:style-name="T155_47">عنوان</text:span><text:span text:style-name="T155_48"><text:s/></text:span><text:span text:style-name="T155_49">پارامتر</text:span><text:span text:style-name="T155_50"><text:s/></text:span><text:span text:style-name="T155_51">به</text:span><text:span text:style-name="T155_52"><text:s/></text:span><text:span text:style-name="T155_53">آن</text:span><text:span text:style-name="T155_54"><text:s/></text:span><text:span text:style-name="T155_55">داد</text:span><text:span text:style-name="T155_56">.</text:span></text:p>
      <text:p text:style-name="P156"><text:span text:style-name="T156_1">تمرین</text:span><text:span text:style-name="T156_2"><text:s/>۶</text:span></text:p>
      <text:p text:style-name="P157"><text:span text:style-name="T157_1">این</text:span><text:span text:style-name="T157_2"><text:s/></text:span><text:span text:style-name="T157_3">تابع</text:span><text:span text:style-name="T157_4"><text:s/></text:span><text:span text:style-name="T157_5">را</text:span><text:span text:style-name="T157_6"><text:s/></text:span><text:span text:style-name="T157_7">طوری</text:span><text:span text:style-name="T157_8"><text:s/></text:span><text:span text:style-name="T157_9">ویرایش</text:span><text:span text:style-name="T157_10"><text:s/></text:span><text:span text:style-name="T157_11">کنید</text:span><text:span text:style-name="T157_12"><text:s/></text:span><text:span text:style-name="T157_13">که</text:span><text:span text:style-name="T157_14"><text:s/></text:span><text:span text:style-name="T157_15">به</text:span><text:span text:style-name="T157_16"><text:s/></text:span><text:span text:style-name="T157_17">جای</text:span><text:span text:style-name="T157_18"><text:s/></text:span><text:span text:style-name="T157_19">گردش</text:span><text:span text:style-name="T157_20"><text:s/></text:span><text:span text:style-name="T157_21">در</text:span><text:span text:style-name="T157_22"><text:s/></text:span><text:span text:style-name="T157_23">رشته</text:span><text:span text:style-name="T157_24">،<text:s/></text:span><text:span text:style-name="T157_25">از</text:span><text:span text:style-name="T157_26"><text:s/></text:span><text:span text:style-name="T157_27">تابع</text:span><text:span text:style-name="T157_28"><text:s/></text:span><text:span text:style-name="T157_29">سه</text:span><text:span text:style-name="T157_30"><text:s/></text:span><text:span text:style-name="T157_31">پارامتری</text:span><text:span text:style-name="T157_32"><text:s/></text:span><text:span text:style-name="T157_33">find</text:span><text:span text:style-name="T157_34"><text:s/></text:span><text:span text:style-name="T157_35">در</text:span><text:span text:style-name="T157_36"><text:s/></text:span><text:span text:style-name="T157_37">موضوع</text:span><text:span text:style-name="T157_38"><text:s/></text:span><text:span text:style-name="T157_39">قبل</text:span><text:span text:style-name="T157_40"><text:s/></text:span><text:span text:style-name="T157_41">استفاده</text:span><text:span text:style-name="T157_42"><text:s/></text:span><text:span text:style-name="T157_43">کند</text:span><text:span text:style-name="T157_44">.</text:span></text:p>
      <text:p text:style-name="P158"/>
      <text:p text:style-name="P159"><text:span text:style-name="T159_1">۸.۸<text:s/></text:span><text:span text:style-name="T159_2">متد</text:span><text:span text:style-name="T159_3"><text:s/></text:span><text:span text:style-name="T159_4">های</text:span><text:span text:style-name="T159_5"><text:s/></text:span><text:span text:style-name="T159_6">رشته</text:span></text:p>
      <text:p text:style-name="P160"><text:span text:style-name="T160_1">یک</text:span><text:span text:style-name="T160_2"><text:s/></text:span><text:span text:style-name="T160_3">متد</text:span><text:span text:style-name="T160_4"><text:s/></text:span><text:span text:style-name="T160_5">مشابه</text:span><text:span text:style-name="T160_6"><text:s/></text:span><text:span text:style-name="T160_7">تابع</text:span><text:span text:style-name="T160_8"><text:s/></text:span><text:span text:style-name="T160_9">است</text:span><text:span text:style-name="T160_10">،<text:s/></text:span><text:span text:style-name="T160_11">آرگومان</text:span><text:span text:style-name="T160_12"><text:s/></text:span><text:span text:style-name="T160_13">هایی</text:span><text:span text:style-name="T160_14"><text:s/></text:span><text:span text:style-name="T160_15">دریافت</text:span><text:span text:style-name="T160_16"><text:s/></text:span><text:span text:style-name="T160_17">میکند</text:span><text:span text:style-name="T160_18"><text:s/></text:span><text:span text:style-name="T160_19">و</text:span><text:span text:style-name="T160_20"><text:s/></text:span><text:span text:style-name="T160_21">مقداری</text:span><text:span text:style-name="T160_22"><text:s/></text:span><text:span text:style-name="T160_23">را</text:span><text:span text:style-name="T160_24"><text:s/></text:span><text:span text:style-name="T160_25">بازمیگرداند</text:span><text:span text:style-name="T160_26">،<text:s/></text:span><text:span text:style-name="T160_27">ولی</text:span><text:span text:style-name="T160_28"><text:s/></text:span><text:span text:style-name="T160_29">Syntax</text:span><text:span text:style-name="T160_30"><text:s/></text:span><text:span text:style-name="T160_31">متفاوت</text:span><text:span text:style-name="T160_32"><text:s/></text:span><text:span text:style-name="T160_33">است</text:span><text:span text:style-name="T160_34">.<text:s/></text:span><text:span text:style-name="T160_35">به</text:span><text:span text:style-name="T160_36"><text:s/></text:span><text:span text:style-name="T160_37">طور</text:span><text:span text:style-name="T160_38"><text:s/></text:span><text:span text:style-name="T160_39">مثال</text:span><text:span text:style-name="T160_40">،<text:s/></text:span><text:span text:style-name="T160_41">متد</text:span><text:span text:style-name="T160_42"><text:s/></text:span><text:span text:style-name="T160_43">upper</text:span><text:span text:style-name="T160_44"><text:s/></text:span><text:span text:style-name="T160_45">یک</text:span><text:span text:style-name="T160_46"><text:s/></text:span><text:span text:style-name="T160_47">رشته</text:span><text:span text:style-name="T160_48"><text:s/></text:span><text:span text:style-name="T160_49">میگیرد</text:span><text:span text:style-name="T160_50"><text:s/></text:span><text:span text:style-name="T160_51">و</text:span><text:span text:style-name="T160_52"><text:s/></text:span><text:span text:style-name="T160_53">یک</text:span><text:span text:style-name="T160_54"><text:s/></text:span><text:span text:style-name="T160_55">رشته</text:span><text:span text:style-name="T160_56"><text:s/></text:span><text:span text:style-name="T160_57">تازه</text:span><text:span text:style-name="T160_58"><text:s/></text:span><text:span text:style-name="T160_59">با</text:span><text:span text:style-name="T160_60"><text:s/></text:span><text:span text:style-name="T160_61">حروف</text:span><text:span text:style-name="T160_62"><text:s/></text:span><text:span text:style-name="T160_63">بزرگ</text:span><text:span text:style-name="T160_64"><text:s/></text:span><text:span text:style-name="T160_65">بازمیگرداند</text:span><text:span text:style-name="T160_66">:</text:span></text:p>
      <text:p text:style-name="P161"><text:span text:style-name="T161_1">به</text:span><text:span text:style-name="T161_2"><text:s/></text:span><text:span text:style-name="T161_3">جای</text:span><text:span text:style-name="T161_4"><text:s/></text:span><text:span text:style-name="T161_5">Syntax</text:span><text:span text:style-name="T161_6"><text:s/></text:span><text:span text:style-name="T161_7">تابع</text:span><text:span text:style-name="T161_8"><text:s/></text:span><text:span text:style-name="T161_9">مانند</text:span><text:span text:style-name="T161_10"><text:s/></text:span><text:span text:style-name="T161_11">به</text:span><text:span text:style-name="T161_12"><text:s/></text:span><text:span text:style-name="T161_13">شکل</text:span><text:span text:style-name="T161_14"><text:s/></text:span><text:span text:style-name="T161_15">upper</text:span><text:span text:style-name="T161_16">(</text:span><text:span text:style-name="T161_17">word</text:span><text:span text:style-name="T161_18">)<text:s/></text:span><text:span text:style-name="T161_19">از</text:span><text:span text:style-name="T161_20"><text:s/></text:span><text:span text:style-name="T161_21">یک</text:span><text:span text:style-name="T161_22"><text:s/></text:span><text:span text:style-name="T161_23">Syntax</text:span><text:span text:style-name="T161_24"><text:s/></text:span><text:span text:style-name="T161_25">متد</text:span><text:span text:style-name="T161_26"><text:s/></text:span><text:span text:style-name="T161_27">به</text:span><text:span text:style-name="T161_28"><text:s/></text:span><text:span text:style-name="T161_29">شکل</text:span><text:span text:style-name="T161_30"><text:s/></text:span><text:span text:style-name="T161_31">word</text:span><text:span text:style-name="T161_32">.</text:span><text:span text:style-name="T161_33">upper</text:span><text:span text:style-name="T161_34">()<text:s/></text:span><text:span text:style-name="T161_35">استفاده</text:span><text:span text:style-name="T161_36"><text:s/></text:span><text:span text:style-name="T161_37">میشود</text:span><text:span text:style-name="T161_38">.</text:span></text:p>
      <text:p text:style-name="P162"><text:span text:style-name="T162_1">&gt;&gt;&gt;<text:s/></text:span><text:span text:style-name="T162_2">word</text:span><text:span text:style-name="T162_3"><text:s/>=<text:s/>‘</text:span><text:span text:style-name="T162_4">banana</text:span><text:span text:style-name="T162_5">’</text:span></text:p>
      <text:p text:style-name="P163"><text:span text:style-name="T163_1">&gt;&gt;&gt;<text:s/></text:span><text:span text:style-name="T163_2">new</text:span><text:span text:style-name="T163_3">_</text:span><text:span text:style-name="T163_4">word</text:span><text:span text:style-name="T163_5"><text:s/>=<text:s/></text:span><text:span text:style-name="T163_6">word</text:span><text:span text:style-name="T163_7">.</text:span><text:span text:style-name="T163_8">upper</text:span><text:span text:style-name="T163_9">()</text:span></text:p>
      <text:p text:style-name="P164"><text:span text:style-name="T164_1">&gt;&gt;&gt;<text:s/></text:span><text:span text:style-name="T164_2">print</text:span><text:span text:style-name="T164_3"><text:s/></text:span><text:span text:style-name="T164_4">new</text:span><text:span text:style-name="T164_5">_</text:span><text:span text:style-name="T164_6">word</text:span></text:p>
      <text:p text:style-name="P165"><text:span text:style-name="T165_1">BANANA</text:span></text:p>
      <text:p text:style-name="P166"/>
      <text:p text:style-name="P167"><text:span text:style-name="T167_1">این</text:span><text:span text:style-name="T167_2"><text:s/></text:span><text:span text:style-name="T167_3">شیوه</text:span><text:span text:style-name="T167_4"><text:s/></text:span><text:span text:style-name="T167_5">استفاده</text:span><text:span text:style-name="T167_6"><text:s/></text:span><text:span text:style-name="T167_7">از</text:span><text:span text:style-name="T167_8"><text:s/></text:span><text:span text:style-name="T167_9">نماد</text:span><text:span text:style-name="T167_10"><text:s/></text:span><text:span text:style-name="T167_11">نقطه</text:span><text:span text:style-name="T167_12"><text:s/></text:span><text:span text:style-name="T167_13">نشان</text:span><text:span text:style-name="T167_14"><text:s/></text:span><text:span text:style-name="T167_15">میدهد</text:span><text:span text:style-name="T167_16"><text:s/></text:span><text:span text:style-name="T167_17">که</text:span><text:span text:style-name="T167_18"><text:s/></text:span><text:span text:style-name="T167_19">نام</text:span><text:span text:style-name="T167_20"><text:s/></text:span><text:span text:style-name="T167_21">متد</text:span><text:span text:style-name="T167_22">،<text:s/></text:span><text:span text:style-name="T167_23">upper</text:span><text:span text:style-name="T167_24">،<text:s/></text:span><text:span text:style-name="T167_25">و</text:span><text:span text:style-name="T167_26"><text:s/></text:span><text:span text:style-name="T167_27">نام</text:span><text:span text:style-name="T167_28"><text:s/></text:span><text:span text:style-name="T167_29">رشته</text:span><text:span text:style-name="T167_30">‌</text:span><text:span text:style-name="T167_31">ای</text:span><text:span text:style-name="T167_32"><text:s/></text:span><text:span text:style-name="T167_33">که</text:span><text:span text:style-name="T167_34"><text:s/></text:span><text:span text:style-name="T167_35">متد</text:span><text:span text:style-name="T167_36"><text:s/></text:span><text:span text:style-name="T167_37">روی</text:span><text:span text:style-name="T167_38"><text:s/></text:span><text:span text:style-name="T167_39">آن</text:span><text:span text:style-name="T167_40"><text:s/></text:span><text:span text:style-name="T167_41">اعمال</text:span><text:span text:style-name="T167_42"><text:s/></text:span><text:span text:style-name="T167_43">میشود</text:span><text:span text:style-name="T167_44"><text:s/></text:span><text:span text:style-name="T167_45">word</text:span><text:span text:style-name="T167_46"><text:s/></text:span><text:span text:style-name="T167_47">هست</text:span><text:span text:style-name="T167_48">.</text:span></text:p>
      <text:p text:style-name="P168"><text:span text:style-name="T168_1">اجرای</text:span><text:span text:style-name="T168_2"><text:s/></text:span><text:span text:style-name="T168_3">متد</text:span><text:span text:style-name="T168_4"><text:s/></text:span><text:span text:style-name="T168_5">فراخوانی</text:span><text:span text:style-name="T168_6"><text:s/>(</text:span><text:span text:style-name="T168_7">Invocation</text:span><text:span text:style-name="T168_8">)<text:s/></text:span><text:span text:style-name="T168_9">نام</text:span><text:span text:style-name="T168_10"><text:s/></text:span><text:span text:style-name="T168_11">دارد</text:span><text:span text:style-name="T168_12">؛<text:s/></text:span><text:span text:style-name="T168_13">در</text:span><text:span text:style-name="T168_14"><text:s/></text:span><text:span text:style-name="T168_15">این</text:span><text:span text:style-name="T168_16"><text:s/></text:span><text:span text:style-name="T168_17">حالت</text:span><text:span text:style-name="T168_18"><text:s/></text:span><text:span text:style-name="T168_19">میگوییم</text:span><text:span text:style-name="T168_20"><text:s/></text:span><text:span text:style-name="T168_21">که</text:span><text:span text:style-name="T168_22"><text:s/></text:span><text:span text:style-name="T168_23">متد</text:span><text:span text:style-name="T168_24"><text:s/></text:span><text:span text:style-name="T168_25">upper</text:span><text:span text:style-name="T168_26"><text:s/></text:span><text:span text:style-name="T168_27">روی</text:span><text:span text:style-name="T168_28"><text:s/></text:span><text:span text:style-name="T168_29">word</text:span><text:span text:style-name="T168_30"><text:s/></text:span><text:span text:style-name="T168_31">فراخوانی</text:span><text:span text:style-name="T168_32"><text:s/></text:span><text:span text:style-name="T168_33">شده</text:span><text:span text:style-name="T168_34"><text:s/></text:span><text:span text:style-name="T168_35">است</text:span><text:span text:style-name="T168_36">.</text:span></text:p>
      <text:p text:style-name="P169"><text:span text:style-name="T169_1">آن</text:span><text:span text:style-name="T169_2"><text:s/></text:span><text:span text:style-name="T169_3">طور</text:span><text:span text:style-name="T169_4"><text:s/></text:span><text:span text:style-name="T169_5">که</text:span><text:span text:style-name="T169_6"><text:s/></text:span><text:span text:style-name="T169_7">مشخص</text:span><text:span text:style-name="T169_8"><text:s/></text:span><text:span text:style-name="T169_9">می</text:span><text:span text:style-name="T169_10">‌</text:span><text:span text:style-name="T169_11">شود</text:span><text:span text:style-name="T169_12">،<text:s/></text:span><text:span text:style-name="T169_13">یک</text:span><text:span text:style-name="T169_14"><text:s/></text:span><text:span text:style-name="T169_15">متد</text:span><text:span text:style-name="T169_16"><text:s/></text:span><text:span text:style-name="T169_17">مخصوص</text:span><text:span text:style-name="T169_18"><text:s/></text:span><text:span text:style-name="T169_19">رشته</text:span><text:span text:style-name="T169_20"><text:s/></text:span><text:span text:style-name="T169_21">به</text:span><text:span text:style-name="T169_22"><text:s/></text:span><text:span text:style-name="T169_23">اسم</text:span><text:span text:style-name="T169_24"><text:s/></text:span><text:span text:style-name="T169_25">find</text:span><text:span text:style-name="T169_26"><text:s/></text:span><text:span text:style-name="T169_27">مشابه</text:span><text:span text:style-name="T169_28"><text:s/></text:span><text:span text:style-name="T169_29">تابعی</text:span><text:span text:style-name="T169_30"><text:s/></text:span><text:span text:style-name="T169_31">که</text:span><text:span text:style-name="T169_32"><text:s/></text:span><text:span text:style-name="T169_33">ما</text:span><text:span text:style-name="T169_34"><text:s/></text:span><text:span text:style-name="T169_35">نوشتیم</text:span><text:span text:style-name="T169_36"><text:s/></text:span><text:span text:style-name="T169_37">وجود</text:span><text:span text:style-name="T169_38"><text:s/></text:span><text:span text:style-name="T169_39">دارد</text:span><text:span text:style-name="T169_40">:</text:span></text:p>
      <text:p text:style-name="P170"/>
      <text:p text:style-name="P171"><text:span text:style-name="T171_1">&gt;&gt;&gt;<text:s/></text:span><text:span text:style-name="T171_2">word</text:span><text:span text:style-name="T171_3"><text:s/>=<text:s/>‘</text:span><text:span text:style-name="T171_4">banana</text:span><text:span text:style-name="T171_5">’</text:span></text:p>
      <text:p text:style-name="P172"><text:span text:style-name="T172_1">&gt;&gt;&gt;<text:s/></text:span><text:span text:style-name="T172_2">index</text:span><text:span text:style-name="T172_3"><text:s/>=<text:s/></text:span><text:span text:style-name="T172_4">word</text:span><text:span text:style-name="T172_5">.</text:span><text:span text:style-name="T172_6">find</text:span><text:span text:style-name="T172_7">(‘</text:span><text:span text:style-name="T172_8">a</text:span><text:span text:style-name="T172_9">’)</text:span></text:p>
      <text:p text:style-name="P173"><text:span text:style-name="T173_1">&gt;&gt;&gt;<text:s/></text:span><text:span text:style-name="T173_2">print</text:span><text:span text:style-name="T173_3"><text:s/></text:span><text:span text:style-name="T173_4">index</text:span></text:p>
      <text:p text:style-name="P174"><text:span text:style-name="T174_1">1</text:span></text:p>
      <text:p text:style-name="P175"/>
      <text:p text:style-name="P176"><text:span text:style-name="T176_1">در</text:span><text:span text:style-name="T176_2"><text:s/></text:span><text:span text:style-name="T176_3">این</text:span><text:span text:style-name="T176_4"><text:s/></text:span><text:span text:style-name="T176_5">مثال</text:span><text:span text:style-name="T176_6">،<text:s/></text:span><text:span text:style-name="T176_7">ما</text:span><text:span text:style-name="T176_8"><text:s/></text:span><text:span text:style-name="T176_9">متد</text:span><text:span text:style-name="T176_10"><text:s/></text:span><text:span text:style-name="T176_11">find</text:span><text:span text:style-name="T176_12"><text:s/></text:span><text:span text:style-name="T176_13">را</text:span><text:span text:style-name="T176_14"><text:s/></text:span><text:span text:style-name="T176_15">روی</text:span><text:span text:style-name="T176_16"><text:s/></text:span><text:span text:style-name="T176_17">word</text:span><text:span text:style-name="T176_18"><text:s/></text:span><text:span text:style-name="T176_19">فراخوانی</text:span><text:span text:style-name="T176_20"><text:s/></text:span><text:span text:style-name="T176_21">میکنیم</text:span><text:span text:style-name="T176_22"><text:s/></text:span><text:span text:style-name="T176_23">و</text:span><text:span text:style-name="T176_24"><text:s/></text:span><text:span text:style-name="T176_25">حرفی</text:span><text:span text:style-name="T176_26"><text:s/></text:span><text:span text:style-name="T176_27">که</text:span><text:span text:style-name="T176_28"><text:s/></text:span><text:span text:style-name="T176_29">میخواهیم</text:span><text:span text:style-name="T176_30"><text:s/></text:span><text:span text:style-name="T176_31">در</text:span><text:span text:style-name="T176_32"><text:s/></text:span><text:span text:style-name="T176_33">رشته</text:span><text:span text:style-name="T176_34"><text:s/></text:span><text:span text:style-name="T176_35">پیدا</text:span><text:span text:style-name="T176_36"><text:s/></text:span><text:span text:style-name="T176_37">کنیم</text:span><text:span text:style-name="T176_38"><text:s/></text:span><text:span text:style-name="T176_39">را</text:span><text:span text:style-name="T176_40"><text:s/></text:span><text:span text:style-name="T176_41">به</text:span><text:span text:style-name="T176_42"><text:s/></text:span><text:span text:style-name="T176_43">عنوان</text:span><text:span text:style-name="T176_44"><text:s/></text:span><text:span text:style-name="T176_45">پارامتر</text:span><text:span text:style-name="T176_46"><text:s/></text:span><text:span text:style-name="T176_47">به</text:span><text:span text:style-name="T176_48"><text:s/></text:span><text:span text:style-name="T176_49">آن</text:span><text:span text:style-name="T176_50"><text:s/></text:span><text:span text:style-name="T176_51">میدهیم</text:span><text:span text:style-name="T176_52">.</text:span></text:p>
      <text:p text:style-name="P177"><text:span text:style-name="T177_1">البته</text:span><text:span text:style-name="T177_2"><text:s/></text:span><text:span text:style-name="T177_3">متد</text:span><text:span text:style-name="T177_4"><text:s/></text:span><text:span text:style-name="T177_5">find</text:span><text:span text:style-name="T177_6"><text:s/></text:span><text:span text:style-name="T177_7">موجود</text:span><text:span text:style-name="T177_8"><text:s/></text:span><text:span text:style-name="T177_9">از</text:span><text:span text:style-name="T177_10"><text:s/></text:span><text:span text:style-name="T177_11">تابعی</text:span><text:span text:style-name="T177_12"><text:s/></text:span><text:span text:style-name="T177_13">که</text:span><text:span text:style-name="T177_14"><text:s/></text:span><text:span text:style-name="T177_15">نوشتیم</text:span><text:span text:style-name="T177_16"><text:s/></text:span><text:span text:style-name="T177_17">عمومی</text:span><text:span text:style-name="T177_18">‌</text:span><text:span text:style-name="T177_19">تری</text:span><text:span text:style-name="T177_20"><text:s/></text:span><text:span text:style-name="T177_21">است</text:span><text:span text:style-name="T177_22"><text:s/></text:span><text:span text:style-name="T177_23">که</text:span><text:span text:style-name="T177_24"><text:s/></text:span><text:span text:style-name="T177_25">علاوه</text:span><text:span text:style-name="T177_26"><text:s/></text:span><text:span text:style-name="T177_27">بر</text:span><text:span text:style-name="T177_28"><text:s/></text:span><text:span text:style-name="T177_29">کاراکتر</text:span><text:span text:style-name="T177_30">،<text:s/></text:span><text:span text:style-name="T177_31">تکه</text:span><text:span text:style-name="T177_32">‌</text:span><text:span text:style-name="T177_33">رشته</text:span><text:span text:style-name="T177_34"><text:s/></text:span><text:span text:style-name="T177_35">هم</text:span><text:span text:style-name="T177_36"><text:s/></text:span><text:span text:style-name="T177_37">میتواند</text:span><text:span text:style-name="T177_38"><text:s/></text:span><text:span text:style-name="T177_39">در</text:span><text:span text:style-name="T177_40"><text:s/></text:span><text:span text:style-name="T177_41">رشته</text:span><text:span text:style-name="T177_42"><text:s/></text:span><text:span text:style-name="T177_43">ها</text:span><text:span text:style-name="T177_44"><text:s/></text:span><text:span text:style-name="T177_45">پیدا</text:span><text:span text:style-name="T177_46"><text:s/></text:span><text:span text:style-name="T177_47">کند</text:span><text:span text:style-name="T177_48">:</text:span></text:p>
      <text:p text:style-name="P178"/>
      <text:p text:style-name="P179"><text:span text:style-name="T179_1">&gt;&gt;&gt;<text:s/></text:span><text:span text:style-name="T179_2">word</text:span><text:span text:style-name="T179_3">.</text:span><text:span text:style-name="T179_4">find</text:span><text:span text:style-name="T179_5">(‘</text:span><text:span text:style-name="T179_6">na</text:span><text:span text:style-name="T179_7">’)</text:span></text:p>
      <text:p text:style-name="P180"><text:span text:style-name="T180_1">2</text:span></text:p>
      <text:p text:style-name="P181"/>
      <text:p text:style-name="P182"><text:span text:style-name="T182_1">همینطور</text:span><text:span text:style-name="T182_2"><text:s/></text:span><text:span text:style-name="T182_3">این</text:span><text:span text:style-name="T182_4"><text:s/></text:span><text:span text:style-name="T182_5">متد</text:span><text:span text:style-name="T182_6"><text:s/></text:span><text:span text:style-name="T182_7">میتواند</text:span><text:span text:style-name="T182_8"><text:s/></text:span><text:span text:style-name="T182_9">پارامتر</text:span><text:span text:style-name="T182_10"><text:s/></text:span><text:span text:style-name="T182_11">دومی</text:span><text:span text:style-name="T182_12"><text:s/></text:span><text:span text:style-name="T182_13">هم</text:span><text:span text:style-name="T182_14"><text:s/></text:span><text:span text:style-name="T182_15">بگیرد</text:span><text:span text:style-name="T182_16">،<text:s/></text:span><text:span text:style-name="T182_17">اندیس</text:span><text:span text:style-name="T182_18"><text:s/></text:span><text:span text:style-name="T182_19">جایی</text:span><text:span text:style-name="T182_20"><text:s/></text:span><text:span text:style-name="T182_21">که</text:span><text:span text:style-name="T182_22"><text:s/></text:span><text:span text:style-name="T182_23">باید</text:span><text:span text:style-name="T182_24"><text:s/></text:span><text:span text:style-name="T182_25">شروع</text:span><text:span text:style-name="T182_26"><text:s/></text:span><text:span text:style-name="T182_27">به</text:span><text:span text:style-name="T182_28"><text:s/></text:span><text:span text:style-name="T182_29">جستجو</text:span><text:span text:style-name="T182_30"><text:s/></text:span><text:span text:style-name="T182_31">کند</text:span><text:span text:style-name="T182_32">:</text:span></text:p>
      <text:p text:style-name="P183"/>
      <text:p text:style-name="P184"><text:span text:style-name="T184_1">&gt;&gt;&gt;<text:s/></text:span><text:span text:style-name="T184_2">word</text:span><text:span text:style-name="T184_3">.</text:span><text:span text:style-name="T184_4">find</text:span><text:span text:style-name="T184_5">(‘</text:span><text:span text:style-name="T184_6">na</text:span><text:span text:style-name="T184_7">’,<text:s/>3)</text:span></text:p>
      <text:p text:style-name="P185"><text:span text:style-name="T185_1">4</text:span></text:p>
      <text:p text:style-name="P186"/>
      <text:p text:style-name="P187"><text:span text:style-name="T187_1">و</text:span><text:span text:style-name="T187_2"><text:s/></text:span><text:span text:style-name="T187_3">البته</text:span><text:span text:style-name="T187_4"><text:s/></text:span><text:span text:style-name="T187_5">پارامتر</text:span><text:span text:style-name="T187_6"><text:s/></text:span><text:span text:style-name="T187_7">سومی</text:span><text:span text:style-name="T187_8"><text:s/></text:span><text:span text:style-name="T187_9">که</text:span><text:span text:style-name="T187_10"><text:s/></text:span><text:span text:style-name="T187_11">اندیس</text:span><text:span text:style-name="T187_12"><text:s/></text:span><text:span text:style-name="T187_13">جایی</text:span><text:span text:style-name="T187_14"><text:s/></text:span><text:span text:style-name="T187_15">است</text:span><text:span text:style-name="T187_16"><text:s/></text:span><text:span text:style-name="T187_17">که</text:span><text:span text:style-name="T187_18"><text:s/></text:span><text:span text:style-name="T187_19">جستجو</text:span><text:span text:style-name="T187_20"><text:s/></text:span><text:span text:style-name="T187_21">باید</text:span><text:span text:style-name="T187_22"><text:s/></text:span><text:span text:style-name="T187_23">پایان</text:span><text:span text:style-name="T187_24"><text:s/></text:span><text:span text:style-name="T187_25">یابد</text:span><text:span text:style-name="T187_26">:</text:span></text:p>
      <text:p text:style-name="P188"/>
      <text:p text:style-name="P189"><text:span text:style-name="T189_1">&gt;&gt;&gt;<text:s/></text:span><text:span text:style-name="T189_2">name</text:span><text:span text:style-name="T189_3"><text:s/>=<text:s/>‘</text:span><text:span text:style-name="T189_4">bob</text:span><text:span text:style-name="T189_5">’</text:span></text:p>
      <text:p text:style-name="P190"><text:span text:style-name="T190_1">&gt;&gt;&gt;<text:s/></text:span><text:span text:style-name="T190_2">name</text:span><text:span text:style-name="T190_3">.</text:span><text:span text:style-name="T190_4">find</text:span><text:span text:style-name="T190_5">(‘</text:span><text:span text:style-name="T190_6">b</text:span><text:span text:style-name="T190_7">’,<text:s/>1,<text:s/>2)</text:span></text:p>
      <text:p text:style-name="P191"><text:span text:style-name="T191_1">-1</text:span></text:p>
      <text:p text:style-name="P192"/>
      <text:p text:style-name="P193"><text:span text:style-name="T193_1">جستجو</text:span><text:span text:style-name="T193_2"><text:s/></text:span><text:span text:style-name="T193_3">به</text:span><text:span text:style-name="T193_4"><text:s/></text:span><text:span text:style-name="T193_5">نتیجه</text:span><text:span text:style-name="T193_6">‌</text:span><text:span text:style-name="T193_7">ای</text:span><text:span text:style-name="T193_8"><text:s/></text:span><text:span text:style-name="T193_9">نمیرسد</text:span><text:span text:style-name="T193_10"><text:s/></text:span><text:span text:style-name="T193_11">چون</text:span><text:span text:style-name="T193_12"><text:s/></text:span><text:span text:style-name="T193_13">b</text:span><text:span text:style-name="T193_14"><text:s/></text:span><text:span text:style-name="T193_15">بین</text:span><text:span text:style-name="T193_16"><text:s/></text:span><text:span text:style-name="T193_17">بازه</text:span><text:span text:style-name="T193_18"><text:s/>۱<text:s/></text:span><text:span text:style-name="T193_19">و</text:span><text:span text:style-name="T193_20"><text:s/>۲<text:s/></text:span><text:span text:style-name="T193_21">وجود</text:span><text:span text:style-name="T193_22"><text:s/></text:span><text:span text:style-name="T193_23">ندارد</text:span><text:span text:style-name="T193_24"><text:s/>(</text:span><text:span text:style-name="T193_25">خود</text:span><text:span text:style-name="T193_26"><text:s/>۲<text:s/></text:span><text:span text:style-name="T193_27">در</text:span><text:span text:style-name="T193_28"><text:s/></text:span><text:span text:style-name="T193_29">بازه</text:span><text:span text:style-name="T193_30"><text:s/></text:span><text:span text:style-name="T193_31">وجود</text:span><text:span text:style-name="T193_32"><text:s/></text:span><text:span text:style-name="T193_33">ندارد</text:span><text:span text:style-name="T193_34">).</text:span></text:p>
      <text:p text:style-name="P194"><text:span text:style-name="T194_1">تمرین</text:span><text:span text:style-name="T194_2"><text:s/>۷</text:span></text:p>
      <text:p text:style-name="P195"><text:span text:style-name="T195_1">یک</text:span><text:span text:style-name="T195_2"><text:s/></text:span><text:span text:style-name="T195_3">متد</text:span><text:span text:style-name="T195_4"><text:s/></text:span><text:span text:style-name="T195_5">مربوط</text:span><text:span text:style-name="T195_6"><text:s/></text:span><text:span text:style-name="T195_7">به</text:span><text:span text:style-name="T195_8"><text:s/></text:span><text:span text:style-name="T195_9">رشته</text:span><text:span text:style-name="T195_10"><text:s/></text:span><text:span text:style-name="T195_11">به</text:span><text:span text:style-name="T195_12"><text:s/></text:span><text:span text:style-name="T195_13">اسم</text:span><text:span text:style-name="T195_14"><text:s/></text:span><text:span text:style-name="T195_15">count</text:span><text:span text:style-name="T195_16"><text:s/></text:span><text:span text:style-name="T195_17">وجود</text:span><text:span text:style-name="T195_18"><text:s/></text:span><text:span text:style-name="T195_19">دارد</text:span><text:span text:style-name="T195_20"><text:s/></text:span><text:span text:style-name="T195_21">که</text:span><text:span text:style-name="T195_22"><text:s/></text:span><text:span text:style-name="T195_23">مشابه</text:span><text:span text:style-name="T195_24"><text:s/></text:span><text:span text:style-name="T195_25">تابعی</text:span><text:span text:style-name="T195_26"><text:s/></text:span><text:span text:style-name="T195_27">است</text:span><text:span text:style-name="T195_28"><text:s/></text:span><text:span text:style-name="T195_29">که</text:span><text:span text:style-name="T195_30"><text:s/></text:span><text:span text:style-name="T195_31">در</text:span><text:span text:style-name="T195_32"><text:s/></text:span><text:span text:style-name="T195_33">موضوع</text:span><text:span text:style-name="T195_34"><text:s/></text:span><text:span text:style-name="T195_35">قبل</text:span><text:span text:style-name="T195_36"><text:s/></text:span><text:span text:style-name="T195_37">نوشتیم</text:span><text:span text:style-name="T195_38">.<text:s/></text:span><text:span text:style-name="T195_39">مستندات</text:span><text:span text:style-name="T195_40"><text:s/></text:span><text:span text:style-name="T195_41">مربوط</text:span><text:span text:style-name="T195_42"><text:s/></text:span><text:span text:style-name="T195_43">به</text:span><text:span text:style-name="T195_44"><text:s/></text:span><text:span text:style-name="T195_45">این</text:span><text:span text:style-name="T195_46"><text:s/></text:span><text:span text:style-name="T195_47">متد</text:span><text:span text:style-name="T195_48"><text:s/></text:span><text:span text:style-name="T195_49">را</text:span><text:span text:style-name="T195_50"><text:s/></text:span><text:span text:style-name="T195_51">مطالعه</text:span><text:span text:style-name="T195_52"><text:s/></text:span><text:span text:style-name="T195_53">کنید</text:span><text:span text:style-name="T195_54"><text:s/></text:span><text:span text:style-name="T195_55">و</text:span><text:span text:style-name="T195_56"><text:s/></text:span><text:span text:style-name="T195_57">یک</text:span><text:span text:style-name="T195_58"><text:s/></text:span><text:span text:style-name="T195_59">فراخوان</text:span><text:span text:style-name="T195_60"><text:s/></text:span><text:span text:style-name="T195_61">بنویسید</text:span><text:span text:style-name="T195_62"><text:s/></text:span><text:span text:style-name="T195_63">که</text:span><text:span text:style-name="T195_64"><text:s/></text:span><text:span text:style-name="T195_65">تعداد</text:span><text:span text:style-name="T195_66"><text:s/></text:span><text:span text:style-name="T195_67">کاراکتر</text:span><text:span text:style-name="T195_68"><text:s/></text:span><text:span text:style-name="T195_69">های</text:span><text:span text:style-name="T195_70"><text:s/></text:span><text:span text:style-name="T195_71">a</text:span><text:span text:style-name="T195_72"><text:s/></text:span><text:span text:style-name="T195_73">در</text:span><text:span text:style-name="T195_74"><text:s/></text:span><text:span text:style-name="T195_75">رشته</text:span><text:span text:style-name="T195_76"><text:s/>'</text:span><text:span text:style-name="T195_77">banana</text:span><text:span text:style-name="T195_78">'<text:s/></text:span><text:span text:style-name="T195_79">را</text:span><text:span text:style-name="T195_80"><text:s/></text:span><text:span text:style-name="T195_81">برگرداند</text:span><text:span text:style-name="T195_82">.</text:span></text:p>
      <text:p text:style-name="P196"><text:span text:style-name="T196_1">تمرین</text:span><text:span text:style-name="T196_2"><text:s/>۸</text:span></text:p>
      <text:p text:style-name="P197"><text:span text:style-name="T197_1">مستندات</text:span><text:span text:style-name="T197_2"><text:s/></text:span><text:span text:style-name="T197_3">مربوط</text:span><text:span text:style-name="T197_4"><text:s/></text:span><text:span text:style-name="T197_5">به</text:span><text:span text:style-name="T197_6"><text:s/></text:span><text:span text:style-name="T197_7">متد</text:span><text:span text:style-name="T197_8"><text:s/></text:span><text:span text:style-name="T197_9">های</text:span><text:span text:style-name="T197_10"><text:s/></text:span><text:span text:style-name="T197_11">رشته</text:span><text:span text:style-name="T197_12"><text:s/></text:span><text:span text:style-name="T197_13">را</text:span><text:span text:style-name="T197_14"><text:s/></text:span><text:span text:style-name="T197_15">در</text:span><text:span text:style-name="T197_16"><text:a xlink:type="simple" xlink:href="http://docs.python.org/2/library/stdtypes.html#string-methods"><text:span text:style-name="T197_17"><text:s/></text:span></text:a></text:span><text:span text:style-name="T197_18"><text:a xlink:type="simple" xlink:href="http://docs.python.org/2/library/stdtypes.html#string-methods"><text:span text:style-name="T197_19">http</text:span></text:a></text:span><text:span text:style-name="T197_20"><text:a xlink:type="simple" xlink:href="http://docs.python.org/2/library/stdtypes.html#string-methods"><text:span text:style-name="T197_21">://</text:span></text:a></text:span><text:span text:style-name="T197_22"><text:a xlink:type="simple" xlink:href="http://docs.python.org/2/library/stdtypes.html#string-methods"><text:span text:style-name="T197_23">docs</text:span></text:a></text:span><text:span text:style-name="T197_24"><text:a xlink:type="simple" xlink:href="http://docs.python.org/2/library/stdtypes.html#string-methods"><text:span text:style-name="T197_25">.</text:span></text:a></text:span><text:span text:style-name="T197_26"><text:a xlink:type="simple" xlink:href="http://docs.python.org/2/library/stdtypes.html#string-methods"><text:span text:style-name="T197_27">python</text:span></text:a></text:span><text:span text:style-name="T197_28"><text:a xlink:type="simple" xlink:href="http://docs.python.org/2/library/stdtypes.html#string-methods"><text:span text:style-name="T197_29">.</text:span></text:a></text:span><text:span text:style-name="T197_30"><text:a xlink:type="simple" xlink:href="http://docs.python.org/2/library/stdtypes.html#string-methods"><text:span text:style-name="T197_31">org</text:span></text:a></text:span><text:span text:style-name="T197_32"><text:a xlink:type="simple" xlink:href="http://docs.python.org/2/library/stdtypes.html#string-methods"><text:span text:style-name="T197_33">/2/</text:span></text:a></text:span><text:span text:style-name="T197_34"><text:a xlink:type="simple" xlink:href="http://docs.python.org/2/library/stdtypes.html#string-methods"><text:span text:style-name="T197_35">library</text:span></text:a></text:span><text:span text:style-name="T197_36"><text:a xlink:type="simple" xlink:href="http://docs.python.org/2/library/stdtypes.html#string-methods"><text:span text:style-name="T197_37">/</text:span></text:a></text:span><text:span text:style-name="T197_38"><text:a xlink:type="simple" xlink:href="http://docs.python.org/2/library/stdtypes.html#string-methods"><text:span text:style-name="T197_39">stdtypes</text:span></text:a></text:span><text:span text:style-name="T197_40"><text:a xlink:type="simple" xlink:href="http://docs.python.org/2/library/stdtypes.html#string-methods"><text:span text:style-name="T197_41">.</text:span></text:a></text:span><text:span text:style-name="T197_42"><text:a xlink:type="simple" xlink:href="http://docs.python.org/2/library/stdtypes.html#string-methods"><text:span text:style-name="T197_43">html</text:span></text:a></text:span><text:span text:style-name="T197_44"><text:a xlink:type="simple" xlink:href="http://docs.python.org/2/library/stdtypes.html#string-methods"><text:span text:style-name="T197_45">#</text:span></text:a></text:span><text:span text:style-name="T197_46"><text:a xlink:type="simple" xlink:href="http://docs.python.org/2/library/stdtypes.html#string-methods"><text:span text:style-name="T197_47">string</text:span></text:a></text:span><text:span text:style-name="T197_48"><text:a xlink:type="simple" xlink:href="http://docs.python.org/2/library/stdtypes.html#string-methods"><text:span text:style-name="T197_49">-</text:span></text:a></text:span><text:span text:style-name="T197_50"><text:a xlink:type="simple" xlink:href="http://docs.python.org/2/library/stdtypes.html#string-methods"><text:span text:style-name="T197_51">methods</text:span></text:a></text:span><text:span text:style-name="T197_52"><text:s/></text:span><text:span text:style-name="T197_53">مطالعه</text:span><text:span text:style-name="T197_54"><text:s/></text:span><text:span text:style-name="T197_55">کنید</text:span><text:span text:style-name="T197_56">.<text:s/></text:span><text:span text:style-name="T197_57">بهتر</text:span><text:span text:style-name="T197_58"><text:s/></text:span><text:span text:style-name="T197_59">است</text:span><text:span text:style-name="T197_60"><text:s/></text:span><text:span text:style-name="T197_61">هر</text:span><text:span text:style-name="T197_62"><text:s/></text:span><text:span text:style-name="T197_63">کدام</text:span><text:span text:style-name="T197_64"><text:s/></text:span><text:span text:style-name="T197_65">آنها</text:span><text:span text:style-name="T197_66"><text:s/></text:span><text:span text:style-name="T197_67">را</text:span><text:span text:style-name="T197_68"><text:s/></text:span><text:span text:style-name="T197_69">آزمایش</text:span><text:span text:style-name="T197_70"><text:s/></text:span><text:span text:style-name="T197_71">کنید</text:span><text:span text:style-name="T197_72"><text:s/></text:span><text:span text:style-name="T197_73">تا</text:span><text:span text:style-name="T197_74"><text:s/></text:span><text:span text:style-name="T197_75">با</text:span><text:span text:style-name="T197_76"><text:s/></text:span><text:span text:style-name="T197_77">کارایی</text:span><text:span text:style-name="T197_78"><text:s/></text:span><text:span text:style-name="T197_79">آنها</text:span><text:span text:style-name="T197_80"><text:s/></text:span><text:span text:style-name="T197_81">بیشتر</text:span><text:span text:style-name="T197_82"><text:s/></text:span><text:span text:style-name="T197_83">آشنا</text:span><text:span text:style-name="T197_84"><text:s/></text:span><text:span text:style-name="T197_85">شوید</text:span><text:span text:style-name="T197_86">.<text:s/></text:span><text:span text:style-name="T197_87">strip</text:span><text:span text:style-name="T197_88"><text:s/></text:span><text:span text:style-name="T197_89">و</text:span><text:span text:style-name="T197_90"><text:s/></text:span><text:span text:style-name="T197_91">replace</text:span><text:span text:style-name="T197_92"><text:s/></text:span><text:span text:style-name="T197_93">از</text:span><text:span text:style-name="T197_94"><text:s/></text:span><text:span text:style-name="T197_95">پر</text:span><text:span text:style-name="T197_96"><text:s/></text:span><text:span text:style-name="T197_97">استفاده</text:span><text:span text:style-name="T197_98"><text:s/></text:span><text:span text:style-name="T197_99">ترین</text:span><text:span text:style-name="T197_100"><text:s/></text:span><text:span text:style-name="T197_101">متد</text:span><text:span text:style-name="T197_102"><text:s/></text:span><text:span text:style-name="T197_103">ها</text:span><text:span text:style-name="T197_104"><text:s/></text:span><text:span text:style-name="T197_105">هستند</text:span><text:span text:style-name="T197_106">.</text:span></text:p>
      <text:p text:style-name="P198"><text:span text:style-name="T198_1">این</text:span><text:span text:style-name="T198_2"><text:s/></text:span><text:span text:style-name="T198_3">مستندات</text:span><text:span text:style-name="T198_4"><text:s/></text:span><text:span text:style-name="T198_5">از</text:span><text:span text:style-name="T198_6"><text:s/></text:span><text:span text:style-name="T198_7">نوعی</text:span><text:span text:style-name="T198_8"><text:s/></text:span><text:span text:style-name="T198_9">Syntax</text:span><text:span text:style-name="T198_10"><text:s/></text:span><text:span text:style-name="T198_11">استفاده</text:span><text:span text:style-name="T198_12"><text:s/></text:span><text:span text:style-name="T198_13">میکنند</text:span><text:span text:style-name="T198_14"><text:s/></text:span><text:span text:style-name="T198_15">که</text:span><text:span text:style-name="T198_16"><text:s/></text:span><text:span text:style-name="T198_17">ممکن</text:span><text:span text:style-name="T198_18"><text:s/></text:span><text:span text:style-name="T198_19">است</text:span><text:span text:style-name="T198_20"><text:s/></text:span><text:span text:style-name="T198_21">کمی</text:span><text:span text:style-name="T198_22"><text:s/></text:span><text:span text:style-name="T198_23">گیج</text:span><text:span text:style-name="T198_24">‌</text:span><text:span text:style-name="T198_25">کننده</text:span><text:span text:style-name="T198_26"><text:s/></text:span><text:span text:style-name="T198_27">باشد</text:span><text:span text:style-name="T198_28">.<text:s/></text:span><text:span text:style-name="T198_29">به</text:span><text:span text:style-name="T198_30"><text:s/></text:span><text:span text:style-name="T198_31">عنوان</text:span><text:span text:style-name="T198_32"><text:s/></text:span><text:span text:style-name="T198_33">مثال</text:span><text:span text:style-name="T198_34"><text:s/></text:span><text:span text:style-name="T198_35">در</text:span><text:span text:style-name="T198_36"><text:s/></text:span><text:span text:style-name="T198_37">find</text:span><text:span text:style-name="T198_38">(</text:span><text:span text:style-name="T198_39">sub</text:span><text:span text:style-name="T198_40">[,<text:s/></text:span><text:span text:style-name="T198_41">start</text:span><text:span text:style-name="T198_42">[,<text:s/></text:span><text:span text:style-name="T198_43">end</text:span><text:span text:style-name="T198_44">]])<text:s/></text:span><text:span text:style-name="T198_45">براکت</text:span><text:span text:style-name="T198_46"><text:s/></text:span><text:span text:style-name="T198_47">ها</text:span><text:span text:style-name="T198_48"><text:s/></text:span><text:span text:style-name="T198_49">نشان</text:span><text:span text:style-name="T198_50">‌</text:span><text:span text:style-name="T198_51">دهنده</text:span><text:span text:style-name="T198_52"><text:s/></text:span><text:span text:style-name="T198_53">آرگومان</text:span><text:span text:style-name="T198_54">‌</text:span><text:span text:style-name="T198_55">های</text:span><text:span text:style-name="T198_56"><text:s/></text:span><text:span text:style-name="T198_57">غیرضروری</text:span><text:span text:style-name="T198_58">‌</text:span><text:span text:style-name="T198_59">اند</text:span><text:span text:style-name="T198_60">.<text:s/></text:span><text:span text:style-name="T198_61">در</text:span><text:span text:style-name="T198_62"><text:s/></text:span><text:span text:style-name="T198_63">نتیجه</text:span><text:span text:style-name="T198_64"><text:s/></text:span><text:span text:style-name="T198_65">sub</text:span><text:span text:style-name="T198_66"><text:s/></text:span><text:span text:style-name="T198_67">ضروری</text:span><text:span text:style-name="T198_68"><text:s/></text:span><text:span text:style-name="T198_69">است</text:span><text:span text:style-name="T198_70"><text:s/></text:span><text:span text:style-name="T198_71">ولی</text:span><text:span text:style-name="T198_72"><text:s/></text:span><text:span text:style-name="T198_73">start</text:span><text:span text:style-name="T198_74"><text:s/></text:span><text:span text:style-name="T198_75">ضروری</text:span><text:span text:style-name="T198_76"><text:s/></text:span><text:span text:style-name="T198_77">نیست</text:span><text:span text:style-name="T198_78">.<text:s/></text:span><text:span text:style-name="T198_79">اگر</text:span><text:span text:style-name="T198_80"><text:s/></text:span><text:span text:style-name="T198_81">از</text:span><text:span text:style-name="T198_82"><text:s/></text:span><text:span text:style-name="T198_83">start</text:span><text:span text:style-name="T198_84"><text:s/></text:span><text:span text:style-name="T198_85">استفاده</text:span><text:span text:style-name="T198_86"><text:s/></text:span><text:span text:style-name="T198_87">کنید</text:span><text:span text:style-name="T198_88">،<text:s/></text:span><text:span text:style-name="T198_89">آنگاه</text:span><text:span text:style-name="T198_90"><text:s/></text:span><text:span text:style-name="T198_91">end</text:span><text:span text:style-name="T198_92"><text:s/></text:span><text:span text:style-name="T198_93">هم</text:span><text:span text:style-name="T198_94"><text:s/></text:span><text:span text:style-name="T198_95">قابل</text:span><text:span text:style-name="T198_96"><text:s/></text:span><text:span text:style-name="T198_97">استفاده</text:span><text:span text:style-name="T198_98"><text:s/></text:span><text:span text:style-name="T198_99">ولی</text:span><text:span text:style-name="T198_100"><text:s/></text:span><text:span text:style-name="T198_101">غیرضروری</text:span><text:span text:style-name="T198_102"><text:s/></text:span><text:span text:style-name="T198_103">است</text:span><text:span text:style-name="T198_104">.</text:span></text:p>
      <text:p text:style-name="P199"/>
      <text:p text:style-name="P200"><text:span text:style-name="T200_1">۸.۹<text:s/></text:span><text:span text:style-name="T200_2">عملگر</text:span><text:span text:style-name="T200_3"><text:s/></text:span><text:span text:style-name="T200_4">in</text:span></text:p>
      <text:p text:style-name="P201"><text:span text:style-name="T201_1">کلمه</text:span><text:span text:style-name="T201_2"><text:s text:c="2"/></text:span><text:span text:style-name="T201_3">in</text:span><text:span text:style-name="T201_4"><text:s/></text:span><text:span text:style-name="T201_5">یک</text:span><text:span text:style-name="T201_6"><text:s/></text:span><text:span text:style-name="T201_7">عملگر</text:span><text:span text:style-name="T201_8"><text:s/></text:span><text:span text:style-name="T201_9">بولین</text:span><text:span text:style-name="T201_10"><text:s/>(</text:span><text:span text:style-name="T201_11">Boolean</text:span><text:span text:style-name="T201_12">)<text:s/></text:span><text:span text:style-name="T201_13">است</text:span><text:span text:style-name="T201_14"><text:s/></text:span><text:span text:style-name="T201_15">که</text:span><text:span text:style-name="T201_16"><text:s/></text:span><text:span text:style-name="T201_17">دو</text:span><text:span text:style-name="T201_18"><text:s/></text:span><text:span text:style-name="T201_19">رشته</text:span><text:span text:style-name="T201_20"><text:s/></text:span><text:span text:style-name="T201_21">را</text:span><text:span text:style-name="T201_22"><text:s/></text:span><text:span text:style-name="T201_23">میگیرد</text:span><text:span text:style-name="T201_24"><text:s/></text:span><text:span text:style-name="T201_25">و</text:span><text:span text:style-name="T201_26"><text:s/></text:span><text:span text:style-name="T201_27">اگر</text:span><text:span text:style-name="T201_28"><text:s/></text:span><text:span text:style-name="T201_29">رشته</text:span><text:span text:style-name="T201_30"><text:s/></text:span><text:span text:style-name="T201_31">اول</text:span><text:span text:style-name="T201_32"><text:s/></text:span><text:span text:style-name="T201_33">تکه</text:span><text:span text:style-name="T201_34"><text:s/></text:span><text:span text:style-name="T201_35">رشته</text:span><text:span text:style-name="T201_36"><text:s/></text:span><text:span text:style-name="T201_37">ای</text:span><text:span text:style-name="T201_38"><text:s/></text:span><text:span text:style-name="T201_39">از</text:span><text:span text:style-name="T201_40"><text:s/></text:span><text:span text:style-name="T201_41">دومی</text:span><text:span text:style-name="T201_42"><text:s/></text:span><text:span text:style-name="T201_43">باشد</text:span><text:span text:style-name="T201_44"><text:s/></text:span><text:span text:style-name="T201_45">مقدار</text:span><text:span text:style-name="T201_46"><text:s/></text:span><text:span text:style-name="T201_47">True</text:span><text:span text:style-name="T201_48"><text:s/></text:span><text:span text:style-name="T201_49">را</text:span><text:span text:style-name="T201_50"><text:s/></text:span><text:span text:style-name="T201_51">برمیگرداند</text:span><text:span text:style-name="T201_52">.</text:span></text:p>
      <text:p text:style-name="P202"/>
      <text:p text:style-name="P203"><text:span text:style-name="T203_1">&gt;&gt;&gt;<text:s/>'</text:span><text:span text:style-name="T203_2">a</text:span><text:span text:style-name="T203_3">’<text:s/></text:span><text:span text:style-name="T203_4">in</text:span><text:span text:style-name="T203_5"><text:s/>‘</text:span><text:span text:style-name="T203_6">banana</text:span><text:span text:style-name="T203_7">’</text:span></text:p>
      <text:p text:style-name="P204"><text:span text:style-name="T204_1">True</text:span></text:p>
      <text:p text:style-name="P205"><text:span text:style-name="T205_1">&gt;&gt;&gt;<text:s/>‘</text:span><text:span text:style-name="T205_2">seed</text:span><text:span text:style-name="T205_3">’<text:s/></text:span><text:span text:style-name="T205_4">in</text:span><text:span text:style-name="T205_5"><text:s/>‘</text:span><text:span text:style-name="T205_6">banana</text:span><text:span text:style-name="T205_7">’</text:span></text:p>
      <text:p text:style-name="P206"><text:span text:style-name="T206_1">False</text:span></text:p>
      <text:p text:style-name="P207"/>
      <text:p text:style-name="P208"><text:span text:style-name="T208_1">به</text:span><text:span text:style-name="T208_2"><text:s/></text:span><text:span text:style-name="T208_3">عنوان</text:span><text:span text:style-name="T208_4"><text:s/></text:span><text:span text:style-name="T208_5">مثال</text:span><text:span text:style-name="T208_6">،<text:s/></text:span><text:span text:style-name="T208_7">تابع</text:span><text:span text:style-name="T208_8"><text:s/></text:span><text:span text:style-name="T208_9">زیر</text:span><text:span text:style-name="T208_10"><text:s/></text:span><text:span text:style-name="T208_11">تمام</text:span><text:span text:style-name="T208_12"><text:s/></text:span><text:span text:style-name="T208_13">کاراکترهای</text:span><text:span text:style-name="T208_14"><text:s/></text:span><text:span text:style-name="T208_15">word</text:span><text:span text:style-name="T208_16">1<text:s/></text:span><text:span text:style-name="T208_17">که</text:span><text:span text:style-name="T208_18"><text:s/></text:span><text:span text:style-name="T208_19">در</text:span><text:span text:style-name="T208_20"><text:s/></text:span><text:span text:style-name="T208_21">word</text:span><text:span text:style-name="T208_22">2<text:s/></text:span><text:span text:style-name="T208_23">هم</text:span><text:span text:style-name="T208_24"><text:s/></text:span><text:span text:style-name="T208_25">وجود</text:span><text:span text:style-name="T208_26"><text:s/></text:span><text:span text:style-name="T208_27">دارد</text:span><text:span text:style-name="T208_28"><text:s/></text:span><text:span text:style-name="T208_29">را</text:span><text:span text:style-name="T208_30"><text:s/></text:span><text:span text:style-name="T208_31">چاپ</text:span><text:span text:style-name="T208_32"><text:s/></text:span><text:span text:style-name="T208_33">میکند</text:span><text:span text:style-name="T208_34">.</text:span></text:p>
      <text:p text:style-name="P209"/>
      <text:p text:style-name="P210"><text:span text:style-name="T210_1">def</text:span><text:span text:style-name="T210_2"><text:s/></text:span><text:span text:style-name="T210_3">in</text:span><text:span text:style-name="T210_4">_</text:span><text:span text:style-name="T210_5">both</text:span><text:span text:style-name="T210_6">(</text:span><text:span text:style-name="T210_7">word</text:span><text:span text:style-name="T210_8">1,<text:s/></text:span><text:span text:style-name="T210_9">word</text:span><text:span text:style-name="T210_10">2)</text:span></text:p>
      <text:p text:style-name="P211"><text:span text:style-name="T211_1"><text:tab/></text:span><text:span text:style-name="T211_2">for</text:span><text:span text:style-name="T211_3"><text:s/></text:span><text:span text:style-name="T211_4">letter</text:span><text:span text:style-name="T211_5"><text:s/></text:span><text:span text:style-name="T211_6">in</text:span><text:span text:style-name="T211_7"><text:s/></text:span><text:span text:style-name="T211_8">word</text:span><text:span text:style-name="T211_9">1:</text:span></text:p>
      <text:p text:style-name="P212"><text:span text:style-name="T212_1"><text:tab/><text:tab/></text:span><text:span text:style-name="T212_2">if</text:span><text:span text:style-name="T212_3"><text:s/></text:span><text:span text:style-name="T212_4">letter</text:span><text:span text:style-name="T212_5"><text:s/></text:span><text:span text:style-name="T212_6">in</text:span><text:span text:style-name="T212_7"><text:s/></text:span><text:span text:style-name="T212_8">word</text:span><text:span text:style-name="T212_9">2</text:span></text:p>
      <text:p text:style-name="P213"><text:span text:style-name="T213_1"><text:tab/><text:tab/><text:tab/></text:span><text:span text:style-name="T213_2">print</text:span><text:span text:style-name="T213_3"><text:s/></text:span><text:span text:style-name="T213_4">letter</text:span></text:p>
      <text:p text:style-name="P214"/>
      <text:p text:style-name="P215"><text:span text:style-name="T215_1">اگر</text:span><text:span text:style-name="T215_2"><text:s/></text:span><text:span text:style-name="T215_3">نام</text:span><text:span text:style-name="T215_4"><text:s/></text:span><text:span text:style-name="T215_5">متغیر</text:span><text:span text:style-name="T215_6"><text:s/></text:span><text:span text:style-name="T215_7">ها</text:span><text:span text:style-name="T215_8"><text:s/></text:span><text:span text:style-name="T215_9">به</text:span><text:span text:style-name="T215_10"><text:s/></text:span><text:span text:style-name="T215_11">خوبی</text:span><text:span text:style-name="T215_12"><text:s/></text:span><text:span text:style-name="T215_13">انتخاب</text:span><text:span text:style-name="T215_14"><text:s/></text:span><text:span text:style-name="T215_15">شده</text:span><text:span text:style-name="T215_16"><text:s/></text:span><text:span text:style-name="T215_17">باشند</text:span><text:span text:style-name="T215_18">،<text:s/></text:span><text:span text:style-name="T215_19">پایتون</text:span><text:span text:style-name="T215_20"><text:s/></text:span><text:span text:style-name="T215_21">تقریبا</text:span><text:span text:style-name="T215_22"><text:s/></text:span><text:span text:style-name="T215_23">شبیه</text:span><text:span text:style-name="T215_24"><text:s/></text:span><text:span text:style-name="T215_25">انگلیسی</text:span><text:span text:style-name="T215_26"><text:s/></text:span><text:span text:style-name="T215_27">قابل</text:span><text:span text:style-name="T215_28"><text:s/></text:span><text:span text:style-name="T215_29">خواندن</text:span><text:span text:style-name="T215_30"><text:s/></text:span><text:span text:style-name="T215_31">خواهد</text:span><text:span text:style-name="T215_32"><text:s/></text:span><text:span text:style-name="T215_33">بود</text:span><text:span text:style-name="T215_34">.<text:s/></text:span><text:span text:style-name="T215_35">این</text:span><text:span text:style-name="T215_36"><text:s/></text:span><text:span text:style-name="T215_37">حلقه</text:span><text:span text:style-name="T215_38"><text:s/></text:span><text:span text:style-name="T215_39">را</text:span><text:span text:style-name="T215_40"><text:s/></text:span><text:span text:style-name="T215_41">میتوان</text:span><text:span text:style-name="T215_42"><text:s/></text:span><text:span text:style-name="T215_43">به</text:span><text:span text:style-name="T215_44"><text:s/></text:span><text:span text:style-name="T215_45">این</text:span><text:span text:style-name="T215_46"><text:s/></text:span><text:span text:style-name="T215_47">شکل</text:span><text:span text:style-name="T215_48"><text:s/></text:span><text:span text:style-name="T215_49">خواند</text:span><text:span text:style-name="T215_50">:</text:span></text:p>
      <text:p text:style-name="P216"><text:span text:style-name="T216_1">"</text:span><text:span text:style-name="T216_2">For</text:span><text:span text:style-name="T216_3"><text:s/>(</text:span><text:span text:style-name="T216_4">each</text:span><text:span text:style-name="T216_5">)<text:s/></text:span><text:span text:style-name="T216_6">letter</text:span><text:span text:style-name="T216_7"><text:s/></text:span><text:span text:style-name="T216_8">in</text:span><text:span text:style-name="T216_9"><text:s/>(</text:span><text:span text:style-name="T216_10">the</text:span><text:span text:style-name="T216_11"><text:s/></text:span><text:span text:style-name="T216_12">first</text:span><text:span text:style-name="T216_13">)<text:s/></text:span><text:span text:style-name="T216_14">word</text:span><text:span text:style-name="T216_15">,<text:s/></text:span><text:span text:style-name="T216_16">if</text:span><text:span text:style-name="T216_17"><text:s/>(</text:span><text:span text:style-name="T216_18">the</text:span><text:span text:style-name="T216_19">)<text:s/></text:span><text:span text:style-name="T216_20">letter</text:span><text:span text:style-name="T216_21"><text:s/>(</text:span><text:span text:style-name="T216_22">appears</text:span><text:span text:style-name="T216_23">)<text:s/></text:span><text:span text:style-name="T216_24">in</text:span><text:span text:style-name="T216_25"><text:s/>(</text:span><text:span text:style-name="T216_26">the</text:span><text:span text:style-name="T216_27"><text:s/></text:span><text:span text:style-name="T216_28">second</text:span><text:span text:style-name="T216_29">)<text:s/></text:span><text:span text:style-name="T216_30">word</text:span><text:span text:style-name="T216_31">,<text:s/></text:span><text:span text:style-name="T216_32">print</text:span><text:span text:style-name="T216_33"><text:s/>(</text:span><text:span text:style-name="T216_34">the</text:span><text:span text:style-name="T216_35">)<text:s/></text:span><text:span text:style-name="T216_36">letter</text:span><text:span text:style-name="T216_37">.”</text:span></text:p>
      <text:p text:style-name="P217"><text:span text:style-name="T217_1">اگر</text:span><text:span text:style-name="T217_2"><text:s/></text:span><text:span text:style-name="T217_3">دو</text:span><text:span text:style-name="T217_4"><text:s/></text:span><text:span text:style-name="T217_5">رشته</text:span><text:span text:style-name="T217_6"><text:s/></text:span><text:span text:style-name="T217_7">apples</text:span><text:span text:style-name="T217_8"><text:s/></text:span><text:span text:style-name="T217_9">و</text:span><text:span text:style-name="T217_10"><text:s/></text:span><text:span text:style-name="T217_11">oranges</text:span><text:span text:style-name="T217_12"><text:s/></text:span><text:span text:style-name="T217_13">را</text:span><text:span text:style-name="T217_14"><text:s/></text:span><text:span text:style-name="T217_15">با</text:span><text:span text:style-name="T217_16"><text:s/></text:span><text:span text:style-name="T217_17">هم</text:span><text:span text:style-name="T217_18"><text:s/></text:span><text:span text:style-name="T217_19">مقایسه</text:span><text:span text:style-name="T217_20"><text:s/></text:span><text:span text:style-name="T217_21">کنید</text:span><text:span text:style-name="T217_22"><text:s/></text:span><text:span text:style-name="T217_23">این</text:span><text:span text:style-name="T217_24"><text:s/></text:span><text:span text:style-name="T217_25">نتیجه</text:span><text:span text:style-name="T217_26"><text:s/></text:span><text:span text:style-name="T217_27">را</text:span><text:span text:style-name="T217_28"><text:s/></text:span><text:span text:style-name="T217_29">میگیرید</text:span><text:span text:style-name="T217_30">:</text:span></text:p>
      <text:p text:style-name="P218"><text:span text:style-name="T218_1">&gt;&gt;&gt;<text:s/></text:span><text:span text:style-name="T218_2">in</text:span><text:span text:style-name="T218_3">_</text:span><text:span text:style-name="T218_4">both</text:span><text:span text:style-name="T218_5">(‘</text:span><text:span text:style-name="T218_6">apples</text:span><text:span text:style-name="T218_7">’,<text:s/>‘</text:span><text:span text:style-name="T218_8">oranges</text:span><text:span text:style-name="T218_9">’)</text:span></text:p>
      <text:p text:style-name="P219"><text:span text:style-name="T219_1">a</text:span></text:p>
      <text:p text:style-name="P220"><text:span text:style-name="T220_1">e</text:span></text:p>
      <text:p text:style-name="P221"><text:span text:style-name="T221_1">s</text:span></text:p>
      <text:p text:style-name="P222"><text:span text:style-name="T222_1">8.10<text:s/></text:span><text:span text:style-name="T222_2">مقایسه</text:span><text:span text:style-name="T222_3"><text:s/></text:span><text:span text:style-name="T222_4">رشته</text:span><text:span text:style-name="T222_5"><text:s/></text:span><text:span text:style-name="T222_6">ها</text:span></text:p>
      <text:p text:style-name="P223"><text:span text:style-name="T223_1">عملگر</text:span><text:span text:style-name="T223_2"><text:s/></text:span><text:span text:style-name="T223_3">های</text:span><text:span text:style-name="T223_4"><text:s/></text:span><text:span text:style-name="T223_5">مقایسه</text:span><text:span text:style-name="T223_6"><text:s/></text:span><text:span text:style-name="T223_7">ای</text:span><text:span text:style-name="T223_8"><text:s/></text:span><text:span text:style-name="T223_9">روی</text:span><text:span text:style-name="T223_10"><text:s/></text:span><text:span text:style-name="T223_11">رشته</text:span><text:span text:style-name="T223_12"><text:s/></text:span><text:span text:style-name="T223_13">ها</text:span><text:span text:style-name="T223_14"><text:s/></text:span><text:span text:style-name="T223_15">هم</text:span><text:span text:style-name="T223_16"><text:s/></text:span><text:span text:style-name="T223_17">کار</text:span><text:span text:style-name="T223_18"><text:s/></text:span><text:span text:style-name="T223_19">میکنند</text:span><text:span text:style-name="T223_20">.<text:s/></text:span><text:span text:style-name="T223_21">برای</text:span><text:span text:style-name="T223_22"><text:s/></text:span><text:span text:style-name="T223_23">اینکه</text:span><text:span text:style-name="T223_24"><text:s/></text:span><text:span text:style-name="T223_25">ببینیم</text:span><text:span text:style-name="T223_26"><text:s/></text:span><text:span text:style-name="T223_27">دو</text:span><text:span text:style-name="T223_28"><text:s/></text:span><text:span text:style-name="T223_29">رشته</text:span><text:span text:style-name="T223_30"><text:s/></text:span><text:span text:style-name="T223_31">برابرند</text:span><text:span text:style-name="T223_32">:</text:span></text:p>
      <text:p text:style-name="P224"/>
      <text:p text:style-name="P225"><text:span text:style-name="T225_1">if</text:span><text:span text:style-name="T225_2"><text:s/></text:span><text:span text:style-name="T225_3">word</text:span><text:span text:style-name="T225_4"><text:s/>==<text:s/>‘</text:span><text:span text:style-name="T225_5">banana</text:span><text:span text:style-name="T225_6">’:</text:span></text:p>
      <text:p text:style-name="P226"><text:span text:style-name="T226_1"><text:tab/></text:span><text:span text:style-name="T226_2">print</text:span><text:span text:style-name="T226_3"><text:s/>‘</text:span><text:span text:style-name="T226_4">All</text:span><text:span text:style-name="T226_5"><text:s/></text:span><text:span text:style-name="T226_6">right</text:span><text:span text:style-name="T226_7">,<text:s/></text:span><text:span text:style-name="T226_8">bananas</text:span><text:span text:style-name="T226_9">.’</text:span></text:p>
      <text:p text:style-name="P227"/>
      <text:p text:style-name="P228"><text:span text:style-name="T228_1">بقیه</text:span><text:span text:style-name="T228_2"><text:s/></text:span><text:span text:style-name="T228_3">عملگر</text:span><text:span text:style-name="T228_4"><text:s/></text:span><text:span text:style-name="T228_5">های</text:span><text:span text:style-name="T228_6"><text:s/></text:span><text:span text:style-name="T228_7">مقایسه</text:span><text:span text:style-name="T228_8"><text:s/></text:span><text:span text:style-name="T228_9">ای</text:span><text:span text:style-name="T228_10"><text:s/></text:span><text:span text:style-name="T228_11">مناسب</text:span><text:span text:style-name="T228_12"><text:s/></text:span><text:span text:style-name="T228_13">مرتب</text:span><text:span text:style-name="T228_14"><text:s/></text:span><text:span text:style-name="T228_15">کردن</text:span><text:span text:style-name="T228_16"><text:s/></text:span><text:span text:style-name="T228_17">کمات</text:span><text:span text:style-name="T228_18"><text:s/></text:span><text:span text:style-name="T228_19">در</text:span><text:span text:style-name="T228_20"><text:s/></text:span><text:span text:style-name="T228_21">ترتیب</text:span><text:span text:style-name="T228_22"><text:s/></text:span><text:span text:style-name="T228_23">الفبایی</text:span><text:span text:style-name="T228_24"><text:s/></text:span><text:span text:style-name="T228_25">است</text:span><text:span text:style-name="T228_26">:</text:span></text:p>
      <text:p text:style-name="P229"/>
      <text:p text:style-name="P230"><text:span text:style-name="T230_1">if</text:span><text:span text:style-name="T230_2"><text:s/></text:span><text:span text:style-name="T230_3">word</text:span><text:span text:style-name="T230_4"><text:s/>&lt;<text:s/>‘</text:span><text:span text:style-name="T230_5">banana</text:span><text:span text:style-name="T230_6">’:</text:span></text:p>
      <text:p text:style-name="P231"><text:span text:style-name="T231_1"><text:tab/></text:span><text:span text:style-name="T231_2">print</text:span><text:span text:style-name="T231_3"><text:s/>‘</text:span><text:span text:style-name="T231_4">Your</text:span><text:span text:style-name="T231_5"><text:s/></text:span><text:span text:style-name="T231_6">word</text:span><text:span text:style-name="T231_7">,’<text:s/>+<text:s/></text:span><text:span text:style-name="T231_8">word</text:span><text:span text:style-name="T231_9"><text:s/>+<text:s/>‘,<text:s/></text:span><text:span text:style-name="T231_10">comes</text:span><text:span text:style-name="T231_11"><text:s/></text:span><text:span text:style-name="T231_12">before</text:span><text:span text:style-name="T231_13"><text:s/></text:span><text:span text:style-name="T231_14">banana</text:span><text:span text:style-name="T231_15">.’</text:span></text:p>
      <text:p text:style-name="P232"><text:span text:style-name="T232_1">elif</text:span><text:span text:style-name="T232_2"><text:s/></text:span><text:span text:style-name="T232_3">word</text:span><text:span text:style-name="T232_4"><text:s/>&gt;<text:s/>‘</text:span><text:span text:style-name="T232_5">banana</text:span><text:span text:style-name="T232_6">’:</text:span></text:p>
      <text:p text:style-name="P233"><text:span text:style-name="T233_1"><text:tab/></text:span><text:span text:style-name="T233_2">print</text:span><text:span text:style-name="T233_3"><text:s/>‘</text:span><text:span text:style-name="T233_4">Your</text:span><text:span text:style-name="T233_5"><text:s/></text:span><text:span text:style-name="T233_6">word</text:span><text:span text:style-name="T233_7">,’<text:s/>+<text:s/></text:span><text:span text:style-name="T233_8">word</text:span><text:span text:style-name="T233_9"><text:s/>+<text:s/>‘,<text:s/></text:span><text:span text:style-name="T233_10">comes</text:span><text:span text:style-name="T233_11"><text:s/></text:span><text:span text:style-name="T233_12">after</text:span><text:span text:style-name="T233_13"><text:s/></text:span><text:span text:style-name="T233_14">banaba</text:span><text:span text:style-name="T233_15">.’</text:span></text:p>
      <text:p text:style-name="P234"><text:span text:style-name="T234_1">else</text:span><text:span text:style-name="T234_2">:</text:span></text:p>
      <text:p text:style-name="P235"><text:span text:style-name="T235_1"><text:tab/></text:span><text:span text:style-name="T235_2">print</text:span><text:span text:style-name="T235_3"><text:s/>‘</text:span><text:span text:style-name="T235_4">All</text:span><text:span text:style-name="T235_5"><text:s/></text:span><text:span text:style-name="T235_6">right</text:span><text:span text:style-name="T235_7">,<text:s/></text:span><text:span text:style-name="T235_8">bananas</text:span><text:span text:style-name="T235_9">.’</text:span></text:p>
      <text:p text:style-name="P236"/>
      <text:p text:style-name="P237"><text:span text:style-name="T237_1">پایتون</text:span><text:span text:style-name="T237_2"><text:s/></text:span><text:span text:style-name="T237_3">حروف</text:span><text:span text:style-name="T237_4"><text:s/></text:span><text:span text:style-name="T237_5">بزرگ</text:span><text:span text:style-name="T237_6"><text:s/></text:span><text:span text:style-name="T237_7">و</text:span><text:span text:style-name="T237_8"><text:s/></text:span><text:span text:style-name="T237_9">کوچک</text:span><text:span text:style-name="T237_10"><text:s/></text:span><text:span text:style-name="T237_11">را</text:span><text:span text:style-name="T237_12"><text:s/></text:span><text:span text:style-name="T237_13">مانند</text:span><text:span text:style-name="T237_14"><text:s/></text:span><text:span text:style-name="T237_15">انسان</text:span><text:span text:style-name="T237_16"><text:s/></text:span><text:span text:style-name="T237_17">ها</text:span><text:span text:style-name="T237_18"><text:s/></text:span><text:span text:style-name="T237_19">نمیشناسد</text:span><text:span text:style-name="T237_20">.<text:s/></text:span><text:span text:style-name="T237_21">تمام</text:span><text:span text:style-name="T237_22"><text:s/></text:span><text:span text:style-name="T237_23">حروف</text:span><text:span text:style-name="T237_24"><text:s/></text:span><text:span text:style-name="T237_25">بزرگ</text:span><text:span text:style-name="T237_26"><text:s/></text:span><text:span text:style-name="T237_27">قبل</text:span><text:span text:style-name="T237_28"><text:s/></text:span><text:span text:style-name="T237_29">از</text:span><text:span text:style-name="T237_30"><text:s/></text:span><text:span text:style-name="T237_31">تمام</text:span><text:span text:style-name="T237_32"><text:s/></text:span><text:span text:style-name="T237_33">حروف</text:span><text:span text:style-name="T237_34"><text:s/></text:span><text:span text:style-name="T237_35">کوچک</text:span><text:span text:style-name="T237_36"><text:s/></text:span><text:span text:style-name="T237_37">می</text:span><text:span text:style-name="T237_38"><text:s/></text:span><text:span text:style-name="T237_39">آیند</text:span><text:span text:style-name="T237_40">.<text:s/></text:span><text:span text:style-name="T237_41">در</text:span><text:span text:style-name="T237_42"><text:s/></text:span><text:span text:style-name="T237_43">نتیجه</text:span><text:span text:style-name="T237_44">:</text:span></text:p>
      <text:p text:style-name="P238"><text:span text:style-name="T238_1">Your</text:span><text:span text:style-name="T238_2"><text:s/></text:span><text:span text:style-name="T238_3">word</text:span><text:span text:style-name="T238_4">,<text:s/></text:span><text:span text:style-name="T238_5">Pineapple</text:span><text:span text:style-name="T238_6">,<text:s/></text:span><text:span text:style-name="T238_7">comes</text:span><text:span text:style-name="T238_8"><text:s/></text:span><text:span text:style-name="T238_9">before</text:span><text:span text:style-name="T238_10"><text:s/></text:span><text:span text:style-name="T238_11">banana</text:span><text:span text:style-name="T238_12">.</text:span></text:p>
      <text:p text:style-name="P239"/>
      <text:p text:style-name="P240"><text:span text:style-name="T240_1">یک</text:span><text:span text:style-name="T240_2"><text:s/></text:span><text:span text:style-name="T240_3">راه</text:span><text:span text:style-name="T240_4"><text:s/></text:span><text:span text:style-name="T240_5">معمول</text:span><text:span text:style-name="T240_6"><text:s/></text:span><text:span text:style-name="T240_7">برای</text:span><text:span text:style-name="T240_8"><text:s/></text:span><text:span text:style-name="T240_9">رفع</text:span><text:span text:style-name="T240_10"><text:s/></text:span><text:span text:style-name="T240_11">این</text:span><text:span text:style-name="T240_12"><text:s/></text:span><text:span text:style-name="T240_13">مشکل</text:span><text:span text:style-name="T240_14"><text:s/></text:span><text:span text:style-name="T240_15">این</text:span><text:span text:style-name="T240_16"><text:s/></text:span><text:span text:style-name="T240_17">است</text:span><text:span text:style-name="T240_18"><text:s/></text:span><text:span text:style-name="T240_19">که</text:span><text:span text:style-name="T240_20"><text:s/></text:span><text:span text:style-name="T240_21">رشته</text:span><text:span text:style-name="T240_22"><text:s/></text:span><text:span text:style-name="T240_23">را</text:span><text:span text:style-name="T240_24"><text:s/></text:span><text:span text:style-name="T240_25">به</text:span><text:span text:style-name="T240_26"><text:s/></text:span><text:span text:style-name="T240_27">حالتی</text:span><text:span text:style-name="T240_28"><text:s/></text:span><text:span text:style-name="T240_29">استاندارد</text:span><text:span text:style-name="T240_30"><text:s/></text:span><text:span text:style-name="T240_31">تبدیل</text:span><text:span text:style-name="T240_32"><text:s/></text:span><text:span text:style-name="T240_33">کنیم</text:span><text:span text:style-name="T240_34">.<text:s/></text:span><text:span text:style-name="T240_35">مثلا</text:span><text:span text:style-name="T240_36"><text:s/></text:span><text:span text:style-name="T240_37">تماما</text:span><text:span text:style-name="T240_38"><text:s/></text:span><text:span text:style-name="T240_39">حروف</text:span><text:span text:style-name="T240_40"><text:s/></text:span><text:span text:style-name="T240_41">کوچک</text:span><text:span text:style-name="T240_42">،<text:s/></text:span><text:span text:style-name="T240_43">و</text:span><text:span text:style-name="T240_44"><text:s/></text:span><text:span text:style-name="T240_45">پس</text:span><text:span text:style-name="T240_46"><text:s/></text:span><text:span text:style-name="T240_47">از</text:span><text:span text:style-name="T240_48"><text:s/></text:span><text:span text:style-name="T240_49">آن</text:span><text:span text:style-name="T240_50"><text:s/></text:span><text:span text:style-name="T240_51">مقایسه</text:span><text:span text:style-name="T240_52"><text:s/></text:span><text:span text:style-name="T240_53">را</text:span><text:span text:style-name="T240_54"><text:s/></text:span><text:span text:style-name="T240_55">انجام</text:span><text:span text:style-name="T240_56"><text:s/></text:span><text:span text:style-name="T240_57">دهیم</text:span><text:span text:style-name="T240_58">.</text:span></text:p>
      <text:p text:style-name="P241"><text:span text:style-name="T241_1">8.11<text:s/></text:span><text:span text:style-name="T241_2">رفع</text:span><text:span text:style-name="T241_3"><text:s/></text:span><text:span text:style-name="T241_4">مشکل</text:span><text:span text:style-name="T241_5"><text:s/>(</text:span><text:span text:style-name="T241_6">Debugging</text:span><text:span text:style-name="T241_7">)</text:span></text:p>
      <text:p text:style-name="P242"><text:span text:style-name="T242_1">زمانی</text:span><text:span text:style-name="T242_2"><text:s/></text:span><text:span text:style-name="T242_3">که</text:span><text:span text:style-name="T242_4"><text:s/></text:span><text:span text:style-name="T242_5">میخواهید</text:span><text:span text:style-name="T242_6"><text:s/></text:span><text:span text:style-name="T242_7">از</text:span><text:span text:style-name="T242_8"><text:s/></text:span><text:span text:style-name="T242_9">اندیس</text:span><text:span text:style-name="T242_10"><text:s/></text:span><text:span text:style-name="T242_11">ها</text:span><text:span text:style-name="T242_12"><text:s/></text:span><text:span text:style-name="T242_13">استفاده</text:span><text:span text:style-name="T242_14"><text:s/></text:span><text:span text:style-name="T242_15">کنید</text:span><text:span text:style-name="T242_16"><text:s/></text:span><text:span text:style-name="T242_17">تا</text:span><text:span text:style-name="T242_18"><text:s/></text:span><text:span text:style-name="T242_19">در</text:span><text:span text:style-name="T242_20"><text:s/></text:span><text:span text:style-name="T242_21">رشته</text:span><text:span text:style-name="T242_22"><text:s/></text:span><text:span text:style-name="T242_23">ها</text:span><text:span text:style-name="T242_24"><text:s/></text:span><text:span text:style-name="T242_25">گردش</text:span><text:span text:style-name="T242_26"><text:s/></text:span><text:span text:style-name="T242_27">کنید</text:span><text:span text:style-name="T242_28">،<text:s/></text:span><text:span text:style-name="T242_29">ممکن</text:span><text:span text:style-name="T242_30"><text:s/></text:span><text:span text:style-name="T242_31">است</text:span><text:span text:style-name="T242_32"><text:s/></text:span><text:span text:style-name="T242_33">مشکل</text:span><text:span text:style-name="T242_34"><text:s/></text:span><text:span text:style-name="T242_35">باشد</text:span><text:span text:style-name="T242_36"><text:s/></text:span><text:span text:style-name="T242_37">که</text:span><text:span text:style-name="T242_38"><text:s/></text:span><text:span text:style-name="T242_39">به</text:span><text:span text:style-name="T242_40"><text:s/></text:span><text:span text:style-name="T242_41">اول</text:span><text:span text:style-name="T242_42"><text:s/></text:span><text:span text:style-name="T242_43">یا</text:span><text:span text:style-name="T242_44"><text:s/></text:span><text:span text:style-name="T242_45">آخر</text:span><text:span text:style-name="T242_46"><text:s/></text:span><text:span text:style-name="T242_47">رشته</text:span><text:span text:style-name="T242_48"><text:s/></text:span><text:span text:style-name="T242_49">به</text:span><text:span text:style-name="T242_50"><text:s/></text:span><text:span text:style-name="T242_51">درستی</text:span><text:span text:style-name="T242_52"><text:s/></text:span><text:span text:style-name="T242_53">گردش</text:span><text:span text:style-name="T242_54"><text:s/></text:span><text:span text:style-name="T242_55">انجام</text:span><text:span text:style-name="T242_56"><text:s/></text:span><text:span text:style-name="T242_57">شود</text:span><text:span text:style-name="T242_58">.<text:s/></text:span><text:span text:style-name="T242_59">تابع</text:span><text:span text:style-name="T242_60"><text:s/></text:span><text:span text:style-name="T242_61">زیر</text:span><text:span text:style-name="T242_62"><text:s/></text:span><text:span text:style-name="T242_63">قرار</text:span><text:span text:style-name="T242_64"><text:s/></text:span><text:span text:style-name="T242_65">است</text:span><text:span text:style-name="T242_66"><text:s/></text:span><text:span text:style-name="T242_67">که</text:span><text:span text:style-name="T242_68"><text:s/></text:span><text:span text:style-name="T242_69">دو</text:span><text:span text:style-name="T242_70"><text:s/></text:span><text:span text:style-name="T242_71">کلمه</text:span><text:span text:style-name="T242_72"><text:s/></text:span><text:span text:style-name="T242_73">را</text:span><text:span text:style-name="T242_74"><text:s/></text:span><text:span text:style-name="T242_75">با</text:span><text:span text:style-name="T242_76"><text:s/></text:span><text:span text:style-name="T242_77">هم</text:span><text:span text:style-name="T242_78"><text:s/></text:span><text:span text:style-name="T242_79">مقایسه</text:span><text:span text:style-name="T242_80"><text:s/></text:span><text:span text:style-name="T242_81">کند</text:span><text:span text:style-name="T242_82"><text:s/></text:span><text:span text:style-name="T242_83">و</text:span><text:span text:style-name="T242_84"><text:s/></text:span><text:span text:style-name="T242_85">مقدار</text:span><text:span text:style-name="T242_86"><text:s/></text:span><text:span text:style-name="T242_87">True</text:span><text:span text:style-name="T242_88"><text:s/></text:span><text:span text:style-name="T242_89">را</text:span><text:span text:style-name="T242_90"><text:s/></text:span><text:span text:style-name="T242_91">برگرداند</text:span><text:span text:style-name="T242_92"><text:s/></text:span><text:span text:style-name="T242_93">اگر</text:span><text:span text:style-name="T242_94"><text:s/></text:span><text:span text:style-name="T242_95">یکی</text:span><text:span text:style-name="T242_96"><text:s/></text:span><text:span text:style-name="T242_97">از</text:span><text:span text:style-name="T242_98"><text:s/></text:span><text:span text:style-name="T242_99">آن</text:span><text:span text:style-name="T242_100"><text:s/></text:span><text:span text:style-name="T242_101">دو</text:span><text:span text:style-name="T242_102"><text:s/></text:span><text:span text:style-name="T242_103">کلمه</text:span><text:span text:style-name="T242_104"><text:s/></text:span><text:span text:style-name="T242_105">برععکس</text:span><text:span text:style-name="T242_106"><text:s/></text:span><text:span text:style-name="T242_107">دیگری</text:span><text:span text:style-name="T242_108"><text:s/></text:span><text:span text:style-name="T242_109">باشد</text:span><text:span text:style-name="T242_110">،<text:s/></text:span><text:span text:style-name="T242_111">ولی</text:span><text:span text:style-name="T242_112"><text:s/></text:span><text:span text:style-name="T242_113">این</text:span><text:span text:style-name="T242_114"><text:s/></text:span><text:span text:style-name="T242_115">کد</text:span><text:span text:style-name="T242_116"><text:s/></text:span><text:span text:style-name="T242_117">حاوی</text:span><text:span text:style-name="T242_118"><text:s/></text:span><text:span text:style-name="T242_119">دو</text:span><text:span text:style-name="T242_120"><text:s/></text:span><text:span text:style-name="T242_121">خطاست</text:span><text:span text:style-name="T242_122">:</text:span></text:p>
      <text:p text:style-name="P243"/>
      <text:p text:style-name="P244"><text:span text:style-name="T244_1">def</text:span><text:span text:style-name="T244_2"><text:s/></text:span><text:span text:style-name="T244_3">is</text:span><text:span text:style-name="T244_4">_</text:span><text:span text:style-name="T244_5">reverse</text:span><text:span text:style-name="T244_6">(</text:span><text:span text:style-name="T244_7">word</text:span><text:span text:style-name="T244_8">1,<text:s/></text:span><text:span text:style-name="T244_9">word</text:span><text:span text:style-name="T244_10">2):</text:span></text:p>
      <text:p text:style-name="P245"><text:span text:style-name="T245_1"><text:tab/></text:span><text:span text:style-name="T245_2">if</text:span><text:span text:style-name="T245_3"><text:s/></text:span><text:span text:style-name="T245_4">len</text:span><text:span text:style-name="T245_5">(</text:span><text:span text:style-name="T245_6">word</text:span><text:span text:style-name="T245_7">1)<text:s/>!=<text:s/></text:span><text:span text:style-name="T245_8">len</text:span><text:span text:style-name="T245_9">(</text:span><text:span text:style-name="T245_10">word</text:span><text:span text:style-name="T245_11">2):</text:span></text:p>
      <text:p text:style-name="P246"><text:span text:style-name="T246_1"><text:tab/><text:tab/></text:span><text:span text:style-name="T246_2">return</text:span><text:span text:style-name="T246_3"><text:s/></text:span><text:span text:style-name="T246_4">False</text:span></text:p>
      <text:p text:style-name="P247"><text:span text:style-name="T247_1"><text:tab/></text:span></text:p>
      <text:p text:style-name="P248"><text:span text:style-name="T248_1"><text:tab/></text:span><text:span text:style-name="T248_2">i</text:span><text:span text:style-name="T248_3"><text:s/>=<text:s/>0</text:span></text:p>
      <text:p text:style-name="P249"><text:span text:style-name="T249_1"><text:tab/></text:span><text:span text:style-name="T249_2">j</text:span><text:span text:style-name="T249_3"><text:s/>=<text:s/></text:span><text:span text:style-name="T249_4">len</text:span><text:span text:style-name="T249_5">(</text:span><text:span text:style-name="T249_6">word</text:span><text:span text:style-name="T249_7">2)</text:span></text:p>
      <text:p text:style-name="P250"/>
      <text:p text:style-name="P251"><text:span text:style-name="T251_1"><text:tab/></text:span><text:span text:style-name="T251_2">while</text:span><text:span text:style-name="T251_3"><text:s/></text:span><text:span text:style-name="T251_4">j</text:span><text:span text:style-name="T251_5"><text:s/>&gt;<text:s/>0:</text:span></text:p>
      <text:p text:style-name="P252"><text:span text:style-name="T252_1"><text:tab/><text:tab/></text:span><text:span text:style-name="T252_2">if</text:span><text:span text:style-name="T252_3"><text:s/></text:span><text:span text:style-name="T252_4">word</text:span><text:span text:style-name="T252_5">1[</text:span><text:span text:style-name="T252_6">i</text:span><text:span text:style-name="T252_7">]<text:s/>!=<text:s/></text:span><text:span text:style-name="T252_8">word</text:span><text:span text:style-name="T252_9">2[</text:span><text:span text:style-name="T252_10">j</text:span><text:span text:style-name="T252_11">]</text:span></text:p>
      <text:p text:style-name="P253"><text:span text:style-name="T253_1"><text:tab/><text:tab/><text:tab/></text:span><text:span text:style-name="T253_2">return</text:span><text:span text:style-name="T253_3"><text:s/></text:span><text:span text:style-name="T253_4">False</text:span></text:p>
      <text:p text:style-name="P254"><text:span text:style-name="T254_1"><text:tab/><text:tab/></text:span><text:span text:style-name="T254_2">i</text:span><text:span text:style-name="T254_3"><text:s/>=<text:s/></text:span><text:span text:style-name="T254_4">i</text:span><text:span text:style-name="T254_5">+1</text:span></text:p>
      <text:p text:style-name="P255"><text:span text:style-name="T255_1"><text:tab/><text:tab/></text:span><text:span text:style-name="T255_2">j</text:span><text:span text:style-name="T255_3"><text:s/>=<text:s/></text:span><text:span text:style-name="T255_4">j</text:span><text:span text:style-name="T255_5">-1</text:span></text:p>
      <text:p text:style-name="P256"/>
      <text:p text:style-name="P257"><text:span text:style-name="T257_1">اولین</text:span><text:span text:style-name="T257_2"><text:s/></text:span><text:span text:style-name="T257_3">if</text:span><text:span text:style-name="T257_4"><text:s/></text:span><text:span text:style-name="T257_5">بررسی</text:span><text:span text:style-name="T257_6"><text:s/></text:span><text:span text:style-name="T257_7">میکن</text:span><text:span text:style-name="T257_8"><text:s/></text:span><text:span text:style-name="T257_9">که</text:span><text:span text:style-name="T257_10"><text:s/></text:span><text:span text:style-name="T257_11">طول</text:span><text:span text:style-name="T257_12"><text:s/></text:span><text:span text:style-name="T257_13">دو</text:span><text:span text:style-name="T257_14"><text:s/></text:span><text:span text:style-name="T257_15">رشته</text:span><text:span text:style-name="T257_16"><text:s/></text:span><text:span text:style-name="T257_17">با</text:span><text:span text:style-name="T257_18"><text:s/></text:span><text:span text:style-name="T257_19">هم</text:span><text:span text:style-name="T257_20"><text:s/></text:span><text:span text:style-name="T257_21">برابر</text:span><text:span text:style-name="T257_22"><text:s/></text:span><text:span text:style-name="T257_23">است</text:span><text:span text:style-name="T257_24"><text:s/></text:span><text:span text:style-name="T257_25">و</text:span><text:span text:style-name="T257_26"><text:s/></text:span><text:span text:style-name="T257_27">اگر</text:span><text:span text:style-name="T257_28"><text:s/></text:span><text:span text:style-name="T257_29">نبود</text:span><text:span text:style-name="T257_30"><text:s/></text:span><text:span text:style-name="T257_31">مقدار</text:span><text:span text:style-name="T257_32"><text:s/></text:span><text:span text:style-name="T257_33">False</text:span><text:span text:style-name="T257_34"><text:s/></text:span><text:span text:style-name="T257_35">را</text:span><text:span text:style-name="T257_36"><text:s/></text:span><text:span text:style-name="T257_37">بلافاصله</text:span><text:span text:style-name="T257_38"><text:s/></text:span><text:span text:style-name="T257_39">برمیگرداند</text:span><text:span text:style-name="T257_40">،<text:s/></text:span><text:span text:style-name="T257_41">در</text:span><text:span text:style-name="T257_42"><text:s/></text:span><text:span text:style-name="T257_43">باقی</text:span><text:span text:style-name="T257_44"><text:s/></text:span><text:span text:style-name="T257_45">تابع</text:span><text:span text:style-name="T257_46">،<text:s/></text:span><text:span text:style-name="T257_47">ما</text:span><text:span text:style-name="T257_48"><text:s/></text:span><text:span text:style-name="T257_49">فرض</text:span><text:span text:style-name="T257_50"><text:s/></text:span><text:span text:style-name="T257_51">میکنیم</text:span><text:span text:style-name="T257_52"><text:s/></text:span><text:span text:style-name="T257_53">که</text:span><text:span text:style-name="T257_54"><text:s/></text:span><text:span text:style-name="T257_55">طول</text:span><text:span text:style-name="T257_56"><text:s/></text:span><text:span text:style-name="T257_57">دو</text:span><text:span text:style-name="T257_58"><text:s/></text:span><text:span text:style-name="T257_59">رشته</text:span><text:span text:style-name="T257_60"><text:s/></text:span><text:span text:style-name="T257_61">برابر</text:span><text:span text:style-name="T257_62"><text:s/></text:span><text:span text:style-name="T257_63">است</text:span><text:span text:style-name="T257_64">.<text:s/></text:span><text:span text:style-name="T257_65">این</text:span><text:span text:style-name="T257_66"><text:s/></text:span><text:span text:style-name="T257_67">مثالی</text:span><text:span text:style-name="T257_68"><text:s/></text:span><text:span text:style-name="T257_69">از</text:span><text:span text:style-name="T257_70"><text:s/></text:span><text:span text:style-name="T257_71">پترن</text:span><text:span text:style-name="T257_72"><text:s/></text:span><text:span text:style-name="T257_73">Guardian</text:span><text:span text:style-name="T257_74"><text:s/></text:span><text:span text:style-name="T257_75">معرفی</text:span><text:span text:style-name="T257_76"><text:s/></text:span><text:span text:style-name="T257_77">شده</text:span><text:span text:style-name="T257_78"><text:s/></text:span><text:span text:style-name="T257_79">در</text:span><text:span text:style-name="T257_80"><text:s/></text:span><text:span text:style-name="T257_81">بخش</text:span><text:span text:style-name="T257_82"><text:s/>6.8<text:s/></text:span><text:span text:style-name="T257_83">است</text:span><text:span text:style-name="T257_84">.</text:span></text:p>
      <text:p text:style-name="P258"><text:span text:style-name="T258_1">i</text:span><text:span text:style-name="T258_2"><text:s/></text:span><text:span text:style-name="T258_3">و</text:span><text:span text:style-name="T258_4"><text:s/></text:span><text:span text:style-name="T258_5">j</text:span><text:span text:style-name="T258_6"><text:s/></text:span><text:span text:style-name="T258_7">اندیس</text:span><text:span text:style-name="T258_8"><text:s/></text:span><text:span text:style-name="T258_9">هستند</text:span><text:span text:style-name="T258_10">:<text:s/></text:span><text:span text:style-name="T258_11">i</text:span><text:span text:style-name="T258_12"><text:s/></text:span><text:span text:style-name="T258_13">در</text:span><text:span text:style-name="T258_14"><text:s/></text:span><text:span text:style-name="T258_15">word</text:span><text:span text:style-name="T258_16">1<text:s/></text:span><text:span text:style-name="T258_17">به</text:span><text:span text:style-name="T258_18"><text:s/></text:span><text:span text:style-name="T258_19">سمت</text:span><text:span text:style-name="T258_20"><text:s/></text:span><text:span text:style-name="T258_21">جلو</text:span><text:span text:style-name="T258_22"><text:s/></text:span><text:span text:style-name="T258_23">گردش</text:span><text:span text:style-name="T258_24"><text:s/></text:span><text:span text:style-name="T258_25">میکند</text:span><text:span text:style-name="T258_26"><text:s/></text:span><text:span text:style-name="T258_27">در</text:span><text:span text:style-name="T258_28"><text:s/></text:span><text:span text:style-name="T258_29">حالی</text:span><text:span text:style-name="T258_30"><text:s/></text:span><text:span text:style-name="T258_31">که</text:span><text:span text:style-name="T258_32"><text:s/></text:span><text:span text:style-name="T258_33">j</text:span><text:span text:style-name="T258_34"><text:s/></text:span><text:span text:style-name="T258_35">در</text:span><text:span text:style-name="T258_36"><text:s/></text:span><text:span text:style-name="T258_37">word</text:span><text:span text:style-name="T258_38">2<text:s/></text:span><text:span text:style-name="T258_39">به</text:span><text:span text:style-name="T258_40"><text:s/></text:span><text:span text:style-name="T258_41">سمت</text:span><text:span text:style-name="T258_42"><text:s/></text:span><text:span text:style-name="T258_43">عقب</text:span><text:span text:style-name="T258_44">.<text:s/></text:span><text:span text:style-name="T258_45">اگر</text:span><text:span text:style-name="T258_46"><text:s/></text:span><text:span text:style-name="T258_47">دو</text:span><text:span text:style-name="T258_48"><text:s/></text:span><text:span text:style-name="T258_49">حرف</text:span><text:span text:style-name="T258_50"><text:s/></text:span><text:span text:style-name="T258_51">پیدا</text:span><text:span text:style-name="T258_52"><text:s/></text:span><text:span text:style-name="T258_53">کنیم</text:span><text:span text:style-name="T258_54"><text:s/></text:span><text:span text:style-name="T258_55">که</text:span><text:span text:style-name="T258_56"><text:s/></text:span><text:span text:style-name="T258_57">با</text:span><text:span text:style-name="T258_58"><text:s/></text:span><text:span text:style-name="T258_59">هم</text:span><text:span text:style-name="T258_60"><text:s/></text:span><text:span text:style-name="T258_61">برابر</text:span><text:span text:style-name="T258_62"><text:s/></text:span><text:span text:style-name="T258_63">نیستند</text:span><text:span text:style-name="T258_64"><text:s/></text:span><text:span text:style-name="T258_65">False</text:span><text:span text:style-name="T258_66"><text:s/></text:span><text:span text:style-name="T258_67">را</text:span><text:span text:style-name="T258_68"><text:s/></text:span><text:span text:style-name="T258_69">برمیگردانیم</text:span><text:span text:style-name="T258_70">.<text:s/></text:span><text:span text:style-name="T258_71">اگر</text:span><text:span text:style-name="T258_72"><text:s/></text:span><text:span text:style-name="T258_73">در</text:span><text:span text:style-name="T258_74"><text:s/></text:span><text:span text:style-name="T258_75">کل</text:span><text:span text:style-name="T258_76"><text:s/></text:span><text:span text:style-name="T258_77">حلقه</text:span><text:span text:style-name="T258_78"><text:s/></text:span><text:span text:style-name="T258_79">بچرخیم</text:span><text:span text:style-name="T258_80"><text:s/></text:span><text:span text:style-name="T258_81">و</text:span><text:span text:style-name="T258_82"><text:s/></text:span><text:span text:style-name="T258_83">همه</text:span><text:span text:style-name="T258_84"><text:s/></text:span><text:span text:style-name="T258_85">حروف</text:span><text:span text:style-name="T258_86"><text:s/></text:span><text:span text:style-name="T258_87">با</text:span><text:span text:style-name="T258_88"><text:s/></text:span><text:span text:style-name="T258_89">هم</text:span><text:span text:style-name="T258_90"><text:s/></text:span><text:span text:style-name="T258_91">برابر</text:span><text:span text:style-name="T258_92"><text:s/></text:span><text:span text:style-name="T258_93">باشند</text:span><text:span text:style-name="T258_94">،<text:s/></text:span><text:span text:style-name="T258_95">مقدار</text:span><text:span text:style-name="T258_96"><text:s/></text:span><text:span text:style-name="T258_97">True</text:span><text:span text:style-name="T258_98"><text:s/></text:span><text:span text:style-name="T258_99">بازگردانده</text:span><text:span text:style-name="T258_100"><text:s/></text:span><text:span text:style-name="T258_101">میشود</text:span><text:span text:style-name="T258_102">.</text:span></text:p>
      <text:p text:style-name="P259"><text:span text:style-name="T259_1">اگر</text:span><text:span text:style-name="T259_2"><text:s/></text:span><text:span text:style-name="T259_3">ما</text:span><text:span text:style-name="T259_4"><text:s/></text:span><text:span text:style-name="T259_5">این</text:span><text:span text:style-name="T259_6"><text:s/></text:span><text:span text:style-name="T259_7">تابع</text:span><text:span text:style-name="T259_8"><text:s/></text:span><text:span text:style-name="T259_9">را</text:span><text:span text:style-name="T259_10"><text:s/></text:span><text:span text:style-name="T259_11">با</text:span><text:span text:style-name="T259_12"><text:s/></text:span><text:span text:style-name="T259_13">دو</text:span><text:span text:style-name="T259_14"><text:s/></text:span><text:span text:style-name="T259_15">کلمه</text:span><text:span text:style-name="T259_16"><text:s/>"</text:span><text:span text:style-name="T259_17">pots</text:span><text:span text:style-name="T259_18">"<text:s/></text:span><text:span text:style-name="T259_19">و</text:span><text:span text:style-name="T259_20"><text:s/>"</text:span><text:span text:style-name="T259_21">stop</text:span><text:span text:style-name="T259_22">"<text:s/></text:span><text:span text:style-name="T259_23">امتحان</text:span><text:span text:style-name="T259_24"><text:s/></text:span><text:span text:style-name="T259_25">کنیم</text:span><text:span text:style-name="T259_26">،<text:s/></text:span><text:span text:style-name="T259_27">انتظار</text:span><text:span text:style-name="T259_28"><text:s/></text:span><text:span text:style-name="T259_29">داریم</text:span><text:span text:style-name="T259_30"><text:s/></text:span><text:span text:style-name="T259_31">که</text:span><text:span text:style-name="T259_32"><text:s/></text:span><text:span text:style-name="T259_33">پاسخ</text:span><text:span text:style-name="T259_34"><text:s/></text:span><text:span text:style-name="T259_35">True</text:span><text:span text:style-name="T259_36"><text:s/></text:span><text:span text:style-name="T259_37">باشد</text:span><text:span text:style-name="T259_38"><text:s/></text:span><text:span text:style-name="T259_39">ولی</text:span><text:span text:style-name="T259_40"><text:s/></text:span><text:span text:style-name="T259_41">یک</text:span><text:span text:style-name="T259_42"><text:s/></text:span><text:span text:style-name="T259_43">خطای</text:span><text:span text:style-name="T259_44"><text:s/></text:span><text:span text:style-name="T259_45">IndexError</text:span><text:span text:style-name="T259_46"><text:s/></text:span><text:span text:style-name="T259_47">دریافت</text:span><text:span text:style-name="T259_48"><text:s/></text:span><text:span text:style-name="T259_49">میکنیم</text:span><text:span text:style-name="T259_50">:</text:span></text:p>
      <text:p text:style-name="P260"/>
      <text:p text:style-name="P261"><text:span text:style-name="T261_1">&gt;&gt;&gt;<text:s/></text:span><text:span text:style-name="T261_2">is</text:span><text:span text:style-name="T261_3">_</text:span><text:span text:style-name="T261_4">reverse</text:span><text:span text:style-name="T261_5">('</text:span><text:span text:style-name="T261_6">pots</text:span><text:span text:style-name="T261_7">',<text:s/>'</text:span><text:span text:style-name="T261_8">stop</text:span><text:span text:style-name="T261_9">')<text:line-break/>...<text:line-break/><text:s text:c="2"/></text:span><text:span text:style-name="T261_10">File</text:span><text:span text:style-name="T261_11"><text:s/>"</text:span><text:span text:style-name="T261_12">reverse</text:span><text:span text:style-name="T261_13">.</text:span><text:span text:style-name="T261_14">py</text:span><text:span text:style-name="T261_15">",<text:s/></text:span><text:span text:style-name="T261_16">line</text:span><text:span text:style-name="T261_17"><text:s/>15,<text:s/></text:span><text:span text:style-name="T261_18">in</text:span><text:span text:style-name="T261_19"><text:s/></text:span><text:span text:style-name="T261_20">is</text:span><text:span text:style-name="T261_21">_</text:span><text:span text:style-name="T261_22">reverse</text:span><text:span text:style-name="T261_23"><text:line-break/><text:s text:c="4"/></text:span><text:span text:style-name="T261_24">if</text:span><text:span text:style-name="T261_25"><text:s/></text:span><text:span text:style-name="T261_26">word</text:span><text:span text:style-name="T261_27">1[</text:span><text:span text:style-name="T261_28">i</text:span><text:span text:style-name="T261_29">]<text:s/>!=<text:s/></text:span><text:span text:style-name="T261_30">word</text:span><text:span text:style-name="T261_31">2[</text:span><text:span text:style-name="T261_32">j</text:span><text:span text:style-name="T261_33">]:<text:line-break/></text:span><text:span text:style-name="T261_34">IndexError</text:span><text:span text:style-name="T261_35">:<text:s/></text:span><text:span text:style-name="T261_36">string</text:span><text:span text:style-name="T261_37"><text:s/></text:span><text:span text:style-name="T261_38">index</text:span><text:span text:style-name="T261_39"><text:s/></text:span><text:span text:style-name="T261_40">out</text:span><text:span text:style-name="T261_41"><text:s/></text:span><text:span text:style-name="T261_42">of</text:span><text:span text:style-name="T261_43"><text:s/></text:span><text:span text:style-name="T261_44">range</text:span></text:p>
      <text:p text:style-name="P262"/>
      <text:p text:style-name="P263"><text:span text:style-name="T263_1">برای</text:span><text:span text:style-name="T263_2"><text:s/></text:span><text:span text:style-name="T263_3">رفع</text:span><text:span text:style-name="T263_4"><text:s/></text:span><text:span text:style-name="T263_5">مشکل</text:span><text:span text:style-name="T263_6"><text:s/></text:span><text:span text:style-name="T263_7">اینگونه</text:span><text:span text:style-name="T263_8"><text:s/></text:span><text:span text:style-name="T263_9">خطا</text:span><text:span text:style-name="T263_10">،<text:s/></text:span><text:span text:style-name="T263_11">اولین</text:span><text:span text:style-name="T263_12"><text:s/></text:span><text:span text:style-name="T263_13">کاری</text:span><text:span text:style-name="T263_14"><text:s/></text:span><text:span text:style-name="T263_15">که</text:span><text:span text:style-name="T263_16"><text:s/></text:span><text:span text:style-name="T263_17">من</text:span><text:span text:style-name="T263_18"><text:s/></text:span><text:span text:style-name="T263_19">انجام</text:span><text:span text:style-name="T263_20"><text:s/></text:span><text:span text:style-name="T263_21">میدهم</text:span><text:span text:style-name="T263_22"><text:s/></text:span><text:span text:style-name="T263_23">این</text:span><text:span text:style-name="T263_24"><text:s/></text:span><text:span text:style-name="T263_25">است</text:span><text:span text:style-name="T263_26"><text:s/></text:span><text:span text:style-name="T263_27">که</text:span><text:span text:style-name="T263_28"><text:s/></text:span><text:span text:style-name="T263_29">همه</text:span><text:span text:style-name="T263_30"><text:s/></text:span><text:span text:style-name="T263_31">اندیس</text:span><text:span text:style-name="T263_32"><text:s/></text:span><text:span text:style-name="T263_33">ها</text:span><text:span text:style-name="T263_34"><text:s/></text:span><text:span text:style-name="T263_35">را</text:span><text:span text:style-name="T263_36"><text:s/></text:span><text:span text:style-name="T263_37">چاپ</text:span><text:span text:style-name="T263_38"><text:s/></text:span><text:span text:style-name="T263_39">کنم</text:span><text:span text:style-name="T263_40"><text:s/></text:span><text:span text:style-name="T263_41">تا</text:span><text:span text:style-name="T263_42"><text:s/></text:span><text:span text:style-name="T263_43">جایی</text:span><text:span text:style-name="T263_44"><text:s/></text:span><text:span text:style-name="T263_45">که</text:span><text:span text:style-name="T263_46"><text:s/></text:span><text:span text:style-name="T263_47">به</text:span><text:span text:style-name="T263_48"><text:s/></text:span><text:span text:style-name="T263_49">خطا</text:span><text:span text:style-name="T263_50"><text:s/></text:span><text:span text:style-name="T263_51">میرسد</text:span><text:span text:style-name="T263_52">.</text:span></text:p>
      <text:p text:style-name="P264"/>
      <text:p text:style-name="P265"><text:span text:style-name="T265_1">while</text:span><text:span text:style-name="T265_2"><text:s/></text:span><text:span text:style-name="T265_3">j</text:span><text:span text:style-name="T265_4"><text:s/>&gt;<text:s/>0:<text:line-break/><text:s text:c="8"/></text:span><text:span text:style-name="T265_5">print</text:span><text:span text:style-name="T265_6"><text:s/></text:span><text:span text:style-name="T265_7">i</text:span><text:span text:style-name="T265_8">,<text:s/></text:span><text:span text:style-name="T265_9">j</text:span><text:span text:style-name="T265_10"><text:s text:c="8"/>#<text:s/></text:span><text:span text:style-name="T265_11">print</text:span><text:span text:style-name="T265_12"><text:s/></text:span><text:span text:style-name="T265_13">here</text:span><text:span text:style-name="T265_14"><text:line-break/><text:s text:c="8"/><text:line-break/><text:s text:c="8"/></text:span><text:span text:style-name="T265_15">if</text:span><text:span text:style-name="T265_16"><text:s/></text:span><text:span text:style-name="T265_17">word</text:span><text:span text:style-name="T265_18">1[</text:span><text:span text:style-name="T265_19">i</text:span><text:span text:style-name="T265_20">]<text:s/>!=<text:s/></text:span><text:span text:style-name="T265_21">word</text:span><text:span text:style-name="T265_22">2[</text:span><text:span text:style-name="T265_23">j</text:span><text:span text:style-name="T265_24">]:<text:line-break/><text:s text:c="12"/></text:span><text:span text:style-name="T265_25">return</text:span><text:span text:style-name="T265_26"><text:s/></text:span><text:span text:style-name="T265_27">False</text:span><text:span text:style-name="T265_28"><text:line-break/><text:s text:c="8"/></text:span><text:span text:style-name="T265_29">i</text:span><text:span text:style-name="T265_30"><text:s/>=<text:s/></text:span><text:span text:style-name="T265_31">i</text:span><text:span text:style-name="T265_32">+1<text:line-break/><text:s text:c="8"/></text:span><text:span text:style-name="T265_33">j</text:span><text:span text:style-name="T265_34"><text:s/>=<text:s/></text:span><text:span text:style-name="T265_35">j</text:span><text:span text:style-name="T265_36">-1</text:span></text:p>
      <text:p text:style-name="P266"/>
      <text:p text:style-name="P267"><text:span text:style-name="T267_1">حالا</text:span><text:span text:style-name="T267_2"><text:s/></text:span><text:span text:style-name="T267_3">اگر</text:span><text:span text:style-name="T267_4"><text:s/></text:span><text:span text:style-name="T267_5">دوباره</text:span><text:span text:style-name="T267_6"><text:s/></text:span><text:span text:style-name="T267_7">برنامه</text:span><text:span text:style-name="T267_8"><text:s/></text:span><text:span text:style-name="T267_9">را</text:span><text:span text:style-name="T267_10"><text:s/></text:span><text:span text:style-name="T267_11">اجرا</text:span><text:span text:style-name="T267_12"><text:s/></text:span><text:span text:style-name="T267_13">کنیم</text:span><text:span text:style-name="T267_14">،<text:s/></text:span><text:span text:style-name="T267_15">این</text:span><text:span text:style-name="T267_16"><text:s/></text:span><text:span text:style-name="T267_17">اطلاعات</text:span><text:span text:style-name="T267_18"><text:s/></text:span><text:span text:style-name="T267_19">را</text:span><text:span text:style-name="T267_20"><text:s/></text:span><text:span text:style-name="T267_21">دریافت</text:span><text:span text:style-name="T267_22"><text:s/></text:span><text:span text:style-name="T267_23">میکنیم</text:span><text:span text:style-name="T267_24">:</text:span></text:p>
      <text:p text:style-name="P268"><text:span text:style-name="T268_1">&gt;&gt;&gt;<text:s/></text:span><text:span text:style-name="T268_2">is</text:span><text:span text:style-name="T268_3">_</text:span><text:span text:style-name="T268_4">reverse</text:span><text:span text:style-name="T268_5">(‘</text:span><text:span text:style-name="T268_6">pots</text:span><text:span text:style-name="T268_7">’,<text:s/>‘</text:span><text:span text:style-name="T268_8">stop</text:span><text:span text:style-name="T268_9">’)</text:span></text:p>
      <text:p text:style-name="P269"><text:span text:style-name="T269_1">0<text:s/>4</text:span></text:p>
      <text:p text:style-name="P270"><text:span text:style-name="T270_1">…</text:span></text:p>
      <text:p text:style-name="P271"><text:span text:style-name="T271_1">IndexError</text:span><text:span text:style-name="T271_2"><text:s/></text:span><text:span text:style-name="T271_3">string</text:span><text:span text:style-name="T271_4"><text:s/></text:span><text:span text:style-name="T271_5">index</text:span><text:span text:style-name="T271_6"><text:s/></text:span><text:span text:style-name="T271_7">out</text:span><text:span text:style-name="T271_8"><text:s/></text:span><text:span text:style-name="T271_9">of</text:span><text:span text:style-name="T271_10"><text:s/></text:span><text:span text:style-name="T271_11">range</text:span></text:p>
      <text:p text:style-name="P272"/>
      <text:p text:style-name="P273"><text:span text:style-name="T273_1">اولین</text:span><text:span text:style-name="T273_2"><text:s/></text:span><text:span text:style-name="T273_3">بار</text:span><text:span text:style-name="T273_4"><text:s/></text:span><text:span text:style-name="T273_5">که</text:span><text:span text:style-name="T273_6"><text:s/></text:span><text:span text:style-name="T273_7">حلقه</text:span><text:span text:style-name="T273_8"><text:s/></text:span><text:span text:style-name="T273_9">اجرا</text:span><text:span text:style-name="T273_10"><text:s/></text:span><text:span text:style-name="T273_11">میشود</text:span><text:span text:style-name="T273_12">،<text:s/></text:span><text:span text:style-name="T273_13">مقدار</text:span><text:span text:style-name="T273_14"><text:s/></text:span><text:span text:style-name="T273_15">j</text:span><text:span text:style-name="T273_16"><text:s/></text:span><text:span text:style-name="T273_17">برابر</text:span><text:span text:style-name="T273_18"><text:s/>4<text:s/></text:span><text:span text:style-name="T273_19">است</text:span><text:span text:style-name="T273_20"><text:s/></text:span><text:span text:style-name="T273_21">که</text:span><text:span text:style-name="T273_22"><text:s/></text:span><text:span text:style-name="T273_23">خارج</text:span><text:span text:style-name="T273_24"><text:s/></text:span><text:span text:style-name="T273_25">از</text:span><text:span text:style-name="T273_26"><text:s/></text:span><text:span text:style-name="T273_27">بازه</text:span><text:span text:style-name="T273_28"><text:s/></text:span><text:span text:style-name="T273_29">رشته</text:span><text:span text:style-name="T273_30"><text:s/>'</text:span><text:span text:style-name="T273_31">pots</text:span><text:span text:style-name="T273_32">'<text:s/></text:span><text:span text:style-name="T273_33">هست</text:span><text:span text:style-name="T273_34">.<text:s/></text:span><text:span text:style-name="T273_35">اندیس</text:span><text:span text:style-name="T273_36"><text:s/></text:span><text:span text:style-name="T273_37">آخرین</text:span><text:span text:style-name="T273_38"><text:s/></text:span><text:span text:style-name="T273_39">کاراکتر</text:span><text:span text:style-name="T273_40"><text:s/>3<text:s/></text:span><text:span text:style-name="T273_41">است</text:span><text:span text:style-name="T273_42">،<text:s/></text:span><text:span text:style-name="T273_43">در</text:span><text:span text:style-name="T273_44"><text:s/></text:span><text:span text:style-name="T273_45">نتیجه</text:span><text:span text:style-name="T273_46"><text:s/></text:span><text:span text:style-name="T273_47">اولین</text:span><text:span text:style-name="T273_48"><text:s/></text:span><text:span text:style-name="T273_49">مقدار</text:span><text:span text:style-name="T273_50"><text:s/></text:span><text:span text:style-name="T273_51">j</text:span><text:span text:style-name="T273_52"><text:s/></text:span><text:span text:style-name="T273_53">باید</text:span><text:span text:style-name="T273_54"><text:s/></text:span><text:span text:style-name="T273_55">len</text:span><text:span text:style-name="T273_56">(</text:span><text:span text:style-name="T273_57">word</text:span><text:span text:style-name="T273_58">2)-1<text:s/></text:span><text:span text:style-name="T273_59">باشد</text:span><text:span text:style-name="T273_60">.</text:span></text:p>
      <text:p text:style-name="P274"><text:span text:style-name="T274_1">اگر</text:span><text:span text:style-name="T274_2"><text:s/></text:span><text:span text:style-name="T274_3">این</text:span><text:span text:style-name="T274_4"><text:s/></text:span><text:span text:style-name="T274_5">خطا</text:span><text:span text:style-name="T274_6"><text:s/></text:span><text:span text:style-name="T274_7">را</text:span><text:span text:style-name="T274_8"><text:s/></text:span><text:span text:style-name="T274_9">اصلاح</text:span><text:span text:style-name="T274_10"><text:s/></text:span><text:span text:style-name="T274_11">کنیم</text:span><text:span text:style-name="T274_12"><text:s/></text:span><text:span text:style-name="T274_13">و</text:span><text:span text:style-name="T274_14"><text:s/></text:span><text:span text:style-name="T274_15">برنامه</text:span><text:span text:style-name="T274_16"><text:s/></text:span><text:span text:style-name="T274_17">را</text:span><text:span text:style-name="T274_18"><text:s/></text:span><text:span text:style-name="T274_19">دوباره</text:span><text:span text:style-name="T274_20"><text:s/></text:span><text:span text:style-name="T274_21">اجرا</text:span><text:span text:style-name="T274_22"><text:s/></text:span><text:span text:style-name="T274_23">کنیم</text:span><text:span text:style-name="T274_24">،<text:s/></text:span><text:span text:style-name="T274_25">این</text:span><text:span text:style-name="T274_26"><text:s/></text:span><text:span text:style-name="T274_27">نتیجه</text:span><text:span text:style-name="T274_28"><text:s/></text:span><text:span text:style-name="T274_29">را</text:span><text:span text:style-name="T274_30"><text:s/></text:span><text:span text:style-name="T274_31">دریافت</text:span><text:span text:style-name="T274_32"><text:s/></text:span><text:span text:style-name="T274_33">میکنیم</text:span><text:span text:style-name="T274_34">:</text:span></text:p>
      <text:p text:style-name="P275"/>
      <text:p text:style-name="P276"><text:span text:style-name="T276_1">&gt;&gt;&gt;<text:s/></text:span><text:span text:style-name="T276_2">is</text:span><text:span text:style-name="T276_3">_</text:span><text:span text:style-name="T276_4">reverse</text:span><text:span text:style-name="T276_5">('</text:span><text:span text:style-name="T276_6">pots</text:span><text:span text:style-name="T276_7">',<text:s/>'</text:span><text:span text:style-name="T276_8">stop</text:span><text:span text:style-name="T276_9">')<text:line-break/>0<text:s/>3<text:line-break/>1<text:s/>2<text:line-break/>2<text:s/>1<text:line-break/></text:span><text:span text:style-name="T276_10">True</text:span></text:p>
      <text:p text:style-name="P277"/>
      <text:p text:style-name="P278"><text:span text:style-name="T278_1">این</text:span><text:span text:style-name="T278_2"><text:s/></text:span><text:span text:style-name="T278_3">بار</text:span><text:span text:style-name="T278_4"><text:s/></text:span><text:span text:style-name="T278_5">ما</text:span><text:span text:style-name="T278_6"><text:s/></text:span><text:span text:style-name="T278_7">پاسخ</text:span><text:span text:style-name="T278_8"><text:s/></text:span><text:span text:style-name="T278_9">درست</text:span><text:span text:style-name="T278_10"><text:s/></text:span><text:span text:style-name="T278_11">را</text:span><text:span text:style-name="T278_12"><text:s/></text:span><text:span text:style-name="T278_13">دریافت</text:span><text:span text:style-name="T278_14"><text:s/></text:span><text:span text:style-name="T278_15">میکنیم</text:span><text:span text:style-name="T278_16"><text:s/></text:span><text:span text:style-name="T278_17">ولی</text:span><text:span text:style-name="T278_18"><text:s/></text:span><text:span text:style-name="T278_19">به</text:span><text:span text:style-name="T278_20"><text:s/></text:span><text:span text:style-name="T278_21">نظر</text:span><text:span text:style-name="T278_22"><text:s/></text:span><text:span text:style-name="T278_23">میرسد</text:span><text:span text:style-name="T278_24"><text:s/></text:span><text:span text:style-name="T278_25">که</text:span><text:span text:style-name="T278_26"><text:s/></text:span><text:span text:style-name="T278_27">حلقه</text:span><text:span text:style-name="T278_28"><text:s/></text:span><text:span text:style-name="T278_29">سه</text:span><text:span text:style-name="T278_30"><text:s/></text:span><text:span text:style-name="T278_31">بار</text:span><text:span text:style-name="T278_32"><text:s/></text:span><text:span text:style-name="T278_33">اجرا</text:span><text:span text:style-name="T278_34"><text:s/></text:span><text:span text:style-name="T278_35">شده</text:span><text:span text:style-name="T278_36"><text:s/></text:span><text:span text:style-name="T278_37">است</text:span><text:span text:style-name="T278_38"><text:s/></text:span><text:span text:style-name="T278_39">که</text:span><text:span text:style-name="T278_40"><text:s/></text:span><text:span text:style-name="T278_41">کمی</text:span><text:span text:style-name="T278_42"><text:s/></text:span><text:span text:style-name="T278_43">مشکوک</text:span><text:span text:style-name="T278_44"><text:s/></text:span><text:span text:style-name="T278_45">است</text:span><text:span text:style-name="T278_46">.<text:s/></text:span><text:span text:style-name="T278_47">برای</text:span><text:span text:style-name="T278_48"><text:s/></text:span><text:span text:style-name="T278_49">اینکه</text:span><text:span text:style-name="T278_50"><text:s/></text:span><text:span text:style-name="T278_51">بهتر</text:span><text:span text:style-name="T278_52"><text:s/></text:span><text:span text:style-name="T278_53">متوجه</text:span><text:span text:style-name="T278_54"><text:s/></text:span><text:span text:style-name="T278_55">شویم</text:span><text:span text:style-name="T278_56"><text:s/></text:span><text:span text:style-name="T278_57">که</text:span><text:span text:style-name="T278_58"><text:s/></text:span><text:span text:style-name="T278_59">چه</text:span><text:span text:style-name="T278_60"><text:s/></text:span><text:span text:style-name="T278_61">اتفاقی</text:span><text:span text:style-name="T278_62"><text:s/></text:span><text:span text:style-name="T278_63">می</text:span><text:span text:style-name="T278_64"><text:s/></text:span><text:span text:style-name="T278_65">افتد</text:span><text:span text:style-name="T278_66"><text:s/></text:span><text:span text:style-name="T278_67">بهتر</text:span><text:span text:style-name="T278_68"><text:s/></text:span><text:span text:style-name="T278_69">است</text:span><text:span text:style-name="T278_70"><text:s/></text:span><text:span text:style-name="T278_71">که</text:span><text:span text:style-name="T278_72"><text:s/></text:span><text:span text:style-name="T278_73">نمودار</text:span><text:span text:style-name="T278_74"><text:s/></text:span><text:span text:style-name="T278_75">حالت</text:span><text:span text:style-name="T278_76"><text:s/></text:span><text:span text:style-name="T278_77">مربوط</text:span><text:span text:style-name="T278_78"><text:s/></text:span><text:span text:style-name="T278_79">به</text:span><text:span text:style-name="T278_80"><text:s/></text:span><text:span text:style-name="T278_81">برنامه</text:span><text:span text:style-name="T278_82"><text:s/></text:span><text:span text:style-name="T278_83">را</text:span><text:span text:style-name="T278_84"><text:s/></text:span><text:span text:style-name="T278_85">بکشیم</text:span><text:span text:style-name="T278_86">.<text:s/></text:span><text:span text:style-name="T278_87">حین</text:span><text:span text:style-name="T278_88"><text:s/></text:span><text:span text:style-name="T278_89">اولین</text:span><text:span text:style-name="T278_90"><text:s/></text:span><text:span text:style-name="T278_91">گردش</text:span><text:span text:style-name="T278_92">،<text:s/></text:span><text:span text:style-name="T278_93">نموار</text:span><text:span text:style-name="T278_94"><text:s/></text:span><text:span text:style-name="T278_95">is</text:span><text:span text:style-name="T278_96">_</text:span><text:span text:style-name="T278_97">reverse</text:span><text:span text:style-name="T278_98"><text:s/></text:span><text:span text:style-name="T278_99">به</text:span><text:span text:style-name="T278_100"><text:s/></text:span><text:span text:style-name="T278_101">شکل</text:span><text:span text:style-name="T278_102"><text:s/>8.2<text:s/></text:span><text:span text:style-name="T278_103">است</text:span><text:span text:style-name="T278_104">.</text:span></text:p>
      <text:p text:style-name="P279"/>
      <text:p text:style-name="P280"><text:span text:style-name="T280_1">با</text:span><text:span text:style-name="T280_2"><text:s/></text:span><text:span text:style-name="T280_3">رسم</text:span><text:span text:style-name="T280_4"><text:s/></text:span><text:span text:style-name="T280_5">خط</text:span><text:span text:style-name="T280_6"><text:s/></text:span><text:span text:style-name="T280_7">ها</text:span><text:span text:style-name="T280_8"><text:s/></text:span><text:span text:style-name="T280_9">و</text:span><text:span text:style-name="T280_10"><text:s/></text:span><text:span text:style-name="T280_11">مرتب</text:span><text:span text:style-name="T280_12"><text:s/></text:span><text:span text:style-name="T280_13">کردن</text:span><text:span text:style-name="T280_14"><text:s/></text:span><text:span text:style-name="T280_15">متغیر</text:span><text:span text:style-name="T280_16"><text:s/></text:span><text:span text:style-name="T280_17">ها</text:span><text:span text:style-name="T280_18"><text:s/></text:span><text:span text:style-name="T280_19">در</text:span><text:span text:style-name="T280_20"><text:s/></text:span><text:span text:style-name="T280_21">این</text:span><text:span text:style-name="T280_22"><text:s/></text:span><text:span text:style-name="T280_23">شکل</text:span><text:span text:style-name="T280_24"><text:s/></text:span><text:span text:style-name="T280_25">مشخص</text:span><text:span text:style-name="T280_26"><text:s/></text:span><text:span text:style-name="T280_27">شده</text:span><text:span text:style-name="T280_28"><text:s/></text:span><text:span text:style-name="T280_29">که</text:span><text:span text:style-name="T280_30"><text:s/></text:span><text:span text:style-name="T280_31">i</text:span><text:span text:style-name="T280_32"><text:s/></text:span><text:span text:style-name="T280_33">و</text:span><text:span text:style-name="T280_34"><text:s/></text:span><text:span text:style-name="T280_35">j</text:span><text:span text:style-name="T280_36"><text:s/></text:span><text:span text:style-name="T280_37">اندیس</text:span><text:span text:style-name="T280_38"><text:s/></text:span><text:span text:style-name="T280_39">های</text:span><text:span text:style-name="T280_40"><text:s/></text:span><text:span text:style-name="T280_41">کاراکتر</text:span><text:span text:style-name="T280_42"><text:s/></text:span><text:span text:style-name="T280_43">های</text:span><text:span text:style-name="T280_44"><text:s/></text:span><text:span text:style-name="T280_45">کلمات</text:span><text:span text:style-name="T280_46"><text:s/></text:span><text:span text:style-name="T280_47">word</text:span><text:span text:style-name="T280_48">1<text:s/></text:span><text:span text:style-name="T280_49">و</text:span><text:span text:style-name="T280_50"><text:s/></text:span><text:span text:style-name="T280_51">word</text:span><text:span text:style-name="T280_52">2<text:s/></text:span><text:span text:style-name="T280_53">هستند</text:span><text:span text:style-name="T280_54">.</text:span></text:p>
      <text:p text:style-name="P281"><text:span text:style-name="T281_1">تمرین</text:span><text:span text:style-name="T281_2"><text:s/>9</text:span></text:p>
      <text:p text:style-name="P282"><text:span text:style-name="T282_1">با</text:span><text:span text:style-name="T282_2"><text:s/></text:span><text:span text:style-name="T282_3">استفاده</text:span><text:span text:style-name="T282_4"><text:s/></text:span><text:span text:style-name="T282_5">از</text:span><text:span text:style-name="T282_6"><text:s/></text:span><text:span text:style-name="T282_7">این</text:span><text:span text:style-name="T282_8"><text:s/></text:span><text:span text:style-name="T282_9">نمودار</text:span><text:span text:style-name="T282_10"><text:s/></text:span><text:span text:style-name="T282_11">برنامه</text:span><text:span text:style-name="T282_12"><text:s/></text:span><text:span text:style-name="T282_13">را</text:span><text:span text:style-name="T282_14"><text:s/></text:span><text:span text:style-name="T282_15">روی</text:span><text:span text:style-name="T282_16"><text:s/></text:span><text:span text:style-name="T282_17">کاغذ</text:span><text:span text:style-name="T282_18"><text:s/></text:span><text:span text:style-name="T282_19">اجرا</text:span><text:span text:style-name="T282_20"><text:s/></text:span><text:span text:style-name="T282_21">کنید</text:span><text:span text:style-name="T282_22">،<text:s/></text:span><text:span text:style-name="T282_23">مقدار</text:span><text:span text:style-name="T282_24"><text:s/></text:span><text:span text:style-name="T282_25">های</text:span><text:span text:style-name="T282_26"><text:s/></text:span><text:span text:style-name="T282_27">i</text:span><text:span text:style-name="T282_28"><text:s/></text:span><text:span text:style-name="T282_29">و</text:span><text:span text:style-name="T282_30"><text:s/></text:span><text:span text:style-name="T282_31">j</text:span><text:span text:style-name="T282_32"><text:s/></text:span><text:span text:style-name="T282_33">را</text:span><text:span text:style-name="T282_34"><text:s/></text:span><text:span text:style-name="T282_35">حین</text:span><text:span text:style-name="T282_36"><text:s/></text:span><text:span text:style-name="T282_37">هر</text:span><text:span text:style-name="T282_38"><text:s/></text:span><text:span text:style-name="T282_39">گردش</text:span><text:span text:style-name="T282_40"><text:s/></text:span><text:span text:style-name="T282_41">عوض</text:span><text:span text:style-name="T282_42"><text:s/></text:span><text:span text:style-name="T282_43">میکنیم</text:span><text:span text:style-name="T282_44">.<text:s/></text:span><text:span text:style-name="T282_45">خطای</text:span><text:span text:style-name="T282_46"><text:s/></text:span><text:span text:style-name="T282_47">دوم</text:span><text:span text:style-name="T282_48"><text:s/></text:span><text:span text:style-name="T282_49">را</text:span><text:span text:style-name="T282_50"><text:s/></text:span><text:span text:style-name="T282_51">پیدا</text:span><text:span text:style-name="T282_52"><text:s/></text:span><text:span text:style-name="T282_53">کنید</text:span><text:span text:style-name="T282_54"><text:s/></text:span><text:span text:style-name="T282_55">و</text:span><text:span text:style-name="T282_56"><text:s/></text:span><text:span text:style-name="T282_57">مشکل</text:span><text:span text:style-name="T282_58"><text:s/></text:span><text:span text:style-name="T282_59">را</text:span><text:span text:style-name="T282_60"><text:s/></text:span><text:span text:style-name="T282_61">رفع</text:span><text:span text:style-name="T282_62"><text:s/></text:span><text:span text:style-name="T282_63">کنید</text:span><text:span text:style-name="T282_64">.</text:span></text:p>
      <text:p text:style-name="P283"/>
      <text:p text:style-name="P284"><text:span text:style-name="T284_1">8.12<text:s/></text:span><text:span text:style-name="T284_2">کلمات</text:span></text:p>
      <text:p text:style-name="P285"><text:span text:style-name="T285_1">object</text:span><text:span text:style-name="T285_2"><text:s/>(</text:span><text:span text:style-name="T285_3">شی</text:span><text:span text:style-name="T285_4">):</text:span></text:p>
      <text:p text:style-name="P286"><text:span text:style-name="T286_1">چیزی</text:span><text:span text:style-name="T286_2"><text:s/></text:span><text:span text:style-name="T286_3">که</text:span><text:span text:style-name="T286_4"><text:s/></text:span><text:span text:style-name="T286_5">متغیر</text:span><text:span text:style-name="T286_6"><text:s/></text:span><text:span text:style-name="T286_7">به</text:span><text:span text:style-name="T286_8"><text:s/></text:span><text:span text:style-name="T286_9">آن</text:span><text:span text:style-name="T286_10"><text:s/></text:span><text:span text:style-name="T286_11">اشاره</text:span><text:span text:style-name="T286_12"><text:s/></text:span><text:span text:style-name="T286_13">میکند</text:span><text:span text:style-name="T286_14">.<text:s/></text:span><text:span text:style-name="T286_15">فعلا</text:span><text:span text:style-name="T286_16">،<text:s/></text:span><text:span text:style-name="T286_17">object</text:span><text:span text:style-name="T286_18"><text:s/>(</text:span><text:span text:style-name="T286_19">شی</text:span><text:span text:style-name="T286_20">)<text:s/></text:span><text:span text:style-name="T286_21">را</text:span><text:span text:style-name="T286_22"><text:s/></text:span><text:span text:style-name="T286_23">همان</text:span><text:span text:style-name="T286_24"><text:s/></text:span><text:span text:style-name="T286_25">value</text:span><text:span text:style-name="T286_26"><text:s/>(</text:span><text:span text:style-name="T286_27">مقدار</text:span><text:span text:style-name="T286_28">)<text:s/></text:span><text:span text:style-name="T286_29">فرض</text:span><text:span text:style-name="T286_30"><text:s/></text:span><text:span text:style-name="T286_31">کنید</text:span><text:span text:style-name="T286_32">.</text:span></text:p>
      <text:p text:style-name="P287"><text:span text:style-name="T287_1">sequence</text:span><text:span text:style-name="T287_2"><text:s/>(</text:span><text:span text:style-name="T287_3">رشته</text:span><text:span text:style-name="T287_4">):</text:span></text:p>
      <text:p text:style-name="P288"><text:span text:style-name="T288_1">یک</text:span><text:span text:style-name="T288_2"><text:s/></text:span><text:span text:style-name="T288_3">لیست</text:span><text:span text:style-name="T288_4"><text:s/></text:span><text:span text:style-name="T288_5">مرتب</text:span><text:span text:style-name="T288_6"><text:s/></text:span><text:span text:style-name="T288_7">شده</text:span><text:span text:style-name="T288_8">؛<text:s/></text:span><text:span text:style-name="T288_9">یعنی</text:span><text:span text:style-name="T288_10"><text:s/></text:span><text:span text:style-name="T288_11">لیستی</text:span><text:span text:style-name="T288_12"><text:s/></text:span><text:span text:style-name="T288_13">از</text:span><text:span text:style-name="T288_14"><text:s/></text:span><text:span text:style-name="T288_15">مقادیر</text:span><text:span text:style-name="T288_16"><text:s/></text:span><text:span text:style-name="T288_17">که</text:span><text:span text:style-name="T288_18"><text:s/></text:span><text:span text:style-name="T288_19">هرکدام</text:span><text:span text:style-name="T288_20"><text:s/></text:span><text:span text:style-name="T288_21">از</text:span><text:span text:style-name="T288_22"><text:s/></text:span><text:span text:style-name="T288_23">مقدارها</text:span><text:span text:style-name="T288_24"><text:s/></text:span><text:span text:style-name="T288_25">با</text:span><text:span text:style-name="T288_26"><text:s/></text:span><text:span text:style-name="T288_27">یک</text:span><text:span text:style-name="T288_28"><text:s/></text:span><text:span text:style-name="T288_29">اندیس</text:span><text:span text:style-name="T288_30"><text:s/></text:span><text:span text:style-name="T288_31">از</text:span><text:span text:style-name="T288_32"><text:s/></text:span><text:span text:style-name="T288_33">جنس</text:span><text:span text:style-name="T288_34"><text:s/></text:span><text:span text:style-name="T288_35">عدد</text:span><text:span text:style-name="T288_36"><text:s/></text:span><text:span text:style-name="T288_37">صحیح</text:span><text:span text:style-name="T288_38"><text:s/></text:span><text:span text:style-name="T288_39">مشخص</text:span><text:span text:style-name="T288_40"><text:s/></text:span><text:span text:style-name="T288_41">شده</text:span><text:span text:style-name="T288_42"><text:s/></text:span><text:span text:style-name="T288_43">است</text:span><text:span text:style-name="T288_44">.</text:span></text:p>
      <text:p text:style-name="P289"><text:span text:style-name="T289_1">item</text:span><text:span text:style-name="T289_2"><text:s/>(</text:span><text:span text:style-name="T289_3">مورد</text:span><text:span text:style-name="T289_4">):</text:span></text:p>
      <text:p text:style-name="P290"><text:span text:style-name="T290_1">یکی</text:span><text:span text:style-name="T290_2"><text:s/></text:span><text:span text:style-name="T290_3">از</text:span><text:span text:style-name="T290_4"><text:s/></text:span><text:span text:style-name="T290_5">مقادیر</text:span><text:span text:style-name="T290_6"><text:s/></text:span><text:span text:style-name="T290_7">موجود</text:span><text:span text:style-name="T290_8"><text:s/></text:span><text:span text:style-name="T290_9">در</text:span><text:span text:style-name="T290_10"><text:s/></text:span><text:span text:style-name="T290_11">sequence</text:span><text:span text:style-name="T290_12">.</text:span></text:p>
      <text:p text:style-name="P291"><text:span text:style-name="T291_1">index</text:span><text:span text:style-name="T291_2"><text:s/>(</text:span><text:span text:style-name="T291_3">اندیس</text:span><text:span text:style-name="T291_4">):</text:span></text:p>
      <text:p text:style-name="P292"><text:span text:style-name="T292_1">یه</text:span><text:span text:style-name="T292_2"><text:s/></text:span><text:span text:style-name="T292_3">مقدار</text:span><text:span text:style-name="T292_4"><text:s/></text:span><text:span text:style-name="T292_5">عدد</text:span><text:span text:style-name="T292_6"><text:s/></text:span><text:span text:style-name="T292_7">صحیح</text:span><text:span text:style-name="T292_8"><text:s/></text:span><text:span text:style-name="T292_9">که</text:span><text:span text:style-name="T292_10"><text:s/></text:span><text:span text:style-name="T292_11">برای</text:span><text:span text:style-name="T292_12"><text:s/></text:span><text:span text:style-name="T292_13">انتخاب</text:span><text:span text:style-name="T292_14"><text:s/></text:span><text:span text:style-name="T292_15">یک</text:span><text:span text:style-name="T292_16"><text:s/></text:span><text:span text:style-name="T292_17">item</text:span><text:span text:style-name="T292_18"><text:s/></text:span><text:span text:style-name="T292_19">از</text:span><text:span text:style-name="T292_20"><text:s/></text:span><text:span text:style-name="T292_21">sequence</text:span><text:span text:style-name="T292_22"><text:s/></text:span><text:span text:style-name="T292_23">استفاده</text:span><text:span text:style-name="T292_24"><text:s/></text:span><text:span text:style-name="T292_25">میشود</text:span><text:span text:style-name="T292_26">،<text:s/></text:span><text:span text:style-name="T292_27">مانند</text:span><text:span text:style-name="T292_28"><text:s/></text:span><text:span text:style-name="T292_29">انتخاب</text:span><text:span text:style-name="T292_30"><text:s/></text:span><text:span text:style-name="T292_31">کاراکتر</text:span><text:span text:style-name="T292_32"><text:s/></text:span><text:span text:style-name="T292_33">از</text:span><text:span text:style-name="T292_34"><text:s/></text:span><text:span text:style-name="T292_35">رشته</text:span><text:span text:style-name="T292_36">.</text:span></text:p>
      <text:p text:style-name="P293"><text:span text:style-name="T293_1">slice</text:span><text:span text:style-name="T293_2"><text:s/>(</text:span><text:span text:style-name="T293_3">تکه</text:span><text:span text:style-name="T293_4">):</text:span></text:p>
      <text:p text:style-name="P294"><text:span text:style-name="T294_1">بخشی</text:span><text:span text:style-name="T294_2"><text:s/></text:span><text:span text:style-name="T294_3">از</text:span><text:span text:style-name="T294_4"><text:s/></text:span><text:span text:style-name="T294_5">رشته</text:span><text:span text:style-name="T294_6"><text:s/></text:span><text:span text:style-name="T294_7">که</text:span><text:span text:style-name="T294_8"><text:s/></text:span><text:span text:style-name="T294_9">با</text:span><text:span text:style-name="T294_10"><text:s/></text:span><text:span text:style-name="T294_11">بازه</text:span><text:span text:style-name="T294_12">‌</text:span><text:span text:style-name="T294_13">ای</text:span><text:span text:style-name="T294_14"><text:s/></text:span><text:span text:style-name="T294_15">از</text:span><text:span text:style-name="T294_16"><text:s/></text:span><text:span text:style-name="T294_17">اندیس</text:span><text:span text:style-name="T294_18">‌</text:span><text:span text:style-name="T294_19">ها</text:span><text:span text:style-name="T294_20"><text:s/></text:span><text:span text:style-name="T294_21">نمایش</text:span><text:span text:style-name="T294_22"><text:s/></text:span><text:span text:style-name="T294_23">داده</text:span><text:span text:style-name="T294_24"><text:s/></text:span><text:span text:style-name="T294_25">میشود</text:span><text:span text:style-name="T294_26">.</text:span></text:p>
      <text:p text:style-name="P295"><text:span text:style-name="T295_1">empty</text:span><text:span text:style-name="T295_2"><text:s/></text:span><text:span text:style-name="T295_3">string</text:span><text:span text:style-name="T295_4"><text:s/>(</text:span><text:span text:style-name="T295_5">رشته</text:span><text:span text:style-name="T295_6"><text:s/></text:span><text:span text:style-name="T295_7">خالی</text:span><text:span text:style-name="T295_8">):</text:span></text:p>
      <text:p text:style-name="P296"><text:span text:style-name="T296_1">یک</text:span><text:span text:style-name="T296_2"><text:s/></text:span><text:span text:style-name="T296_3">رشته</text:span><text:span text:style-name="T296_4"><text:s/></text:span><text:span text:style-name="T296_5">بدون</text:span><text:span text:style-name="T296_6"><text:s/></text:span><text:span text:style-name="T296_7">کاراکتر</text:span><text:span text:style-name="T296_8"><text:s/></text:span><text:span text:style-name="T296_9">با</text:span><text:span text:style-name="T296_10"><text:s/></text:span><text:span text:style-name="T296_11">طول</text:span><text:span text:style-name="T296_12"><text:s/></text:span><text:span text:style-name="T296_13">صفر</text:span><text:span text:style-name="T296_14">،<text:s/></text:span><text:span text:style-name="T296_15">نمایش</text:span><text:span text:style-name="T296_16"><text:s/></text:span><text:span text:style-name="T296_17">داده</text:span><text:span text:style-name="T296_18"><text:s/></text:span><text:span text:style-name="T296_19">شده</text:span><text:span text:style-name="T296_20"><text:s/></text:span><text:span text:style-name="T296_21">با</text:span><text:span text:style-name="T296_22"><text:s/></text:span><text:span text:style-name="T296_23">علامت</text:span><text:span text:style-name="T296_24"><text:s/></text:span><text:span text:style-name="T296_25">نقل</text:span><text:span text:style-name="T296_26"><text:s/></text:span><text:span text:style-name="T296_27">قول</text:span><text:span text:style-name="T296_28">.</text:span></text:p>
      <text:p text:style-name="P297"><text:span text:style-name="T297_1">immutable</text:span><text:span text:style-name="T297_2"><text:s/>(</text:span><text:span text:style-name="T297_3">غیرقابل</text:span><text:span text:style-name="T297_4"><text:s/></text:span><text:span text:style-name="T297_5">تغییر</text:span><text:span text:style-name="T297_6">):</text:span></text:p>
      <text:p text:style-name="P298"><text:span text:style-name="T298_1">عضوی</text:span><text:span text:style-name="T298_2"><text:s/></text:span><text:span text:style-name="T298_3">از</text:span><text:span text:style-name="T298_4"><text:s/></text:span><text:span text:style-name="T298_5">sequence</text:span><text:span text:style-name="T298_6"><text:s/></text:span><text:span text:style-name="T298_7">که</text:span><text:span text:style-name="T298_8"><text:s/></text:span><text:span text:style-name="T298_9">اعضای</text:span><text:span text:style-name="T298_10"><text:s/></text:span><text:span text:style-name="T298_11">آن</text:span><text:span text:style-name="T298_12"><text:s/></text:span><text:span text:style-name="T298_13">قابل</text:span><text:span text:style-name="T298_14"><text:s/></text:span><text:span text:style-name="T298_15">تغییر</text:span><text:span text:style-name="T298_16"><text:s/></text:span><text:span text:style-name="T298_17">نیست</text:span><text:span text:style-name="T298_18">.</text:span></text:p>
      <text:p text:style-name="P299"><text:span text:style-name="T299_1">traverse</text:span><text:span text:style-name="T299_2"><text:s/>(</text:span><text:span text:style-name="T299_3">گردش</text:span><text:span text:style-name="T299_4">):</text:span></text:p>
      <text:p text:style-name="P300"><text:span text:style-name="T300_1">چرخیدن</text:span><text:span text:style-name="T300_2"><text:s/></text:span><text:span text:style-name="T300_3">بین</text:span><text:span text:style-name="T300_4"><text:s/></text:span><text:span text:style-name="T300_5">آیتم</text:span><text:span text:style-name="T300_6">‌</text:span><text:span text:style-name="T300_7">های</text:span><text:span text:style-name="T300_8"><text:s/></text:span><text:span text:style-name="T300_9">یک</text:span><text:span text:style-name="T300_10"><text:s/></text:span><text:span text:style-name="T300_11">sequence</text:span><text:span text:style-name="T300_12"><text:s/></text:span><text:span text:style-name="T300_13">و</text:span><text:span text:style-name="T300_14"><text:s/></text:span><text:span text:style-name="T300_15">اعمال</text:span><text:span text:style-name="T300_16"><text:s/></text:span><text:span text:style-name="T300_17">تغییراتی</text:span><text:span text:style-name="T300_18"><text:s/></text:span><text:span text:style-name="T300_19">روی</text:span><text:span text:style-name="T300_20"><text:s/></text:span><text:span text:style-name="T300_21">هرکدام</text:span><text:span text:style-name="T300_22">.</text:span></text:p>
      <text:p text:style-name="P301"><text:span text:style-name="T301_1">search</text:span><text:span text:style-name="T301_2"><text:s/>(</text:span><text:span text:style-name="T301_3">جستجو</text:span><text:span text:style-name="T301_4">):</text:span></text:p>
      <text:p text:style-name="P302"><text:span text:style-name="T302_1">شیوه</text:span><text:span text:style-name="T302_2">‌</text:span><text:span text:style-name="T302_3">ای</text:span><text:span text:style-name="T302_4"><text:s/></text:span><text:span text:style-name="T302_5">از</text:span><text:span text:style-name="T302_6"><text:s/></text:span><text:span text:style-name="T302_7">گردش</text:span><text:span text:style-name="T302_8"><text:s/></text:span><text:span text:style-name="T302_9">که</text:span><text:span text:style-name="T302_10"><text:s/></text:span><text:span text:style-name="T302_11">هر</text:span><text:span text:style-name="T302_12"><text:s/></text:span><text:span text:style-name="T302_13">وقت</text:span><text:span text:style-name="T302_14"><text:s/></text:span><text:span text:style-name="T302_15">چیزی</text:span><text:span text:style-name="T302_16"><text:s/></text:span><text:span text:style-name="T302_17">که</text:span><text:span text:style-name="T302_18"><text:s/></text:span><text:span text:style-name="T302_19">میخواهد</text:span><text:span text:style-name="T302_20"><text:s/></text:span><text:span text:style-name="T302_21">را</text:span><text:span text:style-name="T302_22"><text:s/></text:span><text:span text:style-name="T302_23">پیدا</text:span><text:span text:style-name="T302_24"><text:s/></text:span><text:span text:style-name="T302_25">کرد</text:span><text:span text:style-name="T302_26">،<text:s/></text:span><text:span text:style-name="T302_27">متوقف</text:span><text:span text:style-name="T302_28"><text:s/></text:span><text:span text:style-name="T302_29">میشود</text:span><text:span text:style-name="T302_30">.</text:span></text:p>
      <text:p text:style-name="P303"><text:span text:style-name="T303_1">counter</text:span><text:span text:style-name="T303_2"><text:s/>(</text:span><text:span text:style-name="T303_3">شمارنده</text:span><text:span text:style-name="T303_4">):</text:span></text:p>
      <text:p text:style-name="P304"><text:span text:style-name="T304_1">متغیری</text:span><text:span text:style-name="T304_2"><text:s/></text:span><text:span text:style-name="T304_3">که</text:span><text:span text:style-name="T304_4"><text:s/></text:span><text:span text:style-name="T304_5">برای</text:span><text:span text:style-name="T304_6"><text:s/></text:span><text:span text:style-name="T304_7">شمردن</text:span><text:span text:style-name="T304_8"><text:s/></text:span><text:span text:style-name="T304_9">چیزی</text:span><text:span text:style-name="T304_10"><text:s/></text:span><text:span text:style-name="T304_11">استفاده</text:span><text:span text:style-name="T304_12"><text:s/></text:span><text:span text:style-name="T304_13">میشود</text:span><text:span text:style-name="T304_14">،<text:s/></text:span><text:span text:style-name="T304_15">معمولا</text:span><text:span text:style-name="T304_16"><text:s/></text:span><text:span text:style-name="T304_17">با</text:span><text:span text:style-name="T304_18"><text:s/></text:span><text:span text:style-name="T304_19">مقدار</text:span><text:span text:style-name="T304_20"><text:s/></text:span><text:span text:style-name="T304_21">صفر</text:span><text:span text:style-name="T304_22"><text:s/></text:span><text:span text:style-name="T304_23">ساخته</text:span><text:span text:style-name="T304_24"><text:s/></text:span><text:span text:style-name="T304_25">میشود</text:span><text:span text:style-name="T304_26"><text:s/></text:span><text:span text:style-name="T304_27">و</text:span><text:span text:style-name="T304_28"><text:s/></text:span><text:span text:style-name="T304_29">به</text:span><text:span text:style-name="T304_30"><text:s/></text:span><text:span text:style-name="T304_31">آن</text:span><text:span text:style-name="T304_32"><text:s/></text:span><text:span text:style-name="T304_33">اضافه</text:span><text:span text:style-name="T304_34"><text:s/></text:span><text:span text:style-name="T304_35">میشود</text:span><text:span text:style-name="T304_36">.</text:span></text:p>
      <text:p text:style-name="P305"><text:span text:style-name="T305_1">method</text:span><text:span text:style-name="T305_2"><text:s/>(</text:span><text:span text:style-name="T305_3">متد</text:span><text:span text:style-name="T305_4">):</text:span></text:p>
      <text:p text:style-name="P306"><text:span text:style-name="T306_1">تابعی</text:span><text:span text:style-name="T306_2"><text:s/></text:span><text:span text:style-name="T306_3">که</text:span><text:span text:style-name="T306_4"><text:s/></text:span><text:span text:style-name="T306_5">به</text:span><text:span text:style-name="T306_6"><text:s/></text:span><text:span text:style-name="T306_7">یک</text:span><text:span text:style-name="T306_8"><text:s/></text:span><text:span text:style-name="T306_9">شی</text:span><text:span text:style-name="T306_10"><text:s/></text:span><text:span text:style-name="T306_11">متصل</text:span><text:span text:style-name="T306_12"><text:s/></text:span><text:span text:style-name="T306_13">شده</text:span><text:span text:style-name="T306_14"><text:s/></text:span><text:span text:style-name="T306_15">و</text:span><text:span text:style-name="T306_16"><text:s/></text:span><text:span text:style-name="T306_17">با</text:span><text:span text:style-name="T306_18"><text:s/></text:span><text:span text:style-name="T306_19">علامت</text:span><text:span text:style-name="T306_20"><text:s/></text:span><text:span text:style-name="T306_21">نقطه</text:span><text:span text:style-name="T306_22"><text:s/></text:span><text:span text:style-name="T306_23">فراخوانی</text:span><text:span text:style-name="T306_24"><text:s/></text:span><text:span text:style-name="T306_25">میشود</text:span><text:span text:style-name="T306_26">.</text:span></text:p>
      <text:p text:style-name="P307"><text:span text:style-name="T307_1">invocation</text:span><text:span text:style-name="T307_2"><text:s/>(</text:span><text:span text:style-name="T307_3">فراخوانی</text:span><text:span text:style-name="T307_4">):</text:span></text:p>
      <text:p text:style-name="P308"><text:span text:style-name="T308_1">عملگری</text:span><text:span text:style-name="T308_2"><text:s/></text:span><text:span text:style-name="T308_3">که</text:span><text:span text:style-name="T308_4"><text:s/></text:span><text:span text:style-name="T308_5">یک</text:span><text:span text:style-name="T308_6"><text:s/></text:span><text:span text:style-name="T308_7">متد</text:span><text:span text:style-name="T308_8"><text:s/></text:span><text:span text:style-name="T308_9">را</text:span><text:span text:style-name="T308_10"><text:s/></text:span><text:span text:style-name="T308_11">فراخوانی</text:span><text:span text:style-name="T308_12"><text:s/></text:span><text:span text:style-name="T308_13">میکند</text:span><text:span text:style-name="T308_14">.</text:span></text:p>
      <text:p text:style-name="P309"/>
      <text:p text:style-name="P310"><text:span text:style-name="T310_1">۸.۱۳<text:s/></text:span><text:span text:style-name="T310_2">تمرین</text:span><text:span text:style-name="T310_3"><text:s/></text:span><text:span text:style-name="T310_4">ها</text:span></text:p>
      <text:p text:style-name="P311"><text:span text:style-name="T311_1">تمرین</text:span><text:span text:style-name="T311_2"><text:s/>۱۰</text:span></text:p>
      <text:p text:style-name="P312"><text:span text:style-name="T312_1">یک</text:span><text:span text:style-name="T312_2"><text:s/></text:span><text:span text:style-name="T312_3">تکه</text:span><text:span text:style-name="T312_4"><text:s/></text:span><text:span text:style-name="T312_5">رشته</text:span><text:span text:style-name="T312_6"><text:s/>(</text:span><text:span text:style-name="T312_7">slice</text:span><text:span text:style-name="T312_8">)<text:s/></text:span><text:span text:style-name="T312_9">میتواند</text:span><text:span text:style-name="T312_10"><text:s/></text:span><text:span text:style-name="T312_11">یک</text:span><text:span text:style-name="T312_12"><text:s/></text:span><text:span text:style-name="T312_13">اندیس</text:span><text:span text:style-name="T312_14"><text:s/></text:span><text:span text:style-name="T312_15">سوم</text:span><text:span text:style-name="T312_16"><text:s/></text:span><text:span text:style-name="T312_17">هم</text:span><text:span text:style-name="T312_18"><text:s/></text:span><text:span text:style-name="T312_19">بگیرد</text:span><text:span text:style-name="T312_20"><text:s/></text:span><text:span text:style-name="T312_21">که</text:span><text:span text:style-name="T312_22"><text:s/></text:span><text:span text:style-name="T312_23">نشان</text:span><text:span text:style-name="T312_24"><text:s/></text:span><text:span text:style-name="T312_25">دهنده</text:span><text:span text:style-name="T312_26"><text:s/></text:span><text:span text:style-name="T312_27">طول</text:span><text:span text:style-name="T312_28"><text:s/></text:span><text:span text:style-name="T312_29">قدم</text:span><text:span text:style-name="T312_30"><text:s/>(</text:span><text:span text:style-name="T312_31">step</text:span><text:span text:style-name="T312_32"><text:s/></text:span><text:span text:style-name="T312_33">size</text:span><text:span text:style-name="T312_34">)،<text:s/></text:span><text:span text:style-name="T312_35">به</text:span><text:span text:style-name="T312_36"><text:s/></text:span><text:span text:style-name="T312_37">معنی</text:span><text:span text:style-name="T312_38"><text:s/></text:span><text:span text:style-name="T312_39">فاصله</text:span><text:span text:style-name="T312_40"><text:s/></text:span><text:span text:style-name="T312_41">بین</text:span><text:span text:style-name="T312_42"><text:s/></text:span><text:span text:style-name="T312_43">هر</text:span><text:span text:style-name="T312_44"><text:s/></text:span><text:span text:style-name="T312_45">دو</text:span><text:span text:style-name="T312_46"><text:s/></text:span><text:span text:style-name="T312_47">کاراکتر</text:span><text:span text:style-name="T312_48"><text:s/></text:span><text:span text:style-name="T312_49">از</text:span><text:span text:style-name="T312_50"><text:s/></text:span><text:span text:style-name="T312_51">رشته</text:span><text:span text:style-name="T312_52"><text:s/></text:span><text:span text:style-name="T312_53">که</text:span><text:span text:style-name="T312_54"><text:s/></text:span><text:span text:style-name="T312_55">در</text:span><text:span text:style-name="T312_56"><text:s/></text:span><text:span text:style-name="T312_57">برش</text:span><text:span text:style-name="T312_58"><text:s/></text:span><text:span text:style-name="T312_59">قرار</text:span><text:span text:style-name="T312_60"><text:s/></text:span><text:span text:style-name="T312_61">میگیرد</text:span><text:span text:style-name="T312_62">.<text:s/></text:span><text:span text:style-name="T312_63">طول</text:span><text:span text:style-name="T312_64"><text:s/></text:span><text:span text:style-name="T312_65">قدم</text:span><text:span text:style-name="T312_66"><text:s/>۲<text:s/></text:span><text:span text:style-name="T312_67">به</text:span><text:span text:style-name="T312_68"><text:s/></text:span><text:span text:style-name="T312_69">معنی</text:span><text:span text:style-name="T312_70"><text:s/></text:span><text:span text:style-name="T312_71">یک</text:span><text:span text:style-name="T312_72"><text:s/></text:span><text:span text:style-name="T312_73">کاراکتر</text:span><text:span text:style-name="T312_74"><text:s/></text:span><text:span text:style-name="T312_75">در</text:span><text:span text:style-name="T312_76"><text:s/></text:span><text:span text:style-name="T312_77">میان</text:span><text:span text:style-name="T312_78"><text:s/></text:span><text:span text:style-name="T312_79">و</text:span><text:span text:style-name="T312_80"><text:s/></text:span><text:span text:style-name="T312_81">طول</text:span><text:span text:style-name="T312_82"><text:s/></text:span><text:span text:style-name="T312_83">قدم</text:span><text:span text:style-name="T312_84"><text:s/>۳<text:s/></text:span><text:span text:style-name="T312_85">به</text:span><text:span text:style-name="T312_86"><text:s/></text:span><text:span text:style-name="T312_87">معنی</text:span><text:span text:style-name="T312_88"><text:s/></text:span><text:span text:style-name="T312_89">دو</text:span><text:span text:style-name="T312_90"><text:s/></text:span><text:span text:style-name="T312_91">کاراکتر</text:span><text:span text:style-name="T312_92"><text:s/></text:span><text:span text:style-name="T312_93">در</text:span><text:span text:style-name="T312_94"><text:s/></text:span><text:span text:style-name="T312_95">میان</text:span><text:span text:style-name="T312_96"><text:s/></text:span><text:span text:style-name="T312_97">است</text:span><text:span text:style-name="T312_98">.</text:span></text:p>
      <text:p text:style-name="P313"><text:span text:style-name="T313_1">&gt;&gt;&gt;<text:s/></text:span><text:span text:style-name="T313_2">fruit</text:span><text:span text:style-name="T313_3"><text:s/>=<text:s/>‘</text:span><text:span text:style-name="T313_4">banana</text:span><text:span text:style-name="T313_5">’</text:span></text:p>
      <text:p text:style-name="P314"><text:span text:style-name="T314_1">&gt;&gt;&gt;<text:s/></text:span><text:span text:style-name="T314_2">fruit</text:span><text:span text:style-name="T314_3">[0:5:2]</text:span></text:p>
      <text:p text:style-name="P315"><text:span text:style-name="T315_1">‘</text:span><text:span text:style-name="T315_2">bnn</text:span><text:span text:style-name="T315_3">’</text:span></text:p>
      <text:p text:style-name="P316"/>
      <text:p text:style-name="P317"><text:span text:style-name="T317_1">طول</text:span><text:span text:style-name="T317_2"><text:s/></text:span><text:span text:style-name="T317_3">قدم</text:span><text:span text:style-name="T317_4"><text:s/>-۱<text:s/></text:span><text:span text:style-name="T317_5">رشته</text:span><text:span text:style-name="T317_6"><text:s/></text:span><text:span text:style-name="T317_7">را</text:span><text:span text:style-name="T317_8"><text:s/></text:span><text:span text:style-name="T317_9">برعکس</text:span><text:span text:style-name="T317_10"><text:s/></text:span><text:span text:style-name="T317_11">پیمایش</text:span><text:span text:style-name="T317_12"><text:s/></text:span><text:span text:style-name="T317_13">میکند</text:span><text:span text:style-name="T317_14">،<text:s/></text:span><text:span text:style-name="T317_15">در</text:span><text:span text:style-name="T317_16"><text:s/></text:span><text:span text:style-name="T317_17">نتیجه</text:span><text:span text:style-name="T317_18"><text:s/></text:span><text:span text:style-name="T317_19">برش</text:span><text:span text:style-name="T317_20"><text:s/></text:span><text:span text:style-name="T317_21">مربوط</text:span><text:span text:style-name="T317_22"><text:s/></text:span><text:span text:style-name="T317_23">به</text:span><text:span text:style-name="T317_24"><text:s/>[-1::]<text:s/></text:span><text:span text:style-name="T317_25">یک</text:span><text:span text:style-name="T317_26"><text:s/></text:span><text:span text:style-name="T317_27">رشته</text:span><text:span text:style-name="T317_28"><text:s/></text:span><text:span text:style-name="T317_29">برعکس</text:span><text:span text:style-name="T317_30"><text:s/></text:span><text:span text:style-name="T317_31">از</text:span><text:span text:style-name="T317_32"><text:s/></text:span><text:span text:style-name="T317_33">رشته</text:span><text:span text:style-name="T317_34"><text:s/></text:span><text:span text:style-name="T317_35">فعلی</text:span><text:span text:style-name="T317_36"><text:s/></text:span><text:span text:style-name="T317_37">تولید</text:span><text:span text:style-name="T317_38"><text:s/></text:span><text:span text:style-name="T317_39">میکند</text:span><text:span text:style-name="T317_40">.</text:span></text:p>
      <text:p text:style-name="P318"><text:span text:style-name="T318_1">از</text:span><text:span text:style-name="T318_2"><text:s/></text:span><text:span text:style-name="T318_3">این</text:span><text:span text:style-name="T318_4"><text:s/></text:span><text:span text:style-name="T318_5">قابلیت</text:span><text:span text:style-name="T318_6"><text:s/></text:span><text:span text:style-name="T318_7">استفاده</text:span><text:span text:style-name="T318_8"><text:s/></text:span><text:span text:style-name="T318_9">کنید</text:span><text:span text:style-name="T318_10"><text:s/></text:span><text:span text:style-name="T318_11">تا</text:span><text:span text:style-name="T318_12"><text:s/></text:span><text:span text:style-name="T318_13">یک</text:span><text:span text:style-name="T318_14"><text:s/></text:span><text:span text:style-name="T318_15">نسخه</text:span><text:span text:style-name="T318_16"><text:s/></text:span><text:span text:style-name="T318_17">تک</text:span><text:span text:style-name="T318_18"><text:s/></text:span><text:span text:style-name="T318_19">خطی</text:span><text:span text:style-name="T318_20"><text:s/></text:span><text:span text:style-name="T318_21">از</text:span><text:span text:style-name="T318_22"><text:s/></text:span><text:span text:style-name="T318_23">تابع</text:span><text:span text:style-name="T318_24"><text:s/></text:span><text:span text:style-name="T318_25">is</text:span><text:span text:style-name="T318_26">_</text:span><text:span text:style-name="T318_27">palindrome</text:span><text:span text:style-name="T318_28"><text:s/></text:span><text:span text:style-name="T318_29">از</text:span><text:span text:style-name="T318_30"><text:s/></text:span><text:span text:style-name="T318_31">تمرین</text:span><text:span text:style-name="T318_32"><text:s/>۶<text:s/></text:span><text:span text:style-name="T318_33">را</text:span><text:span text:style-name="T318_34"><text:s/></text:span><text:span text:style-name="T318_35">بازنویسی</text:span><text:span text:style-name="T318_36"><text:s/></text:span><text:span text:style-name="T318_37">کنید</text:span><text:span text:style-name="T318_38">.</text:span></text:p>
      <text:p text:style-name="P319"/>
      <text:p text:style-name="P320"><text:span text:style-name="T320_1">تمرین</text:span><text:span text:style-name="T320_2"><text:s/>۱۱</text:span></text:p>
      <text:p text:style-name="P321"><text:span text:style-name="T321_1">قرار</text:span><text:span text:style-name="T321_2"><text:s/></text:span><text:span text:style-name="T321_3">است</text:span><text:span text:style-name="T321_4"><text:s/></text:span><text:span text:style-name="T321_5">که</text:span><text:span text:style-name="T321_6"><text:s/></text:span><text:span text:style-name="T321_7">تابع</text:span><text:span text:style-name="T321_8"><text:s/></text:span><text:span text:style-name="T321_9">زیر</text:span><text:span text:style-name="T321_10"><text:s/></text:span><text:span text:style-name="T321_11">بررسی</text:span><text:span text:style-name="T321_12"><text:s/></text:span><text:span text:style-name="T321_13">کند</text:span><text:span text:style-name="T321_14"><text:s/></text:span><text:span text:style-name="T321_15">که</text:span><text:span text:style-name="T321_16"><text:s/></text:span><text:span text:style-name="T321_17">یک</text:span><text:span text:style-name="T321_18"><text:s/></text:span><text:span text:style-name="T321_19">رشته</text:span><text:span text:style-name="T321_20"><text:s/></text:span><text:span text:style-name="T321_21">شامل</text:span><text:span text:style-name="T321_22"><text:s/></text:span><text:span text:style-name="T321_23">حروف</text:span><text:span text:style-name="T321_24"><text:s/></text:span><text:span text:style-name="T321_25">کوچک</text:span><text:span text:style-name="T321_26"><text:s/></text:span><text:span text:style-name="T321_27">میشود</text:span><text:span text:style-name="T321_28"><text:s/></text:span><text:span text:style-name="T321_29">یا</text:span><text:span text:style-name="T321_30"><text:s/></text:span><text:span text:style-name="T321_31">خیر</text:span><text:span text:style-name="T321_32">،<text:s/></text:span><text:span text:style-name="T321_33">ولی</text:span><text:span text:style-name="T321_34"><text:s/></text:span><text:span text:style-name="T321_35">شامل</text:span><text:span text:style-name="T321_36"><text:s/></text:span><text:span text:style-name="T321_37">خطاست</text:span><text:span text:style-name="T321_38">.</text:span></text:p>
      <text:p text:style-name="P322"><text:span text:style-name="T322_1">برای</text:span><text:span text:style-name="T322_2"><text:s/></text:span><text:span text:style-name="T322_3">هر</text:span><text:span text:style-name="T322_4"><text:s/></text:span><text:span text:style-name="T322_5">تابع</text:span><text:span text:style-name="T322_6"><text:s/></text:span><text:span text:style-name="T322_7">توضیح</text:span><text:span text:style-name="T322_8"><text:s/></text:span><text:span text:style-name="T322_9">دهید</text:span><text:span text:style-name="T322_10"><text:s/></text:span><text:span text:style-name="T322_11">که</text:span><text:span text:style-name="T322_12"><text:s/></text:span><text:span text:style-name="T322_13">هر</text:span><text:span text:style-name="T322_14"><text:s/></text:span><text:span text:style-name="T322_15">تابع</text:span><text:span text:style-name="T322_16"><text:s/></text:span><text:span text:style-name="T322_17">دقیقا</text:span><text:span text:style-name="T322_18"><text:s/></text:span><text:span text:style-name="T322_19">چکار</text:span><text:span text:style-name="T322_20"><text:s/></text:span><text:span text:style-name="T322_21">میکند</text:span><text:span text:style-name="T322_22"><text:s/>(</text:span><text:span text:style-name="T322_23">با</text:span><text:span text:style-name="T322_24"><text:s/></text:span><text:span text:style-name="T322_25">توجه</text:span><text:span text:style-name="T322_26"><text:s/></text:span><text:span text:style-name="T322_27">به</text:span><text:span text:style-name="T322_28"><text:s/></text:span><text:span text:style-name="T322_29">اینکه</text:span><text:span text:style-name="T322_30"><text:s/></text:span><text:span text:style-name="T322_31">پارامتر</text:span><text:span text:style-name="T322_32"><text:s/></text:span><text:span text:style-name="T322_33">یک</text:span><text:span text:style-name="T322_34"><text:s/></text:span><text:span text:style-name="T322_35">رشته</text:span><text:span text:style-name="T322_36"><text:s/></text:span><text:span text:style-name="T322_37">است</text:span><text:span text:style-name="T322_38">)/</text:span></text:p>
      <text:p text:style-name="P323"><text:span text:style-name="T323_1">def</text:span><text:span text:style-name="T323_2"><text:s/></text:span><text:span text:style-name="T323_3">any</text:span><text:span text:style-name="T323_4">_</text:span><text:span text:style-name="T323_5">lowercase</text:span><text:span text:style-name="T323_6">1(</text:span><text:span text:style-name="T323_7">s</text:span><text:span text:style-name="T323_8">):<text:line-break/><text:s text:c="4"/></text:span><text:span text:style-name="T323_9">for</text:span><text:span text:style-name="T323_10"><text:s/></text:span><text:span text:style-name="T323_11">c</text:span><text:span text:style-name="T323_12"><text:s/></text:span><text:span text:style-name="T323_13">in</text:span><text:span text:style-name="T323_14"><text:s/></text:span><text:span text:style-name="T323_15">s</text:span><text:span text:style-name="T323_16">:<text:line-break/><text:s text:c="8"/></text:span><text:span text:style-name="T323_17">if</text:span><text:span text:style-name="T323_18"><text:s/></text:span><text:span text:style-name="T323_19">c</text:span><text:span text:style-name="T323_20">.</text:span><text:span text:style-name="T323_21">islower</text:span><text:span text:style-name="T323_22">():<text:line-break/><text:s text:c="12"/></text:span><text:span text:style-name="T323_23">return</text:span><text:span text:style-name="T323_24"><text:s/></text:span><text:span text:style-name="T323_25">True</text:span><text:span text:style-name="T323_26"><text:line-break/><text:s text:c="8"/></text:span><text:span text:style-name="T323_27">else</text:span><text:span text:style-name="T323_28">:<text:line-break/><text:s text:c="12"/></text:span><text:span text:style-name="T323_29">return</text:span><text:span text:style-name="T323_30"><text:s/></text:span><text:span text:style-name="T323_31">False</text:span><text:span text:style-name="T323_32"><text:line-break/><text:line-break/></text:span><text:span text:style-name="T323_33">def</text:span><text:span text:style-name="T323_34"><text:s/></text:span><text:span text:style-name="T323_35">any</text:span><text:span text:style-name="T323_36">_</text:span><text:span text:style-name="T323_37">lowercase</text:span><text:span text:style-name="T323_38">2(</text:span><text:span text:style-name="T323_39">s</text:span><text:span text:style-name="T323_40">):<text:line-break/><text:s text:c="4"/></text:span><text:span text:style-name="T323_41">for</text:span><text:span text:style-name="T323_42"><text:s/></text:span><text:span text:style-name="T323_43">c</text:span><text:span text:style-name="T323_44"><text:s/></text:span><text:span text:style-name="T323_45">in</text:span><text:span text:style-name="T323_46"><text:s/></text:span><text:span text:style-name="T323_47">s</text:span><text:span text:style-name="T323_48">:<text:line-break/><text:s text:c="8"/></text:span><text:span text:style-name="T323_49">if</text:span><text:span text:style-name="T323_50"><text:s/>'</text:span><text:span text:style-name="T323_51">c</text:span><text:span text:style-name="T323_52">'.</text:span><text:span text:style-name="T323_53">islower</text:span><text:span text:style-name="T323_54">():<text:line-break/><text:s text:c="12"/></text:span><text:span text:style-name="T323_55">return</text:span><text:span text:style-name="T323_56"><text:s/>'</text:span><text:span text:style-name="T323_57">True</text:span><text:span text:style-name="T323_58">'<text:line-break/><text:s text:c="8"/></text:span><text:span text:style-name="T323_59">else</text:span><text:span text:style-name="T323_60">:<text:line-break/><text:s text:c="12"/></text:span><text:span text:style-name="T323_61">return</text:span><text:span text:style-name="T323_62"><text:s/>'</text:span><text:span text:style-name="T323_63">False</text:span><text:span text:style-name="T323_64">'<text:line-break/><text:line-break/></text:span><text:span text:style-name="T323_65">def</text:span><text:span text:style-name="T323_66"><text:s/></text:span><text:span text:style-name="T323_67">any</text:span><text:span text:style-name="T323_68">_</text:span><text:span text:style-name="T323_69">lowercase</text:span><text:span text:style-name="T323_70">3(</text:span><text:span text:style-name="T323_71">s</text:span><text:span text:style-name="T323_72">):<text:line-break/><text:s text:c="4"/></text:span><text:span text:style-name="T323_73">for</text:span><text:span text:style-name="T323_74"><text:s/></text:span><text:span text:style-name="T323_75">c</text:span><text:span text:style-name="T323_76"><text:s/></text:span><text:span text:style-name="T323_77">in</text:span><text:span text:style-name="T323_78"><text:s/></text:span><text:span text:style-name="T323_79">s</text:span><text:span text:style-name="T323_80">:<text:line-break/><text:s text:c="8"/></text:span><text:span text:style-name="T323_81">flag</text:span><text:span text:style-name="T323_82"><text:s/>=<text:s/></text:span><text:span text:style-name="T323_83">c</text:span><text:span text:style-name="T323_84">.</text:span><text:span text:style-name="T323_85">islower</text:span><text:span text:style-name="T323_86">()<text:line-break/><text:s text:c="4"/></text:span><text:span text:style-name="T323_87">return</text:span><text:span text:style-name="T323_88"><text:s/></text:span><text:span text:style-name="T323_89">flag</text:span><text:span text:style-name="T323_90"><text:line-break/><text:line-break/></text:span><text:span text:style-name="T323_91">def</text:span><text:span text:style-name="T323_92"><text:s/></text:span><text:span text:style-name="T323_93">any</text:span><text:span text:style-name="T323_94">_</text:span><text:span text:style-name="T323_95">lowercase</text:span><text:span text:style-name="T323_96">4(</text:span><text:span text:style-name="T323_97">s</text:span><text:span text:style-name="T323_98">):<text:line-break/><text:s text:c="4"/></text:span><text:span text:style-name="T323_99">flag</text:span><text:span text:style-name="T323_100"><text:s/>=<text:s/></text:span><text:span text:style-name="T323_101">False</text:span><text:span text:style-name="T323_102"><text:line-break/><text:s text:c="4"/></text:span><text:span text:style-name="T323_103">for</text:span><text:span text:style-name="T323_104"><text:s/></text:span><text:span text:style-name="T323_105">c</text:span><text:span text:style-name="T323_106"><text:s/></text:span><text:span text:style-name="T323_107">in</text:span><text:span text:style-name="T323_108"><text:s/></text:span><text:span text:style-name="T323_109">s</text:span><text:span text:style-name="T323_110">:<text:line-break/><text:s text:c="8"/></text:span><text:span text:style-name="T323_111">flag</text:span><text:span text:style-name="T323_112"><text:s/>=<text:s/></text:span><text:span text:style-name="T323_113">flag</text:span><text:span text:style-name="T323_114"><text:s/></text:span><text:span text:style-name="T323_115">or</text:span><text:span text:style-name="T323_116"><text:s/></text:span><text:span text:style-name="T323_117">c</text:span><text:span text:style-name="T323_118">.</text:span><text:span text:style-name="T323_119">islower</text:span><text:span text:style-name="T323_120">()<text:line-break/><text:s text:c="4"/></text:span><text:span text:style-name="T323_121">return</text:span><text:span text:style-name="T323_122"><text:s/></text:span><text:span text:style-name="T323_123">flag</text:span><text:span text:style-name="T323_124"><text:line-break/><text:line-break/></text:span><text:span text:style-name="T323_125">def</text:span><text:span text:style-name="T323_126"><text:s/></text:span><text:span text:style-name="T323_127">any</text:span><text:span text:style-name="T323_128">_</text:span><text:span text:style-name="T323_129">lowercase</text:span><text:span text:style-name="T323_130">5(</text:span><text:span text:style-name="T323_131">s</text:span><text:span text:style-name="T323_132">):<text:line-break/><text:s text:c="4"/></text:span><text:span text:style-name="T323_133">for</text:span><text:span text:style-name="T323_134"><text:s/></text:span><text:span text:style-name="T323_135">c</text:span><text:span text:style-name="T323_136"><text:s/></text:span><text:span text:style-name="T323_137">in</text:span><text:span text:style-name="T323_138"><text:s/></text:span><text:span text:style-name="T323_139">s</text:span><text:span text:style-name="T323_140">:<text:line-break/><text:s text:c="8"/></text:span><text:span text:style-name="T323_141">if</text:span><text:span text:style-name="T323_142"><text:s/></text:span><text:span text:style-name="T323_143">not</text:span><text:span text:style-name="T323_144"><text:s/></text:span><text:span text:style-name="T323_145">c</text:span><text:span text:style-name="T323_146">.</text:span><text:span text:style-name="T323_147">islower</text:span><text:span text:style-name="T323_148">():<text:line-break/><text:s text:c="12"/></text:span><text:span text:style-name="T323_149">return</text:span><text:span text:style-name="T323_150"><text:s/></text:span><text:span text:style-name="T323_151">False</text:span><text:span text:style-name="T323_152"><text:line-break/><text:s text:c="4"/></text:span><text:span text:style-name="T323_153">return</text:span><text:span text:style-name="T323_154"><text:s/></text:span><text:span text:style-name="T323_155">True</text:span></text:p>
      <text:p text:style-name="P324"/>
      <text:p text:style-name="P325"><text:span text:style-name="T325_1">تمرین</text:span><text:span text:style-name="T325_2"><text:s/>۱۲</text:span></text:p>
      <text:p text:style-name="P326"><text:span text:style-name="T326_1">ROT</text:span><text:span text:style-name="T326_2">13<text:s/></text:span><text:span text:style-name="T326_3">یک</text:span><text:span text:style-name="T326_4"><text:s/></text:span><text:span text:style-name="T326_5">شیوه</text:span><text:span text:style-name="T326_6"><text:s/></text:span><text:span text:style-name="T326_7">رمزگذاری</text:span><text:span text:style-name="T326_8"><text:s/></text:span><text:span text:style-name="T326_9">بسیار</text:span><text:span text:style-name="T326_10"><text:s/></text:span><text:span text:style-name="T326_11">ضعیف</text:span><text:span text:style-name="T326_12"><text:s/></text:span><text:span text:style-name="T326_13">است</text:span><text:span text:style-name="T326_14"><text:s/></text:span><text:span text:style-name="T326_15">که</text:span><text:span text:style-name="T326_16"><text:s/></text:span><text:span text:style-name="T326_17">شامل</text:span><text:span text:style-name="T326_18"><text:s/>"</text:span><text:span text:style-name="T326_19">چرخاندن</text:span><text:span text:style-name="T326_20">"<text:s/></text:span><text:span text:style-name="T326_21">هر</text:span><text:span text:style-name="T326_22"><text:s/></text:span><text:span text:style-name="T326_23">حرف</text:span><text:span text:style-name="T326_24"><text:s/></text:span><text:span text:style-name="T326_25">در</text:span><text:span text:style-name="T326_26"><text:s/></text:span><text:span text:style-name="T326_27">کلمه</text:span><text:span text:style-name="T326_28"><text:s/></text:span><text:span text:style-name="T326_29">تا</text:span><text:span text:style-name="T326_30"><text:s/>۱۳<text:s/></text:span><text:span text:style-name="T326_31">تا</text:span><text:span text:style-name="T326_32"><text:s/></text:span><text:span text:style-name="T326_33">جلوتر</text:span><text:span text:style-name="T326_34"><text:s/></text:span><text:span text:style-name="T326_35">است</text:span><text:span text:style-name="T326_36">؛<text:s/></text:span><text:span text:style-name="T326_37">به</text:span><text:span text:style-name="T326_38"><text:s/></text:span><text:span text:style-name="T326_39">این</text:span><text:span text:style-name="T326_40"><text:s/></text:span><text:span text:style-name="T326_41">معنی</text:span><text:span text:style-name="T326_42"><text:s/></text:span><text:span text:style-name="T326_43">که</text:span><text:span text:style-name="T326_44"><text:s/></text:span><text:span text:style-name="T326_45">هر</text:span><text:span text:style-name="T326_46"><text:s/></text:span><text:span text:style-name="T326_47">کاراکتر</text:span><text:span text:style-name="T326_48"><text:s/></text:span><text:span text:style-name="T326_49">در</text:span><text:span text:style-name="T326_50"><text:s/></text:span><text:span text:style-name="T326_51">الفبا</text:span><text:span text:style-name="T326_52"><text:s/></text:span><text:span text:style-name="T326_53">به</text:span><text:span text:style-name="T326_54"><text:s/></text:span><text:span text:style-name="T326_55">کاراکتری</text:span><text:span text:style-name="T326_56"><text:s/></text:span><text:span text:style-name="T326_57">تبدیل</text:span><text:span text:style-name="T326_58"><text:s/></text:span><text:span text:style-name="T326_59">میشود</text:span><text:span text:style-name="T326_60"><text:s/></text:span><text:span text:style-name="T326_61">که</text:span><text:span text:style-name="T326_62"><text:s/>۱۳<text:s/></text:span><text:span text:style-name="T326_63">تا</text:span><text:span text:style-name="T326_64"><text:s/></text:span><text:span text:style-name="T326_65">از</text:span><text:span text:style-name="T326_66"><text:s/></text:span><text:span text:style-name="T326_67">خودش</text:span><text:span text:style-name="T326_68"><text:s/></text:span><text:span text:style-name="T326_69">جلوتر</text:span><text:span text:style-name="T326_70"><text:s/></text:span><text:span text:style-name="T326_71">است</text:span><text:span text:style-name="T326_72">.<text:s/></text:span><text:span text:style-name="T326_73">درنتیجه</text:span><text:span text:style-name="T326_74"><text:s/></text:span><text:span text:style-name="T326_75">چرخاندن</text:span><text:span text:style-name="T326_76"><text:s/></text:span><text:span text:style-name="T326_77">A</text:span><text:span text:style-name="T326_78"><text:s/></text:span><text:span text:style-name="T326_79">به</text:span><text:span text:style-name="T326_80"><text:s/>۳<text:s/></text:span><text:span text:style-name="T326_81">تا</text:span><text:span text:style-name="T326_82"><text:s/></text:span><text:span text:style-name="T326_83">جلوتر</text:span><text:span text:style-name="T326_84"><text:s/></text:span><text:span text:style-name="T326_85">به</text:span><text:span text:style-name="T326_86"><text:s/></text:span><text:span text:style-name="T326_87">D</text:span><text:span text:style-name="T326_88"><text:s/></text:span><text:span text:style-name="T326_89">تبدیل</text:span><text:span text:style-name="T326_90"><text:s/></text:span><text:span text:style-name="T326_91">میشود</text:span><text:span text:style-name="T326_92"><text:s/></text:span><text:span text:style-name="T326_93">و</text:span><text:span text:style-name="T326_94"><text:s/></text:span><text:span text:style-name="T326_95">چرخاندن</text:span><text:span text:style-name="T326_96"><text:s/></text:span><text:span text:style-name="T326_97">Z</text:span><text:span text:style-name="T326_98"><text:s/></text:span><text:span text:style-name="T326_99">به</text:span><text:span text:style-name="T326_100"><text:s/></text:span><text:span text:style-name="T326_101">یکی</text:span><text:span text:style-name="T326_102"><text:s/></text:span><text:span text:style-name="T326_103">جلوتر</text:span><text:span text:style-name="T326_104"><text:s/></text:span><text:span text:style-name="T326_105">به</text:span><text:span text:style-name="T326_106"><text:s/></text:span><text:span text:style-name="T326_107">A</text:span><text:span text:style-name="T326_108">.</text:span></text:p>
      <text:p text:style-name="P327"><text:span text:style-name="T327_1">تابعی</text:span><text:span text:style-name="T327_2"><text:s/></text:span><text:span text:style-name="T327_3">با</text:span><text:span text:style-name="T327_4"><text:s/></text:span><text:span text:style-name="T327_5">نام</text:span><text:span text:style-name="T327_6"><text:s/></text:span><text:span text:style-name="T327_7">rotate</text:span><text:span text:style-name="T327_8">_</text:span><text:span text:style-name="T327_9">word</text:span><text:span text:style-name="T327_10"><text:s/></text:span><text:span text:style-name="T327_11">بنویسید</text:span><text:span text:style-name="T327_12"><text:s/></text:span><text:span text:style-name="T327_13">که</text:span><text:span text:style-name="T327_14"><text:s/></text:span><text:span text:style-name="T327_15">یک</text:span><text:span text:style-name="T327_16"><text:s/></text:span><text:span text:style-name="T327_17">رشته</text:span><text:span text:style-name="T327_18"><text:s/></text:span><text:span text:style-name="T327_19">و</text:span><text:span text:style-name="T327_20"><text:s/></text:span><text:span text:style-name="T327_21">یک</text:span><text:span text:style-name="T327_22"><text:s/></text:span><text:span text:style-name="T327_23">عدد</text:span><text:span text:style-name="T327_24"><text:s/></text:span><text:span text:style-name="T327_25">صحیح</text:span><text:span text:style-name="T327_26"><text:s/></text:span><text:span text:style-name="T327_27">به</text:span><text:span text:style-name="T327_28"><text:s/></text:span><text:span text:style-name="T327_29">عنوان</text:span><text:span text:style-name="T327_30"><text:s/></text:span><text:span text:style-name="T327_31">پارامتر</text:span><text:span text:style-name="T327_32"><text:s/></text:span><text:span text:style-name="T327_33">میگیرد</text:span><text:span text:style-name="T327_34">،<text:s/></text:span><text:span text:style-name="T327_35">رشته</text:span><text:span text:style-name="T327_36"><text:s/></text:span><text:span text:style-name="T327_37">تازه</text:span><text:span text:style-name="T327_38">‌</text:span><text:span text:style-name="T327_39">ای</text:span><text:span text:style-name="T327_40"><text:s/></text:span><text:span text:style-name="T327_41">برمیگرداند</text:span><text:span text:style-name="T327_42"><text:s/></text:span><text:span text:style-name="T327_43">که</text:span><text:span text:style-name="T327_44"><text:s/></text:span><text:span text:style-name="T327_45">حروف</text:span><text:span text:style-name="T327_46"><text:s/></text:span><text:span text:style-name="T327_47">در</text:span><text:span text:style-name="T327_48"><text:s/></text:span><text:span text:style-name="T327_49">آن</text:span><text:span text:style-name="T327_50"><text:s/></text:span><text:span text:style-name="T327_51">نسبت</text:span><text:span text:style-name="T327_52"><text:s/></text:span><text:span text:style-name="T327_53">به</text:span><text:span text:style-name="T327_54"><text:s/></text:span><text:span text:style-name="T327_55">حروف</text:span><text:span text:style-name="T327_56"><text:s/></text:span><text:span text:style-name="T327_57">رشته</text:span><text:span text:style-name="T327_58"><text:s/></text:span><text:span text:style-name="T327_59">اصلی</text:span><text:span text:style-name="T327_60"><text:s/></text:span><text:span text:style-name="T327_61">به</text:span><text:span text:style-name="T327_62"><text:s/></text:span><text:span text:style-name="T327_63">مقدار</text:span><text:span text:style-name="T327_64"><text:s/></text:span><text:span text:style-name="T327_65">عدد</text:span><text:span text:style-name="T327_66"><text:s/></text:span><text:span text:style-name="T327_67">صحیح</text:span><text:span text:style-name="T327_68"><text:s/></text:span><text:span text:style-name="T327_69">وارد</text:span><text:span text:style-name="T327_70"><text:s/></text:span><text:span text:style-name="T327_71">شده</text:span><text:span text:style-name="T327_72"><text:s/></text:span><text:span text:style-name="T327_73">چرخیده</text:span><text:span text:style-name="T327_74">‌</text:span><text:span text:style-name="T327_75">اند</text:span><text:span text:style-name="T327_76">.</text:span></text:p>
      <text:p text:style-name="P328"><text:span text:style-name="T328_1">به</text:span><text:span text:style-name="T328_2"><text:s/></text:span><text:span text:style-name="T328_3">طور</text:span><text:span text:style-name="T328_4"><text:s/></text:span><text:span text:style-name="T328_5">مثال</text:span><text:span text:style-name="T328_6"><text:s/></text:span><text:span text:style-name="T328_7">cheer</text:span><text:span text:style-name="T328_8"><text:s/></text:span><text:span text:style-name="T328_9">اگر</text:span><text:span text:style-name="T328_10"><text:s/></text:span><text:span text:style-name="T328_11">به</text:span><text:span text:style-name="T328_12"><text:s/></text:span><text:span text:style-name="T328_13">مقدار</text:span><text:span text:style-name="T328_14"><text:s/>۷<text:s/></text:span><text:span text:style-name="T328_15">بچرخد</text:span><text:span text:style-name="T328_16"><text:s/></text:span><text:span text:style-name="T328_17">به</text:span><text:span text:style-name="T328_18"><text:s text:c="2"/></text:span><text:span text:style-name="T328_19">jolly</text:span><text:span text:style-name="T328_20"><text:s/></text:span><text:span text:style-name="T328_21">تبدیل</text:span><text:span text:style-name="T328_22"><text:s/></text:span><text:span text:style-name="T328_23">میشود</text:span><text:span text:style-name="T328_24"><text:s/></text:span><text:span text:style-name="T328_25">و</text:span><text:span text:style-name="T328_26"><text:s/></text:span><text:span text:style-name="T328_27">melon</text:span><text:span text:style-name="T328_28"><text:s/></text:span><text:span text:style-name="T328_29">اگر</text:span><text:span text:style-name="T328_30"><text:s/></text:span><text:span text:style-name="T328_31">به</text:span><text:span text:style-name="T328_32"><text:s/></text:span><text:span text:style-name="T328_33">مقدار</text:span><text:span text:style-name="T328_34"><text:s/>-۱۰<text:s/></text:span><text:span text:style-name="T328_35">بچرخد</text:span><text:span text:style-name="T328_36"><text:s/></text:span><text:span text:style-name="T328_37">به</text:span><text:span text:style-name="T328_38"><text:s/></text:span><text:span text:style-name="T328_39">cubed</text:span><text:span text:style-name="T328_40">.</text:span></text:p>
      <text:p text:style-name="P329"><text:span text:style-name="T329_1">شاید</text:span><text:span text:style-name="T329_2"><text:s/></text:span><text:span text:style-name="T329_3">بخواهید</text:span><text:span text:style-name="T329_4"><text:s/></text:span><text:span text:style-name="T329_5">از</text:span><text:span text:style-name="T329_6"><text:s/></text:span><text:span text:style-name="T329_7">توابع</text:span><text:span text:style-name="T329_8"><text:s/></text:span><text:span text:style-name="T329_9">از</text:span><text:span text:style-name="T329_10"><text:s/></text:span><text:span text:style-name="T329_11">پیش</text:span><text:span text:style-name="T329_12"><text:s/></text:span><text:span text:style-name="T329_13">ساخته</text:span><text:span text:style-name="T329_14"><text:s/></text:span><text:span text:style-name="T329_15">ord</text:span><text:span text:style-name="T329_16"><text:s/></text:span><text:span text:style-name="T329_17">که</text:span><text:span text:style-name="T329_18"><text:s/></text:span><text:span text:style-name="T329_19">هر</text:span><text:span text:style-name="T329_20"><text:s/></text:span><text:span text:style-name="T329_21">حرف</text:span><text:span text:style-name="T329_22"><text:s/></text:span><text:span text:style-name="T329_23">را</text:span><text:span text:style-name="T329_24"><text:s/></text:span><text:span text:style-name="T329_25">به</text:span><text:span text:style-name="T329_26"><text:s/></text:span><text:span text:style-name="T329_27">یک</text:span><text:span text:style-name="T329_28"><text:s/></text:span><text:span text:style-name="T329_29">کد</text:span><text:span text:style-name="T329_30"><text:s/></text:span><text:span text:style-name="T329_31">عددی</text:span><text:span text:style-name="T329_32"><text:s/></text:span><text:span text:style-name="T329_33">و</text:span><text:span text:style-name="T329_34"><text:s/></text:span><text:span text:style-name="T329_35">chr</text:span><text:span text:style-name="T329_36"><text:s/></text:span><text:span text:style-name="T329_37">که</text:span><text:span text:style-name="T329_38"><text:s/></text:span><text:span text:style-name="T329_39">آن</text:span><text:span text:style-name="T329_40"><text:s/></text:span><text:span text:style-name="T329_41">کد</text:span><text:span text:style-name="T329_42"><text:s/></text:span><text:span text:style-name="T329_43">ها</text:span><text:span text:style-name="T329_44"><text:s/></text:span><text:span text:style-name="T329_45">را</text:span><text:span text:style-name="T329_46"><text:s/></text:span><text:span text:style-name="T329_47">به</text:span><text:span text:style-name="T329_48"><text:s/></text:span><text:span text:style-name="T329_49">حروف</text:span><text:span text:style-name="T329_50"><text:s/></text:span><text:span text:style-name="T329_51">تبدیل</text:span><text:span text:style-name="T329_52"><text:s/></text:span><text:span text:style-name="T329_53">میکند</text:span><text:span text:style-name="T329_54"><text:s/></text:span><text:span text:style-name="T329_55">استفاده</text:span><text:span text:style-name="T329_56"><text:s/></text:span><text:span text:style-name="T329_57">کنید</text:span><text:span text:style-name="T329_58">.</text:span></text:p>
      <text:p text:style-name="P330"><text:span text:style-name="T330_1">برخی</text:span><text:span text:style-name="T330_2"><text:s/></text:span><text:span text:style-name="T330_3">از</text:span><text:span text:style-name="T330_4"><text:s/></text:span><text:span text:style-name="T330_5">جوک</text:span><text:span text:style-name="T330_6">‌</text:span><text:span text:style-name="T330_7">های</text:span><text:span text:style-name="T330_8"><text:s/></text:span><text:span text:style-name="T330_9">اهانت</text:span><text:span text:style-name="T330_10"><text:s/></text:span><text:span text:style-name="T330_11">آمیر</text:span><text:span text:style-name="T330_12"><text:s/></text:span><text:span text:style-name="T330_13">در</text:span><text:span text:style-name="T330_14"><text:s/></text:span><text:span text:style-name="T330_15">اینترنت</text:span><text:span text:style-name="T330_16"><text:s/></text:span><text:span text:style-name="T330_17">به</text:span><text:span text:style-name="T330_18"><text:s/></text:span><text:span text:style-name="T330_19">شیوه</text:span><text:span text:style-name="T330_20"><text:s/></text:span><text:span text:style-name="T330_21">ROT</text:span><text:span text:style-name="T330_22">13<text:s/></text:span><text:span text:style-name="T330_23">رمزگذاری</text:span><text:span text:style-name="T330_24"><text:s/></text:span><text:span text:style-name="T330_25">شده</text:span><text:span text:style-name="T330_26">‌</text:span><text:span text:style-name="T330_27">اند</text:span><text:span text:style-name="T330_28">.<text:s/></text:span><text:span text:style-name="T330_29">اگر</text:span><text:span text:style-name="T330_30"><text:s/></text:span><text:span text:style-name="T330_31">فکر</text:span><text:span text:style-name="T330_32"><text:s/></text:span><text:span text:style-name="T330_33">میکنید</text:span><text:span text:style-name="T330_34"><text:s/></text:span><text:span text:style-name="T330_35">که</text:span><text:span text:style-name="T330_36"><text:s/></text:span><text:span text:style-name="T330_37">به</text:span><text:span text:style-name="T330_38"><text:s/></text:span><text:span text:style-name="T330_39">شما</text:span><text:span text:style-name="T330_40"><text:s/></text:span><text:span text:style-name="T330_41">برنمیخورد</text:span><text:span text:style-name="T330_42">،<text:s/></text:span><text:span text:style-name="T330_43">آن</text:span><text:span text:style-name="T330_44">‌</text:span><text:span text:style-name="T330_45">ها</text:span><text:span text:style-name="T330_46"><text:s/></text:span><text:span text:style-name="T330_47">را</text:span><text:span text:style-name="T330_48"><text:s/></text:span><text:span text:style-name="T330_49">پیدا</text:span><text:span text:style-name="T330_50"><text:s/></text:span><text:span text:style-name="T330_51">کنید</text:span><text:span text:style-name="T330_52"><text:s/></text:span><text:span text:style-name="T330_53">و</text:span><text:span text:style-name="T330_54"><text:s/></text:span><text:span text:style-name="T330_55">رمزشان</text:span><text:span text:style-name="T330_56"><text:s/></text:span><text:span text:style-name="T330_57">را</text:span><text:span text:style-name="T330_58"><text:s/></text:span><text:span text:style-name="T330_59">بشکنید</text:span><text:span text:style-name="T330_60">.<text:s/></text:span><text:span text:style-name="T330_61">راه</text:span><text:span text:style-name="T330_62">‌</text:span><text:span text:style-name="T330_63">حل</text:span><text:span text:style-name="T330_64">:<text:s/>‌</text:span><text:span text:style-name="T330_65">http</text:span><text:span text:style-name="T330_66">://</text:span><text:span text:style-name="T330_67">thinkpython</text:span><text:span text:style-name="T330_68">.</text:span><text:span text:style-name="T330_69">com</text:span><text:span text:style-name="T330_70">/</text:span><text:span text:style-name="T330_71">code</text:span><text:span text:style-name="T330_72">/</text:span><text:span text:style-name="T330_73">rotate</text:span><text:span text:style-name="T330_74">.</text:span><text:span text:style-name="T330_75">py</text:span></text:p>
      <text:p text:style-name="P3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